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3007in" fo:margin-left="-0.075in" fo:margin-top="0in" fo:margin-bottom="0in" table:align="left" style:writing-mode="lr-tb"/>
    </style:style>
    <style:style style:name="Table1.A" style:family="table-column">
      <style:table-column-properties style:column-width="0.9472in"/>
    </style:style>
    <style:style style:name="Table1.B" style:family="table-column">
      <style:table-column-properties style:column-width="0.7604in"/>
    </style:style>
    <style:style style:name="Table1.C" style:family="table-column">
      <style:table-column-properties style:column-width="0.8917in"/>
    </style:style>
    <style:style style:name="Table1.D" style:family="table-column">
      <style:table-column-properties style:column-width="1.7014in"/>
    </style:style>
    <style:style style:name="Table1.1" style:family="table-row">
      <style:table-row-properties style:row-height="0.3264in" fo:keep-together="auto"/>
    </style:style>
    <style:style style:name="Table1.A1" style:family="table-cell">
      <style:table-cell-properties style:border-line-width-top="0.0118in 0.0118in 0.0118in" fo:padding-left="0.075in" fo:padding-right="0.075in" fo:padding-top="0in" fo:padding-bottom="0in" fo:border-left="none" fo:border-right="none" fo:border-top="2.55pt double #000001" fo:border-bottom="0.35pt solid #000001"/>
    </style:style>
    <style:style style:name="Table1.2" style:family="table-row">
      <style:table-row-properties style:row-height="0.1542in" fo:keep-together="auto"/>
    </style:style>
    <style:style style:name="Table1.A2" style:family="table-cell">
      <style:table-cell-properties fo:padding-left="0.075in" fo:padding-right="0.075in" fo:padding-top="0in" fo:padding-bottom="0in" fo:border-left="none" fo:border-right="none" fo:border-top="0.35pt solid #000001" fo:border-bottom="none"/>
    </style:style>
    <style:style style:name="Table1.3" style:family="table-row">
      <style:table-row-properties style:row-height="0.1604in" fo:keep-together="auto"/>
    </style:style>
    <style:style style:name="Table1.A3" style:family="table-cell">
      <style:table-cell-properties fo:padding-left="0.075in" fo:padding-right="0.075in" fo:padding-top="0in" fo:padding-bottom="0in" fo:border="none"/>
    </style:style>
    <style:style style:name="Table1.4" style:family="table-row">
      <style:table-row-properties style:row-height="0.1611in" fo:keep-together="auto"/>
    </style:style>
    <style:style style:name="Table1.5" style:family="table-row">
      <style:table-row-properties style:row-height="0.1736in" fo:keep-together="auto"/>
    </style:style>
    <style:style style:name="Table1.A5" style:family="table-cell">
      <style:table-cell-properties fo:padding-left="0.075in" fo:padding-right="0.075in" fo:padding-top="0in" fo:padding-bottom="0in" fo:border-left="none" fo:border-right="none" fo:border-top="none" fo:border-bottom="0.35pt solid #000001"/>
    </style:style>
    <style:style style:name="Table1.6" style:family="table-row">
      <style:table-row-properties style:row-height="0.2958in" fo:keep-together="auto"/>
    </style:style>
    <style:style style:name="Table1.7" style:family="table-row">
      <style:table-row-properties style:row-height="0.2569in" fo:keep-together="auto"/>
    </style:style>
    <style:style style:name="P1" style:family="paragraph" style:parent-style-name="Text_20_body">
      <style:paragraph-properties fo:line-height="5%"/>
    </style:style>
    <style:style style:name="P2" style:family="paragraph" style:parent-style-name="Text_20_body">
      <style:text-properties fo:font-size="11pt" style:font-size-asian="11pt"/>
    </style:style>
    <style:style style:name="P3" style:family="paragraph" style:parent-style-name="Text_20_body">
      <style:text-properties fo:font-size="11pt" fo:background-color="transparent" style:font-size-asian="11pt"/>
    </style:style>
    <style:style style:name="P4" style:family="paragraph" style:parent-style-name="Text_20_body">
      <style:text-properties style:font-name="Monaco"/>
    </style:style>
    <style:style style:name="P5" style:family="paragraph" style:parent-style-name="Text_20_body">
      <style:text-properties fo:font-size="9.5pt" style:font-size-asian="9.5pt"/>
    </style:style>
    <style:style style:name="P6" style:family="paragraph" style:parent-style-name="Text_20_body">
      <style:text-properties style:use-window-font-color="true"/>
    </style:style>
    <style:style style:name="P7" style:family="paragraph" style:parent-style-name="Text_20_body">
      <style:text-properties style:use-window-font-color="true" fo:font-size="11pt" style:font-size-asian="11pt"/>
    </style:style>
    <style:style style:name="P8" style:family="paragraph" style:parent-style-name="Text_20_body">
      <style:text-properties fo:font-size="9pt" style:font-size-asian="9pt"/>
    </style:style>
    <style:style style:name="P9" style:family="paragraph" style:parent-style-name="Text_20_body">
      <style:text-properties fo:font-size="12pt" style:font-size-asian="12pt"/>
    </style:style>
    <style:style style:name="P10" style:family="paragraph" style:parent-style-name="Text_20_body">
      <style:paragraph-properties fo:line-height="0.1717in">
        <style:tab-stops>
          <style:tab-stop style:position="1.1819in"/>
        </style:tab-stops>
      </style:paragraph-properties>
    </style:style>
    <style:style style:name="P11" style:family="paragraph" style:parent-style-name="Text_20_body">
      <style:text-properties fo:color="#ff0000"/>
    </style:style>
    <style:style style:name="P12" style:family="paragraph" style:parent-style-name="Frame_20_contents">
      <style:paragraph-properties fo:margin-left="0.0138in" fo:margin-right="0in" fo:margin-top="0.0118in" fo:margin-bottom="0in" loext:contextual-spacing="false" fo:text-indent="0in" style:auto-text-indent="false"/>
    </style:style>
    <style:style style:name="P13" style:family="paragraph" style:parent-style-name="Standard">
      <style:paragraph-properties>
        <style:tab-stops>
          <style:tab-stop style:position="0.3472in"/>
        </style:tab-stops>
      </style:paragraph-properties>
      <style:text-properties style:font-name="Arial" fo:font-size="9.5pt" fo:font-style="italic" style:font-size-asian="9.5pt" style:font-style-asian="italic"/>
    </style:style>
    <style:style style:name="P14" style:family="paragraph" style:parent-style-name="Standard">
      <style:paragraph-properties fo:line-height="0.1957in" fo:text-align="end" style:justify-single-word="false"/>
    </style:style>
    <style:style style:name="P15" style:family="paragraph" style:parent-style-name="Standard">
      <style:paragraph-properties fo:line-height="0.172in" fo:text-align="end" style:justify-single-word="false"/>
    </style:style>
    <style:style style:name="P16" style:family="paragraph" style:parent-style-name="Standard">
      <style:paragraph-properties fo:line-height="0.1709in" fo:text-align="end" style:justify-single-word="false"/>
    </style:style>
    <style:style style:name="P17" style:family="paragraph" style:parent-style-name="Standard">
      <style:paragraph-properties fo:line-height="0.1909in" fo:text-align="end" style:justify-single-word="false"/>
    </style:style>
    <style:style style:name="P18" style:family="paragraph" style:parent-style-name="Standard">
      <style:paragraph-properties fo:line-height="0.0134in" fo:text-align="end" style:justify-single-word="false"/>
      <style:text-properties style:font-name="Arial Unicode MS" fo:font-size="7pt" style:font-size-asian="7pt" style:text-scale="125%"/>
    </style:style>
    <style:style style:name="P19" style:family="paragraph" style:parent-style-name="Standard">
      <style:paragraph-properties fo:line-height="0.1528in" fo:text-align="justify" style:justify-single-word="false"/>
      <style:text-properties officeooo:paragraph-rsid="00f9f467"/>
    </style:style>
    <style:style style:name="P20" style:family="paragraph" style:parent-style-name="Standard">
      <style:paragraph-properties fo:margin-top="0.0764in" fo:margin-bottom="0in" loext:contextual-spacing="false" fo:text-align="center" style:justify-single-word="false"/>
    </style:style>
    <style:style style:name="P21" style:family="paragraph" style:parent-style-name="Standard">
      <style:paragraph-properties fo:margin-left="0.3957in" fo:margin-right="0.3945in" fo:line-height="0.139in" fo:text-align="justify" style:justify-single-word="false" fo:text-indent="0in" style:auto-text-indent="false"/>
    </style:style>
    <style:style style:name="P22" style:family="paragraph" style:parent-style-name="Standard">
      <style:paragraph-properties fo:margin-left="0.3957in" fo:margin-right="0.3945in" fo:line-height="100%" fo:text-align="justify" style:justify-single-word="false" fo:text-indent="0in" style:auto-text-indent="false"/>
    </style:style>
    <style:style style:name="P23" style:family="paragraph" style:parent-style-name="Standard">
      <style:paragraph-properties fo:margin-left="0.3957in" fo:margin-right="0.3945in" fo:line-height="0.139in" fo:text-align="justify" style:justify-single-word="false" fo:text-indent="0in" style:auto-text-indent="false"/>
      <style:text-properties style:use-window-font-color="true"/>
    </style:style>
    <style:style style:name="P24" style:family="paragraph" style:parent-style-name="Standard">
      <style:paragraph-properties fo:margin-left="0.3957in" fo:margin-right="0in" fo:margin-top="0.0827in" fo:margin-bottom="0in" loext:contextual-spacing="false" fo:text-align="justify" style:justify-single-word="false" fo:text-indent="0in" style:auto-text-indent="false"/>
    </style:style>
    <style:style style:name="P25" style:family="paragraph" style:parent-style-name="Standard">
      <style:paragraph-properties fo:margin-left="0.1083in" fo:margin-right="0in" fo:text-align="justify" style:justify-single-word="false" fo:text-indent="0in" style:auto-text-indent="false"/>
    </style:style>
    <style:style style:name="P26" style:family="paragraph" style:parent-style-name="Standard">
      <style:paragraph-properties fo:margin-left="0.1083in" fo:margin-right="0in" fo:text-align="justify" style:justify-single-word="false" fo:text-indent="0in" style:auto-text-indent="false"/>
      <style:text-properties officeooo:paragraph-rsid="00d5bf42"/>
    </style:style>
    <style:style style:name="P27" style:family="paragraph" style:parent-style-name="Standard">
      <style:paragraph-properties fo:margin-left="0.1083in" fo:margin-right="0in" fo:line-height="0.1362in" fo:text-align="justify" style:justify-single-word="false" fo:text-indent="0in" style:auto-text-indent="false"/>
    </style:style>
    <style:style style:name="P28" style:family="paragraph" style:parent-style-name="Standard">
      <style:paragraph-properties fo:margin-left="0.0811in" fo:margin-right="0.5098in" fo:line-height="0.139in" fo:text-align="justify" style:justify-single-word="false" fo:text-indent="0in" style:auto-text-indent="false"/>
    </style:style>
    <style:style style:name="P29" style:family="paragraph" style:parent-style-name="Text_20_body">
      <style:paragraph-properties fo:margin-left="0.0811in" fo:margin-right="0.5098in" fo:margin-top="0.0008in" fo:margin-bottom="0in" loext:contextual-spacing="false" fo:line-height="0.1528in" fo:text-align="justify" style:justify-single-word="false" fo:text-indent="0in" style:auto-text-indent="false"/>
    </style:style>
    <style:style style:name="P30" style:family="paragraph" style:parent-style-name="Standard">
      <style:paragraph-properties fo:margin-left="0.0811in" fo:margin-right="0in" fo:line-height="91%" fo:text-align="justify" style:justify-single-word="false" fo:text-indent="0in" style:auto-text-indent="false"/>
    </style:style>
    <style:style style:name="P31" style:family="paragraph" style:parent-style-name="Standard">
      <style:paragraph-properties fo:margin-left="0.0811in" fo:margin-right="0in" fo:line-height="0.139in" fo:text-indent="0in" style:auto-text-indent="false"/>
    </style:style>
    <style:style style:name="P32" style:family="paragraph" style:parent-style-name="Standard">
      <style:paragraph-properties fo:margin-left="0.0811in" fo:margin-right="0in" fo:line-height="0.139in" fo:text-align="justify" style:justify-single-word="false" fo:text-indent="0in" style:auto-text-indent="false"/>
    </style:style>
    <style:style style:name="P33" style:family="paragraph" style:parent-style-name="Standard">
      <style:paragraph-properties fo:margin-left="0.0811in" fo:margin-right="0in" fo:line-height="0.1201in" fo:text-indent="0in" style:auto-text-indent="false"/>
    </style:style>
    <style:style style:name="P34" style:family="paragraph" style:parent-style-name="Standard">
      <style:paragraph-properties fo:margin-left="0.0811in" fo:margin-right="0in" fo:line-height="0.1228in" fo:text-indent="0in" style:auto-text-indent="false"/>
      <style:text-properties fo:font-size="8pt" style:font-size-asian="8pt"/>
    </style:style>
    <style:style style:name="P35" style:family="paragraph" style:parent-style-name="Standard">
      <style:paragraph-properties fo:margin-left="0.0811in" fo:margin-right="0in" fo:line-height="0.1193in" fo:text-indent="0in" style:auto-text-indent="false"/>
      <style:text-properties fo:font-size="8pt" style:font-size-asian="8pt"/>
    </style:style>
    <style:style style:name="P36" style:family="paragraph" style:parent-style-name="Standard">
      <style:paragraph-properties fo:margin-left="0.0811in" fo:margin-right="0in" fo:line-height="0.1193in" fo:text-indent="0in" style:auto-text-indent="false"/>
      <style:text-properties fo:font-size="8pt" fo:language="de" fo:country="DE" style:font-size-asian="8pt"/>
    </style:style>
    <style:style style:name="P37" style:family="paragraph" style:parent-style-name="Standard">
      <style:paragraph-properties fo:margin-left="0.0811in" fo:margin-right="0in" fo:line-height="0.122in" fo:text-indent="0in" style:auto-text-indent="false"/>
      <style:text-properties fo:font-size="8pt" fo:language="de" fo:country="DE" style:font-size-asian="8pt"/>
    </style:style>
    <style:style style:name="P38" style:family="paragraph" style:parent-style-name="Standard">
      <style:paragraph-properties fo:margin-left="0.0811in" fo:margin-right="0in" fo:margin-top="0.0764in" fo:margin-bottom="0in" loext:contextual-spacing="false" fo:text-indent="0in" style:auto-text-indent="false"/>
    </style:style>
    <style:style style:name="P39" style:family="paragraph" style:parent-style-name="Standard">
      <style:paragraph-properties fo:margin-left="0.0811in" fo:margin-right="0in" fo:margin-top="0.0866in" fo:margin-bottom="0in" loext:contextual-spacing="false" fo:text-align="justify" style:justify-single-word="false" fo:text-indent="0in" style:auto-text-indent="false">
        <style:tab-stops>
          <style:tab-stop style:position="3.4626in"/>
        </style:tab-stops>
      </style:paragraph-properties>
    </style:style>
    <style:style style:name="P40" style:family="paragraph" style:parent-style-name="Standard">
      <style:paragraph-properties fo:margin-left="0.0811in" fo:margin-right="0in" fo:margin-top="0.0791in" fo:margin-bottom="0in" loext:contextual-spacing="false" fo:text-indent="0in" style:auto-text-indent="false"/>
    </style:style>
    <style:style style:name="P41" style:family="paragraph" style:parent-style-name="Standard">
      <style:paragraph-properties fo:margin-left="0.0811in" fo:margin-right="0in" fo:margin-top="0.0728in" fo:margin-bottom="0in" loext:contextual-spacing="false" fo:line-height="0.139in" fo:text-indent="0in" style:auto-text-indent="false"/>
    </style:style>
    <style:style style:name="P42"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style>
    <style:style style:name="P43"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text-properties officeooo:paragraph-rsid="009637c6"/>
    </style:style>
    <style:style style:name="P44" style:family="paragraph" style:parent-style-name="Text_20_body">
      <style:paragraph-properties fo:margin-left="0.0811in" fo:margin-right="0in" fo:text-indent="0in" style:auto-text-indent="false"/>
    </style:style>
    <style:style style:name="P45" style:family="paragraph" style:parent-style-name="Text_20_body">
      <style:paragraph-properties fo:margin-left="0.0811in" fo:margin-right="0in" fo:line-height="0.1528in" fo:text-align="justify" style:justify-single-word="false" fo:text-indent="0in" style:auto-text-indent="false"/>
    </style:style>
    <style:style style:name="P46" style:family="paragraph" style:parent-style-name="Text_20_body">
      <style:paragraph-properties fo:margin-left="0.0811in" fo:margin-right="0in" fo:line-height="0.1528in" fo:text-align="justify" style:justify-single-word="false" fo:text-indent="0in" style:auto-text-indent="false"/>
      <style:text-properties officeooo:paragraph-rsid="008b6c0d"/>
    </style:style>
    <style:style style:name="P47" style:family="paragraph" style:parent-style-name="Text_20_body">
      <style:paragraph-properties fo:margin-left="0.0811in" fo:margin-right="0in" fo:line-height="0.152in" fo:text-align="justify" style:justify-single-word="false" fo:text-indent="0in" style:auto-text-indent="false"/>
    </style:style>
    <style:style style:name="P48" style:family="paragraph" style:parent-style-name="Text_20_body">
      <style:paragraph-properties fo:margin-left="0.0811in" fo:margin-right="0in" fo:line-height="0.1516in" fo:text-indent="0in" style:auto-text-indent="false"/>
    </style:style>
    <style:style style:name="P49" style:family="paragraph" style:parent-style-name="Text_20_body">
      <style:paragraph-properties fo:margin-left="0.0811in" fo:margin-right="0in" fo:line-height="0.1516in" fo:text-align="justify" style:justify-single-word="false" fo:text-indent="0in" style:auto-text-indent="false"/>
    </style:style>
    <style:style style:name="P50" style:family="paragraph" style:parent-style-name="Text_20_body">
      <style:paragraph-properties fo:margin-left="0.0811in" fo:margin-right="0in" fo:line-height="0.1563in" fo:text-align="justify" style:justify-single-word="false" fo:text-indent="0in" style:auto-text-indent="false"/>
      <style:text-properties fo:color="#ff0000"/>
    </style:style>
    <style:style style:name="P51" style:family="paragraph" style:parent-style-name="Text_20_body">
      <style:paragraph-properties fo:margin-left="0.0811in" fo:margin-right="0in" fo:line-height="0.1528in" fo:text-align="justify" style:justify-single-word="false" fo:text-indent="0in" style:auto-text-indent="false"/>
      <style:text-properties officeooo:paragraph-rsid="008b6c0d" fo:background-color="transparent"/>
    </style:style>
    <style:style style:name="P52" style:family="paragraph" style:parent-style-name="Text_20_body">
      <style:paragraph-properties fo:margin-left="0.0811in" fo:margin-right="0in" fo:text-indent="0in" style:auto-text-indent="false"/>
      <style:text-properties officeooo:paragraph-rsid="013bfc4e"/>
    </style:style>
    <style:style style:name="P53" style:family="paragraph" style:parent-style-name="Text_20_body">
      <style:paragraph-properties fo:margin-left="0.0811in" fo:margin-right="0in" fo:margin-top="0.0807in" fo:margin-bottom="0in" loext:contextual-spacing="false" fo:text-indent="0in" style:auto-text-indent="false"/>
      <style:text-properties fo:color="#008a00" fo:background-color="#fff200"/>
    </style:style>
    <style:style style:name="P54" style:family="paragraph" style:parent-style-name="Text_20_body">
      <style:paragraph-properties fo:margin-left="0.0811in" fo:margin-right="0in" fo:margin-top="0.0807in" fo:margin-bottom="0in" loext:contextual-spacing="false" fo:text-indent="0in" style:auto-text-indent="false"/>
      <style:text-properties fo:color="#9900ff" style:text-line-through-style="solid" style:text-line-through-type="single" fo:background-color="transparent"/>
    </style:style>
    <style:style style:name="P55" style:family="paragraph" style:parent-style-name="Text_20_body">
      <style:paragraph-properties fo:margin-left="0.0811in" fo:margin-right="0in" fo:margin-top="0.1161in" fo:margin-bottom="0in" loext:contextual-spacing="false" fo:line-height="0.1528in" fo:text-align="justify" style:justify-single-word="false" fo:text-indent="0in" style:auto-text-indent="false"/>
    </style:style>
    <style:style style:name="P56" style:family="paragraph" style:parent-style-name="Text_20_body">
      <style:paragraph-properties fo:margin-left="0.0811in" fo:margin-right="0in" fo:margin-top="0.1319in" fo:margin-bottom="0in" loext:contextual-spacing="false" fo:line-height="0.1528in" fo:text-align="justify" style:justify-single-word="false" fo:text-indent="0in" style:auto-text-indent="false"/>
    </style:style>
    <style:style style:name="P57" style:family="paragraph" style:parent-style-name="Text_20_body">
      <style:paragraph-properties fo:margin-left="0.0811in" fo:margin-right="0in" fo:margin-top="0.0874in" fo:margin-bottom="0in" loext:contextual-spacing="false" fo:line-height="0.1563in" fo:text-align="justify" style:justify-single-word="false" fo:text-indent="0in" style:auto-text-indent="false"/>
    </style:style>
    <style:style style:name="P58" style:family="paragraph" style:parent-style-name="Text_20_body">
      <style:paragraph-properties fo:margin-left="0.0811in" fo:margin-right="0in" fo:margin-top="0.0035in" fo:margin-bottom="0in" loext:contextual-spacing="false" fo:line-height="0.1528in" fo:text-align="justify" style:justify-single-word="false" fo:text-indent="0in" style:auto-text-indent="false"/>
    </style:style>
    <style:style style:name="P59" style:family="paragraph" style:parent-style-name="Standard">
      <style:paragraph-properties fo:margin-left="0.0811in" fo:margin-right="0in" fo:margin-top="0.0016in" fo:margin-bottom="0in" loext:contextual-spacing="false" fo:line-height="0.1217in" fo:text-indent="0in" style:auto-text-indent="false"/>
      <style:text-properties fo:font-size="8pt" style:font-size-asian="8pt"/>
    </style:style>
    <style:style style:name="P60" style:family="paragraph" style:parent-style-name="Standard">
      <style:paragraph-properties fo:margin-left="0.0811in" fo:margin-right="0in" fo:margin-top="0.0689in" fo:margin-bottom="0in" loext:contextual-spacing="false" fo:line-height="0.1264in" fo:text-indent="0in" style:auto-text-indent="false"/>
      <style:text-properties fo:font-size="8pt" fo:language="de" fo:country="DE" style:font-size-asian="8pt"/>
    </style:style>
    <style:style style:name="P61" style:family="paragraph" style:parent-style-name="Standard">
      <style:paragraph-properties fo:margin-left="0.0811in" fo:margin-right="0in" fo:margin-top="0.0008in" fo:margin-bottom="0in" loext:contextual-spacing="false" fo:line-height="0.122in" fo:text-indent="0in" style:auto-text-indent="false"/>
      <style:text-properties fo:font-size="8pt" style:font-size-asian="8pt"/>
    </style:style>
    <style:style style:name="P62" style:family="paragraph" style:parent-style-name="Heading_20_1">
      <style:paragraph-properties fo:margin-left="0.0811in" fo:margin-right="0in" fo:margin-top="0.0744in" fo:margin-bottom="0in" loext:contextual-spacing="false" fo:text-align="start" style:justify-single-word="false" fo:text-indent="0in" style:auto-text-indent="false"/>
      <style:text-properties style:text-scale="105%"/>
    </style:style>
    <style:style style:name="P63" style:family="paragraph" style:parent-style-name="Standard">
      <style:paragraph-properties fo:margin-left="0.0811in" fo:margin-right="0in" fo:margin-top="0.1098in" fo:margin-bottom="0in" loext:contextual-spacing="false" fo:text-indent="0in" style:auto-text-indent="false"/>
      <style:text-properties fo:background-color="transparent"/>
    </style:style>
    <style:style style:name="P64"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style>
    <style:style style:name="P65"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text-properties officeooo:paragraph-rsid="00f9f467"/>
    </style:style>
    <style:style style:name="P66" style:family="paragraph" style:parent-style-name="Text_20_body">
      <style:paragraph-properties fo:margin-left="0.0811in" fo:margin-right="0in" fo:margin-top="0.0909in" fo:margin-bottom="0in" loext:contextual-spacing="false" fo:line-height="0.1528in" fo:text-align="justify" style:justify-single-word="false" fo:text-indent="0in" style:auto-text-indent="false"/>
      <style:text-properties officeooo:paragraph-rsid="01420342"/>
    </style:style>
    <style:style style:name="P67" style:family="paragraph" style:parent-style-name="Text_20_body">
      <style:paragraph-properties fo:margin-left="0.0811in" fo:margin-right="0in" fo:margin-top="0.0909in" fo:margin-bottom="0in" loext:contextual-spacing="false" fo:line-height="0.1528in" fo:text-align="justify" style:justify-single-word="false" fo:text-indent="0in" style:auto-text-indent="false"/>
      <style:text-properties officeooo:paragraph-rsid="00eb031a"/>
    </style:style>
    <style:style style:name="P68" style:family="paragraph" style:parent-style-name="Standard">
      <style:paragraph-properties fo:margin-left="0.0807in" fo:margin-right="0in" fo:line-height="0.139in" fo:text-align="justify" style:justify-single-word="false" fo:text-indent="0in" style:auto-text-indent="false"/>
    </style:style>
    <style:style style:name="P69" style:family="paragraph" style:parent-style-name="Standard">
      <style:paragraph-properties fo:margin-left="0.0807in" fo:margin-right="0in" fo:line-height="0.139in" fo:text-align="justify" style:justify-single-word="false" fo:text-indent="0in" style:auto-text-indent="false"/>
      <style:text-properties officeooo:paragraph-rsid="010b8f1d"/>
    </style:style>
    <style:style style:name="P70" style:family="paragraph" style:parent-style-name="Standard">
      <style:paragraph-properties fo:margin-left="0.0807in" fo:margin-right="0in" fo:margin-top="0.0783in" fo:margin-bottom="0in" loext:contextual-spacing="false" fo:line-height="0.139in" fo:text-indent="0in" style:auto-text-indent="false"/>
    </style:style>
    <style:style style:name="P71" style:family="paragraph" style:parent-style-name="Standard">
      <style:paragraph-properties fo:margin-left="0.0807in" fo:margin-right="0in" fo:margin-top="0.0008in" fo:margin-bottom="0in" loext:contextual-spacing="false" fo:line-height="0.139in" fo:text-align="justify" style:justify-single-word="false" fo:text-indent="0in" style:auto-text-indent="false"/>
    </style:style>
    <style:style style:name="P72" style:family="paragraph" style:parent-style-name="Text_20_body">
      <style:paragraph-properties fo:margin-left="0.0807in" fo:margin-right="0in" fo:margin-top="0.0752in" fo:margin-bottom="0in" loext:contextual-spacing="false" fo:line-height="0.1528in" fo:text-align="justify" style:justify-single-word="false" fo:text-indent="0in" style:auto-text-indent="false"/>
    </style:style>
    <style:style style:name="P73" style:family="paragraph" style:parent-style-name="Text_20_body">
      <style:paragraph-properties fo:margin-left="0.0807in" fo:margin-right="0in" fo:margin-top="0.0681in" fo:margin-bottom="0in" loext:contextual-spacing="false" fo:text-align="justify" style:justify-single-word="false" fo:text-indent="0in" style:auto-text-indent="false"/>
      <style:text-properties fo:color="#9900ff"/>
    </style:style>
    <style:style style:name="P74" style:family="paragraph" style:parent-style-name="Standard">
      <style:paragraph-properties fo:margin-left="0.0807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officeooo:paragraph-rsid="00e778e8"/>
    </style:style>
    <style:style style:name="P75" style:family="paragraph" style:parent-style-name="Text_20_body">
      <style:paragraph-properties fo:margin-left="0.0807in" fo:margin-right="0in" fo:margin-top="0.0189in" fo:margin-bottom="0in" loext:contextual-spacing="false" fo:line-height="0.1528in" fo:text-align="justify" style:justify-single-word="false" fo:text-indent="0in" style:auto-text-indent="false"/>
      <style:text-properties style:use-window-font-color="true" officeooo:paragraph-rsid="00e95278"/>
    </style:style>
    <style:style style:name="P76" style:family="paragraph" style:parent-style-name="Text_20_body">
      <style:paragraph-properties fo:margin-left="0.0807in" fo:margin-right="0in" fo:margin-top="0.1055in" fo:margin-bottom="0in" loext:contextual-spacing="false" fo:line-height="0.1528in" fo:text-align="justify" style:justify-single-word="false" fo:text-indent="0in" style:auto-text-indent="false" fo:break-before="column"/>
    </style:style>
    <style:style style:name="P77" style:family="paragraph" style:parent-style-name="Text_20_body">
      <style:paragraph-properties fo:margin-left="0.0807in" fo:margin-right="0in" fo:margin-top="0.1055in" fo:margin-bottom="0in" loext:contextual-spacing="false" fo:line-height="0.1528in" fo:text-align="justify" style:justify-single-word="false" fo:text-indent="0in" style:auto-text-indent="false"/>
    </style:style>
    <style:style style:name="P78" style:family="paragraph" style:parent-style-name="Text_20_body">
      <style:paragraph-properties fo:margin-left="0.1165in" fo:margin-right="0in" fo:text-align="justify" style:justify-single-word="false" fo:text-indent="0in" style:auto-text-indent="false"/>
      <style:text-properties style:font-name="Monaco" style:text-scale="90%"/>
    </style:style>
    <style:style style:name="P79" style:family="paragraph" style:parent-style-name="Text_20_body">
      <style:paragraph-properties fo:margin-left="0.1165in" fo:margin-right="0in" fo:margin-top="0.0571in" fo:margin-bottom="0in" loext:contextual-spacing="false" fo:text-indent="0in" style:auto-text-indent="false"/>
    </style:style>
    <style:style style:name="P80"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officeooo:paragraph-rsid="008d54e2"/>
    </style:style>
    <style:style style:name="P81"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officeooo:rsid="008d54e2" officeooo:paragraph-rsid="008d54e2"/>
    </style:style>
    <style:style style:name="P82"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style:text-line-through-style="none" style:text-line-through-type="none" officeooo:rsid="008d54e2" officeooo:paragraph-rsid="008d54e2" fo:background-color="transparent"/>
    </style:style>
    <style:style style:name="P83"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officeooo:paragraph-rsid="008d54e2" fo:background-color="#ffff00"/>
    </style:style>
    <style:style style:name="P84"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style:text-position="4% 100%" officeooo:paragraph-rsid="008b6c0d" style:text-scale="95%"/>
    </style:style>
    <style:style style:name="P85"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ff0000" style:text-line-through-style="none" style:text-line-through-type="none" style:text-position="4% 100%" officeooo:paragraph-rsid="008d54e2" fo:background-color="#ffff00" style:text-scale="95%"/>
    </style:style>
    <style:style style:name="P86" style:family="paragraph" style:parent-style-name="Text_20_body">
      <style:paragraph-properties fo:margin-left="0.1165in" fo:margin-right="0in" fo:margin-top="0.1075in" fo:margin-bottom="0in" loext:contextual-spacing="false" fo:line-height="0.1138in" fo:text-indent="0in" style:auto-text-indent="false"/>
      <style:text-properties style:font-name="Monaco" style:text-scale="85%"/>
    </style:style>
    <style:style style:name="P87" style:family="paragraph" style:parent-style-name="Standard">
      <style:paragraph-properties fo:margin-left="0.0807in" fo:margin-right="0.0799in" fo:margin-top="0.0783in" fo:margin-bottom="0in" loext:contextual-spacing="false" fo:line-height="0.139in" fo:text-align="justify" style:justify-single-word="false" fo:text-indent="0in" style:auto-text-indent="false"/>
    </style:style>
    <style:style style:name="P88" style:family="paragraph" style:parent-style-name="Standard">
      <style:paragraph-properties fo:margin-left="0.0807in" fo:margin-right="0.0799in" fo:margin-top="0.0764in" fo:margin-bottom="0in" loext:contextual-spacing="false" fo:line-height="0.139in" fo:text-align="justify" style:justify-single-word="false" fo:text-indent="0in" style:auto-text-indent="false"/>
    </style:style>
    <style:style style:name="P89" style:family="paragraph" style:parent-style-name="Standard">
      <style:paragraph-properties fo:margin-left="2.7929in" fo:margin-right="0in" fo:text-indent="0in" style:auto-text-indent="false">
        <style:tab-stops>
          <style:tab-stop style:position="3.5693in"/>
          <style:tab-stop style:position="4.322in"/>
          <style:tab-stop style:position="5.5102in"/>
        </style:tab-stops>
      </style:paragraph-properties>
    </style:style>
    <style:style style:name="P90" style:family="paragraph" style:parent-style-name="Standard">
      <style:paragraph-properties fo:margin-left="0.0811in" fo:margin-right="0.0799in" fo:margin-top="0.0764in" fo:margin-bottom="0in" loext:contextual-spacing="false" fo:line-height="0.139in" fo:text-align="justify" style:justify-single-word="false" fo:text-indent="0in" style:auto-text-indent="false"/>
    </style:style>
    <style:style style:name="P91" style:family="paragraph" style:parent-style-name="Standard">
      <style:paragraph-properties fo:margin-left="0.0811in" fo:margin-right="0.0799in" fo:line-height="0.1236in" fo:text-align="justify" style:justify-single-word="false" fo:text-indent="0in" style:auto-text-indent="false"/>
    </style:style>
    <style:style style:name="P92" style:family="paragraph" style:parent-style-name="Standard">
      <style:paragraph-properties fo:margin-left="0.0811in" fo:margin-right="0.0799in" fo:line-height="0.1236in" fo:text-align="justify" style:justify-single-word="false" fo:text-indent="0in" style:auto-text-indent="false"/>
      <style:text-properties officeooo:paragraph-rsid="00885d77"/>
    </style:style>
    <style:style style:name="P93" style:family="paragraph" style:parent-style-name="Standard">
      <style:paragraph-properties fo:margin-left="0.0811in" fo:margin-right="0.0799in" fo:line-height="95%" fo:text-align="justify" style:justify-single-word="false" fo:text-indent="0in" style:auto-text-indent="false"/>
      <style:text-properties fo:font-size="8pt" style:font-size-asian="8pt"/>
    </style:style>
    <style:style style:name="P94" style:family="paragraph" style:parent-style-name="Standard">
      <style:paragraph-properties fo:margin-left="3.7819in" fo:margin-right="0.0791in" fo:margin-top="0.0728in" fo:margin-bottom="0in" loext:contextual-spacing="false" fo:line-height="0.139in" fo:text-align="justify" style:justify-single-word="false" fo:text-indent="0in" style:auto-text-indent="false"/>
    </style:style>
    <style:style style:name="P95" style:family="paragraph" style:parent-style-name="Text_20_body">
      <style:paragraph-properties fo:margin-left="3.7819in" fo:margin-right="0.0791in" fo:margin-top="0.0965in" fo:margin-bottom="0in" loext:contextual-spacing="false" fo:line-height="0.1528in" fo:text-align="justify" style:justify-single-word="false" fo:text-indent="0in" style:auto-text-indent="false"/>
    </style:style>
    <style:style style:name="P96" style:family="paragraph" style:parent-style-name="Standard">
      <style:paragraph-properties fo:margin-left="0.0811in" fo:margin-right="0in" fo:margin-top="0.0866in" fo:margin-bottom="0in" loext:contextual-spacing="false" fo:text-align="justify" style:justify-single-word="false" fo:text-indent="0.0063in" style:auto-text-indent="false">
        <style:tab-stops>
          <style:tab-stop style:position="3.4626in"/>
        </style:tab-stops>
      </style:paragraph-properties>
    </style:style>
    <style:style style:name="P97" style:family="paragraph" style:parent-style-name="Standard">
      <style:paragraph-properties fo:margin-left="1.7689in" fo:margin-right="0.7154in" fo:line-height="0.1346in" fo:text-indent="0.6528in" style:auto-text-indent="false">
        <style:tab-stops>
          <style:tab-stop style:position="2.8217in"/>
          <style:tab-stop style:position="3.7417in"/>
          <style:tab-stop style:position="4.0547in"/>
          <style:tab-stop style:position="4.8445in"/>
          <style:tab-stop style:position="4.9898in"/>
          <style:tab-stop style:position="5.5445in"/>
          <style:tab-stop style:position="5.9783in"/>
          <style:tab-stop style:position="6.6898in"/>
        </style:tab-stops>
      </style:paragraph-properties>
    </style:style>
    <style:style style:name="P98" style:family="paragraph" style:parent-style-name="Standard">
      <style:paragraph-properties fo:margin-left="0.0874in" fo:margin-right="0in" fo:margin-top="0.1075in" fo:margin-bottom="0in" loext:contextual-spacing="false" fo:text-align="justify" style:justify-single-word="false" fo:text-indent="0in" style:auto-text-indent="false">
        <style:tab-stops>
          <style:tab-stop style:position="3.3937in"/>
        </style:tab-stops>
      </style:paragraph-properties>
    </style:style>
    <style:style style:name="P99" style:family="paragraph" style:parent-style-name="Standard">
      <style:paragraph-properties fo:margin-left="0.0807in" fo:margin-right="0.0791in" fo:margin-top="0.0783in" fo:margin-bottom="0in" loext:contextual-spacing="false" fo:line-height="0.139in" fo:text-align="justify" style:justify-single-word="false" fo:text-indent="0in" style:auto-text-indent="false"/>
    </style:style>
    <style:style style:name="P100" style:family="paragraph" style:parent-style-name="Standard">
      <style:paragraph-properties fo:margin-left="0.0807in" fo:margin-right="0.0791in" fo:margin-top="0.0728in" fo:margin-bottom="0in" loext:contextual-spacing="false" fo:line-height="0.139in" fo:text-align="justify" style:justify-single-word="false" fo:text-indent="0in" style:auto-text-indent="false"/>
    </style:style>
    <style:style style:name="P101" style:family="paragraph" style:parent-style-name="Text_20_body">
      <style:paragraph-properties fo:margin-left="0.0807in" fo:margin-right="0.0791in" fo:margin-top="0.102in" fo:margin-bottom="0in" loext:contextual-spacing="false" fo:line-height="0.1528in" fo:text-align="justify" style:justify-single-word="false" fo:text-indent="0in" style:auto-text-indent="false"/>
    </style:style>
    <style:style style:name="P102" style:family="paragraph" style:parent-style-name="Text_20_body">
      <style:paragraph-properties fo:margin-left="0.0807in" fo:margin-right="0.0791in" fo:margin-top="0.0992in" fo:margin-bottom="0in" loext:contextual-spacing="false" fo:line-height="0.1528in" fo:text-align="justify" style:justify-single-word="false" fo:text-indent="0in" style:auto-text-indent="false"/>
      <style:text-properties officeooo:paragraph-rsid="00d42b3f"/>
    </style:style>
    <style:style style:name="P103" style:family="paragraph" style:parent-style-name="Standard">
      <style:paragraph-properties fo:margin-left="0.7654in" fo:margin-right="0in" fo:margin-top="0in" fo:margin-bottom="0.0161in" loext:contextual-spacing="false" fo:line-height="0.1602in" fo:text-align="center" style:justify-single-word="false" fo:text-indent="0in" style:auto-text-indent="false">
        <style:tab-stops>
          <style:tab-stop style:position="1.4752in"/>
          <style:tab-stop style:position="2.1957in"/>
          <style:tab-stop style:position="2.9465in"/>
          <style:tab-stop style:position="3.8654in"/>
          <style:tab-stop style:position="4.9465in"/>
        </style:tab-stops>
      </style:paragraph-properties>
    </style:style>
    <style:style style:name="P104" style:family="paragraph" style:parent-style-name="Standard">
      <style:paragraph-properties fo:margin-left="0.0811in" fo:margin-right="0.0791in" fo:margin-top="0.1508in" fo:margin-bottom="0in" loext:contextual-spacing="false" fo:line-height="0.139in" fo:text-align="justify" style:justify-single-word="false" fo:text-indent="0in" style:auto-text-indent="false"/>
    </style:style>
    <style:style style:name="P105" style:family="paragraph" style:parent-style-name="Text_20_body">
      <style:paragraph-properties fo:margin-left="0.0811in" fo:margin-right="0.0791in" fo:margin-top="0.0902in" fo:margin-bottom="0in" loext:contextual-spacing="false" fo:line-height="0.1528in" fo:text-align="justify" style:justify-single-word="false" fo:text-indent="0in" style:auto-text-indent="false"/>
    </style:style>
    <style:style style:name="P106" style:family="paragraph" style:parent-style-name="Text_20_body">
      <style:paragraph-properties fo:margin-left="0.0811in" fo:margin-right="0.0791in" fo:margin-top="0.102in" fo:margin-bottom="0in" loext:contextual-spacing="false" fo:line-height="0.1528in" fo:text-align="justify" style:justify-single-word="false" fo:text-indent="0in" style:auto-text-indent="false"/>
    </style:style>
    <style:style style:name="P107" style:family="paragraph" style:parent-style-name="Text_20_body">
      <style:paragraph-properties fo:margin-left="0.0811in" fo:margin-right="0.0791in" fo:margin-top="0.1016in" fo:margin-bottom="0in" loext:contextual-spacing="false" fo:line-height="0.1528in" fo:text-align="justify" style:justify-single-word="false" fo:text-indent="0in" style:auto-text-indent="false"/>
    </style:style>
    <style:style style:name="P108"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fo:break-before="column"/>
    </style:style>
    <style:style style:name="P109"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style>
    <style:style style:name="P110"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text-properties officeooo:paragraph-rsid="012f51f5"/>
    </style:style>
    <style:style style:name="P111"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text-properties officeooo:paragraph-rsid="01375c3b"/>
    </style:style>
    <style:style style:name="P112" style:family="paragraph" style:parent-style-name="Text_20_body">
      <style:paragraph-properties fo:margin-left="0.0811in" fo:margin-right="0.0791in" fo:line-height="0.1528in" fo:text-align="justify" style:justify-single-word="false" fo:text-indent="0in" style:auto-text-indent="false"/>
      <style:text-properties fo:background-color="#ffff00"/>
    </style:style>
    <style:style style:name="P113" style:family="paragraph" style:parent-style-name="Text_20_body">
      <style:paragraph-properties fo:margin-left="0.0811in" fo:margin-right="0.0791in" fo:margin-top="0.0898in" fo:margin-bottom="0in" loext:contextual-spacing="false" fo:line-height="0.1528in" fo:text-align="justify" style:justify-single-word="false" fo:text-indent="0in" style:auto-text-indent="false"/>
    </style:style>
    <style:style style:name="P114" style:family="paragraph" style:parent-style-name="Text_20_body">
      <style:paragraph-properties fo:margin-left="0.0811in" fo:margin-right="0.0791in" fo:margin-top="0.0047in" fo:margin-bottom="0in" loext:contextual-spacing="false" fo:line-height="0.1528in" fo:text-align="justify" style:justify-single-word="false" fo:text-indent="0in" style:auto-text-indent="false"/>
    </style:style>
    <style:style style:name="P115" style:family="paragraph" style:parent-style-name="Text_20_body">
      <style:paragraph-properties fo:margin-left="0.0811in" fo:margin-right="0.0791in" fo:margin-top="0.0028in" fo:margin-bottom="0in" loext:contextual-spacing="false" fo:line-height="0.1528in" fo:text-align="justify" style:justify-single-word="false" fo:text-indent="0in" style:auto-text-indent="false"/>
    </style:style>
    <style:style style:name="P116" style:family="paragraph" style:parent-style-name="Standard">
      <style:paragraph-properties fo:margin-left="2.9508in" fo:margin-right="0in" fo:line-height="0.1429in" fo:text-indent="0in" style:auto-text-indent="false">
        <style:tab-stops>
          <style:tab-stop style:position="3.7346in"/>
          <style:tab-stop style:position="4.5638in"/>
          <style:tab-stop style:position="5.3063in"/>
        </style:tab-stops>
      </style:paragraph-properties>
    </style:style>
    <style:style style:name="P117" style:family="paragraph" style:parent-style-name="Standard">
      <style:paragraph-properties fo:margin-left="0.2882in" fo:margin-right="0.0799in" fo:margin-top="0.0437in" fo:margin-bottom="0in" loext:contextual-spacing="false" style:line-height-at-least="0.2571in" fo:text-indent="-0.2008in" style:auto-text-indent="false">
        <style:tab-stops>
          <style:tab-stop style:position="3.3937in"/>
        </style:tab-stops>
      </style:paragraph-properties>
    </style:style>
    <style:style style:name="P118" style:family="paragraph" style:parent-style-name="Standard">
      <style:paragraph-properties fo:margin-left="3.7819in" fo:margin-right="0in" fo:margin-top="0.0709in" fo:margin-bottom="0in" loext:contextual-spacing="false" fo:text-align="justify" style:justify-single-word="false" fo:text-indent="0in" style:auto-text-indent="false"/>
      <style:text-properties style:font-name="Arial" fo:font-size="9.5pt" fo:font-style="italic" style:font-size-asian="9.5pt" style:font-style-asian="italic"/>
    </style:style>
    <style:style style:name="P119" style:family="paragraph" style:parent-style-name="Text_20_body">
      <style:paragraph-properties fo:margin-left="3.7819in" fo:margin-right="0in" fo:margin-top="0.0752in" fo:margin-bottom="0in" loext:contextual-spacing="false" fo:line-height="0.1528in" fo:text-indent="0in" style:auto-text-indent="false"/>
    </style:style>
    <style:style style:name="P120" style:family="paragraph" style:parent-style-name="Text_20_body">
      <style:paragraph-properties fo:margin-left="3.7819in" fo:margin-right="0in" fo:margin-top="0.0752in" fo:margin-bottom="0in" loext:contextual-spacing="false" fo:line-height="0.1528in" fo:text-indent="0in" style:auto-text-indent="false"/>
      <style:text-properties fo:background-color="transparent"/>
    </style:style>
    <style:style style:name="P121" style:family="paragraph" style:parent-style-name="Standard">
      <style:paragraph-properties fo:margin-left="0.0811in" fo:margin-right="1.1807in" fo:margin-top="0.0118in" fo:margin-bottom="0in" loext:contextual-spacing="false" fo:line-height="0.139in" fo:text-indent="0.0272in" style:auto-text-indent="false"/>
    </style:style>
    <style:style style:name="P122" style:family="paragraph" style:parent-style-name="Standard">
      <style:paragraph-properties fo:margin-left="0.0811in" fo:margin-right="0.0165in" fo:line-height="0.139in" fo:text-indent="0in" style:auto-text-indent="false" fo:break-before="column"/>
    </style:style>
    <style:style style:name="P123" style:family="paragraph" style:parent-style-name="Standard">
      <style:paragraph-properties fo:margin-left="0.0811in" fo:margin-right="0.139in" fo:margin-top="0.0862in" fo:margin-bottom="0in" loext:contextual-spacing="false" fo:line-height="0.122in" fo:text-indent="0in" style:auto-text-indent="false"/>
    </style:style>
    <style:style style:name="P124" style:family="paragraph" style:parent-style-name="Standard">
      <style:paragraph-properties fo:margin-left="0.0811in" fo:margin-right="0in" fo:margin-top="0.0055in" fo:margin-bottom="0in" loext:contextual-spacing="false" fo:line-height="0.122in" fo:text-indent="0.1382in" style:auto-text-indent="false"/>
    </style:style>
    <style:style style:name="P125" style:family="paragraph" style:parent-style-name="Standard">
      <style:paragraph-properties fo:margin-left="0.0811in" fo:margin-right="0.6591in" fo:margin-top="0.002in" fo:margin-bottom="0in" loext:contextual-spacing="false" fo:line-height="0.122in" fo:text-align="justify" style:justify-single-word="false" fo:text-indent="0.1382in" style:auto-text-indent="false"/>
    </style:style>
    <style:style style:name="P126" style:family="paragraph" style:parent-style-name="Standard">
      <style:paragraph-properties fo:margin-left="0.2193in" fo:margin-right="3.7807in" fo:margin-top="0.002in" fo:margin-bottom="0in" loext:contextual-spacing="false" fo:line-height="0.1252in" fo:text-align="justify" style:justify-single-word="false" fo:text-indent="-0.139in" style:auto-text-indent="false"/>
    </style:style>
    <style:style style:name="P127" style:family="paragraph" style:parent-style-name="Standard">
      <style:paragraph-properties fo:margin-left="0.2193in" fo:margin-right="3.7807in" fo:line-height="0.1252in" fo:text-align="justify" style:justify-single-word="false" fo:text-indent="-0.139in" style:auto-text-indent="false"/>
      <style:text-properties fo:font-size="8pt" style:font-size-asian="8pt"/>
    </style:style>
    <style:style style:name="P128" style:family="paragraph" style:parent-style-name="Text_20_body">
      <style:paragraph-properties fo:margin-left="0.0783in" fo:margin-right="0in" fo:line-height="0.0138in" fo:text-indent="0in" style:auto-text-indent="false"/>
    </style:style>
    <style:style style:name="P129" style:family="paragraph" style:parent-style-name="Text_20_body">
      <style:paragraph-properties fo:margin-top="0.002in" fo:margin-bottom="0in" loext:contextual-spacing="false"/>
      <style:text-properties fo:font-size="12.5pt" style:font-size-asian="12.5pt"/>
    </style:style>
    <style:style style:name="P130" style:family="paragraph" style:parent-style-name="Text_20_body">
      <style:paragraph-properties fo:margin-top="0.002in" fo:margin-bottom="0in" loext:contextual-spacing="false"/>
      <style:text-properties fo:font-size="8.5pt" style:font-size-asian="8.5pt"/>
    </style:style>
    <style:style style:name="P131" style:family="paragraph" style:parent-style-name="Text_20_body">
      <style:paragraph-properties fo:margin-top="0.002in" fo:margin-bottom="0in" loext:contextual-spacing="false"/>
      <style:text-properties fo:font-size="9.5pt" style:font-size-asian="9.5pt"/>
    </style:style>
    <style:style style:name="P132" style:family="paragraph" style:parent-style-name="Text_20_body">
      <style:paragraph-properties fo:margin-top="0.002in" fo:margin-bottom="0in" loext:contextual-spacing="false"/>
      <style:text-properties fo:font-size="5pt" style:font-size-asian="5pt"/>
    </style:style>
    <style:style style:name="P133" style:family="paragraph" style:parent-style-name="Text_20_body">
      <style:paragraph-properties fo:margin-top="0.002in" fo:margin-bottom="0in" loext:contextual-spacing="false"/>
      <style:text-properties fo:font-size="13.5pt" style:font-size-asian="13.5pt"/>
    </style:style>
    <style:style style:name="P134" style:family="paragraph" style:parent-style-name="Text_20_body">
      <style:paragraph-properties fo:margin-top="0.0008in" fo:margin-bottom="0in" loext:contextual-spacing="false"/>
      <style:text-properties fo:font-size="13.5pt" style:font-size-asian="13.5pt"/>
    </style:style>
    <style:style style:name="P135" style:family="paragraph" style:parent-style-name="Text_20_body">
      <style:paragraph-properties fo:margin-top="0.0008in" fo:margin-bottom="0in" loext:contextual-spacing="false"/>
      <style:text-properties fo:font-size="8.5pt" style:font-size-asian="8.5pt"/>
    </style:style>
    <style:style style:name="P136" style:family="paragraph" style:parent-style-name="Text_20_body">
      <style:paragraph-properties fo:margin-top="0.0008in" fo:margin-bottom="0in" loext:contextual-spacing="false"/>
      <style:text-properties fo:font-size="16pt" style:font-size-asian="16pt"/>
    </style:style>
    <style:style style:name="P137" style:family="paragraph" style:parent-style-name="Text_20_body">
      <style:paragraph-properties fo:margin-top="0.0008in" fo:margin-bottom="0in" loext:contextual-spacing="false"/>
      <style:text-properties fo:font-size="5.5pt" style:font-size-asian="5.5pt"/>
    </style:style>
    <style:style style:name="P138" style:family="paragraph" style:parent-style-name="Text_20_body">
      <style:paragraph-properties fo:margin-top="0.0008in" fo:margin-bottom="0in" loext:contextual-spacing="false"/>
      <style:text-properties fo:font-size="9.5pt" style:font-size-asian="9.5pt"/>
    </style:style>
    <style:style style:name="P139" style:family="paragraph" style:parent-style-name="Text_20_body">
      <style:paragraph-properties fo:margin-top="0.0008in" fo:margin-bottom="0in" loext:contextual-spacing="false"/>
      <style:text-properties fo:font-size="15.5pt" style:font-size-asian="15.5pt"/>
    </style:style>
    <style:style style:name="P140" style:family="paragraph" style:parent-style-name="Text_20_body">
      <style:paragraph-properties fo:margin-top="0.0063in" fo:margin-bottom="0in" loext:contextual-spacing="false"/>
      <style:text-properties style:font-name="Arial" fo:font-size="7.5pt" fo:font-weight="bold" style:font-size-asian="7.5pt" style:font-weight-asian="bold"/>
    </style:style>
    <style:style style:name="P141" style:family="paragraph" style:parent-style-name="Text_20_body">
      <style:paragraph-properties fo:margin-top="0.0063in" fo:margin-bottom="0in" loext:contextual-spacing="false"/>
      <style:text-properties fo:font-size="11pt" style:font-size-asian="11pt"/>
    </style:style>
    <style:style style:name="P142" style:family="paragraph" style:parent-style-name="Text_20_body">
      <style:paragraph-properties fo:margin-top="0.0063in" fo:margin-bottom="0in" loext:contextual-spacing="false"/>
      <style:text-properties fo:font-size="14pt" style:font-size-asian="14pt"/>
    </style:style>
    <style:style style:name="P143" style:family="paragraph" style:parent-style-name="Text_20_body">
      <style:paragraph-properties fo:margin-top="0.0063in" fo:margin-bottom="0in" loext:contextual-spacing="false"/>
      <style:text-properties style:text-line-through-style="solid" style:text-line-through-type="single" fo:font-size="12pt" fo:background-color="transparent" style:font-size-asian="12pt"/>
    </style:style>
    <style:style style:name="P144" style:family="paragraph" style:parent-style-name="Text_20_body">
      <style:paragraph-properties fo:margin-top="0.0063in" fo:margin-bottom="0in" loext:contextual-spacing="false"/>
      <style:text-properties fo:font-size="16pt" style:font-size-asian="16pt"/>
    </style:style>
    <style:style style:name="P145" style:family="paragraph" style:parent-style-name="Text_20_body">
      <style:paragraph-properties fo:margin-top="0.0063in" fo:margin-bottom="0in" loext:contextual-spacing="false"/>
      <style:text-properties fo:color="#0066ff" fo:font-size="11pt" officeooo:rsid="006ed29d" officeooo:paragraph-rsid="006ed29d" style:font-size-asian="11pt"/>
    </style:style>
    <style:style style:name="P146" style:family="paragraph" style:parent-style-name="Text_20_body">
      <style:paragraph-properties fo:margin-top="0.0043in" fo:margin-bottom="0in" loext:contextual-spacing="false"/>
      <style:text-properties fo:font-size="11pt" style:font-size-asian="11pt"/>
    </style:style>
    <style:style style:name="P147" style:family="paragraph" style:parent-style-name="Text_20_body">
      <style:paragraph-properties fo:margin-top="0.0043in" fo:margin-bottom="0in" loext:contextual-spacing="false"/>
      <style:text-properties fo:font-size="7pt" style:font-size-asian="7pt"/>
    </style:style>
    <style:style style:name="P148" style:family="paragraph" style:parent-style-name="Text_20_body">
      <style:paragraph-properties fo:margin-top="0.0043in" fo:margin-bottom="0in" loext:contextual-spacing="false"/>
      <style:text-properties style:font-name="Monaco" fo:font-size="13pt" style:font-size-asian="13pt"/>
    </style:style>
    <style:style style:name="P149" style:family="paragraph" style:parent-style-name="Text_20_body">
      <style:paragraph-properties fo:margin-top="0.0043in" fo:margin-bottom="0in" loext:contextual-spacing="false"/>
      <style:text-properties fo:font-size="14pt" style:font-size-asian="14pt"/>
    </style:style>
    <style:style style:name="P150" style:family="paragraph" style:parent-style-name="Text_20_body">
      <style:paragraph-properties fo:margin-top="0.0043in" fo:margin-bottom="0in" loext:contextual-spacing="false"/>
      <style:text-properties fo:font-size="11.5pt" style:font-size-asian="11.5pt"/>
    </style:style>
    <style:style style:name="P151" style:family="paragraph" style:parent-style-name="Text_20_body">
      <style:paragraph-properties fo:margin-top="0.0043in" fo:margin-bottom="0in" loext:contextual-spacing="false"/>
      <style:text-properties fo:font-size="7.5pt" style:font-size-asian="7.5pt"/>
    </style:style>
    <style:style style:name="P152" style:family="paragraph" style:parent-style-name="Text_20_body">
      <style:paragraph-properties fo:margin-top="0.0043in" fo:margin-bottom="0in" loext:contextual-spacing="false"/>
      <style:text-properties fo:font-size="4.5pt" style:font-size-asian="4.5pt"/>
    </style:style>
    <style:style style:name="P153" style:family="paragraph" style:parent-style-name="Text_20_body">
      <style:paragraph-properties fo:margin-top="0.0028in" fo:margin-bottom="0in" loext:contextual-spacing="false" fo:break-before="column"/>
    </style:style>
    <style:style style:name="P154" style:family="paragraph" style:parent-style-name="Text_20_body">
      <style:paragraph-properties fo:margin-top="0.0028in" fo:margin-bottom="0in" loext:contextual-spacing="false"/>
      <style:text-properties fo:font-size="8.5pt" style:font-size-asian="8.5pt"/>
    </style:style>
    <style:style style:name="P155" style:family="paragraph" style:parent-style-name="Text_20_body">
      <style:paragraph-properties fo:margin-top="0.0028in" fo:margin-bottom="0in" loext:contextual-spacing="false"/>
      <style:text-properties fo:font-size="14.5pt" style:font-size-asian="14.5pt"/>
    </style:style>
    <style:style style:name="P156" style:family="paragraph" style:parent-style-name="Text_20_body">
      <style:paragraph-properties fo:margin-top="0.0028in" fo:margin-bottom="0in" loext:contextual-spacing="false" fo:line-height="0.1528in" fo:text-align="justify" style:justify-single-word="false"/>
      <style:text-properties fo:font-size="14.5pt" officeooo:paragraph-rsid="00f9f467" style:font-size-asian="14.5pt"/>
    </style:style>
    <style:style style:name="P157" style:family="paragraph" style:parent-style-name="Text_20_body">
      <style:paragraph-properties fo:margin-top="0.0028in" fo:margin-bottom="0in" loext:contextual-spacing="false" fo:line-height="0.1528in" fo:text-align="justify" style:justify-single-word="false"/>
    </style:style>
    <style:style style:name="P158" style:family="paragraph" style:parent-style-name="Text_20_body">
      <style:paragraph-properties fo:margin-left="0.0811in" fo:margin-right="0.0791in" fo:line-height="0.1528in" fo:text-align="justify" style:justify-single-word="false" fo:text-indent="0.2071in" style:auto-text-indent="false"/>
    </style:style>
    <style:style style:name="P159" style:family="paragraph" style:parent-style-name="Text_20_body">
      <style:paragraph-properties fo:margin-left="0.0811in" fo:margin-right="0.0791in" fo:margin-top="0.0217in" fo:margin-bottom="0in" loext:contextual-spacing="false" fo:line-height="0.1528in" fo:text-align="justify" style:justify-single-word="false" fo:text-indent="0.2071in" style:auto-text-indent="false"/>
    </style:style>
    <style:style style:name="P160" style:family="paragraph" style:parent-style-name="Text_20_body">
      <style:paragraph-properties fo:margin-left="0.0811in" fo:margin-right="0.0791in" fo:margin-top="0.0008in" fo:margin-bottom="0in" loext:contextual-spacing="false" fo:line-height="0.1528in" fo:text-align="justify" style:justify-single-word="false" fo:text-indent="0.2071in" style:auto-text-indent="false"/>
    </style:style>
    <style:style style:name="P161" style:family="paragraph" style:parent-style-name="Text_20_body">
      <style:paragraph-properties fo:margin-left="0.0811in" fo:margin-right="0.0791in" fo:margin-top="0.1583in" fo:margin-bottom="0in" loext:contextual-spacing="false" fo:line-height="0.1528in" fo:text-align="justify" style:justify-single-word="false" fo:text-indent="0.2071in" style:auto-text-indent="false"/>
    </style:style>
    <style:style style:name="P162" style:family="paragraph" style:parent-style-name="Text_20_body">
      <style:paragraph-properties fo:margin-left="0.0811in" fo:margin-right="0.0791in" fo:margin-top="0.0673in" fo:margin-bottom="0in" loext:contextual-spacing="false" fo:line-height="0.1528in" fo:text-align="justify" style:justify-single-word="false" fo:text-indent="0.2071in" style:auto-text-indent="false"/>
      <style:text-properties officeooo:paragraph-rsid="007cf336"/>
    </style:style>
    <style:style style:name="P163" style:family="paragraph" style:parent-style-name="Text_20_body">
      <style:paragraph-properties fo:margin-left="0.0811in" fo:margin-right="0.0791in" fo:margin-top="0.0209in" fo:margin-bottom="0in" loext:contextual-spacing="false" fo:line-height="0.1528in" fo:text-align="justify" style:justify-single-word="false" fo:text-indent="0.2071in" style:auto-text-indent="false"/>
      <style:text-properties officeooo:paragraph-rsid="0137948c"/>
    </style:style>
    <style:style style:name="P164" style:family="paragraph" style:parent-style-name="Text_20_body">
      <style:paragraph-properties fo:margin-left="0.0807in" fo:margin-right="0.0791in" fo:margin-top="0.0689in" fo:margin-bottom="0in" loext:contextual-spacing="false" fo:line-height="0.1528in" fo:text-align="justify" style:justify-single-word="false" fo:text-indent="0.2071in" style:auto-text-indent="false"/>
      <style:text-properties officeooo:paragraph-rsid="009d5d0e"/>
    </style:style>
    <style:style style:name="P165" style:family="paragraph" style:parent-style-name="Text_20_body">
      <style:paragraph-properties fo:margin-top="0.0016in" fo:margin-bottom="0in" loext:contextual-spacing="false"/>
      <style:text-properties fo:font-size="5.5pt" style:font-size-asian="5.5pt"/>
    </style:style>
    <style:style style:name="P166" style:family="paragraph" style:parent-style-name="Text_20_body">
      <style:paragraph-properties fo:margin-top="0.0016in" fo:margin-bottom="0in" loext:contextual-spacing="false"/>
      <style:text-properties fo:font-size="16pt" style:font-size-asian="16pt"/>
    </style:style>
    <style:style style:name="P167" style:family="paragraph" style:parent-style-name="Text_20_body">
      <style:paragraph-properties fo:margin-top="0.0016in" fo:margin-bottom="0in" loext:contextual-spacing="false"/>
      <style:text-properties fo:font-size="13pt" style:font-size-asian="13pt"/>
    </style:style>
    <style:style style:name="P168" style:family="paragraph" style:parent-style-name="Text_20_body">
      <style:paragraph-properties fo:margin-top="0.0016in" fo:margin-bottom="0in" loext:contextual-spacing="false"/>
      <style:text-properties fo:font-size="10.5pt" style:font-size-asian="10.5pt"/>
    </style:style>
    <style:style style:name="P169" style:family="paragraph" style:parent-style-name="Text_20_body">
      <style:paragraph-properties fo:margin-top="0.0016in" fo:margin-bottom="0in" loext:contextual-spacing="false"/>
      <style:text-properties fo:color="#009900" style:text-line-through-style="none" style:text-line-through-type="none" fo:font-size="11.5pt" fo:background-color="transparent" style:font-size-asian="11.5pt"/>
    </style:style>
    <style:style style:name="P170"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ed0000"/>
    </style:style>
    <style:style style:name="P171"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style>
    <style:style style:name="P172"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style:style>
    <style:style style:name="P173"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officeooo:rsid="00a207fc" officeooo:paragraph-rsid="00a207fc" fo:background-color="#99ffff"/>
    </style:style>
    <style:style style:name="P174" style:family="paragraph" style:parent-style-name="Text_20_body">
      <style:paragraph-properties fo:margin-left="0.0807in" fo:margin-right="0in" fo:margin-top="0.0063in" fo:margin-bottom="0in" loext:contextual-spacing="false" fo:line-height="100%" fo:text-align="justify" style:justify-single-word="false" fo:text-indent="0.2071in" style:auto-text-indent="false"/>
      <style:text-properties officeooo:paragraph-rsid="00b8c528"/>
    </style:style>
    <style:style style:name="P175" style:family="paragraph" style:parent-style-name="Text_20_body">
      <style:paragraph-properties fo:margin-left="0.0807in" fo:margin-right="0in" fo:margin-top="0.0189in" fo:margin-bottom="0in" loext:contextual-spacing="false" fo:line-height="0.1528in" fo:text-align="justify" style:justify-single-word="false" fo:text-indent="0.2071in" style:auto-text-indent="false"/>
      <style:text-properties style:use-window-font-color="true" officeooo:paragraph-rsid="00e95278"/>
    </style:style>
    <style:style style:name="P176" style:family="paragraph" style:parent-style-name="Text_20_body">
      <style:paragraph-properties fo:margin-left="0.0807in" fo:margin-right="0in" fo:line-height="0.1528in" fo:text-align="justify" style:justify-single-word="false" fo:text-indent="0.2071in" style:auto-text-indent="false"/>
      <style:text-properties officeooo:paragraph-rsid="00edf23d"/>
    </style:style>
    <style:style style:name="P177" style:family="paragraph" style:parent-style-name="Text_20_body">
      <style:paragraph-properties fo:margin-left="0.0811in" fo:margin-right="0in" fo:line-height="0.1528in" fo:text-indent="0.2071in" style:auto-text-indent="false"/>
    </style:style>
    <style:style style:name="P178" style:family="paragraph" style:parent-style-name="Text_20_body">
      <style:paragraph-properties fo:margin-left="0.0811in" fo:margin-right="0in" fo:line-height="0.1528in" fo:text-align="justify" style:justify-single-word="false" fo:text-indent="0.2071in" style:auto-text-indent="false"/>
    </style:style>
    <style:style style:name="P179" style:family="paragraph" style:parent-style-name="Text_20_body">
      <style:paragraph-properties fo:margin-left="0.0811in" fo:margin-right="0in" fo:line-height="0.1528in" fo:text-align="justify" style:justify-single-word="false" fo:text-indent="0.2071in" style:auto-text-indent="false"/>
      <style:text-properties officeooo:paragraph-rsid="00e62b46" fo:background-color="transparent"/>
    </style:style>
    <style:style style:name="P180" style:family="paragraph" style:parent-style-name="Text_20_body">
      <style:paragraph-properties fo:margin-left="0.0811in" fo:margin-right="0in" fo:line-height="0.1528in" fo:text-align="justify" style:justify-single-word="false" fo:text-indent="0.2071in" style:auto-text-indent="false"/>
      <style:text-properties officeooo:paragraph-rsid="013ce7bd" fo:background-color="transparent"/>
    </style:style>
    <style:style style:name="P181" style:family="paragraph" style:parent-style-name="Text_20_body">
      <style:paragraph-properties fo:margin-left="0.0811in" fo:margin-right="0in" fo:margin-top="0.1173in" fo:margin-bottom="0in" loext:contextual-spacing="false" fo:line-height="0.1528in" fo:text-align="justify" style:justify-single-word="false" fo:text-indent="0.2071in" style:auto-text-indent="false"/>
    </style:style>
    <style:style style:name="P182" style:family="paragraph" style:parent-style-name="Text_20_body">
      <style:paragraph-properties fo:margin-left="0.0811in" fo:margin-right="0in" fo:margin-top="0.0984in" fo:margin-bottom="0in" loext:contextual-spacing="false" fo:line-height="0.1528in" fo:text-align="justify" style:justify-single-word="false" fo:text-indent="0.2071in" style:auto-text-indent="false"/>
    </style:style>
    <style:style style:name="P183"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style>
    <style:style style:name="P184"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officeooo:paragraph-rsid="01217237"/>
    </style:style>
    <style:style style:name="P185"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fo:color="#009900"/>
    </style:style>
    <style:style style:name="P186" style:family="paragraph" style:parent-style-name="Text_20_body">
      <style:paragraph-properties fo:margin-left="0.0811in" fo:margin-right="0in" fo:margin-top="0.0091in" fo:margin-bottom="0in" loext:contextual-spacing="false" fo:line-height="88%" fo:text-align="justify" style:justify-single-word="false" fo:text-indent="0.2071in" style:auto-text-indent="false"/>
    </style:style>
    <style:style style:name="P187" style:family="paragraph" style:parent-style-name="Text_20_body">
      <style:paragraph-properties fo:margin-left="0.0811in" fo:margin-right="0in" fo:margin-top="0.0374in" fo:margin-bottom="0in" loext:contextual-spacing="false" fo:line-height="0.1528in" fo:text-align="justify" style:justify-single-word="false" fo:text-indent="0.2071in" style:auto-text-indent="false"/>
    </style:style>
    <style:style style:name="P188" style:family="paragraph" style:parent-style-name="Text_20_body">
      <style:paragraph-properties fo:margin-left="0.0811in" fo:margin-right="0in" fo:margin-top="0.1008in" fo:margin-bottom="0in" loext:contextual-spacing="false" fo:line-height="0.1528in" fo:text-align="justify" style:justify-single-word="false" fo:text-indent="0.2071in" style:auto-text-indent="false"/>
    </style:style>
    <style:style style:name="P189" style:family="paragraph" style:parent-style-name="Text_20_body">
      <style:paragraph-properties fo:margin-left="0.0811in" fo:margin-right="0in" fo:margin-top="0.0752in" fo:margin-bottom="0in" loext:contextual-spacing="false" fo:line-height="0.1528in" fo:text-align="justify" style:justify-single-word="false" fo:text-indent="0.2071in" style:auto-text-indent="false"/>
      <style:text-properties fo:background-color="transparent"/>
    </style:style>
    <style:style style:name="P190" style:family="paragraph" style:parent-style-name="Text_20_body">
      <style:paragraph-properties fo:margin-left="0.2882in" fo:margin-right="0in" fo:text-indent="0in" style:auto-text-indent="false"/>
    </style:style>
    <style:style style:name="P191" style:family="paragraph" style:parent-style-name="Text_20_body">
      <style:paragraph-properties fo:margin-left="0.2882in" fo:margin-right="0in" fo:line-height="0.1555in" fo:text-indent="0in" style:auto-text-indent="false"/>
      <style:text-properties fo:color="#ff0000" style:text-line-through-style="solid" style:text-line-through-type="single"/>
    </style:style>
    <style:style style:name="P192" style:family="paragraph" style:parent-style-name="Text_20_body">
      <style:paragraph-properties fo:margin-left="0.2882in" fo:margin-right="0in" fo:margin-top="0.1437in" fo:margin-bottom="0in" loext:contextual-spacing="false" fo:line-height="0.1563in" fo:text-indent="0in" style:auto-text-indent="false"/>
    </style:style>
    <style:style style:name="P193" style:family="paragraph" style:parent-style-name="Text_20_body">
      <style:paragraph-properties fo:margin-left="0.2882in" fo:margin-right="0in" fo:margin-top="0.0673in" fo:margin-bottom="0in" loext:contextual-spacing="false" fo:line-height="0.1563in" fo:text-indent="0in" style:auto-text-indent="false"/>
      <style:text-properties fo:color="#009900" style:text-line-through-style="none" style:text-line-through-type="none" fo:background-color="transparent"/>
    </style:style>
    <style:style style:name="P194" style:family="paragraph" style:parent-style-name="Text_20_body">
      <style:paragraph-properties fo:margin-top="0.0047in" fo:margin-bottom="0in" loext:contextual-spacing="false"/>
      <style:text-properties fo:font-size="9.5pt" style:font-size-asian="9.5pt"/>
    </style:style>
    <style:style style:name="P195" style:family="paragraph" style:parent-style-name="Text_20_body">
      <style:paragraph-properties fo:margin-top="0.0047in" fo:margin-bottom="0in" loext:contextual-spacing="false"/>
      <style:text-properties style:use-window-font-color="true"/>
    </style:style>
    <style:style style:name="P196" style:family="paragraph" style:parent-style-name="Text_20_body">
      <style:paragraph-properties fo:margin-top="0.0047in" fo:margin-bottom="0in" loext:contextual-spacing="false"/>
      <style:text-properties fo:font-size="11.5pt" style:font-size-asian="11.5pt"/>
    </style:style>
    <style:style style:name="P197" style:family="paragraph" style:parent-style-name="Text_20_body">
      <style:paragraph-properties fo:margin-top="0.0047in" fo:margin-bottom="0in" loext:contextual-spacing="false"/>
      <style:text-properties fo:color="#009900" style:text-line-through-style="none" style:text-line-through-type="none" fo:font-size="6.5pt" fo:background-color="transparent" style:font-size-asian="6.5pt"/>
    </style:style>
    <style:style style:name="P198" style:family="paragraph" style:parent-style-name="Text_20_body">
      <style:paragraph-properties fo:margin-top="0.0047in" fo:margin-bottom="0in" loext:contextual-spacing="false"/>
      <style:text-properties fo:font-size="13.5pt" style:font-size-asian="13.5pt"/>
    </style:style>
    <style:style style:name="P199" style:family="paragraph" style:parent-style-name="Text_20_body">
      <style:paragraph-properties fo:margin-left="0.0807in" fo:margin-right="0.0791in" fo:margin-top="0.0047in" fo:margin-bottom="0in" loext:contextual-spacing="false" fo:line-height="0.1528in" fo:text-align="justify" style:justify-single-word="false" fo:text-indent="0.0945in" style:auto-text-indent="false" fo:break-before="column"/>
    </style:style>
    <style:style style:name="P200"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style>
    <style:style style:name="P201"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text-properties officeooo:paragraph-rsid="00f9a710"/>
    </style:style>
    <style:style style:name="P202"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text-properties officeooo:paragraph-rsid="0100c1d5"/>
    </style:style>
    <style:style style:name="P203"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fo:break-before="column"/>
      <style:text-properties officeooo:paragraph-rsid="00e95278"/>
    </style:style>
    <style:style style:name="P204" style:family="paragraph" style:parent-style-name="Text_20_body">
      <style:paragraph-properties fo:margin-top="0.0075in" fo:margin-bottom="0in" loext:contextual-spacing="false"/>
      <style:text-properties fo:font-size="8.5pt" style:font-size-asian="8.5pt"/>
    </style:style>
    <style:style style:name="P205" style:family="paragraph" style:parent-style-name="Text_20_body">
      <style:paragraph-properties fo:margin-left="2.2244in" fo:margin-right="0in" fo:margin-top="0.148in" fo:margin-bottom="0.0035in" loext:contextual-spacing="false" fo:text-indent="0in" style:auto-text-indent="false">
        <style:tab-stops>
          <style:tab-stop style:position="3.4437in"/>
          <style:tab-stop style:position="4.9827in"/>
          <style:tab-stop style:position="5.5799in"/>
        </style:tab-stops>
      </style:paragraph-properties>
    </style:style>
    <style:style style:name="P206" style:family="paragraph" style:parent-style-name="Text_20_body">
      <style:paragraph-properties fo:margin-left="2.0945in" fo:margin-right="0in" fo:line-height="0.0138in" fo:text-indent="0in" style:auto-text-indent="false"/>
    </style:style>
    <style:style style:name="P207" style:family="paragraph" style:parent-style-name="Text_20_body">
      <style:paragraph-properties fo:margin-top="0.0055in" fo:margin-bottom="0in" loext:contextual-spacing="false"/>
      <style:text-properties fo:font-size="11.5pt" style:font-size-asian="11.5pt"/>
    </style:style>
    <style:style style:name="P208" style:family="paragraph" style:parent-style-name="Text_20_body">
      <style:paragraph-properties fo:margin-top="0.0055in" fo:margin-bottom="0in" loext:contextual-spacing="false"/>
      <style:text-properties fo:font-size="12pt" style:font-size-asian="12pt"/>
    </style:style>
    <style:style style:name="P209" style:family="paragraph" style:parent-style-name="Text_20_body">
      <style:paragraph-properties fo:margin-top="0.0055in" fo:margin-bottom="0in" loext:contextual-spacing="false"/>
      <style:text-properties fo:font-size="9.5pt" style:font-size-asian="9.5pt"/>
    </style:style>
    <style:style style:name="P210" style:family="paragraph" style:parent-style-name="Text_20_body">
      <style:paragraph-properties fo:margin-left="3.7811in" fo:margin-right="0in" fo:text-indent="0in" style:auto-text-indent="false"/>
    </style:style>
    <style:style style:name="P211"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text-properties fo:letter-spacing="-0.0055in"/>
    </style:style>
    <style:style style:name="P212"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style>
    <style:style style:name="P213" style:family="paragraph" style:parent-style-name="Text_20_body">
      <style:paragraph-properties fo:margin-left="0.7992in" fo:margin-right="0in" fo:line-height="0.1583in" fo:text-indent="0in" style:auto-text-indent="false">
        <style:tab-stops>
          <style:tab-stop style:position="2.8929in"/>
          <style:tab-stop style:position="3.8091in"/>
          <style:tab-stop style:position="5.3354in"/>
          <style:tab-stop style:position="6.2575in"/>
        </style:tab-stops>
      </style:paragraph-properties>
    </style:style>
    <style:style style:name="P214" style:family="paragraph" style:parent-style-name="Text_20_body">
      <style:paragraph-properties fo:margin-left="0.7992in" fo:margin-right="0in" fo:line-height="0.1602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15" style:family="paragraph" style:parent-style-name="Text_20_body">
      <style:paragraph-properties fo:margin-left="0.7992in" fo:margin-right="0in" fo:line-height="0.1646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16" style:family="paragraph" style:parent-style-name="Text_20_body">
      <style:paragraph-properties fo:margin-left="0.6028in" fo:margin-right="0in" fo:line-height="0.1681in" fo:text-indent="0in" style:auto-text-indent="false" fo:break-before="column">
        <style:tab-stops>
          <style:tab-stop style:position="1.3181in"/>
          <style:tab-stop style:position="2.2339in"/>
          <style:tab-stop style:position="4.2437in"/>
        </style:tab-stops>
      </style:paragraph-properties>
    </style:style>
    <style:style style:name="P217" style:family="paragraph" style:parent-style-name="Text_20_body">
      <style:paragraph-properties fo:margin-left="0.6028in" fo:margin-right="0in" fo:line-height="0.1701in" fo:text-indent="0in" style:auto-text-indent="false">
        <style:tab-stops>
          <style:tab-stop style:position="1.3181in"/>
          <style:tab-stop style:position="2.2339in"/>
        </style:tab-stops>
      </style:paragraph-properties>
    </style:style>
    <style:style style:name="P218" style:family="paragraph" style:parent-style-name="Text_20_body">
      <style:paragraph-properties fo:margin-top="0.0035in" fo:margin-bottom="0in" loext:contextual-spacing="false"/>
      <style:text-properties fo:font-size="11pt" style:font-size-asian="11pt"/>
    </style:style>
    <style:style style:name="P219" style:family="paragraph" style:parent-style-name="Text_20_body">
      <style:paragraph-properties fo:margin-top="0.0035in" fo:margin-bottom="0in" loext:contextual-spacing="false"/>
      <style:text-properties fo:font-size="7.5pt" style:font-size-asian="7.5pt"/>
    </style:style>
    <style:style style:name="P220" style:family="paragraph" style:parent-style-name="Text_20_body">
      <style:paragraph-properties fo:margin-top="0.0035in" fo:margin-bottom="0in" loext:contextual-spacing="false"/>
      <style:text-properties fo:font-size="14pt" style:font-size-asian="14pt"/>
    </style:style>
    <style:style style:name="P221" style:family="paragraph" style:parent-style-name="Text_20_body">
      <style:paragraph-properties fo:margin-left="0in" fo:margin-right="0.0791in" fo:margin-top="0.1126in" fo:margin-bottom="0in" loext:contextual-spacing="false" fo:line-height="0.1528in" fo:text-align="justify" style:justify-single-word="false" fo:text-indent="0in" style:auto-text-indent="false"/>
    </style:style>
    <style:style style:name="P222" style:family="paragraph" style:parent-style-name="Text_20_body">
      <style:paragraph-properties fo:margin-left="0in" fo:margin-right="0.0791in" fo:line-height="0.1528in" fo:text-indent="0in" style:auto-text-indent="false" fo:break-before="column"/>
    </style:style>
    <style:style style:name="P223" style:family="paragraph" style:parent-style-name="Text_20_body">
      <style:paragraph-properties fo:margin-left="0in" fo:margin-right="0.0791in" fo:line-height="0.1528in" fo:text-align="justify" style:justify-single-word="false" fo:text-indent="0in" style:auto-text-indent="false"/>
      <style:text-properties fo:font-size="9.5pt" style:font-size-asian="9.5pt"/>
    </style:style>
    <style:style style:name="P224" style:family="paragraph" style:parent-style-name="Text_20_body">
      <style:paragraph-properties fo:margin-left="0in" fo:margin-right="0.0791in" fo:margin-top="0.0965in" fo:margin-bottom="0in" loext:contextual-spacing="false" fo:line-height="0.1528in" fo:text-align="justify" style:justify-single-word="false" fo:text-indent="0in" style:auto-text-indent="false"/>
    </style:style>
    <style:style style:name="P225"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style>
    <style:style style:name="P226"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text-properties fo:background-color="#ffff00"/>
    </style:style>
    <style:style style:name="P227" style:family="paragraph" style:parent-style-name="Text_20_body">
      <style:paragraph-properties fo:margin-left="0.8862in" fo:margin-right="0in" fo:line-height="0.1075in" fo:text-align="center" style:justify-single-word="false" fo:text-indent="0in" style:auto-text-indent="false">
        <style:tab-stops>
          <style:tab-stop style:position="1.3409in"/>
          <style:tab-stop style:position="2.2189in"/>
          <style:tab-stop style:position="2.852in"/>
          <style:tab-stop style:position="3.7173in"/>
          <style:tab-stop style:position="4.9465in"/>
        </style:tab-stops>
      </style:paragraph-properties>
    </style:style>
    <style:style style:name="P228" style:family="paragraph" style:parent-style-name="Text_20_body">
      <style:paragraph-properties fo:margin-left="0.7547in" fo:margin-right="0in" fo:line-height="0.0138in" fo:text-indent="0in" style:auto-text-indent="false"/>
    </style:style>
    <style:style style:name="P229" style:family="paragraph" style:parent-style-name="Text_20_body">
      <style:paragraph-properties fo:margin-left="0.8402in" fo:margin-right="0in" fo:line-height="0.1602in" fo:text-indent="0in" style:auto-text-indent="false">
        <style:tab-stops>
          <style:tab-stop style:position="1.8098in"/>
          <style:tab-stop style:position="3.2256in"/>
          <style:tab-stop style:position="3.8453in"/>
          <style:tab-stop style:position="4.7575in"/>
          <style:tab-stop style:position="5.4492in"/>
        </style:tab-stops>
      </style:paragraph-properties>
    </style:style>
    <style:style style:name="P230" style:family="paragraph" style:parent-style-name="Text_20_body">
      <style:paragraph-properties fo:margin-left="0.8402in" fo:margin-right="0in" fo:line-height="0.152in" fo:text-indent="0in" style:auto-text-indent="false">
        <style:tab-stops>
          <style:tab-stop style:position="1.8098in"/>
          <style:tab-stop style:position="2.5173in"/>
          <style:tab-stop style:position="3.2256in"/>
          <style:tab-stop style:position="3.9335in"/>
          <style:tab-stop style:position="4.7575in"/>
        </style:tab-stops>
      </style:paragraph-properties>
    </style:style>
    <style:style style:name="P231" style:family="paragraph" style:parent-style-name="Text_20_body">
      <style:paragraph-properties fo:margin-left="0.8402in" fo:margin-right="0in" fo:line-height="0.1484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32" style:family="paragraph" style:parent-style-name="Text_20_body">
      <style:paragraph-properties fo:margin-left="0.8402in" fo:margin-right="0in" fo:line-height="0.1693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33" style:family="paragraph" style:parent-style-name="Text_20_body">
      <style:paragraph-properties fo:margin-left="0.4953in" fo:margin-right="0in" fo:line-height="0.1575in" fo:text-indent="0in" style:auto-text-indent="false" fo:break-before="column"/>
    </style:style>
    <style:style style:name="P234" style:family="paragraph" style:parent-style-name="Text_20_body">
      <style:paragraph-properties fo:margin-left="0.5429in" fo:margin-right="0in" fo:line-height="0.152in" fo:text-indent="0in" style:auto-text-indent="false" fo:break-before="column"/>
    </style:style>
    <style:style style:name="P235" style:family="paragraph" style:parent-style-name="Text_20_body">
      <style:paragraph-properties fo:margin-left="1.778in" fo:margin-right="0in" fo:line-height="0.1374in" fo:text-indent="0in" style:auto-text-indent="false">
        <style:tab-stops>
          <style:tab-stop style:position="2.8217in"/>
          <style:tab-stop style:position="3.6445in"/>
          <style:tab-stop style:position="4.3492in"/>
          <style:tab-stop style:position="5.1339in"/>
        </style:tab-stops>
      </style:paragraph-properties>
    </style:style>
    <style:style style:name="P236" style:family="paragraph" style:parent-style-name="Text_20_body">
      <style:paragraph-properties fo:margin-left="1.778in" fo:margin-right="0in" fo:line-height="0.1453in" fo:text-indent="0in" style:auto-text-indent="false">
        <style:tab-stops>
          <style:tab-stop style:position="2.7709in"/>
          <style:tab-stop style:position="3.5398in"/>
          <style:tab-stop style:position="4.2209in"/>
          <style:tab-stop style:position="5.3228in"/>
        </style:tab-stops>
      </style:paragraph-properties>
    </style:style>
    <style:style style:name="P237" style:family="paragraph" style:parent-style-name="Text_20_body">
      <style:paragraph-properties fo:margin-left="1.778in" fo:margin-right="0in" fo:line-height="0.1457in" fo:text-indent="0in" style:auto-text-indent="false">
        <style:tab-stops>
          <style:tab-stop style:position="2.4047in"/>
          <style:tab-stop style:position="2.7709in"/>
          <style:tab-stop style:position="3.5398in"/>
          <style:tab-stop style:position="4.3091in"/>
          <style:tab-stop style:position="5.0862in"/>
        </style:tab-stops>
      </style:paragraph-properties>
    </style:style>
    <style:style style:name="P238" style:family="paragraph" style:parent-style-name="Text_20_body">
      <style:paragraph-properties fo:margin-left="1.778in" fo:margin-right="0in" fo:line-height="0.1555in" fo:text-indent="0in" style:auto-text-indent="false">
        <style:tab-stops>
          <style:tab-stop style:position="2.7709in"/>
          <style:tab-stop style:position="3.5398in"/>
          <style:tab-stop style:position="4.2209in"/>
          <style:tab-stop style:position="5.3228in"/>
        </style:tab-stops>
      </style:paragraph-properties>
      <style:text-properties officeooo:paragraph-rsid="013bfc4e"/>
    </style:style>
    <style:style style:name="P239" style:family="paragraph" style:parent-style-name="Text_20_body">
      <style:paragraph-properties fo:margin-left="0.1453in" fo:margin-right="0in" fo:line-height="0.1575in" fo:text-indent="0in" style:auto-text-indent="false" fo:break-before="column">
        <style:tab-stops>
          <style:tab-stop style:position="0.8453in"/>
          <style:tab-stop style:position="1.5953in"/>
          <style:tab-stop style:position="2.6972in"/>
        </style:tab-stops>
      </style:paragraph-properties>
    </style:style>
    <style:style style:name="P240" style:family="paragraph" style:parent-style-name="Text_20_body">
      <style:paragraph-properties fo:margin-left="0.1453in" fo:margin-right="0in" fo:margin-top="0.0035in" fo:margin-bottom="0in" loext:contextual-spacing="false" fo:line-height="0.1555in" fo:text-indent="0in" style:auto-text-indent="false" fo:break-before="column">
        <style:tab-stops>
          <style:tab-stop style:position="0.9138in"/>
        </style:tab-stops>
      </style:paragraph-properties>
    </style:style>
    <style:style style:name="P241" style:family="paragraph" style:parent-style-name="Text_20_body">
      <style:paragraph-properties fo:margin-left="0.1453in" fo:margin-right="0in" fo:line-height="0.1646in" fo:text-indent="0in" style:auto-text-indent="false">
        <style:tab-stops>
          <style:tab-stop style:position="0.9138in"/>
          <style:tab-stop style:position="1.9543in"/>
          <style:tab-stop style:position="2.6972in"/>
        </style:tab-stops>
      </style:paragraph-properties>
    </style:style>
    <style:style style:name="P242" style:family="paragraph" style:parent-style-name="Text_20_body">
      <style:paragraph-properties fo:margin-left="1.0866in" fo:margin-right="0in" fo:margin-top="0.0681in" fo:margin-bottom="0in" loext:contextual-spacing="false" fo:text-align="center" style:justify-single-word="false" fo:text-indent="0in" style:auto-text-indent="false"/>
    </style:style>
    <style:style style:name="P243" style:family="paragraph" style:parent-style-name="Text_20_body">
      <style:paragraph-properties fo:margin-left="3.7819in" fo:margin-right="0in" fo:line-height="0.1528in" fo:text-indent="0.2071in" style:auto-text-indent="false"/>
    </style:style>
    <style:style style:name="P244" style:family="paragraph" style:parent-style-name="Text_20_body">
      <style:paragraph-properties fo:margin-top="0.0071in" fo:margin-bottom="0in" loext:contextual-spacing="false"/>
      <style:text-properties fo:font-size="16pt" style:font-size-asian="16pt"/>
    </style:style>
    <style:style style:name="P245" style:family="paragraph" style:parent-style-name="Text_20_body">
      <style:paragraph-properties fo:margin-top="0.0071in" fo:margin-bottom="0in" loext:contextual-spacing="false"/>
      <style:text-properties fo:font-size="9pt" style:font-size-asian="9pt"/>
    </style:style>
    <style:style style:name="P246" style:family="paragraph" style:parent-style-name="Text_20_body">
      <style:paragraph-properties fo:margin-top="0.0071in" fo:margin-bottom="0in" loext:contextual-spacing="false"/>
      <style:text-properties fo:font-size="9.5pt" style:font-size-asian="9.5pt"/>
    </style:style>
    <style:style style:name="P247" style:family="paragraph" style:parent-style-name="Text_20_body">
      <style:paragraph-properties fo:margin-top="0.0791in" fo:margin-bottom="0in" loext:contextual-spacing="false" fo:line-height="0.1528in" fo:text-align="justify" style:justify-single-word="false"/>
    </style:style>
    <style:style style:name="P248" style:family="paragraph" style:parent-style-name="Text_20_body">
      <style:paragraph-properties fo:margin-left="0.0811in" fo:margin-right="0.0799in" fo:line-height="0.1528in" fo:text-align="justify" style:justify-single-word="false" fo:text-indent="0.2071in" style:auto-text-indent="false"/>
    </style:style>
    <style:style style:name="P249" style:family="paragraph" style:parent-style-name="Text_20_body">
      <style:paragraph-properties fo:margin-left="0.0484in" fo:margin-right="0in" fo:margin-top="0.0681in" fo:margin-bottom="0in" loext:contextual-spacing="false" fo:line-height="0.1543in" fo:text-indent="0in" style:auto-text-indent="false" fo:break-before="column"/>
    </style:style>
    <style:style style:name="P250" style:family="paragraph" style:parent-style-name="Text_20_body">
      <style:paragraph-properties fo:margin-left="0in" fo:margin-right="0in" fo:margin-top="0.1291in" fo:margin-bottom="0in" loext:contextual-spacing="false" fo:line-height="0.1528in" fo:text-align="justify" style:justify-single-word="false" fo:text-indent="0.0811in" style:auto-text-indent="false"/>
    </style:style>
    <style:style style:name="P251" style:family="paragraph" style:parent-style-name="Text_20_body">
      <style:paragraph-properties fo:margin-left="0.0807in" fo:margin-right="3.7807in" fo:margin-top="0.0882in" fo:margin-bottom="0in" loext:contextual-spacing="false" fo:line-height="0.1528in" fo:text-align="justify" style:justify-single-word="false" fo:text-indent="0in" style:auto-text-indent="false"/>
    </style:style>
    <style:style style:name="P252" style:family="paragraph" style:parent-style-name="Text_20_body">
      <style:paragraph-properties fo:margin-left="0.0807in" fo:margin-right="3.7807in" fo:margin-top="0.122in" fo:margin-bottom="0in" loext:contextual-spacing="false" fo:line-height="0.1528in" fo:text-align="justify" style:justify-single-word="false" fo:text-indent="0in" style:auto-text-indent="false"/>
      <style:text-properties fo:color="#ff0000" style:text-line-through-style="solid" style:text-line-through-type="single" fo:background-color="transparent"/>
    </style:style>
    <style:style style:name="P253" style:family="paragraph" style:parent-style-name="Text_20_body">
      <style:paragraph-properties fo:margin-left="3.7819in" fo:margin-right="0.0791in" fo:line-height="0.1528in" fo:text-align="justify" style:justify-single-word="false" fo:text-indent="0.2071in" style:auto-text-indent="false"/>
    </style:style>
    <style:style style:name="P254" style:family="paragraph" style:parent-style-name="Table_20_Paragraph">
      <style:paragraph-properties fo:margin-left="0.0827in" fo:margin-right="0in" fo:line-height="0.2126in" fo:text-align="start" style:justify-single-word="false" fo:text-indent="0in" style:auto-text-indent="false">
        <style:tab-stops>
          <style:tab-stop style:position="1.1028in"/>
        </style:tab-stops>
      </style:paragraph-properties>
    </style:style>
    <style:style style:name="P255" style:family="paragraph" style:parent-style-name="Table_20_Paragraph">
      <style:paragraph-properties fo:margin-left="0.0827in" fo:margin-right="0in" fo:line-height="0.1453in" fo:text-align="start" style:justify-single-word="false" fo:text-indent="0in" style:auto-text-indent="false">
        <style:tab-stops>
          <style:tab-stop style:position="1.052in"/>
        </style:tab-stops>
      </style:paragraph-properties>
    </style:style>
    <style:style style:name="P256" style:family="paragraph" style:parent-style-name="Table_20_Paragraph">
      <style:paragraph-properties fo:margin-left="0.0827in" fo:margin-right="0in" fo:text-align="start" style:justify-single-word="false" fo:text-indent="0in" style:auto-text-indent="false">
        <style:tab-stops>
          <style:tab-stop style:position="1.052in"/>
        </style:tab-stops>
      </style:paragraph-properties>
    </style:style>
    <style:style style:name="P257" style:family="paragraph" style:parent-style-name="Table_20_Paragraph">
      <style:paragraph-properties fo:margin-left="0.0827in" fo:margin-right="0in" fo:line-height="0.1555in" fo:text-align="start" style:justify-single-word="false" fo:text-indent="0in" style:auto-text-indent="false">
        <style:tab-stops>
          <style:tab-stop style:position="1.052in"/>
        </style:tab-stops>
      </style:paragraph-properties>
    </style:style>
    <style:style style:name="P258" style:family="paragraph" style:parent-style-name="Table_20_Paragraph">
      <style:paragraph-properties fo:margin-left="0.211in" fo:margin-right="0in" fo:line-height="0.2134in" fo:text-align="start" style:justify-single-word="false" fo:text-indent="0in" style:auto-text-indent="false">
        <style:tab-stops>
          <style:tab-stop style:position="0.8689in"/>
          <style:tab-stop style:position="1.602in"/>
          <style:tab-stop style:position="2.2189in"/>
        </style:tab-stops>
      </style:paragraph-properties>
    </style:style>
    <style:style style:name="P259" style:family="paragraph" style:parent-style-name="Table_20_Paragraph">
      <style:paragraph-properties fo:margin-left="0in" fo:margin-right="0.1646in" fo:text-indent="0in" style:auto-text-indent="false"/>
    </style:style>
    <style:style style:name="P260" style:family="paragraph" style:parent-style-name="Table_20_Paragraph">
      <style:paragraph-properties fo:margin-left="0in" fo:margin-right="0.1646in" fo:line-height="0.1453in" fo:text-indent="0in" style:auto-text-indent="false"/>
    </style:style>
    <style:style style:name="P261" style:family="paragraph" style:parent-style-name="Table_20_Paragraph">
      <style:paragraph-properties fo:margin-left="0in" fo:margin-right="0.1646in" fo:line-height="0.1555in" fo:text-indent="0in" style:auto-text-indent="false"/>
    </style:style>
    <style:style style:name="P262" style:family="paragraph" style:parent-style-name="Table_20_Paragraph">
      <style:paragraph-properties fo:margin-left="0in" fo:margin-right="0.0811in" fo:line-height="0.1528in" fo:text-indent="0in" style:auto-text-indent="false">
        <style:tab-stops>
          <style:tab-stop style:position="0.3402in"/>
          <style:tab-stop style:position="1.2091in"/>
        </style:tab-stops>
      </style:paragraph-properties>
    </style:style>
    <style:style style:name="P263" style:family="paragraph" style:parent-style-name="Table_20_Paragraph">
      <style:paragraph-properties fo:margin-left="0in" fo:margin-right="0.0811in" fo:line-height="0.1626in" fo:text-indent="0in" style:auto-text-indent="false">
        <style:tab-stops>
          <style:tab-stop style:position="0.3402in"/>
          <style:tab-stop style:position="1.1402in"/>
        </style:tab-stops>
      </style:paragraph-properties>
    </style:style>
    <style:style style:name="P264" style:family="paragraph" style:parent-style-name="Table_20_Paragraph">
      <style:paragraph-properties fo:margin-left="0in" fo:margin-right="0.0811in" fo:line-height="0.1626in" fo:text-indent="0in" style:auto-text-indent="false">
        <style:tab-stops>
          <style:tab-stop style:position="0.3402in"/>
          <style:tab-stop style:position="1.2091in"/>
        </style:tab-stops>
      </style:paragraph-properties>
    </style:style>
    <style:style style:name="P265" style:family="paragraph" style:parent-style-name="Table_20_Paragraph">
      <style:paragraph-properties fo:margin-left="0in" fo:margin-right="0.0811in" fo:line-height="0.1634in" fo:text-indent="0in" style:auto-text-indent="false">
        <style:tab-stops>
          <style:tab-stop style:position="0.3402in"/>
          <style:tab-stop style:position="1.2091in"/>
        </style:tab-stops>
      </style:paragraph-properties>
    </style:style>
    <style:style style:name="P266" style:family="paragraph" style:parent-style-name="Table_20_Paragraph">
      <style:paragraph-properties fo:margin-left="0in" fo:margin-right="0.0811in" fo:line-height="0.1638in" fo:text-indent="0in" style:auto-text-indent="false">
        <style:tab-stops>
          <style:tab-stop style:position="0.3402in"/>
          <style:tab-stop style:position="1.2091in"/>
        </style:tab-stops>
      </style:paragraph-properties>
    </style:style>
    <style:style style:name="P267" style:family="paragraph" style:parent-style-name="Table_20_Paragraph">
      <style:paragraph-properties fo:margin-left="0in" fo:margin-right="0.111in" fo:line-height="0.2126in" fo:text-indent="0in" style:auto-text-indent="false"/>
    </style:style>
    <style:style style:name="P268" style:family="paragraph" style:parent-style-name="Table_20_Paragraph">
      <style:paragraph-properties fo:margin-left="0.1043in" fo:margin-right="0in" fo:line-height="0.1327in" fo:text-align="start" style:justify-single-word="false" fo:text-indent="0in" style:auto-text-indent="false"/>
    </style:style>
    <style:style style:name="P269" style:family="paragraph" style:parent-style-name="Table_20_Paragraph">
      <style:paragraph-properties fo:margin-left="0.1043in" fo:margin-right="0in" fo:line-height="0.1563in" fo:text-align="start" style:justify-single-word="false" fo:text-indent="0in" style:auto-text-indent="false"/>
    </style:style>
    <style:style style:name="P270" style:family="paragraph" style:parent-style-name="Table_20_Paragraph">
      <style:paragraph-properties fo:margin-left="0.1827in" fo:margin-right="0in" fo:line-height="0.2134in" fo:text-align="start" style:justify-single-word="false" fo:text-indent="0in" style:auto-text-indent="false">
        <style:tab-stops>
          <style:tab-stop style:position="0.8209in"/>
          <style:tab-stop style:position="1.7217in"/>
          <style:tab-stop style:position="2.3189in"/>
        </style:tab-stops>
      </style:paragraph-properties>
    </style:style>
    <style:style style:name="P271" style:family="paragraph" style:parent-style-name="Table_20_Paragraph">
      <style:paragraph-properties fo:margin-left="0in" fo:margin-right="0.1028in" fo:line-height="0.1681in" fo:text-indent="0in" style:auto-text-indent="false"/>
    </style:style>
    <style:style style:name="P272" style:family="paragraph" style:parent-style-name="Table_20_Paragraph">
      <style:paragraph-properties fo:margin-left="0in" fo:margin-right="0.1854in" fo:line-height="0.1563in" fo:text-indent="0in" style:auto-text-indent="false"/>
    </style:style>
    <style:style style:name="P273" style:family="paragraph" style:parent-style-name="Standard">
      <style:paragraph-properties fo:margin-top="0.1362in" fo:margin-bottom="0in" loext:contextual-spacing="false" fo:line-height="103%" fo:text-align="center" style:justify-single-word="false"/>
      <style:text-properties style:font-name="Arial" fo:font-size="13.5pt" fo:font-weight="bold" style:font-size-asian="13.5pt" style:font-weight-asian="bold"/>
    </style:style>
    <style:style style:name="P274" style:family="paragraph" style:parent-style-name="Standard">
      <style:paragraph-properties fo:margin-left="2.7535in" fo:margin-right="0in" fo:margin-top="0.1291in" fo:margin-bottom="0in" loext:contextual-spacing="false" fo:text-indent="0in" style:auto-text-indent="false"/>
      <style:text-properties fo:font-size="10.5pt" style:font-size-asian="10.5pt"/>
    </style:style>
    <style:style style:name="P275" style:family="paragraph" style:parent-style-name="Standard">
      <style:paragraph-properties fo:margin-left="0.3957in" fo:margin-right="1.5563in" fo:line-height="173%" fo:text-indent="0in" style:auto-text-indent="false"/>
      <style:text-properties fo:font-size="9pt" style:font-size-asian="9pt"/>
    </style:style>
    <style:style style:name="P276" style:family="paragraph" style:parent-style-name="Standard">
      <style:paragraph-properties fo:margin-left="0.2193in" fo:margin-right="0.0799in" fo:margin-top="0.0008in" fo:margin-bottom="0in" loext:contextual-spacing="false" fo:line-height="0.1252in" fo:text-indent="-0.139in" style:auto-text-indent="false"/>
      <style:text-properties fo:font-size="8pt" style:font-size-asian="8pt"/>
    </style:style>
    <style:style style:name="P277" style:family="paragraph" style:parent-style-name="Standard">
      <style:paragraph-properties fo:margin-left="0.2193in" fo:margin-right="0in" fo:margin-top="0.0016in" fo:margin-bottom="0in" loext:contextual-spacing="false" fo:line-height="0.1252in" fo:text-indent="-0.139in" style:auto-text-indent="false"/>
      <style:text-properties fo:font-size="8pt" style:font-size-asian="8pt"/>
    </style:style>
    <style:style style:name="P278" style:family="paragraph" style:parent-style-name="Standard">
      <style:paragraph-properties fo:margin-left="0.2193in" fo:margin-right="0in" fo:line-height="96%" fo:text-indent="-0.139in" style:auto-text-indent="false"/>
      <style:text-properties fo:font-size="8pt" style:font-size-asian="8pt"/>
    </style:style>
    <style:style style:name="P279" style:family="paragraph" style:parent-style-name="Standard">
      <style:paragraph-properties fo:margin-left="0.2193in" fo:margin-right="0in" fo:margin-top="0.0008in" fo:margin-bottom="0in" loext:contextual-spacing="false" fo:line-height="96%" fo:text-indent="-0.139in" style:auto-text-indent="false"/>
      <style:text-properties fo:font-size="8pt" fo:language="de" fo:country="DE" style:font-size-asian="8pt"/>
    </style:style>
    <style:style style:name="P280" style:family="paragraph" style:parent-style-name="Standard">
      <style:paragraph-properties fo:margin-left="0.2193in" fo:margin-right="0.0752in" fo:margin-top="0.0016in" fo:margin-bottom="0in" loext:contextual-spacing="false" fo:line-height="0.1252in" fo:text-indent="-0.139in" style:auto-text-indent="false"/>
      <style:text-properties fo:font-size="8pt" style:font-size-asian="8pt"/>
    </style:style>
    <style:style style:name="P281" style:family="paragraph" style:parent-style-name="Standard">
      <style:paragraph-properties fo:margin-left="0.2193in" fo:margin-right="0.078in" fo:line-height="96%" fo:text-indent="-0.139in" style:auto-text-indent="false"/>
      <style:text-properties fo:font-size="8pt" style:font-size-asian="8pt"/>
    </style:style>
    <style:style style:name="P282" style:family="paragraph" style:parent-style-name="Standard">
      <style:paragraph-properties fo:margin-left="0.2193in" fo:margin-right="0in" fo:line-height="0.1264in" fo:text-indent="0in" style:auto-text-indent="false"/>
      <style:text-properties fo:font-size="8pt" fo:language="de" fo:country="DE" style:font-size-asian="8pt"/>
    </style:style>
    <style:style style:name="P283" style:family="paragraph" style:parent-style-name="Standard">
      <style:paragraph-properties fo:margin-left="0.2193in" fo:margin-right="0in" fo:line-height="0.1264in" fo:text-indent="0in" style:auto-text-indent="false"/>
      <style:text-properties fo:font-size="8pt" style:font-size-asian="8pt"/>
    </style:style>
    <style:style style:name="P284" style:family="paragraph" style:parent-style-name="Frame_20_contents">
      <style:paragraph-properties fo:line-height="0.1189in"/>
    </style:style>
    <style:style style:name="P285" style:family="paragraph" style:parent-style-name="Heading_20_1">
      <style:paragraph-properties fo:margin-left="0.2472in" fo:margin-right="0in" fo:margin-top="0.0008in" fo:margin-bottom="0in" loext:contextual-spacing="false" fo:text-indent="0in" style:auto-text-indent="false">
        <style:tab-stops>
          <style:tab-stop style:position="0.248in"/>
        </style:tab-stops>
      </style:paragraph-properties>
      <style:text-properties fo:color="#ff0000" style:text-scale="105%"/>
    </style:style>
    <style:style style:name="P286" style:family="paragraph" style:parent-style-name="Text_20_body">
      <style:paragraph-properties fo:margin-left="3.9898in" fo:margin-right="0in" fo:margin-top="0.1299in" fo:margin-bottom="0in" loext:contextual-spacing="false" fo:line-height="0.1425in" fo:text-indent="0in" style:auto-text-indent="false"/>
    </style:style>
    <style:style style:name="P287" style:family="paragraph" style:parent-style-name="Standard">
      <style:paragraph-properties fo:margin-top="0.1272in" fo:margin-bottom="0in" loext:contextual-spacing="false" fo:text-align="center" style:justify-single-word="false"/>
      <style:text-properties style:use-window-font-color="true" style:font-name="Arial" fo:font-size="8.5pt" fo:font-weight="bold" fo:background-color="transparent" style:font-size-asian="8.5pt" style:font-weight-asian="bold"/>
    </style:style>
    <style:style style:name="P288" style:family="paragraph" style:parent-style-name="Text_20_body">
      <style:paragraph-properties fo:margin-left="0in" fo:margin-right="0in" fo:line-height="0.1618in" fo:text-align="justify" style:justify-single-word="false" fo:text-indent="0in" style:auto-text-indent="false"/>
      <style:text-properties officeooo:paragraph-rsid="00b6c488"/>
    </style:style>
    <style:style style:name="P289" style:family="paragraph" style:parent-style-name="Text_20_body">
      <style:paragraph-properties fo:margin-left="0in" fo:margin-right="0in" fo:line-height="0.1618in" fo:text-align="justify" style:justify-single-word="false" fo:text-indent="0in" style:auto-text-indent="false"/>
      <style:text-properties officeooo:paragraph-rsid="00bf067d"/>
    </style:style>
    <style:style style:name="P290" style:family="paragraph" style:parent-style-name="Text_20_body">
      <style:paragraph-properties fo:margin-left="0in" fo:margin-right="0in" fo:line-height="0.1618in" fo:text-align="justify" style:justify-single-word="false" fo:text-indent="0in" style:auto-text-indent="false"/>
      <style:text-properties officeooo:paragraph-rsid="00c0cbb9"/>
    </style:style>
    <style:style style:name="P291" style:family="paragraph" style:parent-style-name="Text_20_body">
      <style:paragraph-properties fo:margin-left="0in" fo:margin-right="0in" fo:line-height="0.1618in" fo:text-align="justify" style:justify-single-word="false" fo:text-indent="0in" style:auto-text-indent="false"/>
      <style:text-properties officeooo:paragraph-rsid="00b8c528" fo:background-color="transparent"/>
    </style:style>
    <style:style style:name="P292" style:family="paragraph" style:parent-style-name="Text_20_body">
      <style:paragraph-properties fo:margin-left="0in" fo:margin-right="0in" fo:line-height="0.1618in" fo:text-align="justify" style:justify-single-word="false" fo:text-indent="0in" style:auto-text-indent="false"/>
      <style:text-properties style:use-window-font-color="true" officeooo:paragraph-rsid="00b6c488" fo:background-color="transparent"/>
    </style:style>
    <style:style style:name="P293" style:family="paragraph" style:parent-style-name="Text_20_body">
      <style:paragraph-properties fo:margin-left="0in" fo:margin-right="0in" fo:line-height="0.1618in" fo:text-align="justify" style:justify-single-word="false" fo:text-indent="0in" style:auto-text-indent="false"/>
      <style:text-properties fo:color="#6666ff" officeooo:rsid="0071aa03" officeooo:paragraph-rsid="00b6c488"/>
    </style:style>
    <style:style style:name="P294" style:family="paragraph" style:parent-style-name="Standard">
      <style:paragraph-properties fo:margin-left="0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officeooo:paragraph-rsid="00e778e8"/>
    </style:style>
    <style:style style:name="P295" style:family="paragraph" style:parent-style-name="Standard">
      <style:paragraph-properties fo:margin-left="0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officeooo:paragraph-rsid="00f1f343"/>
    </style:style>
    <style:style style:name="P296" style:family="paragraph" style:parent-style-name="Standard">
      <style:paragraph-properties fo:margin-left="0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fo:color="#ff0000" fo:letter-spacing="-0.0055in" officeooo:paragraph-rsid="00e778e8"/>
    </style:style>
    <style:style style:name="P297" style:family="paragraph" style:parent-style-name="Text_20_body">
      <style:paragraph-properties fo:break-before="column"/>
    </style:style>
    <style:style style:name="P298" style:family="paragraph" style:parent-style-name="Text_20_body">
      <style:paragraph-properties fo:margin-left="0in" fo:margin-right="0.2382in" fo:margin-top="0.0846in" fo:margin-bottom="0in" loext:contextual-spacing="false" fo:line-height="0.1528in" fo:text-align="justify" style:justify-single-word="false" fo:text-indent="0in" style:auto-text-indent="false"/>
      <style:text-properties officeooo:paragraph-rsid="00e778e8"/>
    </style:style>
    <style:style style:name="P299" style:family="paragraph" style:parent-style-name="Text_20_body">
      <style:paragraph-properties fo:margin-left="0in" fo:margin-right="0.2382in" fo:margin-top="0.0846in" fo:margin-bottom="0in" loext:contextual-spacing="false" fo:line-height="0.1528in" fo:text-align="justify" style:justify-single-word="false" fo:text-indent="0in" style:auto-text-indent="false"/>
      <style:text-properties style:use-window-font-color="true" officeooo:paragraph-rsid="00e778e8"/>
    </style:style>
    <style:style style:name="P300" style:family="paragraph" style:parent-style-name="Text_20_body">
      <style:paragraph-properties fo:margin-left="0in" fo:margin-right="0.1209in" fo:line-height="0.1445in" fo:text-align="end" style:justify-single-word="false" fo:text-indent="0in" style:auto-text-indent="false"/>
      <style:text-properties officeooo:paragraph-rsid="013bfc4e"/>
    </style:style>
    <style:style style:name="P301" style:family="paragraph" style:parent-style-name="Standard">
      <style:paragraph-properties fo:margin-left="0.0811in" fo:margin-right="0in" fo:margin-top="0.0728in" fo:margin-bottom="0in" loext:contextual-spacing="false" fo:line-height="0.139in" fo:text-indent="0in" style:auto-text-indent="false"/>
      <style:text-properties fo:font-size="10pt" style:font-size-asian="10pt" style:font-size-complex="10pt"/>
    </style:style>
    <style:style style:name="P302" style:family="paragraph" style:parent-style-name="Standard">
      <style:paragraph-properties fo:margin-left="0.0811in" fo:margin-right="0in" fo:margin-top="0.1063in" fo:margin-bottom="0in" loext:contextual-spacing="false" fo:line-height="0.139in" fo:text-indent="0in" style:auto-text-indent="false"/>
      <style:text-properties style:use-window-font-color="true" officeooo:paragraph-rsid="013bfc4e" fo:background-color="#ffff00"/>
    </style:style>
    <style:style style:name="P303" style:family="paragraph" style:parent-style-name="Text_20_body">
      <style:paragraph-properties fo:line-height="0.1575in"/>
    </style:style>
    <style:style style:name="P304" style:family="paragraph" style:parent-style-name="Text_20_body" style:master-page-name="Standard">
      <style:paragraph-properties fo:margin-left="0.0783in" fo:margin-right="0in" fo:text-indent="0in" style:auto-text-indent="false" style:page-number="auto"/>
    </style:style>
    <style:style style:name="P305" style:family="paragraph" style:parent-style-name="Text_20_body" style:master-page-name="Converted1">
      <style:paragraph-properties fo:margin-top="0.0016in" fo:margin-bottom="0in" loext:contextual-spacing="false" style:page-number="auto"/>
      <style:text-properties fo:font-size="7pt" style:font-size-asian="7pt"/>
    </style:style>
    <style:style style:name="P306" style:family="paragraph" style:parent-style-name="Text_20_body" style:master-page-name="Converted21">
      <style:paragraph-properties fo:margin-top="0.0016in" fo:margin-bottom="0in" loext:contextual-spacing="false" style:page-number="auto"/>
      <style:text-properties fo:font-size="7pt" style:font-size-asian="7pt"/>
    </style:style>
    <style:style style:name="P307" style:family="paragraph" style:parent-style-name="Text_20_body" style:master-page-name="Converted3">
      <style:paragraph-properties fo:margin-top="0.002in" fo:margin-bottom="0in" loext:contextual-spacing="false" style:page-number="auto"/>
      <style:text-properties style:font-name="Monaco" fo:font-size="6pt" style:font-size-asian="6pt"/>
    </style:style>
    <style:style style:name="P308" style:family="paragraph" style:parent-style-name="Text_20_body" style:master-page-name="Converted5">
      <style:paragraph-properties style:page-number="auto"/>
      <style:text-properties fo:font-size="5pt" style:font-size-asian="5pt"/>
    </style:style>
    <style:style style:name="P309" style:family="paragraph" style:parent-style-name="Text_20_body">
      <style:paragraph-properties fo:margin-left="0.0283in" fo:margin-right="0in" fo:text-indent="0in" style:auto-text-indent="false"/>
    </style:style>
    <style:style style:name="P310" style:family="paragraph" style:parent-style-name="Text_20_body" style:master-page-name="Converted7">
      <style:paragraph-properties fo:margin-top="0.0047in" fo:margin-bottom="0in" loext:contextual-spacing="false" style:page-number="auto"/>
      <style:text-properties style:font-name="Monaco" fo:font-size="9pt" style:font-size-asian="9pt"/>
    </style:style>
    <style:style style:name="P311" style:family="paragraph" style:parent-style-name="Text_20_body" style:master-page-name="Converted19">
      <style:paragraph-properties fo:margin-top="0.0047in" fo:margin-bottom="0in" loext:contextual-spacing="false" style:page-number="auto"/>
      <style:text-properties fo:font-size="10.5pt" style:font-size-asian="10.5pt"/>
    </style:style>
    <style:style style:name="P312" style:family="paragraph" style:parent-style-name="Text_20_body">
      <style:paragraph-properties fo:margin-left="0.0291in" fo:margin-right="0in" fo:margin-top="0.0917in" fo:margin-bottom="0in" loext:contextual-spacing="false" fo:text-indent="0in" style:auto-text-indent="false"/>
    </style:style>
    <style:style style:name="P313" style:family="paragraph" style:parent-style-name="Text_20_body">
      <style:paragraph-properties fo:margin-left="0.0291in" fo:margin-right="0in" fo:text-indent="0in" style:auto-text-indent="false"/>
    </style:style>
    <style:style style:name="P314" style:family="paragraph" style:parent-style-name="Text_20_body">
      <style:paragraph-properties fo:margin-left="0.0291in" fo:margin-right="0in" fo:margin-top="0.122in" fo:margin-bottom="0in" loext:contextual-spacing="false" fo:text-indent="0in" style:auto-text-indent="false"/>
    </style:style>
    <style:style style:name="P315" style:family="paragraph" style:parent-style-name="Text_20_body" style:master-page-name="Converted9">
      <style:paragraph-properties style:page-number="auto"/>
      <style:text-properties fo:font-size="5pt" style:font-size-asian="5pt"/>
    </style:style>
    <style:style style:name="P316" style:family="paragraph" style:parent-style-name="Text_20_body" style:master-page-name="Converted11">
      <style:paragraph-properties fo:margin-top="0.0055in" fo:margin-bottom="0in" loext:contextual-spacing="false" style:page-number="auto"/>
      <style:text-properties fo:font-size="6pt" style:font-size-asian="6pt"/>
    </style:style>
    <style:style style:name="P317" style:family="paragraph" style:parent-style-name="Text_20_body" style:master-page-name="Converted13">
      <style:paragraph-properties style:page-number="auto"/>
      <style:text-properties fo:font-size="5pt" style:font-size-asian="5pt"/>
    </style:style>
    <style:style style:name="P318" style:family="paragraph" style:parent-style-name="Text_20_body" style:master-page-name="Converted17">
      <style:paragraph-properties fo:margin-top="0.0043in" fo:margin-bottom="0in" loext:contextual-spacing="false" style:page-number="auto"/>
      <style:text-properties fo:font-size="7pt" style:font-size-asian="7pt"/>
    </style:style>
    <style:style style:name="P319" style:family="paragraph" style:parent-style-name="Text_20_body" style:master-page-name="Converted23">
      <style:paragraph-properties fo:margin-top="0.0028in" fo:margin-bottom="0in" loext:contextual-spacing="false" style:page-number="auto"/>
      <style:text-properties fo:font-size="8.5pt" fo:language="de" fo:country="DE" style:font-size-asian="8.5pt"/>
    </style:style>
    <style:style style:name="P320" style:family="paragraph" style:parent-style-name="List_20_Paragraph" style:list-style-name="WWNum2">
      <style:paragraph-properties fo:margin-left="0.3465in" fo:margin-right="0in" fo:margin-top="0.0028in" fo:margin-bottom="0in" loext:contextual-spacing="false" fo:line-height="0.1528in" fo:text-indent="0in" style:auto-text-indent="false">
        <style:tab-stops>
          <style:tab-stop style:position="0.2083in"/>
        </style:tab-stops>
      </style:paragraph-properties>
      <style:text-properties fo:font-size="10pt" style:font-size-asian="10pt"/>
    </style:style>
    <style:style style:name="P321" style:family="paragraph" style:parent-style-name="List_20_Paragraph" style:list-style-name="WWNum2">
      <style:paragraph-properties fo:margin-left="0.1618in" fo:margin-right="0in" fo:line-height="0.148in" fo:text-indent="-0.0807in" style:auto-text-indent="false">
        <style:tab-stops>
          <style:tab-stop style:position="0.1626in"/>
        </style:tab-stops>
      </style:paragraph-properties>
    </style:style>
    <style:style style:name="P322" style:family="paragraph" style:parent-style-name="List_20_Paragraph" style:list-style-name="WWNum2">
      <style:paragraph-properties fo:margin-left="0.1618in" fo:margin-right="0in" fo:line-height="0.1528in" fo:text-indent="-0.0807in" style:auto-text-indent="false">
        <style:tab-stops>
          <style:tab-stop style:position="0.1626in"/>
        </style:tab-stops>
      </style:paragraph-properties>
    </style:style>
    <style:style style:name="P323" style:family="paragraph" style:parent-style-name="List_20_Paragraph" style:list-style-name="WWNum2">
      <style:paragraph-properties fo:margin-left="0.1618in" fo:margin-right="0in" fo:line-height="0.152in" fo:text-indent="-0.0807in" style:auto-text-indent="false">
        <style:tab-stops>
          <style:tab-stop style:position="0.1626in"/>
        </style:tab-stops>
      </style:paragraph-properties>
    </style:style>
    <style:style style:name="P324"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font-size="10pt" fo:background-color="transparent" style:font-size-asian="10pt"/>
    </style:style>
    <style:style style:name="P325"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26" style:family="paragraph" style:parent-style-name="List_20_Paragraph" style:list-style-name="WWNum2">
      <style:paragraph-properties fo:margin-left="0.1618in" fo:margin-right="0in" fo:line-height="0.1563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27" style:family="paragraph" style:parent-style-name="Heading_20_1" style:list-style-name="WWNum3">
      <style:paragraph-properties fo:margin-left="0.2472in" fo:margin-right="0in" fo:text-align="justify" style:justify-single-word="false" fo:text-indent="-0.1661in" style:auto-text-indent="false">
        <style:tab-stops>
          <style:tab-stop style:position="0.248in"/>
        </style:tab-stops>
      </style:paragraph-properties>
      <style:text-properties style:text-scale="105%"/>
    </style:style>
    <style:style style:name="P328" style:family="paragraph" style:parent-style-name="Heading_20_1" style:list-style-name="WWNum3">
      <style:paragraph-properties fo:margin-left="0.2472in" fo:margin-right="0in" fo:text-align="start" style:justify-single-word="false" fo:text-indent="-0.1661in" style:auto-text-indent="false" fo:break-before="page">
        <style:tab-stops>
          <style:tab-stop style:position="0.248in"/>
        </style:tab-stops>
      </style:paragraph-properties>
    </style:style>
    <style:style style:name="P329" style:family="paragraph" style:parent-style-name="Heading_20_1" style:list-style-name="WWNum3">
      <style:paragraph-properties fo:margin-left="0.2472in" fo:margin-right="0in" fo:margin-top="0.0008in" fo:margin-bottom="0in" loext:contextual-spacing="false" fo:text-align="justify" style:justify-single-word="false" fo:text-indent="-0.1661in" style:auto-text-indent="false" fo:break-before="column">
        <style:tab-stops>
          <style:tab-stop style:position="0.248in"/>
        </style:tab-stops>
      </style:paragraph-properties>
    </style:style>
    <style:style style:name="P330" style:family="paragraph" style:parent-style-name="Heading_20_1" style:list-style-name="WWNum3">
      <style:paragraph-properties fo:margin-left="0.2472in" fo:margin-right="0in" fo:margin-top="0.1465in" fo:margin-bottom="0in" loext:contextual-spacing="false" fo:text-align="justify" style:justify-single-word="false" fo:text-indent="-0.1661in" style:auto-text-indent="false">
        <style:tab-stops>
          <style:tab-stop style:position="0.248in"/>
        </style:tab-stops>
      </style:paragraph-properties>
    </style:style>
    <style:style style:name="P331" style:family="paragraph" style:parent-style-name="Heading_20_1" style:list-style-name="WWNum3">
      <style:paragraph-properties fo:margin-left="0.2472in" fo:margin-right="0in" fo:margin-top="0.0764in" fo:margin-bottom="0in" loext:contextual-spacing="false" fo:text-align="justify" style:justify-single-word="false" fo:text-indent="-0.1661in" style:auto-text-indent="false" fo:break-before="column">
        <style:tab-stops>
          <style:tab-stop style:position="0.248in"/>
        </style:tab-stops>
      </style:paragraph-properties>
    </style:style>
    <style:style style:name="P332" style:family="paragraph" style:parent-style-name="Heading_20_1" style:list-style-name="WWNum3">
      <style:paragraph-properties fo:margin-left="0.2472in" fo:margin-right="0in" fo:margin-top="0.0764in" fo:margin-bottom="0in" loext:contextual-spacing="false" fo:text-indent="-0.1661in" style:auto-text-indent="false" fo:break-before="column">
        <style:tab-stops>
          <style:tab-stop style:position="0.248in"/>
        </style:tab-stops>
      </style:paragraph-properties>
    </style:style>
    <style:style style:name="P333" style:family="paragraph" style:parent-style-name="Heading_20_1" style:list-style-name="WWNum3">
      <style:paragraph-properties fo:margin-left="0.2472in" fo:margin-right="0.402in" fo:line-height="113%" fo:text-indent="-0.1661in" style:auto-text-indent="false">
        <style:tab-stops>
          <style:tab-stop style:position="0.248in"/>
        </style:tab-stops>
      </style:paragraph-properties>
    </style:style>
    <style:style style:name="P334" style:family="paragraph">
      <loext:graphic-properties draw:fill="none"/>
      <style:paragraph-properties fo:text-align="start"/>
      <style:text-properties fo:font-size="18pt"/>
    </style:style>
    <style:style style:name="P335" style:family="paragraph">
      <loext:graphic-properties draw:fill="none"/>
      <style:paragraph-properties fo:text-align="start"/>
    </style:style>
    <style:style style:name="P336" style:family="paragraph">
      <style:paragraph-properties fo:margin-top="0.0055in" fo:margin-bottom="0in" style:line-height-at-least="0.1528in" fo:text-align="start"/>
    </style:style>
    <style:style style:name="P337" style:family="paragraph">
      <loext:graphic-properties draw:fill="none"/>
      <style:paragraph-properties fo:margin-top="0.0055in" fo:margin-bottom="0in" style:line-height-at-least="0.1528in" fo:text-align="start"/>
    </style:style>
    <style:style style:name="P338" style:family="paragraph">
      <style:paragraph-properties fo:margin-top="0in" fo:margin-bottom="0in" style:line-height-at-least="0.1693in" fo:text-align="start"/>
    </style:style>
    <style:style style:name="P339" style:family="paragraph">
      <loext:graphic-properties draw:fill="none"/>
      <style:paragraph-properties fo:margin-top="0in" fo:margin-bottom="0in" style:line-height-at-least="0.1693in" fo:text-align="start"/>
    </style:style>
    <style:style style:name="T1" style:family="text">
      <style:text-properties style:use-window-font-color="true"/>
    </style:style>
    <style:style style:name="T2" style:family="text">
      <style:text-properties style:use-window-font-color="true" fo:font-size="9pt" style:font-size-asian="9pt"/>
    </style:style>
    <style:style style:name="T3" style:family="text">
      <style:text-properties style:use-window-font-color="true" fo:font-size="9pt" officeooo:rsid="009ff327" style:font-size-asian="9pt"/>
    </style:style>
    <style:style style:name="T4" style:family="text">
      <style:text-properties style:use-window-font-color="true" fo:font-size="9pt" fo:letter-spacing="-0.002in" style:font-size-asian="9pt"/>
    </style:style>
    <style:style style:name="T5" style:family="text">
      <style:text-properties style:use-window-font-color="true" fo:font-size="9pt" fo:letter-spacing="-0.0083in" style:font-size-asian="9pt"/>
    </style:style>
    <style:style style:name="T6" style:family="text">
      <style:text-properties style:use-window-font-color="true" fo:font-size="9pt" fo:letter-spacing="-0.0181in" style:font-size-asian="9pt"/>
    </style:style>
    <style:style style:name="T7" style:family="text">
      <style:text-properties style:use-window-font-color="true" fo:font-size="9pt" fo:letter-spacing="-0.0016in" style:font-size-asian="9pt"/>
    </style:style>
    <style:style style:name="T8" style:family="text">
      <style:text-properties style:use-window-font-color="true" fo:font-size="9pt" fo:letter-spacing="-0.0043in" style:font-size-asian="9pt"/>
    </style:style>
    <style:style style:name="T9" style:family="text">
      <style:text-properties style:use-window-font-color="true" fo:font-size="9pt" fo:background-color="#fff200" loext:char-shading-value="0" style:font-size-asian="9pt"/>
    </style:style>
    <style:style style:name="T10" style:family="text">
      <style:text-properties style:use-window-font-color="true" fo:font-size="9pt" fo:letter-spacing="-0.0035in" fo:background-color="#fff200" loext:char-shading-value="0" style:font-size-asian="9pt"/>
    </style:style>
    <style:style style:name="T11" style:family="text">
      <style:text-properties style:use-window-font-color="true" fo:font-size="9pt" fo:letter-spacing="-0.0035in" fo:background-color="#ffff00" loext:char-shading-value="0" style:font-size-asian="9pt"/>
    </style:style>
    <style:style style:name="T12" style:family="text">
      <style:text-properties style:use-window-font-color="true" fo:font-size="9pt" fo:letter-spacing="-0.0134in" fo:background-color="#ffff00" loext:char-shading-value="0" style:font-size-asian="9pt"/>
    </style:style>
    <style:style style:name="T13" style:family="text">
      <style:text-properties style:use-window-font-color="true" fo:font-size="9pt" fo:background-color="#ffff00" loext:char-shading-value="0" style:font-size-asian="9pt"/>
    </style:style>
    <style:style style:name="T14" style:family="text">
      <style:text-properties style:use-window-font-color="true" style:font-name="Arial"/>
    </style:style>
    <style:style style:name="T15" style:family="text">
      <style:text-properties style:use-window-font-color="true" style:font-name="Arial" fo:font-size="9pt" fo:font-style="italic" style:font-size-asian="9pt" style:font-style-asian="italic"/>
    </style:style>
    <style:style style:name="T16" style:family="text">
      <style:text-properties style:use-window-font-color="true" style:font-name="Arial" fo:font-size="9pt" style:font-size-asian="9pt"/>
    </style:style>
    <style:style style:name="T17" style:family="text">
      <style:text-properties style:use-window-font-color="true" style:font-name="Arial" fo:font-size="9pt" fo:background-color="#ffff00" loext:char-shading-value="0" style:font-size-asian="9pt"/>
    </style:style>
    <style:style style:name="T18" style:family="text">
      <style:text-properties style:use-window-font-color="true" style:font-name="Arial" fo:font-size="8.5pt" fo:font-style="italic" style:font-size-asian="8.5pt" style:font-style-asian="italic"/>
    </style:style>
    <style:style style:name="T19" style:family="text">
      <style:text-properties style:use-window-font-color="true" style:font-name="Arial" fo:background-color="transparent" loext:char-shading-value="0"/>
    </style:style>
    <style:style style:name="T20" style:family="text">
      <style:text-properties style:use-window-font-color="true" style:font-name="Arial" fo:language="en" fo:country="none" fo:background-color="transparent" loext:char-shading-value="0"/>
    </style:style>
    <style:style style:name="T21" style:family="text">
      <style:text-properties style:use-window-font-color="true" style:font-name="Arial Unicode MS"/>
    </style:style>
    <style:style style:name="T22" style:family="text">
      <style:text-properties style:use-window-font-color="true" style:font-name="Arial Unicode MS" fo:letter-spacing="-0.0063in"/>
    </style:style>
    <style:style style:name="T23" style:family="text">
      <style:text-properties style:use-window-font-color="true" style:font-name="Arial Unicode MS" style:text-scale="108%"/>
    </style:style>
    <style:style style:name="T24" style:family="text">
      <style:text-properties style:use-window-font-color="true" style:text-scale="99%"/>
    </style:style>
    <style:style style:name="T25" style:family="text">
      <style:text-properties style:use-window-font-color="true" officeooo:rsid="01322306" style:text-scale="99%"/>
    </style:style>
    <style:style style:name="T26" style:family="text">
      <style:text-properties style:use-window-font-color="true" style:text-position="14% 100%" fo:font-size="7pt" fo:font-style="italic" style:font-size-asian="7pt" style:font-style-asian="italic" style:text-scale="95%"/>
    </style:style>
    <style:style style:name="T27" style:family="text">
      <style:text-properties style:use-window-font-color="true" fo:font-size="5pt" style:font-size-asian="5pt" style:text-scale="95%"/>
    </style:style>
    <style:style style:name="T28" style:family="text">
      <style:text-properties style:use-window-font-color="true" style:font-name="Monaco"/>
    </style:style>
    <style:style style:name="T29" style:family="text">
      <style:text-properties style:use-window-font-color="true" style:font-name="Monaco" style:text-scale="95%"/>
    </style:style>
    <style:style style:name="T30" style:family="text">
      <style:text-properties style:use-window-font-color="true" style:font-name="Monaco" style:text-scale="90%"/>
    </style:style>
    <style:style style:name="T31" style:family="text">
      <style:text-properties style:use-window-font-color="true" style:font-name="Monaco" fo:font-size="9pt" fo:background-color="transparent" loext:char-shading-value="0" style:font-size-asian="9pt" style:text-scale="85%"/>
    </style:style>
    <style:style style:name="T32" style:family="text">
      <style:text-properties style:use-window-font-color="true" fo:letter-spacing="-0.0008in"/>
    </style:style>
    <style:style style:name="T33" style:family="text">
      <style:text-properties style:use-window-font-color="true" fo:letter-spacing="-0.002in"/>
    </style:style>
    <style:style style:name="T34" style:family="text">
      <style:text-properties style:use-window-font-color="true" style:text-position="50% 100%" style:font-name="Arial Unicode MS" fo:font-size="7pt" style:font-size-asian="7pt"/>
    </style:style>
    <style:style style:name="T35" style:family="text">
      <style:text-properties style:use-window-font-color="true" style:text-position="50% 100%" style:font-name="Arial Unicode MS" fo:font-size="7pt" fo:background-color="transparent" loext:char-shading-value="0" style:font-size-asian="7pt"/>
    </style:style>
    <style:style style:name="T36" style:family="text">
      <style:text-properties style:use-window-font-color="true" style:text-position="50% 100%" fo:font-size="7pt" fo:background-color="transparent" loext:char-shading-value="0" style:font-size-asian="7pt"/>
    </style:style>
    <style:style style:name="T37" style:family="text">
      <style:text-properties style:use-window-font-color="true" style:text-position="50% 100%" fo:font-size="7pt" style:font-size-asian="7pt"/>
    </style:style>
    <style:style style:name="T38" style:family="text">
      <style:text-properties style:use-window-font-color="true" style:text-position="4% 100%" style:text-scale="95%"/>
    </style:style>
    <style:style style:name="T39" style:family="text">
      <style:text-properties style:use-window-font-color="true" fo:letter-spacing="-0.011in" fo:background-color="transparent" loext:char-shading-value="0"/>
    </style:style>
    <style:style style:name="T40" style:family="text">
      <style:text-properties style:use-window-font-color="true" fo:letter-spacing="-0.011in" fo:background-color="#fff200" loext:char-shading-value="0"/>
    </style:style>
    <style:style style:name="T41" style:family="text">
      <style:text-properties style:use-window-font-color="true" fo:letter-spacing="-0.011in" fo:background-color="#ffffff" loext:char-shading-value="0"/>
    </style:style>
    <style:style style:name="T42" style:family="text">
      <style:text-properties style:use-window-font-color="true" fo:background-color="transparent" loext:char-shading-value="0"/>
    </style:style>
    <style:style style:name="T43" style:family="text">
      <style:text-properties style:use-window-font-color="true" fo:background-color="transparent" loext:char-shading-value="0" style:text-scale="99%"/>
    </style:style>
    <style:style style:name="T44" style:family="text">
      <style:text-properties style:use-window-font-color="true" officeooo:rsid="00da9351" fo:background-color="transparent" loext:char-shading-value="0" style:text-scale="99%"/>
    </style:style>
    <style:style style:name="T45" style:family="text">
      <style:text-properties style:use-window-font-color="true" officeooo:rsid="00ba4a7f" fo:background-color="transparent" loext:char-shading-value="0"/>
    </style:style>
    <style:style style:name="T46" style:family="text">
      <style:text-properties style:use-window-font-color="true" officeooo:rsid="00baa64a" fo:background-color="transparent" loext:char-shading-value="0"/>
    </style:style>
    <style:style style:name="T47" style:family="text">
      <style:text-properties style:use-window-font-color="true" officeooo:rsid="00cd40c2" fo:background-color="transparent" loext:char-shading-value="0"/>
    </style:style>
    <style:style style:name="T48" style:family="text">
      <style:text-properties style:use-window-font-color="true" officeooo:rsid="00d39407" fo:background-color="transparent" loext:char-shading-value="0"/>
    </style:style>
    <style:style style:name="T49" style:family="text">
      <style:text-properties style:use-window-font-color="true" fo:letter-spacing="-0.0055in"/>
    </style:style>
    <style:style style:name="T50" style:family="text">
      <style:text-properties style:use-window-font-color="true" fo:letter-spacing="-0.0055in" fo:background-color="transparent" loext:char-shading-value="0"/>
    </style:style>
    <style:style style:name="T51" style:family="text">
      <style:text-properties style:use-window-font-color="true" fo:letter-spacing="-0.0055in" officeooo:rsid="011e37e3" fo:background-color="transparent" loext:char-shading-value="0"/>
    </style:style>
    <style:style style:name="T52" style:family="text">
      <style:text-properties style:use-window-font-color="true" officeooo:rsid="0046f448"/>
    </style:style>
    <style:style style:name="T53" style:family="text">
      <style:text-properties style:use-window-font-color="true" fo:letter-spacing="-0.0075in"/>
    </style:style>
    <style:style style:name="T54" style:family="text">
      <style:text-properties style:use-window-font-color="true" fo:letter-spacing="-0.0028in"/>
    </style:style>
    <style:style style:name="T55" style:family="text">
      <style:text-properties style:use-window-font-color="true" fo:letter-spacing="-0.0028in" fo:background-color="#ffffff" loext:char-shading-value="0"/>
    </style:style>
    <style:style style:name="T56" style:family="text">
      <style:text-properties style:use-window-font-color="true" fo:letter-spacing="-0.0028in" fo:background-color="transparent" loext:char-shading-value="0"/>
    </style:style>
    <style:style style:name="T57" style:family="text">
      <style:text-properties style:use-window-font-color="true" fo:letter-spacing="-0.0134in"/>
    </style:style>
    <style:style style:name="T58" style:family="text">
      <style:text-properties style:use-window-font-color="true" fo:letter-spacing="-0.0134in" fo:background-color="transparent" loext:char-shading-value="0"/>
    </style:style>
    <style:style style:name="T59" style:family="text">
      <style:text-properties style:use-window-font-color="true" fo:letter-spacing="-0.0165in"/>
    </style:style>
    <style:style style:name="T60" style:family="text">
      <style:text-properties style:use-window-font-color="true" fo:background-color="#ffff00" loext:char-shading-value="0"/>
    </style:style>
    <style:style style:name="T61" style:family="text">
      <style:text-properties style:use-window-font-color="true" fo:letter-spacing="-0.0193in" fo:background-color="#ffff00" loext:char-shading-value="0"/>
    </style:style>
    <style:style style:name="T62" style:family="text">
      <style:text-properties style:use-window-font-color="true" fo:background-color="#fff200" loext:char-shading-value="0"/>
    </style:style>
    <style:style style:name="T63" style:family="text">
      <style:text-properties style:use-window-font-color="true" officeooo:rsid="00ba4a7f" fo:background-color="#fff200" loext:char-shading-value="0"/>
    </style:style>
    <style:style style:name="T64" style:family="text">
      <style:text-properties style:use-window-font-color="true" fo:background-color="#ffffff" loext:char-shading-value="0"/>
    </style:style>
    <style:style style:name="T65" style:family="text">
      <style:text-properties style:use-window-font-color="true" fo:letter-spacing="-0.0063in" fo:background-color="#ffffff" loext:char-shading-value="0"/>
    </style:style>
    <style:style style:name="T66" style:family="text">
      <style:text-properties style:use-window-font-color="true" fo:letter-spacing="-0.0083in"/>
    </style:style>
    <style:style style:name="T67" style:family="text">
      <style:text-properties style:use-window-font-color="true" fo:letter-spacing="-0.0083in" fo:background-color="#ffffff" loext:char-shading-value="0"/>
    </style:style>
    <style:style style:name="T68" style:family="text">
      <style:text-properties style:use-window-font-color="true" fo:language="en" fo:country="none" fo:background-color="transparent" loext:char-shading-value="0"/>
    </style:style>
    <style:style style:name="T69" style:family="text">
      <style:text-properties style:use-window-font-color="true" fo:language="en" fo:country="none" fo:background-color="#99ffff" loext:char-shading-value="0"/>
    </style:style>
    <style:style style:name="T70" style:family="text">
      <style:text-properties style:use-window-font-color="true" fo:letter-spacing="-0.0035in" fo:background-color="transparent" loext:char-shading-value="0"/>
    </style:style>
    <style:style style:name="T71" style:family="text">
      <style:text-properties style:use-window-font-color="true" fo:letter-spacing="-0.0035in" fo:background-color="transparent" loext:char-shading-value="0" style:text-scale="99%"/>
    </style:style>
    <style:style style:name="T72" style:family="text">
      <style:text-properties style:use-window-font-color="true" fo:letter-spacing="-0.0091in"/>
    </style:style>
    <style:style style:name="T73" style:family="text">
      <style:text-properties style:use-window-font-color="true" fo:letter-spacing="-0.0091in" fo:background-color="transparent" loext:char-shading-value="0"/>
    </style:style>
    <style:style style:name="T74" style:family="text">
      <style:text-properties style:use-window-font-color="true" fo:letter-spacing="0.002in" fo:background-color="transparent" loext:char-shading-value="0"/>
    </style:style>
    <style:style style:name="T75" style:family="text">
      <style:text-properties style:use-window-font-color="true" fo:letter-spacing="-0.0098in" fo:background-color="transparent" loext:char-shading-value="0"/>
    </style:style>
    <style:style style:name="T76" style:family="text">
      <style:text-properties style:use-window-font-color="true" fo:letter-spacing="-0.0071in" fo:background-color="transparent" loext:char-shading-value="0"/>
    </style:style>
    <style:style style:name="T77" style:family="text">
      <style:text-properties style:use-window-font-color="true" fo:letter-spacing="-0.0071in" fo:background-color="transparent" loext:char-shading-value="0" style:text-scale="99%"/>
    </style:style>
    <style:style style:name="T78" style:family="text">
      <style:text-properties style:use-window-font-color="true" fo:letter-spacing="-0.0126in" fo:background-color="transparent" loext:char-shading-value="0"/>
    </style:style>
    <style:style style:name="T79" style:family="text">
      <style:text-properties style:use-window-font-color="true" fo:letter-spacing="-0.0126in" fo:background-color="transparent" loext:char-shading-value="0" style:text-scale="99%"/>
    </style:style>
    <style:style style:name="T80" style:family="text">
      <style:text-properties style:use-window-font-color="true" officeooo:rsid="008a289c" fo:background-color="#66ffff" loext:char-shading-value="0"/>
    </style:style>
    <style:style style:name="T81" style:family="text">
      <style:text-properties style:use-window-font-color="true" officeooo:rsid="00ba4a7f"/>
    </style:style>
    <style:style style:name="T82" style:family="text">
      <style:text-properties style:use-window-font-color="true" fo:font-style="italic" fo:background-color="transparent" loext:char-shading-value="0" style:font-style-asian="italic" style:font-style-complex="italic"/>
    </style:style>
    <style:style style:name="T83" style:family="text">
      <style:text-properties style:use-window-font-color="true" fo:letter-spacing="-0.0189in" fo:background-color="transparent" loext:char-shading-value="0"/>
    </style:style>
    <style:style style:name="T84" style:family="text">
      <style:text-properties style:use-window-font-color="true" officeooo:rsid="00cf9ec0"/>
    </style:style>
    <style:style style:name="T85" style:family="text">
      <style:text-properties style:use-window-font-color="true" fo:background-color="#99ffff" loext:char-shading-value="0" style:text-scale="99%"/>
    </style:style>
    <style:style style:name="T86" style:family="text">
      <style:text-properties style:use-window-font-color="true" officeooo:rsid="00da9351" fo:background-color="#99ffff" loext:char-shading-value="0" style:text-scale="99%"/>
    </style:style>
    <style:style style:name="T87" style:family="text">
      <style:text-properties style:use-window-font-color="true" fo:letter-spacing="-0.0047in" fo:background-color="transparent" loext:char-shading-value="0" style:text-scale="99%"/>
    </style:style>
    <style:style style:name="T88" style:family="text">
      <style:text-properties style:use-window-font-color="true" officeooo:rsid="00f670aa"/>
    </style:style>
    <style:style style:name="T89" style:family="text">
      <style:text-properties style:use-window-font-color="true" style:text-line-through-style="none" style:text-line-through-type="none" fo:font-size="10pt" officeooo:rsid="0100c1d5" fo:background-color="transparent" loext:char-shading-value="0" style:font-size-asian="10pt"/>
    </style:style>
    <style:style style:name="T90" style:family="text">
      <style:text-properties style:use-window-font-color="true" style:text-line-through-style="none" style:text-line-through-type="none" fo:font-size="10pt" officeooo:rsid="01029763" fo:background-color="transparent" loext:char-shading-value="0" style:font-size-asian="10pt"/>
    </style:style>
    <style:style style:name="T91" style:family="text">
      <style:text-properties style:use-window-font-color="true" officeooo:rsid="010e44af"/>
    </style:style>
    <style:style style:name="T92" style:family="text">
      <style:text-properties style:use-window-font-color="true" officeooo:rsid="011c0061"/>
    </style:style>
    <style:style style:name="T93" style:family="text">
      <style:text-properties style:use-window-font-color="true" officeooo:rsid="011d53db"/>
    </style:style>
    <style:style style:name="T94" style:family="text">
      <style:text-properties style:use-window-font-color="true" officeooo:rsid="012481a2"/>
    </style:style>
    <style:style style:name="T95" style:family="text">
      <style:text-properties fo:font-size="9pt" style:font-size-asian="9pt"/>
    </style:style>
    <style:style style:name="T96" style:family="text">
      <style:text-properties fo:font-size="9pt" officeooo:rsid="010938de" style:font-size-asian="9pt"/>
    </style:style>
    <style:style style:name="T97" style:family="text">
      <style:text-properties fo:font-size="9pt" officeooo:rsid="01455c57" style:font-size-asian="9pt"/>
    </style:style>
    <style:style style:name="T98" style:family="text">
      <style:text-properties fo:font-size="9pt" fo:letter-spacing="-0.002in" style:font-size-asian="9pt"/>
    </style:style>
    <style:style style:name="T99" style:family="text">
      <style:text-properties fo:font-size="9pt" fo:letter-spacing="-0.0083in" style:font-size-asian="9pt"/>
    </style:style>
    <style:style style:name="T100" style:family="text">
      <style:text-properties fo:font-size="9pt" fo:background-color="#fff200" loext:char-shading-value="0" style:font-size-asian="9pt"/>
    </style:style>
    <style:style style:name="T101" style:family="text">
      <style:text-properties fo:font-size="9pt" fo:letter-spacing="-0.0035in" fo:background-color="#fff200" loext:char-shading-value="0" style:font-size-asian="9pt"/>
    </style:style>
    <style:style style:name="T102" style:family="text">
      <style:text-properties fo:font-size="9pt" fo:letter-spacing="-0.0035in" style:font-size-asian="9pt"/>
    </style:style>
    <style:style style:name="T103" style:family="text">
      <style:text-properties fo:font-size="9pt" fo:letter-spacing="-0.0035in" fo:font-weight="bold" style:font-size-asian="9pt" style:font-weight-asian="bold"/>
    </style:style>
    <style:style style:name="T104" style:family="text">
      <style:text-properties fo:font-size="9pt" fo:background-color="#ffffff" loext:char-shading-value="0" style:font-size-asian="9pt"/>
    </style:style>
    <style:style style:name="T105" style:family="text">
      <style:text-properties fo:font-size="9pt" fo:letter-spacing="-0.0134in" style:font-size-asian="9pt"/>
    </style:style>
    <style:style style:name="T106" style:family="text">
      <style:text-properties fo:font-size="9pt" fo:font-weight="bold" style:font-size-asian="9pt" style:font-weight-asian="bold"/>
    </style:style>
    <style:style style:name="T107" style:family="text">
      <style:text-properties fo:font-size="9pt" fo:font-weight="bold" fo:background-color="transparent" loext:char-shading-value="0" style:font-size-asian="9pt" style:font-weight-asian="bold"/>
    </style:style>
    <style:style style:name="T108" style:family="text">
      <style:text-properties fo:font-size="9pt" fo:letter-spacing="-0.0028in" fo:font-weight="bold" style:font-size-asian="9pt" style:font-weight-asian="bold"/>
    </style:style>
    <style:style style:name="T109" style:family="text">
      <style:text-properties fo:font-size="9pt" fo:letter-spacing="-0.0028in" style:font-size-asian="9pt"/>
    </style:style>
    <style:style style:name="T110" style:family="text">
      <style:text-properties fo:font-size="9pt" fo:letter-spacing="-0.0028in" fo:background-color="transparent" loext:char-shading-value="0" style:font-size-asian="9pt"/>
    </style:style>
    <style:style style:name="T111" style:family="text">
      <style:text-properties fo:font-size="9pt" fo:letter-spacing="-0.0028in" fo:background-color="#ffffff" loext:char-shading-value="0" style:font-size-asian="9pt"/>
    </style:style>
    <style:style style:name="T112" style:family="text">
      <style:text-properties fo:font-size="9pt" fo:letter-spacing="-0.0161in" style:font-size-asian="9pt"/>
    </style:style>
    <style:style style:name="T113" style:family="text">
      <style:text-properties fo:font-size="9pt" fo:letter-spacing="-0.0047in" style:font-size-asian="9pt"/>
    </style:style>
    <style:style style:name="T114" style:family="text">
      <style:text-properties fo:font-size="9pt" fo:letter-spacing="-0.0047in" fo:font-weight="bold" style:font-size-asian="9pt" style:font-weight-asian="bold"/>
    </style:style>
    <style:style style:name="T115" style:family="text">
      <style:text-properties fo:font-size="9pt" fo:letter-spacing="-0.0047in" fo:background-color="#ffffff" loext:char-shading-value="0" style:font-size-asian="9pt"/>
    </style:style>
    <style:style style:name="T116" style:family="text">
      <style:text-properties fo:font-size="9pt" fo:letter-spacing="-0.0126in" style:font-size-asian="9pt"/>
    </style:style>
    <style:style style:name="T117" style:family="text">
      <style:text-properties fo:font-size="9pt" fo:letter-spacing="-0.0173in" style:font-size-asian="9pt"/>
    </style:style>
    <style:style style:name="T118" style:family="text">
      <style:text-properties fo:font-size="9pt" fo:letter-spacing="-0.0209in" style:font-size-asian="9pt"/>
    </style:style>
    <style:style style:name="T119" style:family="text">
      <style:text-properties fo:font-size="9pt" fo:letter-spacing="-0.0138in" style:font-size-asian="9pt"/>
    </style:style>
    <style:style style:name="T120" style:family="text">
      <style:text-properties fo:font-size="9pt" fo:letter-spacing="-0.0102in" style:font-size-asian="9pt"/>
    </style:style>
    <style:style style:name="T121" style:family="text">
      <style:text-properties fo:font-size="9pt" fo:letter-spacing="0.0016in" fo:background-color="transparent" loext:char-shading-value="0" style:font-size-asian="9pt"/>
    </style:style>
    <style:style style:name="T122" style:family="text">
      <style:text-properties fo:font-size="9pt" fo:letter-spacing="-0.0098in" style:font-size-asian="9pt"/>
    </style:style>
    <style:style style:name="T123" style:family="text">
      <style:text-properties fo:font-size="9pt" fo:letter-spacing="-0.0098in" fo:background-color="transparent" loext:char-shading-value="0" style:font-size-asian="9pt"/>
    </style:style>
    <style:style style:name="T124" style:family="text">
      <style:text-properties fo:font-size="9pt" fo:letter-spacing="-0.0055in" fo:font-weight="bold" style:font-size-asian="9pt" style:font-weight-asian="bold"/>
    </style:style>
    <style:style style:name="T125" style:family="text">
      <style:text-properties fo:font-size="9pt" fo:letter-spacing="-0.0055in" style:font-size-asian="9pt"/>
    </style:style>
    <style:style style:name="T126" style:family="text">
      <style:text-properties fo:font-size="9pt" fo:letter-spacing="-0.0055in" fo:background-color="#ffffff" loext:char-shading-value="0" style:font-size-asian="9pt"/>
    </style:style>
    <style:style style:name="T127" style:family="text">
      <style:text-properties fo:font-size="9pt" fo:letter-spacing="-0.0063in" fo:font-weight="bold" style:font-size-asian="9pt" style:font-weight-asian="bold"/>
    </style:style>
    <style:style style:name="T128" style:family="text">
      <style:text-properties fo:font-size="9pt" fo:letter-spacing="-0.0063in" style:font-size-asian="9pt"/>
    </style:style>
    <style:style style:name="T129" style:family="text">
      <style:text-properties fo:font-size="9pt" fo:letter-spacing="-0.0075in" style:font-size-asian="9pt"/>
    </style:style>
    <style:style style:name="T130" style:family="text">
      <style:text-properties fo:font-size="9pt" fo:letter-spacing="-0.0201in" style:font-size-asian="9pt"/>
    </style:style>
    <style:style style:name="T131" style:family="text">
      <style:text-properties fo:font-size="9pt" fo:background-color="transparent" loext:char-shading-value="0" style:font-size-asian="9pt"/>
    </style:style>
    <style:style style:name="T132" style:family="text">
      <style:text-properties fo:font-size="9pt" officeooo:rsid="011e5d3e" fo:background-color="transparent" loext:char-shading-value="0" style:font-size-asian="9pt"/>
    </style:style>
    <style:style style:name="T133" style:family="text">
      <style:text-properties fo:font-size="9pt" fo:letter-spacing="-0.0043in" fo:background-color="#ffffff" loext:char-shading-value="0" style:font-size-asian="9pt"/>
    </style:style>
    <style:style style:name="T134" style:family="text">
      <style:text-properties fo:font-size="9pt" fo:background-color="#66ffff" loext:char-shading-value="0" style:font-size-asian="9pt"/>
    </style:style>
    <style:style style:name="T135" style:family="text">
      <style:text-properties fo:font-size="9pt" officeooo:rsid="00832f6a" fo:background-color="#66ffff" loext:char-shading-value="0" style:font-size-asian="9pt"/>
    </style:style>
    <style:style style:name="T136" style:family="text">
      <style:text-properties fo:font-size="9pt" officeooo:rsid="01455c57" fo:background-color="#99ffff" loext:char-shading-value="0" style:font-size-asian="9pt"/>
    </style:style>
    <style:style style:name="T137" style:family="text">
      <style:text-properties fo:font-size="9pt" officeooo:rsid="01455c57" fo:background-color="#99ffff" loext:char-shading-value="0" style:font-size-asian="9pt"/>
    </style:style>
    <style:style style:name="T138" style:family="text">
      <style:text-properties style:font-name="Arial"/>
    </style:style>
    <style:style style:name="T139" style:family="text">
      <style:text-properties style:font-name="Arial" fo:font-size="9pt" style:font-size-asian="9pt"/>
    </style:style>
    <style:style style:name="T140" style:family="text">
      <style:text-properties style:font-name="Arial" fo:font-size="9pt" fo:background-color="transparent" loext:char-shading-value="0" style:font-size-asian="9pt"/>
    </style:style>
    <style:style style:name="T141" style:family="text">
      <style:text-properties style:font-name="Arial" fo:font-size="16pt" fo:font-weight="bold" style:font-size-asian="16pt" style:font-weight-asian="bold"/>
    </style:style>
    <style:style style:name="T142" style:family="text">
      <style:text-properties style:font-name="Arial" fo:font-size="16pt" fo:letter-spacing="-0.002in" fo:font-weight="bold" style:font-size-asian="16pt" style:font-weight-asian="bold"/>
    </style:style>
    <style:style style:name="T143" style:family="text">
      <style:text-properties style:font-name="Arial" fo:font-size="16pt" fo:letter-spacing="0.0547in" fo:font-weight="bold" style:font-size-asian="16pt" style:font-weight-asian="bold"/>
    </style:style>
    <style:style style:name="T144" style:family="text">
      <style:text-properties style:font-name="Arial" fo:font-size="8.5pt" fo:font-weight="bold" style:font-size-asian="8.5pt" style:font-weight-asian="bold"/>
    </style:style>
    <style:style style:name="T145" style:family="text">
      <style:text-properties style:font-name="Arial" fo:font-size="8.5pt" fo:font-style="italic" style:font-size-asian="8.5pt" style:font-style-asian="italic"/>
    </style:style>
    <style:style style:name="T146" style:family="text">
      <style:text-properties style:font-name="Arial" fo:font-size="10pt" style:font-size-asian="10pt"/>
    </style:style>
    <style:style style:name="T147" style:family="text">
      <style:text-properties style:font-name="Arial" fo:font-size="10pt" style:font-size-asian="10pt" style:text-scale="110%"/>
    </style:style>
    <style:style style:name="T148" style:family="text">
      <style:text-properties style:font-name="Arial" fo:font-size="10pt" style:font-size-asian="10pt" style:text-scale="95%"/>
    </style:style>
    <style:style style:name="T149" style:family="text">
      <style:text-properties style:font-name="Arial" fo:font-size="10pt" fo:letter-spacing="-0.0098in" style:font-size-asian="10pt" style:text-scale="110%"/>
    </style:style>
    <style:style style:name="T150" style:family="text">
      <style:text-properties style:font-name="Arial" fo:font-size="10pt" fo:letter-spacing="0.002in" style:font-size-asian="10pt"/>
    </style:style>
    <style:style style:name="T151" style:family="text">
      <style:text-properties style:font-name="Arial" fo:font-size="10pt" fo:letter-spacing="-0.0256in" style:font-size-asian="10pt"/>
    </style:style>
    <style:style style:name="T152" style:family="text">
      <style:text-properties style:font-name="Arial" fo:font-size="10pt" fo:letter-spacing="-0.0252in" style:font-size-asian="10pt"/>
    </style:style>
    <style:style style:name="T153" style:family="text">
      <style:text-properties style:font-name="Arial" fo:font-size="10pt" fo:letter-spacing="0.0071in" style:font-size-asian="10pt"/>
    </style:style>
    <style:style style:name="T154" style:family="text">
      <style:text-properties style:font-name="Arial" fo:font-size="10pt" fo:letter-spacing="0.0028in" style:font-size-asian="10pt"/>
    </style:style>
    <style:style style:name="T155" style:family="text">
      <style:text-properties style:font-name="Arial" fo:font-size="10pt" fo:letter-spacing="0.0016in" style:font-size-asian="10pt"/>
    </style:style>
    <style:style style:name="T156" style:family="text">
      <style:text-properties style:font-name="Arial" fo:letter-spacing="-0.0118in"/>
    </style:style>
    <style:style style:name="T157" style:family="text">
      <style:text-properties style:font-name="Arial" fo:letter-spacing="0.0016in"/>
    </style:style>
    <style:style style:name="T158" style:family="text">
      <style:text-properties style:font-name="Arial" style:text-scale="110%"/>
    </style:style>
    <style:style style:name="T159" style:family="text">
      <style:text-properties style:font-name="Arial" fo:letter-spacing="-0.0283in" style:text-scale="110%"/>
    </style:style>
    <style:style style:name="T160" style:family="text">
      <style:text-properties style:font-name="Arial" fo:letter-spacing="-0.0075in"/>
    </style:style>
    <style:style style:name="T161" style:family="text">
      <style:text-properties style:font-name="Arial" fo:letter-spacing="0.0043in"/>
    </style:style>
    <style:style style:name="T162" style:family="text">
      <style:text-properties style:font-name="Arial" fo:letter-spacing="-0.0055in"/>
    </style:style>
    <style:style style:name="T163" style:family="text">
      <style:text-properties style:font-name="Arial" fo:letter-spacing="-0.0173in"/>
    </style:style>
    <style:style style:name="T164" style:family="text">
      <style:text-properties style:font-name="Arial" style:text-scale="105%"/>
    </style:style>
    <style:style style:name="T165" style:family="text">
      <style:text-properties style:font-name="Arial" fo:letter-spacing="0.0028in"/>
    </style:style>
    <style:style style:name="T166" style:family="text">
      <style:text-properties style:font-name="Arial" fo:letter-spacing="-0.0138in"/>
    </style:style>
    <style:style style:name="T167" style:family="text">
      <style:text-properties style:font-name="Arial" fo:font-size="8pt" style:font-size-asian="8pt"/>
    </style:style>
    <style:style style:name="T168" style:family="text">
      <style:text-properties style:font-name="Arial" fo:background-color="transparent" loext:char-shading-value="0"/>
    </style:style>
    <style:style style:name="T169" style:family="text">
      <style:text-properties fo:color="#ff0000"/>
    </style:style>
    <style:style style:name="T170" style:family="text">
      <style:text-properties fo:color="#ff0000" style:font-name="Arial" fo:font-size="12.5pt" fo:font-style="italic" style:font-size-asian="12.5pt" style:font-style-asian="italic"/>
    </style:style>
    <style:style style:name="T171" style:family="text">
      <style:text-properties fo:color="#ff0000" fo:background-color="#ffff00" loext:char-shading-value="0"/>
    </style:style>
    <style:style style:name="T172" style:family="text">
      <style:text-properties fo:color="#ff0000" officeooo:rsid="00ae1abf" fo:background-color="#ffff00" loext:char-shading-value="0"/>
    </style:style>
    <style:style style:name="T173" style:family="text">
      <style:text-properties fo:color="#ff0000" officeooo:rsid="01420342" fo:background-color="#ffff00" loext:char-shading-value="0"/>
    </style:style>
    <style:style style:name="T174" style:family="text">
      <style:text-properties fo:color="#ff0000" fo:background-color="transparent" loext:char-shading-value="0"/>
    </style:style>
    <style:style style:name="T175" style:family="text">
      <style:text-properties fo:color="#ff0000" officeooo:rsid="007df202" fo:background-color="transparent" loext:char-shading-value="0"/>
    </style:style>
    <style:style style:name="T176" style:family="text">
      <style:text-properties fo:color="#ff0000" officeooo:rsid="00989f56" fo:background-color="transparent" loext:char-shading-value="0"/>
    </style:style>
    <style:style style:name="T177" style:family="text">
      <style:text-properties fo:color="#ff0000" officeooo:rsid="0099e923" fo:background-color="transparent" loext:char-shading-value="0"/>
    </style:style>
    <style:style style:name="T178" style:family="text">
      <style:text-properties fo:color="#ff0000" officeooo:rsid="009a1faa" fo:background-color="transparent" loext:char-shading-value="0"/>
    </style:style>
    <style:style style:name="T179" style:family="text">
      <style:text-properties fo:color="#ff0000" officeooo:rsid="00a5a0bc" fo:background-color="transparent" loext:char-shading-value="0"/>
    </style:style>
    <style:style style:name="T180" style:family="text">
      <style:text-properties fo:color="#ff0000" fo:background-color="transparent" loext:char-shading-value="0" style:text-scale="99%"/>
    </style:style>
    <style:style style:name="T181" style:family="text">
      <style:text-properties fo:color="#ff0000" officeooo:rsid="00208dc7" fo:background-color="transparent" loext:char-shading-value="0" style:text-scale="99%"/>
    </style:style>
    <style:style style:name="T182" style:family="text">
      <style:text-properties fo:color="#ff0000" officeooo:rsid="00d4dba6" fo:background-color="transparent" loext:char-shading-value="0" style:text-scale="99%"/>
    </style:style>
    <style:style style:name="T183" style:family="text">
      <style:text-properties fo:color="#ff0000" officeooo:rsid="00d8c6db" fo:background-color="transparent" loext:char-shading-value="0" style:text-scale="99%"/>
    </style:style>
    <style:style style:name="T184" style:family="text">
      <style:text-properties fo:color="#ff0000" officeooo:rsid="00da9351" fo:background-color="transparent" loext:char-shading-value="0" style:text-scale="99%"/>
    </style:style>
    <style:style style:name="T185" style:family="text">
      <style:text-properties fo:color="#ff0000" fo:background-color="#ffffff" loext:char-shading-value="0"/>
    </style:style>
    <style:style style:name="T186" style:family="text">
      <style:text-properties fo:color="#ff0000" fo:language="en" fo:country="none" fo:background-color="transparent" loext:char-shading-value="0"/>
    </style:style>
    <style:style style:name="T187" style:family="text">
      <style:text-properties fo:color="#ff0000" fo:language="en" fo:country="none" officeooo:rsid="007c4d1b" fo:background-color="transparent" loext:char-shading-value="0"/>
    </style:style>
    <style:style style:name="T188" style:family="text">
      <style:text-properties fo:color="#ff0000" fo:letter-spacing="-0.0091in"/>
    </style:style>
    <style:style style:name="T189" style:family="text">
      <style:text-properties fo:color="#ff0000" fo:letter-spacing="-0.0091in" fo:background-color="transparent" loext:char-shading-value="0"/>
    </style:style>
    <style:style style:name="T190" style:family="text">
      <style:text-properties fo:color="#ff0000" fo:letter-spacing="-0.011in" fo:background-color="transparent" loext:char-shading-value="0"/>
    </style:style>
    <style:style style:name="T191" style:family="text">
      <style:text-properties fo:color="#ff0000" fo:letter-spacing="-0.0071in"/>
    </style:style>
    <style:style style:name="T192" style:family="text">
      <style:text-properties fo:color="#ff0000" fo:letter-spacing="-0.0071in" fo:background-color="transparent" loext:char-shading-value="0" style:text-scale="99%"/>
    </style:style>
    <style:style style:name="T193" style:family="text">
      <style:text-properties fo:color="#ff0000" fo:letter-spacing="-0.0047in"/>
    </style:style>
    <style:style style:name="T194" style:family="text">
      <style:text-properties fo:color="#ff0000" fo:letter-spacing="-0.0055in"/>
    </style:style>
    <style:style style:name="T195" style:family="text">
      <style:text-properties fo:color="#ff0000" fo:letter-spacing="-0.0102in"/>
    </style:style>
    <style:style style:name="T196" style:family="text">
      <style:text-properties fo:color="#ff0000" fo:letter-spacing="-0.0102in" fo:background-color="transparent" loext:char-shading-value="0"/>
    </style:style>
    <style:style style:name="T197" style:family="text">
      <style:text-properties fo:color="#ff0000" style:text-scale="105%"/>
    </style:style>
    <style:style style:name="T198" style:family="text">
      <style:text-properties fo:color="#ff0000" officeooo:rsid="0024464b"/>
    </style:style>
    <style:style style:name="T199" style:family="text">
      <style:text-properties fo:color="#ff0000" fo:font-size="9pt" style:font-size-asian="9pt"/>
    </style:style>
    <style:style style:name="T200" style:family="text">
      <style:text-properties fo:color="#ff0000" fo:font-size="9pt" officeooo:rsid="003452d7" style:font-size-asian="9pt"/>
    </style:style>
    <style:style style:name="T201" style:family="text">
      <style:text-properties fo:color="#ff0000" fo:font-size="9pt" officeooo:rsid="01454ba8" style:font-size-asian="9pt"/>
    </style:style>
    <style:style style:name="T202" style:family="text">
      <style:text-properties fo:color="#ff0000" fo:font-size="9pt" officeooo:rsid="01472595" style:font-size-asian="9pt"/>
    </style:style>
    <style:style style:name="T203" style:family="text">
      <style:text-properties fo:color="#ff0000" fo:font-size="9pt" fo:letter-spacing="-0.0035in" style:font-size-asian="9pt"/>
    </style:style>
    <style:style style:name="T204" style:family="text">
      <style:text-properties fo:color="#ff0000" fo:font-size="9pt" fo:background-color="transparent" loext:char-shading-value="0" style:font-size-asian="9pt"/>
    </style:style>
    <style:style style:name="T205" style:family="text">
      <style:text-properties fo:color="#ff0000" fo:font-size="9pt" fo:background-color="#ffff00" loext:char-shading-value="0" style:font-size-asian="9pt"/>
    </style:style>
    <style:style style:name="T206" style:family="text">
      <style:text-properties fo:color="#ff0000" fo:font-size="9pt" fo:letter-spacing="-0.0055in" style:font-size-asian="9pt"/>
    </style:style>
    <style:style style:name="T207" style:family="text">
      <style:text-properties fo:color="#ff0000" fo:font-size="9pt" fo:font-weight="bold" style:font-size-asian="9pt" style:font-weight-asian="bold"/>
    </style:style>
    <style:style style:name="T208" style:family="text">
      <style:text-properties fo:color="#ff0000" fo:font-size="9pt" officeooo:rsid="01454ba8" fo:background-color="#99ffff" loext:char-shading-value="0" style:font-size-asian="9pt"/>
    </style:style>
    <style:style style:name="T209" style:family="text">
      <style:text-properties fo:color="#ff0000" fo:font-size="9pt" officeooo:rsid="01472595" fo:background-color="#99ffff" loext:char-shading-value="0" style:font-size-asian="9pt"/>
    </style:style>
    <style:style style:name="T210" style:family="text">
      <style:text-properties fo:color="#ff0000" fo:font-size="9pt" officeooo:rsid="01472595" fo:background-color="#99ffff" loext:char-shading-value="0" style:font-size-asian="9pt"/>
    </style:style>
    <style:style style:name="T211" style:family="text">
      <style:text-properties fo:color="#ff0000" fo:letter-spacing="-0.0028in"/>
    </style:style>
    <style:style style:name="T212" style:family="text">
      <style:text-properties fo:color="#ff0000" fo:letter-spacing="0.0134in"/>
    </style:style>
    <style:style style:name="T213" style:family="text">
      <style:text-properties fo:color="#ff0000" fo:letter-spacing="-0.0146in"/>
    </style:style>
    <style:style style:name="T214" style:family="text">
      <style:text-properties fo:color="#ff0000" fo:letter-spacing="-0.0035in"/>
    </style:style>
    <style:style style:name="T215" style:family="text">
      <style:text-properties fo:color="#ff0000" officeooo:rsid="0046f448"/>
    </style:style>
    <style:style style:name="T216" style:family="text">
      <style:text-properties fo:color="#ff0000" fo:letter-spacing="-0.0075in"/>
    </style:style>
    <style:style style:name="T217" style:family="text">
      <style:text-properties fo:color="#ff0000" fo:letter-spacing="-0.0075in" officeooo:rsid="01217237"/>
    </style:style>
    <style:style style:name="T218" style:family="text">
      <style:text-properties fo:color="#ff0000" fo:letter-spacing="-0.002in"/>
    </style:style>
    <style:style style:name="T219" style:family="text">
      <style:text-properties fo:color="#ff0000" style:text-scale="99%"/>
    </style:style>
    <style:style style:name="T220" style:family="text">
      <style:text-properties fo:color="#ff0000" fo:font-size="10pt" fo:background-color="transparent" loext:char-shading-value="0" style:font-size-asian="10pt"/>
    </style:style>
    <style:style style:name="T221" style:family="text">
      <style:text-properties fo:color="#ff0000" fo:font-size="10pt" style:font-size-asian="10pt"/>
    </style:style>
    <style:style style:name="T222" style:family="text">
      <style:text-properties fo:color="#ff0000" fo:font-size="10pt" fo:letter-spacing="0.0102in" style:font-size-asian="10pt"/>
    </style:style>
    <style:style style:name="T223" style:family="text">
      <style:text-properties fo:color="#ff0000" fo:letter-spacing="-0.0016in"/>
    </style:style>
    <style:style style:name="T224" style:family="text">
      <style:text-properties fo:color="#ff0000" style:text-position="-14% 100%" fo:font-size="7pt" style:font-size-asian="7pt"/>
    </style:style>
    <style:style style:name="T225" style:family="text">
      <style:text-properties fo:color="#ff0000" fo:letter-spacing="-0.0201in"/>
    </style:style>
    <style:style style:name="T226" style:family="text">
      <style:text-properties fo:color="#ff0000" fo:font-size="9.5pt" style:font-size-asian="9.5pt"/>
    </style:style>
    <style:style style:name="T227" style:family="text">
      <style:text-properties fo:color="#ff0000" fo:font-size="9.5pt" fo:background-color="#ffff00" loext:char-shading-value="0" style:font-size-asian="9.5pt"/>
    </style:style>
    <style:style style:name="T228" style:family="text">
      <style:text-properties fo:color="#ff0000" fo:font-size="9.5pt" fo:background-color="transparent" loext:char-shading-value="0" style:font-size-asian="9.5pt"/>
    </style:style>
    <style:style style:name="T229" style:family="text">
      <style:text-properties fo:color="#ff0000" officeooo:rsid="009b3fd3" fo:background-color="#99ffff" loext:char-shading-value="0"/>
    </style:style>
    <style:style style:name="T230" style:family="text">
      <style:text-properties fo:color="#ff0000" officeooo:rsid="00e14475" fo:background-color="#99ffff" loext:char-shading-value="0"/>
    </style:style>
    <style:style style:name="T231" style:family="text">
      <style:text-properties fo:color="#ff0000" officeooo:rsid="013ce7bd" fo:background-color="#99ffff" loext:char-shading-value="0"/>
    </style:style>
    <style:style style:name="T232" style:family="text">
      <style:text-properties fo:color="#ff0000" officeooo:rsid="013dff02" fo:background-color="#99ffff" loext:char-shading-value="0"/>
    </style:style>
    <style:style style:name="T233" style:family="text">
      <style:text-properties fo:color="#ff0000" officeooo:rsid="013e743a" fo:background-color="#99ffff" loext:char-shading-value="0"/>
    </style:style>
    <style:style style:name="T234" style:family="text">
      <style:text-properties fo:color="#ff0000" officeooo:rsid="013ecfc4" fo:background-color="#99ffff" loext:char-shading-value="0"/>
    </style:style>
    <style:style style:name="T235" style:family="text">
      <style:text-properties fo:color="#ff0000" officeooo:rsid="0140bc00" fo:background-color="#99ffff" loext:char-shading-value="0"/>
    </style:style>
    <style:style style:name="T236" style:family="text">
      <style:text-properties fo:color="#ff0000" officeooo:rsid="0148f9b6" fo:background-color="#99ffff" loext:char-shading-value="0"/>
    </style:style>
    <style:style style:name="T237" style:family="text">
      <style:text-properties fo:color="#ff0000" officeooo:rsid="0148f9b6" fo:background-color="#99ffff" loext:char-shading-value="0"/>
    </style:style>
    <style:style style:name="T238" style:family="text">
      <style:text-properties fo:color="#ff0000" fo:background-color="#66ffff" loext:char-shading-value="0"/>
    </style:style>
    <style:style style:name="T239" style:family="text">
      <style:text-properties fo:color="#ff0000" officeooo:rsid="00832f6a" fo:background-color="#66ffff" loext:char-shading-value="0"/>
    </style:style>
    <style:style style:name="T240" style:family="text">
      <style:text-properties fo:color="#ff0000" officeooo:rsid="00d19a53"/>
    </style:style>
    <style:style style:name="T241" style:family="text">
      <style:text-properties fo:color="#ff0000" officeooo:rsid="00d4dba6"/>
    </style:style>
    <style:style style:name="T242" style:family="text">
      <style:text-properties fo:color="#ff0000" officeooo:rsid="00edf23d"/>
    </style:style>
    <style:style style:name="T243" style:family="text">
      <style:text-properties fo:color="#ff0000" officeooo:rsid="00f8c0b6"/>
    </style:style>
    <style:style style:name="T244" style:family="text">
      <style:text-properties fo:color="#ff0000" officeooo:rsid="01172b8a"/>
    </style:style>
    <style:style style:name="T245" style:family="text">
      <style:text-properties fo:color="#ff0000" officeooo:rsid="0117cc86"/>
    </style:style>
    <style:style style:name="T246" style:family="text">
      <style:text-properties fo:color="#ff0000" officeooo:rsid="011d53db"/>
    </style:style>
    <style:style style:name="T247" style:family="text">
      <style:text-properties fo:color="#ff0000" officeooo:rsid="012bc54c"/>
    </style:style>
    <style:style style:name="T248" style:family="text">
      <style:text-properties fo:color="#ff0000" style:text-position="58% 100%" fo:font-size="6pt" style:font-size-asian="6pt"/>
    </style:style>
    <style:style style:name="T249" style:family="text">
      <style:text-properties fo:color="#ff0000" style:text-position="58% 100%" fo:font-size="6pt" fo:font-style="italic" style:font-size-asian="6pt" style:font-style-asian="italic"/>
    </style:style>
    <style:style style:name="T250" style:family="text">
      <style:text-properties fo:color="#ff0000" officeooo:rsid="013dff02"/>
    </style:style>
    <style:style style:name="T251" style:family="text">
      <style:text-properties fo:color="#ff0000" officeooo:rsid="013e743a"/>
    </style:style>
    <style:style style:name="T252" style:family="text">
      <style:text-properties fo:color="#ff0000" fo:background-color="#ffffff"/>
    </style:style>
    <style:style style:name="T253" style:family="text">
      <style:text-properties fo:color="#ff0000" officeooo:rsid="0148f9b6"/>
    </style:style>
    <style:style style:name="T254" style:family="text">
      <style:text-properties fo:color="#008a00"/>
    </style:style>
    <style:style style:name="T255" style:family="text">
      <style:text-properties fo:color="#008a00" fo:background-color="#ffff00" loext:char-shading-value="0"/>
    </style:style>
    <style:style style:name="T256" style:family="text">
      <style:text-properties fo:color="#008a00" fo:background-color="#ffffff" loext:char-shading-value="0"/>
    </style:style>
    <style:style style:name="T257" style:family="text">
      <style:text-properties fo:color="#008a00" officeooo:rsid="007b06df" fo:background-color="#ffffff" loext:char-shading-value="0"/>
    </style:style>
    <style:style style:name="T258" style:family="text">
      <style:text-properties fo:color="#008a00" fo:language="en" fo:country="none" fo:background-color="transparent" loext:char-shading-value="0"/>
    </style:style>
    <style:style style:name="T259" style:family="text">
      <style:text-properties fo:color="#008a00" fo:letter-spacing="-0.0091in" fo:background-color="transparent" loext:char-shading-value="0"/>
    </style:style>
    <style:style style:name="T260" style:family="text">
      <style:text-properties fo:color="#008a00" fo:letter-spacing="-0.0055in" officeooo:rsid="00b20f45" fo:background-color="#99ffff" loext:char-shading-value="0"/>
    </style:style>
    <style:style style:name="T261" style:family="text">
      <style:text-properties fo:color="#008a00" fo:letter-spacing="-0.0055in" fo:background-color="transparent" loext:char-shading-value="0"/>
    </style:style>
    <style:style style:name="T262" style:family="text">
      <style:text-properties fo:color="#008a00" fo:letter-spacing="-0.0071in" fo:background-color="transparent" loext:char-shading-value="0"/>
    </style:style>
    <style:style style:name="T263" style:family="text">
      <style:text-properties fo:color="#008a00" fo:background-color="transparent" loext:char-shading-value="0"/>
    </style:style>
    <style:style style:name="T264" style:family="text">
      <style:text-properties fo:color="#008a00" officeooo:rsid="00cd40c2" fo:background-color="transparent" loext:char-shading-value="0"/>
    </style:style>
    <style:style style:name="T265" style:family="text">
      <style:text-properties fo:color="#008a00" officeooo:rsid="007b06df" fo:background-color="#99ffff" loext:char-shading-value="0"/>
    </style:style>
    <style:style style:name="T266" style:family="text">
      <style:text-properties fo:color="#008a00" officeooo:rsid="00b20f45" fo:background-color="#99ffff" loext:char-shading-value="0"/>
    </style:style>
    <style:style style:name="T267" style:family="text">
      <style:text-properties fo:color="#008a00" officeooo:rsid="00cd40c2" fo:background-color="#99ffff" loext:char-shading-value="0"/>
    </style:style>
    <style:style style:name="T268" style:family="text">
      <style:text-properties fo:color="#008a00" officeooo:rsid="00ce56de" fo:background-color="#99ffff" loext:char-shading-value="0"/>
    </style:style>
    <style:style style:name="T269" style:family="text">
      <style:text-properties style:text-scale="105%"/>
    </style:style>
    <style:style style:name="T270" style:family="text">
      <style:text-properties fo:background-color="#ffff00" loext:char-shading-value="0"/>
    </style:style>
    <style:style style:name="T271" style:family="text">
      <style:text-properties officeooo:rsid="00885d77" fo:background-color="#ffff00" loext:char-shading-value="0"/>
    </style:style>
    <style:style style:name="T272" style:family="text">
      <style:text-properties style:text-position="58% 100%" fo:font-size="6pt" style:font-size-asian="6pt"/>
    </style:style>
    <style:style style:name="T273" style:family="text">
      <style:text-properties style:text-position="58% 100%" fo:font-size="6pt" style:font-size-asian="6pt" style:text-scale="85%"/>
    </style:style>
    <style:style style:name="T274" style:family="text">
      <style:text-properties style:text-position="58% 100%" fo:font-size="6pt" fo:font-style="italic" style:font-size-asian="6pt" style:font-style-asian="italic"/>
    </style:style>
    <style:style style:name="T275" style:family="text">
      <style:text-properties style:text-position="58% 100%" fo:font-size="6pt" fo:letter-spacing="0.0091in" style:font-size-asian="6pt" style:text-scale="85%"/>
    </style:style>
    <style:style style:name="T276" style:family="text">
      <style:text-properties style:text-position="58% 100%" fo:font-size="6pt" fo:letter-spacing="0.0016in" fo:background-color="transparent" loext:char-shading-value="0" style:font-size-asian="6pt"/>
    </style:style>
    <style:style style:name="T277" style:family="text">
      <style:text-properties style:text-position="58% 100%" style:font-name="Arial Unicode MS" fo:font-size="6pt" style:font-size-asian="6pt"/>
    </style:style>
    <style:style style:name="T278" style:family="text">
      <style:text-properties style:text-position="58% 100%" style:font-name="Arial Unicode MS" fo:font-size="6pt" fo:letter-spacing="0.0016in" fo:background-color="transparent" loext:char-shading-value="0" style:font-size-asian="6pt"/>
    </style:style>
    <style:style style:name="T279" style:family="text">
      <style:text-properties style:font-name="Monaco" fo:font-size="9pt" style:font-size-asian="9pt"/>
    </style:style>
    <style:style style:name="T280" style:family="text">
      <style:text-properties style:font-name="Monaco" fo:font-size="9pt" style:font-size-asian="9pt" style:text-scale="85%"/>
    </style:style>
    <style:style style:name="T281" style:family="text">
      <style:text-properties style:font-name="Monaco" style:text-scale="95%"/>
    </style:style>
    <style:style style:name="T282" style:family="text">
      <style:text-properties style:font-name="Monaco" fo:letter-spacing="-0.0382in" style:text-scale="95%"/>
    </style:style>
    <style:style style:name="T283" style:family="text">
      <style:text-properties fo:color="#ed0000"/>
    </style:style>
    <style:style style:name="T284" style:family="text">
      <style:text-properties fo:color="#ed0000" fo:letter-spacing="-0.0055in"/>
    </style:style>
    <style:style style:name="T285" style:family="text">
      <style:text-properties style:font-name="Arial Unicode MS"/>
    </style:style>
    <style:style style:name="T286" style:family="text">
      <style:text-properties style:font-name="Arial Unicode MS" fo:font-size="10pt" style:font-size-asian="10pt"/>
    </style:style>
    <style:style style:name="T287" style:family="text">
      <style:text-properties style:font-name="Arial Unicode MS" fo:font-size="10pt" fo:letter-spacing="-0.0098in" style:font-size-asian="10pt" style:text-scale="120%"/>
    </style:style>
    <style:style style:name="T288" style:family="text">
      <style:text-properties style:font-name="Arial Unicode MS" fo:font-size="10pt" fo:letter-spacing="-0.0075in" style:font-size-asian="10pt"/>
    </style:style>
    <style:style style:name="T289" style:family="text">
      <style:text-properties style:font-name="Arial Unicode MS" fo:font-size="10pt" fo:letter-spacing="-0.011in" style:font-size-asian="10pt"/>
    </style:style>
    <style:style style:name="T290" style:family="text">
      <style:text-properties style:font-name="Arial Unicode MS" fo:letter-spacing="-0.0091in"/>
    </style:style>
    <style:style style:name="T291" style:family="text">
      <style:text-properties style:font-name="Arial Unicode MS" fo:letter-spacing="-0.0075in"/>
    </style:style>
    <style:style style:name="T292" style:family="text">
      <style:text-properties style:font-name="Arial Unicode MS" fo:font-size="7pt" style:font-size-asian="7pt" style:text-scale="105%"/>
    </style:style>
    <style:style style:name="T293" style:family="text">
      <style:text-properties style:font-name="Arial Unicode MS" fo:font-size="7pt" style:font-size-asian="7pt" style:text-scale="110%"/>
    </style:style>
    <style:style style:name="T294" style:family="text">
      <style:text-properties style:font-name="Arial Unicode MS" fo:letter-spacing="-0.0083in"/>
    </style:style>
    <style:style style:name="T295" style:family="text">
      <style:text-properties style:font-name="Arial Unicode MS" fo:letter-spacing="-0.0118in"/>
    </style:style>
    <style:style style:name="T296" style:family="text">
      <style:text-properties style:font-name="Arial Unicode MS" fo:font-size="9pt" style:font-size-asian="9pt"/>
    </style:style>
    <style:style style:name="T297" style:family="text">
      <style:text-properties style:text-position="50% 100%" fo:font-size="7pt" style:font-size-asian="7pt"/>
    </style:style>
    <style:style style:name="T298" style:family="text">
      <style:text-properties style:text-position="50% 100%" fo:font-size="7pt" style:font-size-asian="7pt" style:text-scale="95%"/>
    </style:style>
    <style:style style:name="T299" style:family="text">
      <style:text-properties style:text-position="50% 100%" fo:font-size="7pt" fo:letter-spacing="0.0098in" style:font-size-asian="7pt"/>
    </style:style>
    <style:style style:name="T300" style:family="text">
      <style:text-properties style:text-position="50% 100%" fo:font-size="7pt" fo:font-style="italic" style:font-size-asian="7pt" style:font-style-asian="italic"/>
    </style:style>
    <style:style style:name="T301" style:family="text">
      <style:text-properties style:text-position="50% 100%" fo:font-size="7pt" fo:font-style="italic" style:font-size-asian="7pt" style:font-style-asian="italic" style:text-scale="95%"/>
    </style:style>
    <style:style style:name="T302" style:family="text">
      <style:text-properties style:text-position="50% 100%" fo:font-size="7pt" fo:letter-spacing="0.011in" style:font-size-asian="7pt"/>
    </style:style>
    <style:style style:name="T303" style:family="text">
      <style:text-properties style:text-position="50% 100%" style:font-name="Arial Unicode MS" fo:font-size="7pt" style:font-size-asian="7pt"/>
    </style:style>
    <style:style style:name="T304" style:family="text">
      <style:text-properties style:text-position="50% 100%" style:font-name="Arial Unicode MS" fo:font-size="7pt" style:font-size-asian="7pt" style:text-scale="124%"/>
    </style:style>
    <style:style style:name="T305" style:family="text">
      <style:text-properties style:text-position="50% 100%" style:font-name="Arial Unicode MS" fo:font-size="7pt" style:font-size-asian="7pt" style:text-scale="95%"/>
    </style:style>
    <style:style style:name="T306" style:family="text">
      <style:text-properties style:text-position="50% 100%" style:font-name="Arial Unicode MS" fo:font-size="7pt" fo:letter-spacing="0.0043in" style:font-size-asian="7pt"/>
    </style:style>
    <style:style style:name="T307" style:family="text">
      <style:text-properties style:text-position="50% 100%" style:font-name="Arial Unicode MS" fo:font-size="7pt" fo:letter-spacing="0.0102in" style:font-size-asian="7pt"/>
    </style:style>
    <style:style style:name="T308" style:family="text">
      <style:text-properties style:text-position="50% 100%" style:font-name="Arial Unicode MS" fo:font-size="7pt" fo:letter-spacing="0.0035in" style:font-size-asian="7pt" style:text-scale="124%"/>
    </style:style>
    <style:style style:name="T309" style:family="text">
      <style:text-properties style:text-position="50% 100%" style:font-name="Arial Unicode MS" fo:font-size="7pt" fo:letter-spacing="0.0063in" style:font-size-asian="7pt" style:text-scale="124%"/>
    </style:style>
    <style:style style:name="T310" style:family="text">
      <style:text-properties style:text-position="50% 100%" style:font-name="Arial Unicode MS" fo:font-size="7pt" fo:letter-spacing="-0.0055in" style:font-size-asian="7pt"/>
    </style:style>
    <style:style style:name="T311" style:family="text">
      <style:text-properties style:text-position="50% 100%" style:font-name="Arial Unicode MS" fo:font-size="7pt" fo:letter-spacing="0.0165in" style:font-size-asian="7pt"/>
    </style:style>
    <style:style style:name="T312" style:family="text">
      <style:text-properties style:text-position="50% 100%" style:font-name="Arial Unicode MS" fo:font-size="7pt" fo:letter-spacing="0.0028in" style:font-size-asian="7pt"/>
    </style:style>
    <style:style style:name="T313" style:family="text">
      <style:text-properties style:text-position="50% 100%" style:font-name="Arial" fo:font-size="7pt" style:font-size-asian="7pt"/>
    </style:style>
    <style:style style:name="T314" style:family="text">
      <style:text-properties style:text-scale="99%"/>
    </style:style>
    <style:style style:name="T315" style:family="text">
      <style:text-properties fo:letter-spacing="-0.0055in"/>
    </style:style>
    <style:style style:name="T316" style:family="text">
      <style:text-properties fo:letter-spacing="-0.0055in" fo:font-style="italic" style:font-style-asian="italic"/>
    </style:style>
    <style:style style:name="T317" style:family="text">
      <style:text-properties fo:letter-spacing="-0.0055in" fo:background-color="transparent" loext:char-shading-value="0"/>
    </style:style>
    <style:style style:name="T318" style:family="text">
      <style:text-properties fo:letter-spacing="-0.0055in" officeooo:rsid="011e37e3"/>
    </style:style>
    <style:style style:name="T319" style:family="text">
      <style:text-properties fo:letter-spacing="-0.0047in"/>
    </style:style>
    <style:style style:name="T320" style:family="text">
      <style:text-properties fo:letter-spacing="-0.0047in" fo:background-color="transparent" loext:char-shading-value="0"/>
    </style:style>
    <style:style style:name="T321" style:family="text">
      <style:text-properties fo:letter-spacing="-0.0047in" officeooo:rsid="012a12d5"/>
    </style:style>
    <style:style style:name="T322" style:family="text">
      <style:text-properties fo:letter-spacing="-0.0063in"/>
    </style:style>
    <style:style style:name="T323" style:family="text">
      <style:text-properties fo:letter-spacing="-0.0063in" fo:background-color="transparent" loext:char-shading-value="0"/>
    </style:style>
    <style:style style:name="T324" style:family="text">
      <style:text-properties fo:letter-spacing="-0.0043in"/>
    </style:style>
    <style:style style:name="T325" style:family="text">
      <style:text-properties fo:letter-spacing="-0.0043in" fo:background-color="transparent" loext:char-shading-value="0"/>
    </style:style>
    <style:style style:name="T326" style:family="text">
      <style:text-properties fo:letter-spacing="-0.0138in"/>
    </style:style>
    <style:style style:name="T327" style:family="text">
      <style:text-properties fo:letter-spacing="-0.0154in" fo:background-color="transparent" loext:char-shading-value="0"/>
    </style:style>
    <style:style style:name="T328" style:family="text">
      <style:text-properties fo:letter-spacing="-0.011in" fo:background-color="transparent" loext:char-shading-value="0"/>
    </style:style>
    <style:style style:name="T329" style:family="text">
      <style:text-properties fo:letter-spacing="-0.0102in"/>
    </style:style>
    <style:style style:name="T330" style:family="text">
      <style:text-properties fo:letter-spacing="-0.0102in" fo:background-color="transparent" loext:char-shading-value="0"/>
    </style:style>
    <style:style style:name="T331" style:family="text">
      <style:text-properties fo:letter-spacing="-0.0272in" style:text-scale="105%"/>
    </style:style>
    <style:style style:name="T332" style:family="text">
      <style:text-properties fo:letter-spacing="-0.0071in"/>
    </style:style>
    <style:style style:name="T333" style:family="text">
      <style:text-properties fo:letter-spacing="-0.0071in" style:text-scale="105%"/>
    </style:style>
    <style:style style:name="T334" style:family="text">
      <style:text-properties fo:letter-spacing="-0.0126in"/>
    </style:style>
    <style:style style:name="T335" style:family="text">
      <style:text-properties fo:letter-spacing="-0.0035in"/>
    </style:style>
    <style:style style:name="T336" style:family="text">
      <style:text-properties fo:letter-spacing="-0.0134in"/>
    </style:style>
    <style:style style:name="T337" style:family="text">
      <style:text-properties fo:letter-spacing="-0.002in"/>
    </style:style>
    <style:style style:name="T338" style:family="text">
      <style:text-properties fo:letter-spacing="-0.002in" style:text-scale="99%"/>
    </style:style>
    <style:style style:name="T339" style:family="text">
      <style:text-properties style:text-line-through-style="solid" style:text-line-through-type="single"/>
    </style:style>
    <style:style style:name="T340" style:family="text">
      <style:text-properties style:text-line-through-style="solid" style:text-line-through-type="single" style:font-name="Arial"/>
    </style:style>
    <style:style style:name="T341" style:family="text">
      <style:text-properties fo:font-size="10pt" fo:font-style="italic" style:font-size-asian="10pt" style:font-style-asian="italic"/>
    </style:style>
    <style:style style:name="T342" style:family="text">
      <style:text-properties fo:font-size="10pt" fo:font-style="italic" style:font-size-asian="10pt" style:font-style-asian="italic" style:text-scale="110%"/>
    </style:style>
    <style:style style:name="T343" style:family="text">
      <style:text-properties fo:font-size="10pt" style:font-size-asian="10pt"/>
    </style:style>
    <style:style style:name="T344" style:family="text">
      <style:text-properties fo:font-size="10pt" style:font-size-asian="10pt" style:text-scale="110%"/>
    </style:style>
    <style:style style:name="T345" style:family="text">
      <style:text-properties fo:font-size="10pt" style:font-size-asian="10pt" style:text-scale="95%"/>
    </style:style>
    <style:style style:name="T346" style:family="text">
      <style:text-properties fo:font-size="10pt" style:font-size-asian="10pt" style:font-size-complex="10pt"/>
    </style:style>
    <style:style style:name="T347" style:family="text">
      <style:text-properties fo:font-size="10pt" fo:letter-spacing="0.002in" fo:font-style="italic" style:font-size-asian="10pt" style:font-style-asian="italic"/>
    </style:style>
    <style:style style:name="T348" style:family="text">
      <style:text-properties fo:font-size="10pt" fo:letter-spacing="0.002in" fo:font-style="italic" style:font-size-asian="10pt" style:font-style-asian="italic" style:text-scale="110%"/>
    </style:style>
    <style:style style:name="T349" style:family="text">
      <style:text-properties fo:font-size="10pt" fo:letter-spacing="0.002in" style:font-size-asian="10pt"/>
    </style:style>
    <style:style style:name="T350" style:family="text">
      <style:text-properties fo:font-size="10pt" fo:letter-spacing="0.002in" style:font-size-asian="10pt" style:text-scale="110%"/>
    </style:style>
    <style:style style:name="T351" style:family="text">
      <style:text-properties fo:font-size="10pt" fo:letter-spacing="-0.0043in" style:font-size-asian="10pt"/>
    </style:style>
    <style:style style:name="T352" style:family="text">
      <style:text-properties fo:font-size="10pt" fo:letter-spacing="0.0028in" style:font-size-asian="10pt"/>
    </style:style>
    <style:style style:name="T353" style:family="text">
      <style:text-properties fo:font-size="10pt" fo:letter-spacing="0.0028in" style:font-size-asian="10pt" style:text-scale="110%"/>
    </style:style>
    <style:style style:name="T354" style:family="text">
      <style:text-properties fo:font-size="10pt" fo:letter-spacing="0.0028in" fo:font-style="italic" style:font-size-asian="10pt" style:font-style-asian="italic"/>
    </style:style>
    <style:style style:name="T355" style:family="text">
      <style:text-properties fo:font-size="10pt" fo:letter-spacing="0.0028in" fo:font-style="italic" style:font-size-asian="10pt" style:font-style-asian="italic" style:text-scale="110%"/>
    </style:style>
    <style:style style:name="T356" style:family="text">
      <style:text-properties fo:font-size="10pt" fo:letter-spacing="-0.0138in" fo:font-style="italic" style:font-size-asian="10pt" style:font-style-asian="italic" style:text-scale="110%"/>
    </style:style>
    <style:style style:name="T357" style:family="text">
      <style:text-properties fo:font-size="10pt" fo:letter-spacing="-0.0138in" style:font-size-asian="10pt"/>
    </style:style>
    <style:style style:name="T358" style:family="text">
      <style:text-properties fo:font-size="10pt" fo:letter-spacing="0.0016in" fo:font-style="italic" style:font-size-asian="10pt" style:font-style-asian="italic"/>
    </style:style>
    <style:style style:name="T359" style:family="text">
      <style:text-properties fo:font-size="10pt" fo:letter-spacing="0.0016in" fo:font-style="italic" style:font-size-asian="10pt" style:font-style-asian="italic" style:text-scale="110%"/>
    </style:style>
    <style:style style:name="T360" style:family="text">
      <style:text-properties fo:font-size="10pt" fo:letter-spacing="0.0016in" style:font-size-asian="10pt"/>
    </style:style>
    <style:style style:name="T361" style:family="text">
      <style:text-properties fo:font-size="10pt" fo:letter-spacing="0.0016in" style:font-size-asian="10pt" style:text-scale="110%"/>
    </style:style>
    <style:style style:name="T362" style:family="text">
      <style:text-properties fo:font-size="10pt" fo:letter-spacing="-0.0252in" fo:font-style="italic" style:font-size-asian="10pt" style:font-style-asian="italic" style:text-scale="110%"/>
    </style:style>
    <style:style style:name="T363" style:family="text">
      <style:text-properties fo:font-size="10pt" fo:letter-spacing="-0.0035in" style:font-size-asian="10pt"/>
    </style:style>
    <style:style style:name="T364" style:family="text">
      <style:text-properties fo:font-size="10pt" fo:letter-spacing="-0.002in" style:font-size-asian="10pt"/>
    </style:style>
    <style:style style:name="T365" style:family="text">
      <style:text-properties fo:font-size="10pt" fo:letter-spacing="-0.002in" style:font-size-asian="10pt" style:text-scale="105%"/>
    </style:style>
    <style:style style:name="T366" style:family="text">
      <style:text-properties fo:font-size="10pt" fo:letter-spacing="-0.011in" style:font-size-asian="10pt"/>
    </style:style>
    <style:style style:name="T367" style:family="text">
      <style:text-properties fo:font-size="10pt" style:text-underline-style="solid" style:text-underline-width="auto" style:text-underline-color="font-color" style:font-size-asian="10pt"/>
    </style:style>
    <style:style style:name="T368" style:family="text">
      <style:text-properties fo:font-size="10pt" fo:letter-spacing="-0.0028in" style:font-size-asian="10pt"/>
    </style:style>
    <style:style style:name="T369" style:family="text">
      <style:text-properties fo:font-size="10pt" fo:letter-spacing="-0.0071in" fo:font-style="italic" style:font-size-asian="10pt" style:font-style-asian="italic"/>
    </style:style>
    <style:style style:name="T370" style:family="text">
      <style:text-properties fo:font-size="10pt" fo:letter-spacing="-0.0071in" style:font-size-asian="10pt"/>
    </style:style>
    <style:style style:name="T371" style:family="text">
      <style:text-properties fo:font-size="10pt" fo:letter-spacing="0.0102in" style:font-size-asian="10pt"/>
    </style:style>
    <style:style style:name="T372" style:family="text">
      <style:text-properties fo:font-size="10pt" fo:letter-spacing="-0.0134in" style:font-size-asian="10pt"/>
    </style:style>
    <style:style style:name="T373" style:family="text">
      <style:text-properties fo:font-size="10pt" fo:letter-spacing="-0.0161in" style:font-size-asian="10pt"/>
    </style:style>
    <style:style style:name="T374" style:family="text">
      <style:text-properties fo:font-size="10pt" fo:letter-spacing="-0.0181in" style:font-size-asian="10pt"/>
    </style:style>
    <style:style style:name="T375" style:family="text">
      <style:text-properties style:text-scale="110%"/>
    </style:style>
    <style:style style:name="T376" style:family="text">
      <style:text-properties fo:letter-spacing="-0.0173in"/>
    </style:style>
    <style:style style:name="T377" style:family="text">
      <style:text-properties style:text-position="57% 100%" fo:font-size="7pt" style:font-size-asian="7pt"/>
    </style:style>
    <style:style style:name="T378" style:family="text">
      <style:text-properties style:text-position="57% 100%" fo:font-size="7pt" fo:font-style="italic" style:font-size-asian="7pt" style:font-style-asian="italic"/>
    </style:style>
    <style:style style:name="T379" style:family="text">
      <style:text-properties style:text-position="75% 100%" fo:font-size="10pt" fo:font-style="italic" style:text-underline-style="solid" style:text-underline-width="auto" style:text-underline-color="font-color" style:font-size-asian="10pt" style:font-style-asian="italic"/>
    </style:style>
    <style:style style:name="T380" style:family="text">
      <style:text-properties style:text-position="-14% 100%" fo:font-size="7pt" fo:letter-spacing="0.002in" style:font-size-asian="7pt"/>
    </style:style>
    <style:style style:name="T381" style:family="text">
      <style:text-properties style:text-position="-14% 100%" fo:font-size="7pt" fo:letter-spacing="0.002in" style:font-size-asian="7pt" style:text-scale="110%"/>
    </style:style>
    <style:style style:name="T382" style:family="text">
      <style:text-properties style:text-position="-14% 100%" fo:font-size="7pt" style:font-size-asian="7pt"/>
    </style:style>
    <style:style style:name="T383" style:family="text">
      <style:text-properties style:text-position="-14% 100%" fo:font-size="7pt" fo:letter-spacing="0.0016in" style:font-size-asian="7pt"/>
    </style:style>
    <style:style style:name="T384" style:family="text">
      <style:text-properties style:text-position="-14% 100%" fo:font-size="7pt" fo:letter-spacing="0.0016in" style:font-size-asian="7pt" style:text-scale="110%"/>
    </style:style>
    <style:style style:name="T385" style:family="text">
      <style:text-properties style:text-position="-14% 100%" fo:font-size="7pt" fo:letter-spacing="0.0055in" style:font-size-asian="7pt"/>
    </style:style>
    <style:style style:name="T386" style:family="text">
      <style:text-properties style:text-position="-14% 100%" fo:font-size="7pt" fo:letter-spacing="0.0055in" fo:font-style="italic" style:font-size-asian="7pt" style:font-style-asian="italic"/>
    </style:style>
    <style:style style:name="T387" style:family="text">
      <style:text-properties style:text-position="-14% 100%" fo:font-size="7pt" fo:font-style="italic" style:font-size-asian="7pt" style:font-style-asian="italic"/>
    </style:style>
    <style:style style:name="T388" style:family="text">
      <style:text-properties style:text-position="-14% 100%" fo:font-size="7pt" fo:letter-spacing="0.011in" style:font-size-asian="7pt"/>
    </style:style>
    <style:style style:name="T389" style:family="text">
      <style:text-properties style:text-position="-14% 100%" fo:font-size="7pt" fo:letter-spacing="0.0102in" style:font-size-asian="7pt"/>
    </style:style>
    <style:style style:name="T390" style:family="text">
      <style:text-properties fo:font-style="italic" style:font-style-asian="italic"/>
    </style:style>
    <style:style style:name="T391" style:family="text">
      <style:text-properties fo:font-style="italic" style:font-style-asian="italic" style:text-scale="99%"/>
    </style:style>
    <style:style style:name="T392" style:family="text">
      <style:text-properties fo:font-size="7pt" style:font-size-asian="7pt"/>
    </style:style>
    <style:style style:name="T393" style:family="text">
      <style:text-properties fo:font-size="7pt" style:font-size-asian="7pt" style:text-scale="105%"/>
    </style:style>
    <style:style style:name="T394" style:family="text">
      <style:text-properties fo:font-size="7pt" style:font-size-asian="7pt" style:text-scale="95%"/>
    </style:style>
    <style:style style:name="T395" style:family="text">
      <style:text-properties fo:font-size="7pt" style:font-size-asian="7pt" style:text-scale="99%"/>
    </style:style>
    <style:style style:name="T396" style:family="text">
      <style:text-properties fo:font-size="7pt" fo:letter-spacing="-0.072in" style:font-size-asian="7pt" style:text-scale="99%"/>
    </style:style>
    <style:style style:name="T397" style:family="text">
      <style:text-properties fo:letter-spacing="-0.0083in"/>
    </style:style>
    <style:style style:name="T398" style:family="text">
      <style:text-properties fo:letter-spacing="-0.0075in"/>
    </style:style>
    <style:style style:name="T399" style:family="text">
      <style:text-properties fo:letter-spacing="-0.0181in"/>
    </style:style>
    <style:style style:name="T400" style:family="text">
      <style:text-properties fo:letter-spacing="0.002in"/>
    </style:style>
    <style:style style:name="T401" style:family="text">
      <style:text-properties style:text-position="15% 100%" fo:font-size="10pt" fo:font-style="italic" style:font-size-asian="10pt" style:font-style-asian="italic"/>
    </style:style>
    <style:style style:name="T402" style:family="text">
      <style:text-properties style:text-position="15% 100%" fo:font-size="10pt" fo:font-style="italic" style:font-size-asian="10pt" style:font-style-asian="italic" style:text-scale="105%"/>
    </style:style>
    <style:style style:name="T403" style:family="text">
      <style:text-properties style:text-position="15% 100%" fo:font-size="10pt" fo:font-style="italic" style:font-size-asian="10pt" style:font-style-asian="italic" style:text-scale="95%"/>
    </style:style>
    <style:style style:name="T404" style:family="text">
      <style:text-properties style:text-position="15% 100%" fo:font-size="10pt" style:font-size-asian="10pt"/>
    </style:style>
    <style:style style:name="T405" style:family="text">
      <style:text-properties style:text-position="15% 100%" style:font-name="Arial" fo:font-size="10pt" style:font-size-asian="10pt"/>
    </style:style>
    <style:style style:name="T406" style:family="text">
      <style:text-properties style:text-position="15% 100%" style:font-name="Arial" fo:font-size="10pt" style:font-size-asian="10pt" style:text-scale="105%"/>
    </style:style>
    <style:style style:name="T407" style:family="text">
      <style:text-properties fo:letter-spacing="-0.028in" style:text-scale="110%"/>
    </style:style>
    <style:style style:name="T408" style:family="text">
      <style:text-properties style:text-position="65% 100%" style:font-name="Arial" fo:font-size="10pt" style:font-size-asian="10pt" style:text-scale="120%"/>
    </style:style>
    <style:style style:name="T409" style:family="text">
      <style:text-properties style:text-position="85% 100%" fo:font-size="7pt" style:text-underline-style="solid" style:text-underline-width="auto" style:text-underline-color="font-color" style:font-size-asian="7pt"/>
    </style:style>
    <style:style style:name="T410" style:family="text">
      <style:text-properties style:text-position="85% 100%" fo:font-size="7pt" fo:letter-spacing="0.0055in" style:text-underline-style="solid" style:text-underline-width="auto" style:text-underline-color="font-color" style:font-size-asian="7pt"/>
    </style:style>
    <style:style style:name="T411" style:family="text">
      <style:text-properties style:text-underline-style="solid" style:text-underline-width="auto" style:text-underline-color="font-color"/>
    </style:style>
    <style:style style:name="T412" style:family="text">
      <style:text-properties style:text-underline-style="solid" style:text-underline-width="auto" style:text-underline-color="font-color" style:text-scale="99%"/>
    </style:style>
    <style:style style:name="T413" style:family="text">
      <style:text-properties style:text-position="-42% 100%" fo:font-size="7pt" fo:letter-spacing="-0.072in" style:font-size-asian="7pt" style:text-scale="99%"/>
    </style:style>
    <style:style style:name="T414" style:family="text">
      <style:text-properties style:text-position="-42% 100%" fo:font-size="7pt" style:font-size-asian="7pt"/>
    </style:style>
    <style:style style:name="T415" style:family="text">
      <style:text-properties style:text-position="-42% 100%" fo:font-size="7pt" style:font-size-asian="7pt" style:text-scale="99%"/>
    </style:style>
    <style:style style:name="T416" style:family="text">
      <style:text-properties style:text-position="-42% 100%" fo:font-size="7pt" fo:letter-spacing="0.0063in" style:font-size-asian="7pt" style:text-scale="99%"/>
    </style:style>
    <style:style style:name="T417" style:family="text">
      <style:text-properties style:text-position="-42% 100%" fo:font-size="7pt" fo:letter-spacing="-0.0055in" style:font-size-asian="7pt"/>
    </style:style>
    <style:style style:name="T418" style:family="text">
      <style:text-properties style:text-position="-42% 100%" fo:font-size="7pt" fo:letter-spacing="-0.0398in" style:font-size-asian="7pt" style:text-scale="99%"/>
    </style:style>
    <style:style style:name="T419" style:family="text">
      <style:text-properties fo:letter-spacing="-0.0118in"/>
    </style:style>
    <style:style style:name="T420" style:family="text">
      <style:text-properties style:text-position="14% 100%" fo:font-size="7pt" fo:letter-spacing="-0.0398in" style:font-size-asian="7pt" style:text-scale="99%"/>
    </style:style>
    <style:style style:name="T421" style:family="text">
      <style:text-properties style:text-position="14% 100%" fo:font-size="7pt" style:font-size-asian="7pt"/>
    </style:style>
    <style:style style:name="T422" style:family="text">
      <style:text-properties style:text-position="14% 100%" fo:font-size="7pt" style:font-size-asian="7pt" style:text-scale="99%"/>
    </style:style>
    <style:style style:name="T423" style:family="text">
      <style:text-properties style:text-position="35% 100%" fo:font-size="10pt" fo:font-style="italic" style:font-size-asian="10pt" style:font-style-asian="italic" style:text-scale="99%"/>
    </style:style>
    <style:style style:name="T424" style:family="text">
      <style:text-properties fo:letter-spacing="-0.0244in"/>
    </style:style>
    <style:style style:name="T425" style:family="text">
      <style:text-properties fo:letter-spacing="-0.0209in"/>
    </style:style>
    <style:style style:name="T426" style:family="text">
      <style:text-properties style:text-position="55% 100%" fo:font-size="10pt" style:font-size-asian="10pt"/>
    </style:style>
    <style:style style:name="T427" style:family="text">
      <style:text-properties style:text-position="55% 100%" fo:font-size="10pt" fo:font-style="italic" style:font-size-asian="10pt" style:font-style-asian="italic"/>
    </style:style>
    <style:style style:name="T428" style:family="text">
      <style:text-properties style:text-position="55% 100%" fo:font-size="10pt" fo:letter-spacing="-0.0134in" fo:font-style="italic" style:font-size-asian="10pt" style:font-style-asian="italic" style:text-scale="105%"/>
    </style:style>
    <style:style style:name="T429" style:family="text">
      <style:text-properties style:text-position="-50% 100%" fo:font-size="10pt" style:font-size-asian="10pt"/>
    </style:style>
    <style:style style:name="T430" style:family="text">
      <style:text-properties fo:letter-spacing="-0.0339in"/>
    </style:style>
    <style:style style:name="T431" style:family="text">
      <style:text-properties fo:letter-spacing="-0.0028in"/>
    </style:style>
    <style:style style:name="T432" style:family="text">
      <style:text-properties fo:letter-spacing="-0.0028in" fo:background-color="transparent" loext:char-shading-value="0"/>
    </style:style>
    <style:style style:name="T433" style:family="text">
      <style:text-properties fo:letter-spacing="-0.0028in" officeooo:rsid="0112d8c2"/>
    </style:style>
    <style:style style:name="T434" style:family="text">
      <style:text-properties fo:letter-spacing="-0.0165in"/>
    </style:style>
    <style:style style:name="T435" style:family="text">
      <style:text-properties fo:letter-spacing="0.0043in"/>
    </style:style>
    <style:style style:name="T436" style:family="text">
      <style:text-properties fo:letter-spacing="0.0043in" fo:font-style="italic" style:font-style-asian="italic"/>
    </style:style>
    <style:style style:name="T437" style:family="text">
      <style:text-properties fo:letter-spacing="0.0016in"/>
    </style:style>
    <style:style style:name="T438" style:family="text">
      <style:text-properties fo:letter-spacing="0.0016in" fo:font-style="italic" style:font-style-asian="italic"/>
    </style:style>
    <style:style style:name="T439" style:family="text">
      <style:text-properties fo:letter-spacing="-0.022in"/>
    </style:style>
    <style:style style:name="T440" style:family="text">
      <style:text-properties fo:letter-spacing="-0.0091in"/>
    </style:style>
    <style:style style:name="T441" style:family="text">
      <style:text-properties fo:letter-spacing="0.0134in"/>
    </style:style>
    <style:style style:name="T442" style:family="text">
      <style:text-properties fo:letter-spacing="-0.0008in" style:text-scale="99%"/>
    </style:style>
    <style:style style:name="T443" style:family="text">
      <style:text-properties fo:letter-spacing="0.0319in"/>
    </style:style>
    <style:style style:name="T444" style:family="text">
      <style:text-properties style:text-position="4% 100%" style:text-scale="95%"/>
    </style:style>
    <style:style style:name="T445" style:family="text">
      <style:text-properties style:text-position="4% 100%" fo:font-style="italic" style:font-style-asian="italic" style:text-scale="95%"/>
    </style:style>
    <style:style style:name="T446" style:family="text">
      <style:text-properties style:text-position="28% 100%" fo:font-size="7pt" fo:letter-spacing="-0.0134in" style:font-size-asian="7pt" style:text-scale="105%"/>
    </style:style>
    <style:style style:name="T447" style:family="text">
      <style:text-properties style:text-position="-30% 100%" fo:font-size="10pt" fo:font-style="italic" style:font-size-asian="10pt" style:font-style-asian="italic" style:text-scale="105%"/>
    </style:style>
    <style:style style:name="T448" style:family="text">
      <style:text-properties style:text-position="-30% 100%" fo:font-size="10pt" fo:font-style="italic" style:font-size-asian="10pt" style:font-style-asian="italic" style:text-scale="110%"/>
    </style:style>
    <style:style style:name="T449" style:family="text">
      <style:text-properties style:text-position="-92% 100%" fo:font-size="7pt" style:font-size-asian="7pt" style:text-scale="105%"/>
    </style:style>
    <style:style style:name="T450" style:family="text">
      <style:text-properties style:text-position="-92% 100%" fo:font-size="7pt" style:font-size-asian="7pt" style:text-scale="110%"/>
    </style:style>
    <style:style style:name="T451" style:family="text">
      <style:text-properties style:text-position="-21% 100%" fo:font-size="7pt" style:font-size-asian="7pt"/>
    </style:style>
    <style:style style:name="T452" style:family="text">
      <style:text-properties fo:letter-spacing="-0.0146in"/>
    </style:style>
    <style:style style:name="T453" style:family="text">
      <style:text-properties style:text-position="-16% 100%" fo:font-size="6pt" style:font-size-asian="6pt"/>
    </style:style>
    <style:style style:name="T454" style:family="text">
      <style:text-properties style:text-position="-16% 100%" fo:font-size="6pt" fo:letter-spacing="0.0075in" style:font-size-asian="6pt"/>
    </style:style>
    <style:style style:name="T455" style:family="text">
      <style:text-properties style:text-position="-16% 100%" fo:font-size="6pt" fo:background-color="transparent" loext:char-shading-value="0" style:font-size-asian="6pt"/>
    </style:style>
    <style:style style:name="T456" style:family="text">
      <style:text-properties fo:letter-spacing="-0.0193in"/>
    </style:style>
    <style:style style:name="T457" style:family="text">
      <style:text-properties fo:letter-spacing="0.0035in"/>
    </style:style>
    <style:style style:name="T458" style:family="text">
      <style:text-properties style:text-position="-28% 100%" fo:font-size="7pt" fo:letter-spacing="-0.0398in" style:font-size-asian="7pt" style:text-scale="99%"/>
    </style:style>
    <style:style style:name="T459" style:family="text">
      <style:text-properties style:text-position="-28% 100%" fo:font-size="7pt" style:font-size-asian="7pt"/>
    </style:style>
    <style:style style:name="T460" style:family="text">
      <style:text-properties style:text-position="-28% 100%" fo:font-size="7pt" style:font-size-asian="7pt" style:text-scale="99%"/>
    </style:style>
    <style:style style:name="T461" style:family="text">
      <style:text-properties style:text-position="-28% 100%" fo:font-size="7pt" fo:letter-spacing="-0.0035in" style:font-size-asian="7pt"/>
    </style:style>
    <style:style style:name="T462" style:family="text">
      <style:text-properties style:text-scale="93%"/>
    </style:style>
    <style:style style:name="T463" style:family="text">
      <style:text-properties fo:letter-spacing="-0.0016in"/>
    </style:style>
    <style:style style:name="T464" style:family="text">
      <style:text-properties style:text-position="71% 100%" fo:font-size="7pt" fo:font-style="italic" style:font-size-asian="7pt" style:font-style-asian="italic"/>
    </style:style>
    <style:style style:name="T465" style:family="text">
      <style:text-properties fo:letter-spacing="0.0063in"/>
    </style:style>
    <style:style style:name="T466" style:family="text">
      <style:text-properties style:text-position="-45% 100%"/>
    </style:style>
    <style:style style:name="T467" style:family="text">
      <style:text-properties style:text-position="100% 100%" style:font-name="Arial Unicode MS" fo:font-size="7pt" style:font-size-asian="7pt"/>
    </style:style>
    <style:style style:name="T468" style:family="text">
      <style:text-properties style:text-position="100% 100%" style:font-name="Arial Unicode MS" fo:font-size="7pt" style:font-size-asian="7pt" style:text-scale="124%"/>
    </style:style>
    <style:style style:name="T469" style:family="text">
      <style:text-properties style:text-position="100% 100%" style:font-name="Arial Unicode MS" fo:font-size="7pt" fo:letter-spacing="0.0102in" style:font-size-asian="7pt"/>
    </style:style>
    <style:style style:name="T470" style:family="text">
      <style:text-properties style:text-position="100% 100%" style:font-name="Arial Unicode MS" fo:font-size="7pt" fo:letter-spacing="0.0035in" style:font-size-asian="7pt" style:text-scale="124%"/>
    </style:style>
    <style:style style:name="T471" style:family="text">
      <style:text-properties fo:letter-spacing="-0.0236in" style:text-scale="105%"/>
    </style:style>
    <style:style style:name="T472" style:family="text">
      <style:text-properties fo:letter-spacing="-0.0161in"/>
    </style:style>
    <style:style style:name="T473" style:family="text">
      <style:text-properties fo:letter-spacing="-0.0189in"/>
    </style:style>
    <style:style style:name="T474" style:family="text">
      <style:text-properties fo:letter-spacing="-0.0189in" fo:background-color="#ffff00" loext:char-shading-value="0"/>
    </style:style>
    <style:style style:name="T475" style:family="text">
      <style:text-properties fo:font-size="9.5pt" style:font-size-asian="9.5pt"/>
    </style:style>
    <style:style style:name="T476" style:family="text">
      <style:text-properties fo:letter-spacing="-0.0201in"/>
    </style:style>
    <style:style style:name="T477" style:family="text">
      <style:text-properties style:text-scale="96%"/>
    </style:style>
    <style:style style:name="T478" style:family="text">
      <style:text-properties fo:letter-spacing="0.0252in"/>
    </style:style>
    <style:style style:name="T479" style:family="text">
      <style:text-properties fo:letter-spacing="0.0236in"/>
    </style:style>
    <style:style style:name="T480" style:family="text">
      <style:text-properties fo:letter-spacing="0.0028in"/>
    </style:style>
    <style:style style:name="T481" style:family="text">
      <style:text-properties fo:letter-spacing="0.0028in" fo:font-style="italic" style:font-style-asian="italic"/>
    </style:style>
    <style:style style:name="T482" style:family="text">
      <style:text-properties fo:font-size="8pt" fo:font-style="italic" style:font-size-asian="8pt" style:font-style-asian="italic"/>
    </style:style>
    <style:style style:name="T483" style:family="text">
      <style:text-properties fo:font-size="8pt" style:font-size-asian="8pt"/>
    </style:style>
    <style:style style:name="T484" style:family="text">
      <style:text-properties fo:font-size="8pt" fo:letter-spacing="-0.0028in" style:font-size-asian="8pt"/>
    </style:style>
    <style:style style:name="T485" style:family="text">
      <style:text-properties fo:font-size="8pt" fo:letter-spacing="-0.0043in" style:font-size-asian="8pt"/>
    </style:style>
    <style:style style:name="T486" style:family="text">
      <style:text-properties fo:font-size="8pt" fo:letter-spacing="-0.002in" style:font-size-asian="8pt"/>
    </style:style>
    <style:style style:name="T487" style:family="text">
      <style:text-properties fo:font-size="8pt" fo:letter-spacing="-0.0181in" style:font-size-asian="8pt"/>
    </style:style>
    <style:style style:name="T488" style:family="text">
      <style:text-properties fo:font-size="8pt" fo:letter-spacing="-0.0201in" style:font-size-asian="8pt"/>
    </style:style>
    <style:style style:name="T489" style:family="text">
      <style:text-properties fo:font-size="8pt" fo:language="de" fo:country="DE" style:font-size-asian="8pt"/>
    </style:style>
    <style:style style:name="T490" style:family="text">
      <style:text-properties fo:font-size="8pt" fo:letter-spacing="-0.0075in" style:font-size-asian="8pt"/>
    </style:style>
    <style:style style:name="T491" style:family="text">
      <style:text-properties fo:font-size="8pt" fo:letter-spacing="-0.0055in" style:font-size-asian="8pt"/>
    </style:style>
    <style:style style:name="T492" style:family="text">
      <style:text-properties fo:font-size="8pt" fo:letter-spacing="-0.0161in" style:font-size-asian="8pt"/>
    </style:style>
    <style:style style:name="T493" style:family="text">
      <style:text-properties fo:font-size="8pt" fo:letter-spacing="-0.0138in" style:font-size-asian="8pt"/>
    </style:style>
    <style:style style:name="T494" style:family="text">
      <style:text-properties fo:font-size="8pt" fo:letter-spacing="-0.0134in" style:font-size-asian="8pt"/>
    </style:style>
    <style:style style:name="T495" style:family="text">
      <style:text-properties fo:font-size="8pt" fo:letter-spacing="-0.0047in" style:font-size-asian="8pt"/>
    </style:style>
    <style:style style:name="T496" style:family="text">
      <style:text-properties fo:font-size="8pt" officeooo:rsid="00885d77" fo:background-color="#66ffff" loext:char-shading-value="0" style:font-size-asian="8pt"/>
    </style:style>
    <style:style style:name="T497" style:family="text">
      <style:text-properties fo:font-size="8pt" fo:background-color="transparent" loext:char-shading-value="0" style:font-size-asian="8pt"/>
    </style:style>
    <style:style style:name="T498" style:family="text">
      <style:text-properties fo:font-size="8pt" officeooo:rsid="00885d77" fo:background-color="transparent" loext:char-shading-value="0" style:font-size-asian="8pt"/>
    </style:style>
    <style:style style:name="T499" style:family="text">
      <style:text-properties fo:background-color="transparent" loext:char-shading-value="0"/>
    </style:style>
    <style:style style:name="T500" style:family="text">
      <style:text-properties officeooo:rsid="00c0cbb9" fo:background-color="transparent" loext:char-shading-value="0"/>
    </style:style>
    <style:style style:name="T501" style:family="text">
      <style:text-properties officeooo:rsid="00c3c827" fo:background-color="transparent" loext:char-shading-value="0"/>
    </style:style>
    <style:style style:name="T502" style:family="text">
      <style:text-properties officeooo:rsid="00c56d4a" fo:background-color="transparent" loext:char-shading-value="0"/>
    </style:style>
    <style:style style:name="T503" style:family="text">
      <style:text-properties fo:color="#009900"/>
    </style:style>
    <style:style style:name="T504" style:family="text">
      <style:text-properties fo:color="#009900" style:font-name="Arial"/>
    </style:style>
    <style:style style:name="T505" style:family="text">
      <style:text-properties fo:color="#009900" style:font-name="Arial" fo:font-size="16pt" fo:font-weight="bold" style:font-size-asian="16pt" style:font-weight-asian="bold"/>
    </style:style>
    <style:style style:name="T506" style:family="text">
      <style:text-properties fo:color="#009900" style:font-name="Arial" fo:font-size="10pt" fo:font-style="italic" style:font-size-asian="10pt" style:font-style-asian="italic" style:font-size-complex="10pt"/>
    </style:style>
    <style:style style:name="T507" style:family="text">
      <style:text-properties fo:color="#009900" fo:background-color="transparent" loext:char-shading-value="0"/>
    </style:style>
    <style:style style:name="T508" style:family="text">
      <style:text-properties fo:color="#009900" officeooo:rsid="0077499f" fo:background-color="transparent" loext:char-shading-value="0"/>
    </style:style>
    <style:style style:name="T509" style:family="text">
      <style:text-properties fo:color="#009900" officeooo:rsid="0091f40a" fo:background-color="transparent" loext:char-shading-value="0"/>
    </style:style>
    <style:style style:name="T510" style:family="text">
      <style:text-properties fo:color="#009900" officeooo:rsid="007a4eb6" fo:background-color="transparent" loext:char-shading-value="0"/>
    </style:style>
    <style:style style:name="T511" style:family="text">
      <style:text-properties fo:color="#009900" officeooo:rsid="00965756" fo:background-color="transparent" loext:char-shading-value="0"/>
    </style:style>
    <style:style style:name="T512" style:family="text">
      <style:text-properties fo:color="#009900" officeooo:rsid="007df202" fo:background-color="transparent" loext:char-shading-value="0"/>
    </style:style>
    <style:style style:name="T513" style:family="text">
      <style:text-properties fo:color="#009900" officeooo:rsid="0099e923" fo:background-color="transparent" loext:char-shading-value="0"/>
    </style:style>
    <style:style style:name="T514" style:family="text">
      <style:text-properties fo:color="#009900" officeooo:rsid="00ad352e" fo:background-color="transparent" loext:char-shading-value="0"/>
    </style:style>
    <style:style style:name="T515" style:family="text">
      <style:text-properties fo:color="#009900" officeooo:rsid="00c3c827" fo:background-color="transparent" loext:char-shading-value="0"/>
    </style:style>
    <style:style style:name="T516" style:family="text">
      <style:text-properties fo:color="#009900" fo:background-color="transparent" loext:char-shading-value="0" style:text-scale="99%"/>
    </style:style>
    <style:style style:name="T517" style:family="text">
      <style:text-properties fo:color="#009900" officeooo:rsid="00dbcc04" fo:background-color="transparent" loext:char-shading-value="0" style:text-scale="99%"/>
    </style:style>
    <style:style style:name="T518" style:family="text">
      <style:text-properties fo:color="#009900" officeooo:rsid="00f32c49" fo:background-color="transparent" loext:char-shading-value="0"/>
    </style:style>
    <style:style style:name="T519" style:family="text">
      <style:text-properties fo:color="#009900" fo:background-color="#99ffff" loext:char-shading-value="0"/>
    </style:style>
    <style:style style:name="T520" style:family="text">
      <style:text-properties fo:color="#009900" officeooo:rsid="0077499f" fo:background-color="#99ffff" loext:char-shading-value="0"/>
    </style:style>
    <style:style style:name="T521" style:family="text">
      <style:text-properties fo:color="#009900" officeooo:rsid="0079135a" fo:background-color="#99ffff" loext:char-shading-value="0"/>
    </style:style>
    <style:style style:name="T522" style:family="text">
      <style:text-properties fo:color="#009900" officeooo:rsid="007b8227" fo:background-color="#99ffff" loext:char-shading-value="0"/>
    </style:style>
    <style:style style:name="T523" style:family="text">
      <style:text-properties fo:color="#009900" officeooo:rsid="007c4d1b" fo:background-color="#99ffff" loext:char-shading-value="0"/>
    </style:style>
    <style:style style:name="T524" style:family="text">
      <style:text-properties fo:color="#009900" officeooo:rsid="0091f40a" fo:background-color="#99ffff" loext:char-shading-value="0"/>
    </style:style>
    <style:style style:name="T525" style:family="text">
      <style:text-properties fo:color="#009900" officeooo:rsid="0093f090" fo:background-color="#99ffff" loext:char-shading-value="0"/>
    </style:style>
    <style:style style:name="T526" style:family="text">
      <style:text-properties fo:color="#009900" officeooo:rsid="0095048a" fo:background-color="#99ffff" loext:char-shading-value="0"/>
    </style:style>
    <style:style style:name="T527" style:family="text">
      <style:text-properties fo:color="#009900" officeooo:rsid="00965756" fo:background-color="#99ffff" loext:char-shading-value="0"/>
    </style:style>
    <style:style style:name="T528" style:family="text">
      <style:text-properties fo:color="#009900" officeooo:rsid="00989f56" fo:background-color="#99ffff" loext:char-shading-value="0"/>
    </style:style>
    <style:style style:name="T529" style:family="text">
      <style:text-properties fo:color="#009900" officeooo:rsid="0099e923" fo:background-color="#99ffff" loext:char-shading-value="0"/>
    </style:style>
    <style:style style:name="T530" style:family="text">
      <style:text-properties fo:color="#009900" officeooo:rsid="009a1faa" fo:background-color="#99ffff" loext:char-shading-value="0"/>
    </style:style>
    <style:style style:name="T531" style:family="text">
      <style:text-properties fo:color="#009900" officeooo:rsid="009d3a85" fo:background-color="#99ffff" loext:char-shading-value="0"/>
    </style:style>
    <style:style style:name="T532" style:family="text">
      <style:text-properties fo:color="#009900" officeooo:rsid="009d5d0e" fo:background-color="#99ffff" loext:char-shading-value="0"/>
    </style:style>
    <style:style style:name="T533" style:family="text">
      <style:text-properties fo:color="#009900" officeooo:rsid="009ee8ec" fo:background-color="#99ffff" loext:char-shading-value="0"/>
    </style:style>
    <style:style style:name="T534" style:family="text">
      <style:text-properties fo:color="#009900" officeooo:rsid="009f3cc8" fo:background-color="#99ffff" loext:char-shading-value="0"/>
    </style:style>
    <style:style style:name="T535" style:family="text">
      <style:text-properties fo:color="#009900" officeooo:rsid="009ff327" fo:background-color="#99ffff" loext:char-shading-value="0"/>
    </style:style>
    <style:style style:name="T536" style:family="text">
      <style:text-properties fo:color="#009900" officeooo:rsid="00a1b456" fo:background-color="#99ffff" loext:char-shading-value="0"/>
    </style:style>
    <style:style style:name="T537" style:family="text">
      <style:text-properties fo:color="#009900" officeooo:rsid="00755829" fo:background-color="#99ffff" loext:char-shading-value="0"/>
    </style:style>
    <style:style style:name="T538" style:family="text">
      <style:text-properties fo:color="#009900" officeooo:rsid="0080a8ed" fo:background-color="#99ffff" loext:char-shading-value="0"/>
    </style:style>
    <style:style style:name="T539" style:family="text">
      <style:text-properties fo:color="#009900" officeooo:rsid="00ac2d33" fo:background-color="#99ffff" loext:char-shading-value="0"/>
    </style:style>
    <style:style style:name="T540" style:family="text">
      <style:text-properties fo:color="#009900" officeooo:rsid="00ba4a7f" fo:background-color="#99ffff" loext:char-shading-value="0"/>
    </style:style>
    <style:style style:name="T541" style:family="text">
      <style:text-properties fo:color="#009900" officeooo:rsid="00bc9fdf" fo:background-color="#99ffff" loext:char-shading-value="0"/>
    </style:style>
    <style:style style:name="T542" style:family="text">
      <style:text-properties fo:color="#009900" officeooo:rsid="00baa64a" fo:background-color="#99ffff" loext:char-shading-value="0"/>
    </style:style>
    <style:style style:name="T543" style:family="text">
      <style:text-properties fo:color="#009900" officeooo:rsid="00be9211" fo:background-color="#99ffff" loext:char-shading-value="0"/>
    </style:style>
    <style:style style:name="T544" style:family="text">
      <style:text-properties fo:color="#009900" officeooo:rsid="00bf067d" fo:background-color="#99ffff" loext:char-shading-value="0"/>
    </style:style>
    <style:style style:name="T545" style:family="text">
      <style:text-properties fo:color="#009900" officeooo:rsid="00c0cbb9" fo:background-color="#99ffff" loext:char-shading-value="0"/>
    </style:style>
    <style:style style:name="T546" style:family="text">
      <style:text-properties fo:color="#009900" officeooo:rsid="00c3c827" fo:background-color="#99ffff" loext:char-shading-value="0"/>
    </style:style>
    <style:style style:name="T547" style:family="text">
      <style:text-properties fo:color="#009900" officeooo:rsid="00c56d4a" fo:background-color="#99ffff" loext:char-shading-value="0"/>
    </style:style>
    <style:style style:name="T548" style:family="text">
      <style:text-properties fo:color="#009900" officeooo:rsid="00c85324" fo:background-color="#99ffff" loext:char-shading-value="0"/>
    </style:style>
    <style:style style:name="T549" style:family="text">
      <style:text-properties fo:color="#009900" officeooo:rsid="00ca287c" fo:background-color="#99ffff" loext:char-shading-value="0"/>
    </style:style>
    <style:style style:name="T550" style:family="text">
      <style:text-properties fo:color="#009900" officeooo:rsid="00cd40c2" fo:background-color="#99ffff" loext:char-shading-value="0"/>
    </style:style>
    <style:style style:name="T551" style:family="text">
      <style:text-properties fo:color="#009900" officeooo:rsid="00cf9ec0" fo:background-color="#99ffff" loext:char-shading-value="0"/>
    </style:style>
    <style:style style:name="T552" style:family="text">
      <style:text-properties fo:color="#009900" officeooo:rsid="00d19a53" fo:background-color="#99ffff" loext:char-shading-value="0"/>
    </style:style>
    <style:style style:name="T553" style:family="text">
      <style:text-properties fo:color="#009900" officeooo:rsid="00d4dba6" fo:background-color="#99ffff" loext:char-shading-value="0"/>
    </style:style>
    <style:style style:name="T554" style:family="text">
      <style:text-properties fo:color="#009900" fo:background-color="#99ffff" loext:char-shading-value="0" style:text-scale="99%"/>
    </style:style>
    <style:style style:name="T555" style:family="text">
      <style:text-properties fo:color="#009900" officeooo:rsid="00d4dba6" fo:background-color="#99ffff" loext:char-shading-value="0" style:text-scale="99%"/>
    </style:style>
    <style:style style:name="T556" style:family="text">
      <style:text-properties fo:color="#009900" officeooo:rsid="00d8c6db" fo:background-color="#99ffff" loext:char-shading-value="0" style:text-scale="99%"/>
    </style:style>
    <style:style style:name="T557" style:family="text">
      <style:text-properties fo:color="#009900" officeooo:rsid="00da9351" fo:background-color="#99ffff" loext:char-shading-value="0" style:text-scale="99%"/>
    </style:style>
    <style:style style:name="T558" style:family="text">
      <style:text-properties fo:color="#009900" officeooo:rsid="00dbcc04" fo:background-color="#99ffff" loext:char-shading-value="0" style:text-scale="99%"/>
    </style:style>
    <style:style style:name="T559" style:family="text">
      <style:text-properties fo:color="#009900" officeooo:rsid="00d5bf42" fo:background-color="#99ffff" loext:char-shading-value="0"/>
    </style:style>
    <style:style style:name="T560" style:family="text">
      <style:text-properties fo:color="#009900" officeooo:rsid="00dd35f7" fo:background-color="#99ffff" loext:char-shading-value="0"/>
    </style:style>
    <style:style style:name="T561" style:family="text">
      <style:text-properties fo:color="#009900" officeooo:rsid="00dd962f" fo:background-color="#99ffff" loext:char-shading-value="0"/>
    </style:style>
    <style:style style:name="T562" style:family="text">
      <style:text-properties fo:color="#009900" officeooo:rsid="00dfa767" fo:background-color="#99ffff" loext:char-shading-value="0"/>
    </style:style>
    <style:style style:name="T563" style:family="text">
      <style:text-properties fo:color="#009900" officeooo:rsid="00e51381" fo:background-color="#99ffff" loext:char-shading-value="0"/>
    </style:style>
    <style:style style:name="T564" style:family="text">
      <style:text-properties fo:color="#009900" officeooo:rsid="00e62b46" fo:background-color="#99ffff" loext:char-shading-value="0"/>
    </style:style>
    <style:style style:name="T565" style:family="text">
      <style:text-properties fo:color="#009900" officeooo:rsid="00eb031a" fo:background-color="#99ffff" loext:char-shading-value="0"/>
    </style:style>
    <style:style style:name="T566" style:family="text">
      <style:text-properties fo:color="#009900" officeooo:rsid="00edf23d" fo:background-color="#99ffff" loext:char-shading-value="0"/>
    </style:style>
    <style:style style:name="T567" style:family="text">
      <style:text-properties fo:color="#009900" officeooo:rsid="00ef5a06" fo:background-color="#99ffff" loext:char-shading-value="0"/>
    </style:style>
    <style:style style:name="T568" style:family="text">
      <style:text-properties fo:color="#009900" officeooo:rsid="00f10f17" fo:background-color="#99ffff" loext:char-shading-value="0"/>
    </style:style>
    <style:style style:name="T569" style:family="text">
      <style:text-properties fo:color="#009900" officeooo:rsid="00f1f343" fo:background-color="#99ffff" loext:char-shading-value="0"/>
    </style:style>
    <style:style style:name="T570" style:family="text">
      <style:text-properties fo:color="#009900" officeooo:rsid="00f32c49" fo:background-color="#99ffff" loext:char-shading-value="0"/>
    </style:style>
    <style:style style:name="T571" style:family="text">
      <style:text-properties fo:color="#009900" officeooo:rsid="00f670aa" fo:background-color="#99ffff" loext:char-shading-value="0"/>
    </style:style>
    <style:style style:name="T572" style:family="text">
      <style:text-properties fo:color="#009900" officeooo:rsid="00f789f2" fo:background-color="#99ffff" loext:char-shading-value="0"/>
    </style:style>
    <style:style style:name="T573" style:family="text">
      <style:text-properties fo:color="#009900" officeooo:rsid="00f8c0b6" fo:background-color="#99ffff" loext:char-shading-value="0"/>
    </style:style>
    <style:style style:name="T574" style:family="text">
      <style:text-properties fo:color="#009900" officeooo:rsid="00f9a710" fo:background-color="#99ffff" loext:char-shading-value="0"/>
    </style:style>
    <style:style style:name="T575" style:family="text">
      <style:text-properties fo:color="#009900" officeooo:rsid="00f9f467" fo:background-color="#99ffff" loext:char-shading-value="0"/>
    </style:style>
    <style:style style:name="T576" style:family="text">
      <style:text-properties fo:color="#009900" officeooo:rsid="00f789f2" fo:background-color="#99ffff" loext:char-shading-value="0" style:text-scale="105%"/>
    </style:style>
    <style:style style:name="T577" style:family="text">
      <style:text-properties fo:color="#009900" officeooo:rsid="00fd3010" fo:background-color="#99ffff" loext:char-shading-value="0"/>
    </style:style>
    <style:style style:name="T578" style:family="text">
      <style:text-properties fo:color="#009900" officeooo:rsid="0103c982" fo:background-color="#99ffff" loext:char-shading-value="0"/>
    </style:style>
    <style:style style:name="T579" style:family="text">
      <style:text-properties fo:color="#009900" officeooo:rsid="010effb7" fo:background-color="#99ffff" loext:char-shading-value="0"/>
    </style:style>
    <style:style style:name="T580" style:family="text">
      <style:text-properties fo:color="#009900" officeooo:rsid="01149817" fo:background-color="#99ffff" loext:char-shading-value="0"/>
    </style:style>
    <style:style style:name="T581" style:family="text">
      <style:text-properties fo:color="#009900" officeooo:rsid="01172b8a" fo:background-color="#99ffff" loext:char-shading-value="0"/>
    </style:style>
    <style:style style:name="T582" style:family="text">
      <style:text-properties fo:color="#009900" officeooo:rsid="0117cc86" fo:background-color="#99ffff" loext:char-shading-value="0"/>
    </style:style>
    <style:style style:name="T583" style:family="text">
      <style:text-properties fo:color="#009900" officeooo:rsid="0118ea03" fo:background-color="#99ffff" loext:char-shading-value="0"/>
    </style:style>
    <style:style style:name="T584" style:family="text">
      <style:text-properties fo:color="#009900" officeooo:rsid="011c0061" fo:background-color="#99ffff" loext:char-shading-value="0"/>
    </style:style>
    <style:style style:name="T585" style:family="text">
      <style:text-properties fo:color="#009900" officeooo:rsid="011d53db" fo:background-color="#99ffff" loext:char-shading-value="0"/>
    </style:style>
    <style:style style:name="T586" style:family="text">
      <style:text-properties fo:color="#009900" officeooo:rsid="011dc8dd" fo:background-color="#99ffff" loext:char-shading-value="0"/>
    </style:style>
    <style:style style:name="T587" style:family="text">
      <style:text-properties fo:color="#009900" officeooo:rsid="011e37e3" fo:background-color="#99ffff" loext:char-shading-value="0"/>
    </style:style>
    <style:style style:name="T588" style:family="text">
      <style:text-properties fo:color="#009900" officeooo:rsid="01200464" fo:background-color="#99ffff" loext:char-shading-value="0"/>
    </style:style>
    <style:style style:name="T589" style:family="text">
      <style:text-properties fo:color="#009900" officeooo:rsid="01217237" fo:background-color="#99ffff" loext:char-shading-value="0"/>
    </style:style>
    <style:style style:name="T590" style:family="text">
      <style:text-properties fo:color="#009900" officeooo:rsid="012481a2" fo:background-color="#99ffff" loext:char-shading-value="0"/>
    </style:style>
    <style:style style:name="T591" style:family="text">
      <style:text-properties fo:color="#009900" officeooo:rsid="01266148" fo:background-color="#99ffff" loext:char-shading-value="0"/>
    </style:style>
    <style:style style:name="T592" style:family="text">
      <style:text-properties fo:color="#009900" officeooo:rsid="01285a90" fo:background-color="#99ffff" loext:char-shading-value="0"/>
    </style:style>
    <style:style style:name="T593" style:family="text">
      <style:text-properties fo:color="#009900" officeooo:rsid="012bc54c" fo:background-color="#99ffff" loext:char-shading-value="0"/>
    </style:style>
    <style:style style:name="T594" style:family="text">
      <style:text-properties fo:color="#009900" officeooo:rsid="012c5b60" fo:background-color="#99ffff" loext:char-shading-value="0"/>
    </style:style>
    <style:style style:name="T595" style:family="text">
      <style:text-properties fo:color="#009900" officeooo:rsid="013783b0" fo:background-color="#99ffff" loext:char-shading-value="0"/>
    </style:style>
    <style:style style:name="T596" style:family="text">
      <style:text-properties fo:color="#009900" officeooo:rsid="0137948c" fo:background-color="#99ffff" loext:char-shading-value="0"/>
    </style:style>
    <style:style style:name="T597" style:family="text">
      <style:text-properties fo:color="#009900" officeooo:rsid="0138c5e4" fo:background-color="#99ffff" loext:char-shading-value="0"/>
    </style:style>
    <style:style style:name="T598" style:family="text">
      <style:text-properties fo:color="#009900" officeooo:rsid="013a9d02" fo:background-color="#99ffff" loext:char-shading-value="0"/>
    </style:style>
    <style:style style:name="T599" style:family="text">
      <style:text-properties fo:color="#009900" officeooo:rsid="01445ade" fo:background-color="#99ffff" loext:char-shading-value="0"/>
    </style:style>
    <style:style style:name="T600" style:family="text">
      <style:text-properties fo:color="#009900" officeooo:rsid="01454552" fo:background-color="#99ffff" loext:char-shading-value="0"/>
    </style:style>
    <style:style style:name="T601" style:family="text">
      <style:text-properties fo:color="#009900" officeooo:rsid="0148f9b6" fo:background-color="#99ffff" loext:char-shading-value="0"/>
    </style:style>
    <style:style style:name="T602" style:family="text">
      <style:text-properties fo:color="#009900" officeooo:rsid="0148f9b6" fo:background-color="#99ffff" loext:char-shading-value="0"/>
    </style:style>
    <style:style style:name="T603" style:family="text">
      <style:text-properties fo:color="#009900" officeooo:rsid="01493488" fo:background-color="#99ffff" loext:char-shading-value="0"/>
    </style:style>
    <style:style style:name="T604" style:family="text">
      <style:text-properties fo:color="#009900" officeooo:rsid="01493488" fo:background-color="#99ffff" loext:char-shading-value="0"/>
    </style:style>
    <style:style style:name="T605" style:family="text">
      <style:text-properties fo:color="#009900" fo:language="en" fo:country="none" fo:background-color="transparent" loext:char-shading-value="0"/>
    </style:style>
    <style:style style:name="T606" style:family="text">
      <style:text-properties fo:color="#009900" fo:language="en" fo:country="none" officeooo:rsid="007c4d1b" fo:background-color="#99ffff" loext:char-shading-value="0"/>
    </style:style>
    <style:style style:name="T607" style:family="text">
      <style:text-properties fo:color="#009900" fo:language="en" fo:country="none" officeooo:rsid="007cf336" fo:background-color="#99ffff" loext:char-shading-value="0"/>
    </style:style>
    <style:style style:name="T608" style:family="text">
      <style:text-properties fo:color="#009900" fo:language="en" fo:country="none" officeooo:rsid="0086ed66" fo:background-color="#66ffff" loext:char-shading-value="0"/>
    </style:style>
    <style:style style:name="T609" style:family="text">
      <style:text-properties fo:color="#009900" style:text-position="super 58%"/>
    </style:style>
    <style:style style:name="T610" style:family="text">
      <style:text-properties fo:color="#009900" style:text-position="super 58%" officeooo:rsid="007cf336" fo:background-color="#99ffff" loext:char-shading-value="0"/>
    </style:style>
    <style:style style:name="T611" style:family="text">
      <style:text-properties fo:color="#009900" style:text-position="super 58%" officeooo:rsid="00dfa767" fo:background-color="#99ffff" loext:char-shading-value="0"/>
    </style:style>
    <style:style style:name="T612" style:family="text">
      <style:text-properties fo:color="#009900" style:text-position="super 58%" officeooo:rsid="00e32c47" fo:background-color="#99ffff" loext:char-shading-value="0"/>
    </style:style>
    <style:style style:name="T613" style:family="text">
      <style:text-properties fo:color="#009900" officeooo:rsid="007fcb8a"/>
    </style:style>
    <style:style style:name="T614" style:family="text">
      <style:text-properties fo:color="#009900" fo:background-color="#ffff00" loext:char-shading-value="0"/>
    </style:style>
    <style:style style:name="T615" style:family="text">
      <style:text-properties fo:color="#009900" fo:letter-spacing="-0.0091in"/>
    </style:style>
    <style:style style:name="T616" style:family="text">
      <style:text-properties fo:color="#009900" fo:letter-spacing="-0.0091in" fo:background-color="transparent" loext:char-shading-value="0"/>
    </style:style>
    <style:style style:name="T617" style:family="text">
      <style:text-properties fo:color="#009900" fo:letter-spacing="-0.0091in" fo:background-color="#66ffff" loext:char-shading-value="0"/>
    </style:style>
    <style:style style:name="T618" style:family="text">
      <style:text-properties fo:color="#009900" fo:letter-spacing="-0.0091in" officeooo:rsid="00832f6a" fo:background-color="#66ffff" loext:char-shading-value="0"/>
    </style:style>
    <style:style style:name="T619" style:family="text">
      <style:text-properties fo:color="#009900" fo:background-color="#66ffff" loext:char-shading-value="0"/>
    </style:style>
    <style:style style:name="T620" style:family="text">
      <style:text-properties fo:color="#009900" officeooo:rsid="0084e7c3" fo:background-color="#66ffff" loext:char-shading-value="0"/>
    </style:style>
    <style:style style:name="T621" style:family="text">
      <style:text-properties fo:color="#009900" officeooo:rsid="00832f6a" fo:background-color="#66ffff" loext:char-shading-value="0"/>
    </style:style>
    <style:style style:name="T622" style:family="text">
      <style:text-properties fo:color="#009900" style:text-scale="103%"/>
    </style:style>
    <style:style style:name="T623" style:family="text">
      <style:text-properties fo:color="#009900" officeooo:rsid="008b6c0d" style:text-scale="103%"/>
    </style:style>
    <style:style style:name="T624" style:family="text">
      <style:text-properties fo:color="#009900" style:text-position="0% 100%" fo:background-color="transparent" loext:char-shading-value="0"/>
    </style:style>
    <style:style style:name="T625" style:family="text">
      <style:text-properties fo:color="#009900" fo:letter-spacing="-0.0055in"/>
    </style:style>
    <style:style style:name="T626" style:family="text">
      <style:text-properties fo:color="#009900" fo:letter-spacing="-0.0055in" fo:background-color="transparent" loext:char-shading-value="0"/>
    </style:style>
    <style:style style:name="T627" style:family="text">
      <style:text-properties fo:color="#009900" fo:letter-spacing="-0.0055in" officeooo:rsid="00b20f45" fo:background-color="transparent" loext:char-shading-value="0"/>
    </style:style>
    <style:style style:name="T628" style:family="text">
      <style:text-properties fo:color="#009900" fo:letter-spacing="-0.0055in" officeooo:rsid="00def7b4"/>
    </style:style>
    <style:style style:name="T629" style:family="text">
      <style:text-properties fo:color="#009900" fo:letter-spacing="-0.0055in" officeooo:rsid="00def7b4" fo:background-color="#99ffff" loext:char-shading-value="0"/>
    </style:style>
    <style:style style:name="T630" style:family="text">
      <style:text-properties fo:color="#009900" fo:letter-spacing="-0.0055in" officeooo:rsid="011e37e3" fo:background-color="#99ffff" loext:char-shading-value="0"/>
    </style:style>
    <style:style style:name="T631" style:family="text">
      <style:text-properties fo:color="#009900" fo:letter-spacing="-0.0055in" fo:background-color="#ffffff" loext:char-shading-value="0"/>
    </style:style>
    <style:style style:name="T632" style:family="text">
      <style:text-properties fo:color="#009900" fo:letter-spacing="-0.0043in"/>
    </style:style>
    <style:style style:name="T633" style:family="text">
      <style:text-properties fo:color="#009900" fo:letter-spacing="-0.011in"/>
    </style:style>
    <style:style style:name="T634" style:family="text">
      <style:text-properties fo:color="#009900" fo:letter-spacing="-0.011in" fo:background-color="transparent" loext:char-shading-value="0"/>
    </style:style>
    <style:style style:name="T635" style:family="text">
      <style:text-properties fo:color="#009900" officeooo:rsid="0080a8ed"/>
    </style:style>
    <style:style style:name="T636" style:family="text">
      <style:text-properties fo:color="#009900" fo:letter-spacing="-0.002in"/>
    </style:style>
    <style:style style:name="T637" style:family="text">
      <style:text-properties fo:color="#009900" fo:letter-spacing="-0.002in" fo:background-color="#99ffff" loext:char-shading-value="0"/>
    </style:style>
    <style:style style:name="T638" style:family="text">
      <style:text-properties fo:color="#009900" style:text-line-through-style="none" style:text-line-through-type="none"/>
    </style:style>
    <style:style style:name="T639" style:family="text">
      <style:text-properties fo:color="#009900" style:text-line-through-style="none" style:text-line-through-type="none" fo:font-size="10pt" officeooo:rsid="0100c1d5" fo:background-color="transparent" loext:char-shading-value="0" style:font-size-asian="10pt"/>
    </style:style>
    <style:style style:name="T640" style:family="text">
      <style:text-properties fo:color="#009900" style:text-line-through-style="none" style:text-line-through-type="none" fo:font-size="10pt" officeooo:rsid="01029763" fo:background-color="transparent" loext:char-shading-value="0" style:font-size-asian="10pt"/>
    </style:style>
    <style:style style:name="T641" style:family="text">
      <style:text-properties fo:color="#009900" style:text-line-through-style="none" style:text-line-through-type="none" fo:font-size="10pt" officeooo:rsid="010b8f1d" fo:background-color="transparent" loext:char-shading-value="0" style:font-size-asian="10pt"/>
    </style:style>
    <style:style style:name="T642" style:family="text">
      <style:text-properties fo:color="#009900" style:text-line-through-style="none" style:text-line-through-type="none" fo:font-size="10pt" officeooo:rsid="0102c4cd" fo:background-color="transparent" loext:char-shading-value="0" style:font-size-asian="10pt"/>
    </style:style>
    <style:style style:name="T643" style:family="text">
      <style:text-properties fo:color="#009900" style:text-line-through-style="solid" style:text-line-through-type="single"/>
    </style:style>
    <style:style style:name="T644" style:family="text">
      <style:text-properties fo:color="#009900" style:text-line-through-style="solid" style:text-line-through-type="single" officeooo:rsid="009ff327"/>
    </style:style>
    <style:style style:name="T645" style:family="text">
      <style:text-properties fo:color="#009900" officeooo:rsid="009ff327"/>
    </style:style>
    <style:style style:name="T646" style:family="text">
      <style:text-properties fo:color="#009900" fo:letter-spacing="-0.0047in"/>
    </style:style>
    <style:style style:name="T647" style:family="text">
      <style:text-properties fo:color="#009900" fo:letter-spacing="-0.0047in" fo:background-color="transparent" loext:char-shading-value="0"/>
    </style:style>
    <style:style style:name="T648" style:family="text">
      <style:text-properties fo:color="#009900" fo:letter-spacing="-0.0047in" officeooo:rsid="00bf5229" fo:background-color="transparent" loext:char-shading-value="0"/>
    </style:style>
    <style:style style:name="T649" style:family="text">
      <style:text-properties fo:color="#009900" fo:letter-spacing="-0.0047in" officeooo:rsid="00bf5229" fo:background-color="#99ffff" loext:char-shading-value="0"/>
    </style:style>
    <style:style style:name="T650" style:family="text">
      <style:text-properties fo:color="#009900" fo:letter-spacing="-0.0047in" officeooo:rsid="00c0cbb9" fo:background-color="#99ffff" loext:char-shading-value="0"/>
    </style:style>
    <style:style style:name="T651" style:family="text">
      <style:text-properties fo:color="#009900" fo:letter-spacing="-0.0047in" officeooo:rsid="012a12d5" fo:background-color="#99ffff" loext:char-shading-value="0"/>
    </style:style>
    <style:style style:name="T652" style:family="text">
      <style:text-properties fo:color="#009900" fo:letter-spacing="-0.0071in"/>
    </style:style>
    <style:style style:name="T653" style:family="text">
      <style:text-properties fo:color="#009900" fo:letter-spacing="-0.0071in" fo:background-color="transparent" loext:char-shading-value="0"/>
    </style:style>
    <style:style style:name="T654" style:family="text">
      <style:text-properties fo:color="#009900" style:text-position="-14% 100%" fo:font-size="7pt" style:font-size-asian="7pt"/>
    </style:style>
    <style:style style:name="T655" style:family="text">
      <style:text-properties fo:color="#009900" style:text-position="sub 58%" fo:language="en" fo:country="none" officeooo:rsid="007c4d1b" fo:background-color="#99ffff" loext:char-shading-value="0"/>
    </style:style>
    <style:style style:name="T656" style:family="text">
      <style:text-properties fo:color="#009900" fo:background-color="#ffffff" loext:char-shading-value="0"/>
    </style:style>
    <style:style style:name="T657" style:family="text">
      <style:text-properties fo:color="#009900" fo:letter-spacing="-0.0063in"/>
    </style:style>
    <style:style style:name="T658" style:family="text">
      <style:text-properties fo:color="#009900" fo:letter-spacing="-0.0063in" fo:background-color="transparent" loext:char-shading-value="0"/>
    </style:style>
    <style:style style:name="T659" style:family="text">
      <style:text-properties fo:color="#009900" fo:letter-spacing="-0.0102in" fo:background-color="transparent" loext:char-shading-value="0"/>
    </style:style>
    <style:style style:name="T660" style:family="text">
      <style:text-properties fo:color="#009900" fo:letter-spacing="-0.0102in" officeooo:rsid="00c727a8" fo:background-color="#99ffff" loext:char-shading-value="0"/>
    </style:style>
    <style:style style:name="T661" style:family="text">
      <style:text-properties fo:color="#009900" officeooo:rsid="00cf9ec0"/>
    </style:style>
    <style:style style:name="T662" style:family="text">
      <style:text-properties fo:color="#009900" officeooo:rsid="00d19a53"/>
    </style:style>
    <style:style style:name="T663" style:family="text">
      <style:text-properties fo:color="#009900" officeooo:rsid="00dd962f"/>
    </style:style>
    <style:style style:name="T664" style:family="text">
      <style:text-properties fo:color="#009900" officeooo:rsid="00e14475"/>
    </style:style>
    <style:style style:name="T665" style:family="text">
      <style:text-properties fo:color="#009900" officeooo:rsid="00e51381"/>
    </style:style>
    <style:style style:name="T666" style:family="text">
      <style:text-properties fo:color="#009900" officeooo:rsid="00dfa767"/>
    </style:style>
    <style:style style:name="T667" style:family="text">
      <style:text-properties fo:color="#009900" officeooo:rsid="00e62b46"/>
    </style:style>
    <style:style style:name="T668" style:family="text">
      <style:text-properties fo:color="#009900" officeooo:rsid="00eb031a"/>
    </style:style>
    <style:style style:name="T669" style:family="text">
      <style:text-properties fo:color="#009900" officeooo:rsid="00eaf9c0"/>
    </style:style>
    <style:style style:name="T670" style:family="text">
      <style:text-properties fo:color="#009900" officeooo:rsid="00edf23d"/>
    </style:style>
    <style:style style:name="T671" style:family="text">
      <style:text-properties fo:color="#009900" fo:font-size="10pt" fo:background-color="#99ffff" loext:char-shading-value="0" style:font-size-asian="10pt" style:text-scale="110%"/>
    </style:style>
    <style:style style:name="T672" style:family="text">
      <style:text-properties fo:color="#009900" fo:font-size="10pt" style:font-size-asian="10pt" style:font-size-complex="10pt"/>
    </style:style>
    <style:style style:name="T673" style:family="text">
      <style:text-properties fo:color="#009900" officeooo:rsid="00f1f343"/>
    </style:style>
    <style:style style:name="T674" style:family="text">
      <style:text-properties fo:color="#009900" officeooo:rsid="00f32c49"/>
    </style:style>
    <style:style style:name="T675" style:family="text">
      <style:text-properties fo:color="#009900" officeooo:rsid="00f670aa"/>
    </style:style>
    <style:style style:name="T676" style:family="text">
      <style:text-properties fo:color="#009900" officeooo:rsid="00f789f2"/>
    </style:style>
    <style:style style:name="T677" style:family="text">
      <style:text-properties fo:color="#009900" officeooo:rsid="00f9f467"/>
    </style:style>
    <style:style style:name="T678" style:family="text">
      <style:text-properties fo:color="#009900" style:text-scale="105%"/>
    </style:style>
    <style:style style:name="T679" style:family="text">
      <style:text-properties fo:color="#009900" officeooo:rsid="0100c1d5"/>
    </style:style>
    <style:style style:name="T680" style:family="text">
      <style:text-properties fo:color="#009900" fo:font-size="9pt" style:font-size-asian="9pt"/>
    </style:style>
    <style:style style:name="T681" style:family="text">
      <style:text-properties fo:color="#009900" fo:font-size="9pt" officeooo:rsid="010a48b0" style:font-size-asian="9pt"/>
    </style:style>
    <style:style style:name="T682" style:family="text">
      <style:text-properties fo:color="#009900" fo:font-size="9pt" officeooo:rsid="010b8f1d" style:font-size-asian="9pt"/>
    </style:style>
    <style:style style:name="T683" style:family="text">
      <style:text-properties fo:color="#009900" fo:font-size="9pt" officeooo:rsid="01472595" style:font-size-asian="9pt"/>
    </style:style>
    <style:style style:name="T684" style:family="text">
      <style:text-properties fo:color="#009900" fo:font-size="9pt" officeooo:rsid="010636be" fo:background-color="#99ffff" loext:char-shading-value="0" style:font-size-asian="9pt"/>
    </style:style>
    <style:style style:name="T685" style:family="text">
      <style:text-properties fo:color="#009900" fo:font-size="9pt" officeooo:rsid="010938de" fo:background-color="#99ffff" loext:char-shading-value="0" style:font-size-asian="9pt"/>
    </style:style>
    <style:style style:name="T686" style:family="text">
      <style:text-properties fo:color="#009900" fo:font-size="9pt" officeooo:rsid="01098fff" fo:background-color="#99ffff" loext:char-shading-value="0" style:font-size-asian="9pt"/>
    </style:style>
    <style:style style:name="T687" style:family="text">
      <style:text-properties fo:color="#009900" fo:font-size="9pt" officeooo:rsid="011e5d3e" fo:background-color="#99ffff" loext:char-shading-value="0" style:font-size-asian="9pt"/>
    </style:style>
    <style:style style:name="T688" style:family="text">
      <style:text-properties fo:color="#009900" fo:font-size="9pt" officeooo:rsid="01454ba8" fo:background-color="#99ffff" loext:char-shading-value="0" style:font-size-asian="9pt"/>
    </style:style>
    <style:style style:name="T689" style:family="text">
      <style:text-properties fo:color="#009900" fo:font-size="9pt" officeooo:rsid="01455c57" fo:background-color="#99ffff" loext:char-shading-value="0" style:font-size-asian="9pt"/>
    </style:style>
    <style:style style:name="T690" style:family="text">
      <style:text-properties fo:color="#009900" fo:font-size="9pt" officeooo:rsid="01472595" fo:background-color="#99ffff" loext:char-shading-value="0" style:font-size-asian="9pt"/>
    </style:style>
    <style:style style:name="T691" style:family="text">
      <style:text-properties fo:color="#009900" fo:font-size="9pt" officeooo:rsid="01472595" fo:background-color="#99ffff" loext:char-shading-value="0" style:font-size-asian="9pt"/>
    </style:style>
    <style:style style:name="T692" style:family="text">
      <style:text-properties fo:color="#009900" fo:font-size="9pt" fo:font-weight="bold" fo:background-color="transparent" loext:char-shading-value="0" style:font-size-asian="9pt" style:font-weight-asian="bold"/>
    </style:style>
    <style:style style:name="T693" style:family="text">
      <style:text-properties fo:color="#009900" fo:font-size="9pt" fo:background-color="transparent" loext:char-shading-value="0" style:font-size-asian="9pt"/>
    </style:style>
    <style:style style:name="T694" style:family="text">
      <style:text-properties fo:color="#009900" fo:font-size="9pt" fo:letter-spacing="-0.0055in" style:font-size-asian="9pt"/>
    </style:style>
    <style:style style:name="T695" style:family="text">
      <style:text-properties fo:color="#009900" fo:font-size="9pt" fo:background-color="#ffff00" loext:char-shading-value="0" style:font-size-asian="9pt"/>
    </style:style>
    <style:style style:name="T696" style:family="text">
      <style:text-properties fo:color="#009900" fo:font-size="9pt" fo:background-color="#ffff00" loext:char-shading-value="0" style:font-size-asian="9pt"/>
    </style:style>
    <style:style style:name="T697" style:family="text">
      <style:text-properties fo:color="#009900" fo:font-size="9pt" fo:letter-spacing="-0.0035in" style:font-size-asian="9pt"/>
    </style:style>
    <style:style style:name="T698" style:family="text">
      <style:text-properties fo:color="#009900" officeooo:rsid="00332a0e"/>
    </style:style>
    <style:style style:name="T699" style:family="text">
      <style:text-properties fo:color="#009900" officeooo:rsid="0110d325"/>
    </style:style>
    <style:style style:name="T700" style:family="text">
      <style:text-properties fo:color="#009900" officeooo:rsid="0111475c"/>
    </style:style>
    <style:style style:name="T701" style:family="text">
      <style:text-properties fo:color="#009900" fo:letter-spacing="-0.0028in"/>
    </style:style>
    <style:style style:name="T702" style:family="text">
      <style:text-properties fo:color="#009900" fo:letter-spacing="-0.0028in" officeooo:rsid="0112d8c2" fo:background-color="#99ffff" loext:char-shading-value="0"/>
    </style:style>
    <style:style style:name="T703" style:family="text">
      <style:text-properties fo:color="#009900" officeooo:rsid="01172b8a"/>
    </style:style>
    <style:style style:name="T704" style:family="text">
      <style:text-properties fo:color="#009900" fo:letter-spacing="0.0134in"/>
    </style:style>
    <style:style style:name="T705" style:family="text">
      <style:text-properties fo:color="#009900" officeooo:rsid="0117cc86"/>
    </style:style>
    <style:style style:name="T706" style:family="text">
      <style:text-properties fo:color="#009900" fo:letter-spacing="-0.0035in" officeooo:rsid="0118ea03" fo:background-color="#99ffff" loext:char-shading-value="0"/>
    </style:style>
    <style:style style:name="T707" style:family="text">
      <style:text-properties fo:color="#009900" officeooo:rsid="011c0061"/>
    </style:style>
    <style:style style:name="T708" style:family="text">
      <style:text-properties fo:color="#009900" officeooo:rsid="011d53db"/>
    </style:style>
    <style:style style:name="T709" style:family="text">
      <style:text-properties fo:color="#009900" officeooo:rsid="011dc8dd"/>
    </style:style>
    <style:style style:name="T710" style:family="text">
      <style:text-properties fo:color="#009900" fo:letter-spacing="-0.0146in"/>
    </style:style>
    <style:style style:name="T711" style:family="text">
      <style:text-properties fo:color="#009900" fo:letter-spacing="-0.0075in"/>
    </style:style>
    <style:style style:name="T712" style:family="text">
      <style:text-properties fo:color="#009900" fo:letter-spacing="-0.0075in" fo:background-color="#99ffff" loext:char-shading-value="0"/>
    </style:style>
    <style:style style:name="T713" style:family="text">
      <style:text-properties fo:color="#009900" fo:letter-spacing="-0.0075in" officeooo:rsid="01217237" fo:background-color="#99ffff" loext:char-shading-value="0"/>
    </style:style>
    <style:style style:name="T714" style:family="text">
      <style:text-properties fo:color="#009900" fo:letter-spacing="-0.0075in" officeooo:rsid="0086ed66" fo:background-color="#99ffff" loext:char-shading-value="0"/>
    </style:style>
    <style:style style:name="T715" style:family="text">
      <style:text-properties fo:color="#009900" fo:letter-spacing="-0.0075in" officeooo:rsid="01228487" fo:background-color="#99ffff" loext:char-shading-value="0"/>
    </style:style>
    <style:style style:name="T716" style:family="text">
      <style:text-properties fo:color="#009900" fo:letter-spacing="-0.0075in" officeooo:rsid="01217237"/>
    </style:style>
    <style:style style:name="T717" style:family="text">
      <style:text-properties fo:color="#009900" officeooo:rsid="01217237"/>
    </style:style>
    <style:style style:name="T718" style:family="text">
      <style:text-properties fo:color="#009900" officeooo:rsid="012481a2"/>
    </style:style>
    <style:style style:name="T719" style:family="text">
      <style:text-properties fo:color="#009900" officeooo:rsid="01266148"/>
    </style:style>
    <style:style style:name="T720" style:family="text">
      <style:text-properties fo:color="#009900" officeooo:rsid="012bc54c"/>
    </style:style>
    <style:style style:name="T721" style:family="text">
      <style:text-properties fo:color="#009900" officeooo:rsid="01305dde"/>
    </style:style>
    <style:style style:name="T722" style:family="text">
      <style:text-properties fo:color="#009900" fo:letter-spacing="-0.0118in"/>
    </style:style>
    <style:style style:name="T723" style:family="text">
      <style:text-properties fo:color="#009900" style:text-scale="99%"/>
    </style:style>
    <style:style style:name="T724" style:family="text">
      <style:text-properties fo:color="#009900" officeooo:rsid="01359b2b"/>
    </style:style>
    <style:style style:name="T725" style:family="text">
      <style:text-properties fo:color="#009900" officeooo:rsid="01375c3b"/>
    </style:style>
    <style:style style:name="T726" style:family="text">
      <style:text-properties fo:color="#009900" officeooo:rsid="013783b0"/>
    </style:style>
    <style:style style:name="T727" style:family="text">
      <style:text-properties fo:color="#009900" officeooo:rsid="0138c5e4"/>
    </style:style>
    <style:style style:name="T728" style:family="text">
      <style:text-properties fo:color="#009900" officeooo:rsid="01454552"/>
    </style:style>
    <style:style style:name="T729" style:family="text">
      <style:text-properties fo:color="#009900" style:text-position="58% 100%" fo:font-size="6pt" style:font-size-asian="6pt"/>
    </style:style>
    <style:style style:name="T730" style:family="text">
      <style:text-properties fo:color="#009900" style:text-position="58% 100%" fo:font-size="6pt" fo:background-color="#ffff00" loext:char-shading-value="0" style:font-size-asian="6pt"/>
    </style:style>
    <style:style style:name="T731" style:family="text">
      <style:text-properties fo:color="#009900" style:text-position="58% 100%" fo:font-size="6pt" fo:background-color="#ffff00" loext:char-shading-value="0" style:font-size-asian="6pt"/>
    </style:style>
    <style:style style:name="T732" style:family="text">
      <style:text-properties fo:color="#009900" officeooo:rsid="0148f9b6"/>
    </style:style>
    <style:style style:name="T733" style:family="text">
      <style:text-properties fo:color="#009900" officeooo:rsid="01493488"/>
    </style:style>
    <style:style style:name="T734" style:family="text">
      <style:text-properties officeooo:rsid="0027e52c"/>
    </style:style>
    <style:style style:name="T735" style:family="text">
      <style:text-properties officeooo:rsid="002cef66"/>
    </style:style>
    <style:style style:name="T736" style:family="text">
      <style:text-properties officeooo:rsid="00616f24"/>
    </style:style>
    <style:style style:name="T737" style:family="text">
      <style:text-properties fo:color="#9900ff"/>
    </style:style>
    <style:style style:name="T738" style:family="text">
      <style:text-properties fo:color="#9900ff" fo:background-color="transparent" loext:char-shading-value="0"/>
    </style:style>
    <style:style style:name="T739" style:family="text">
      <style:text-properties fo:color="#9900ff" officeooo:rsid="0096dc6c" fo:background-color="transparent" loext:char-shading-value="0"/>
    </style:style>
    <style:style style:name="T740" style:family="text">
      <style:text-properties fo:color="#9900ff" officeooo:rsid="00b20f45" fo:background-color="transparent" loext:char-shading-value="0"/>
    </style:style>
    <style:style style:name="T741" style:family="text">
      <style:text-properties fo:color="#9900ff" officeooo:rsid="00c0cbb9" fo:background-color="transparent" loext:char-shading-value="0"/>
    </style:style>
    <style:style style:name="T742" style:family="text">
      <style:text-properties fo:color="#9900ff" officeooo:rsid="00d39407" fo:background-color="transparent" loext:char-shading-value="0"/>
    </style:style>
    <style:style style:name="T743" style:family="text">
      <style:text-properties fo:color="#9900ff" fo:background-color="transparent" loext:char-shading-value="0" style:text-scale="99%"/>
    </style:style>
    <style:style style:name="T744" style:family="text">
      <style:text-properties fo:color="#9900ff" officeooo:rsid="00d8c6db" fo:background-color="transparent" loext:char-shading-value="0" style:text-scale="99%"/>
    </style:style>
    <style:style style:name="T745" style:family="text">
      <style:text-properties fo:color="#9900ff" fo:background-color="#ffff00" loext:char-shading-value="0"/>
    </style:style>
    <style:style style:name="T746" style:family="text">
      <style:text-properties fo:color="#9900ff" fo:letter-spacing="-0.0091in"/>
    </style:style>
    <style:style style:name="T747" style:family="text">
      <style:text-properties fo:color="#9900ff" fo:letter-spacing="-0.0091in" fo:background-color="transparent" loext:char-shading-value="0"/>
    </style:style>
    <style:style style:name="T748" style:family="text">
      <style:text-properties fo:color="#9900ff" fo:language="en" fo:country="none" fo:background-color="transparent" loext:char-shading-value="0"/>
    </style:style>
    <style:style style:name="T749" style:family="text">
      <style:text-properties fo:color="#9900ff" fo:background-color="#66ffff" loext:char-shading-value="0"/>
    </style:style>
    <style:style style:name="T750" style:family="text">
      <style:text-properties fo:color="#9900ff" officeooo:rsid="0096dc6c" fo:background-color="#99ffff" loext:char-shading-value="0"/>
    </style:style>
    <style:style style:name="T751" style:family="text">
      <style:text-properties fo:color="#9900ff" officeooo:rsid="00bf5229" fo:background-color="#99ffff" loext:char-shading-value="0"/>
    </style:style>
    <style:style style:name="T752" style:family="text">
      <style:text-properties fo:color="#9900ff" fo:background-color="#99ffff" loext:char-shading-value="0" style:text-scale="99%"/>
    </style:style>
    <style:style style:name="T753" style:family="text">
      <style:text-properties fo:color="#9900ff" fo:letter-spacing="0.0091in"/>
    </style:style>
    <style:style style:name="T754" style:family="text">
      <style:text-properties fo:color="#9900ff" style:text-line-through-style="solid" style:text-line-through-type="single"/>
    </style:style>
    <style:style style:name="T755" style:family="text">
      <style:text-properties fo:color="#9900ff" style:text-line-through-style="solid" style:text-line-through-type="single" fo:background-color="#ffffff" loext:char-shading-value="0"/>
    </style:style>
    <style:style style:name="T756" style:family="text">
      <style:text-properties fo:color="#9900ff" style:text-line-through-style="solid" style:text-line-through-type="single" style:font-name="Arial"/>
    </style:style>
    <style:style style:name="T757" style:family="text">
      <style:text-properties fo:color="#9900ff" style:text-line-through-style="solid" style:text-line-through-type="single" fo:letter-spacing="0.0134in"/>
    </style:style>
    <style:style style:name="T758" style:family="text">
      <style:text-properties fo:color="#9900ff" style:text-line-through-style="solid" style:text-line-through-type="single" fo:letter-spacing="-0.0091in"/>
    </style:style>
    <style:style style:name="T759" style:family="text">
      <style:text-properties fo:color="#9900ff" style:text-line-through-style="solid" style:text-line-through-type="single" fo:letter-spacing="-0.0083in"/>
    </style:style>
    <style:style style:name="T760" style:family="text">
      <style:text-properties fo:color="#9900ff" style:text-line-through-style="solid" style:text-line-through-type="single" fo:letter-spacing="-0.0098in"/>
    </style:style>
    <style:style style:name="T761" style:family="text">
      <style:text-properties fo:color="#9900ff" style:text-line-through-style="solid" style:text-line-through-type="single" fo:letter-spacing="-0.0043in"/>
    </style:style>
    <style:style style:name="T762" style:family="text">
      <style:text-properties fo:color="#9900ff" style:text-line-through-style="solid" style:text-line-through-type="single" style:text-scale="99%"/>
    </style:style>
    <style:style style:name="T763" style:family="text">
      <style:text-properties fo:color="#9900ff" style:text-line-through-style="solid" style:text-line-through-type="single" officeooo:rsid="002dda7c"/>
    </style:style>
    <style:style style:name="T764" style:family="text">
      <style:text-properties fo:color="#9900ff" fo:letter-spacing="-0.0047in"/>
    </style:style>
    <style:style style:name="T765" style:family="text">
      <style:text-properties fo:color="#9900ff" fo:letter-spacing="-0.0047in" fo:background-color="transparent" loext:char-shading-value="0"/>
    </style:style>
    <style:style style:name="T766" style:family="text">
      <style:text-properties fo:color="#9900ff" style:font-name="Arial" fo:background-color="transparent" loext:char-shading-value="0"/>
    </style:style>
    <style:style style:name="T767" style:family="text">
      <style:text-properties fo:color="#9900ff" fo:letter-spacing="-0.0138in" fo:background-color="transparent" loext:char-shading-value="0"/>
    </style:style>
    <style:style style:name="T768" style:family="text">
      <style:text-properties fo:color="#9900ff" fo:letter-spacing="-0.0102in" fo:background-color="transparent" loext:char-shading-value="0"/>
    </style:style>
    <style:style style:name="T769" style:family="text">
      <style:text-properties fo:color="#9900ff" fo:letter-spacing="-0.0055in"/>
    </style:style>
    <style:style style:name="T770" style:family="text">
      <style:text-properties fo:color="#9900ff" fo:letter-spacing="-0.0055in" officeooo:rsid="011e37e3" fo:background-color="transparent" loext:char-shading-value="0"/>
    </style:style>
    <style:style style:name="T771" style:family="text">
      <style:text-properties fo:color="#9900ff" officeooo:rsid="00dfa767" fo:background-color="#ffffff" loext:char-shading-value="0"/>
    </style:style>
    <style:style style:name="T772" style:family="text">
      <style:text-properties fo:color="#9900ff" officeooo:rsid="00e62b46" fo:background-color="#ffffff" loext:char-shading-value="0"/>
    </style:style>
    <style:style style:name="T773" style:family="text">
      <style:text-properties fo:color="#9900ff" officeooo:rsid="00eb031a"/>
    </style:style>
    <style:style style:name="T774" style:family="text">
      <style:text-properties fo:color="#9900ff" style:text-scale="105%"/>
    </style:style>
    <style:style style:name="T775" style:family="text">
      <style:text-properties fo:color="#9900ff" fo:font-size="9pt" style:font-size-asian="9pt"/>
    </style:style>
    <style:style style:name="T776" style:family="text">
      <style:text-properties fo:color="#9900ff" fo:font-size="9pt" officeooo:rsid="01454ba8" style:font-size-asian="9pt"/>
    </style:style>
    <style:style style:name="T777" style:family="text">
      <style:text-properties fo:color="#9900ff" fo:font-size="9pt" fo:background-color="transparent" loext:char-shading-value="0" style:font-size-asian="9pt"/>
    </style:style>
    <style:style style:name="T778" style:family="text">
      <style:text-properties fo:color="#9900ff" fo:font-size="9pt" fo:letter-spacing="-0.0055in" style:font-size-asian="9pt"/>
    </style:style>
    <style:style style:name="T779" style:family="text">
      <style:text-properties fo:color="#9900ff" fo:font-size="9pt" officeooo:rsid="01454ba8" fo:background-color="#99ffff" loext:char-shading-value="0" style:font-size-asian="9pt"/>
    </style:style>
    <style:style style:name="T780" style:family="text">
      <style:text-properties fo:color="#9900ff" fo:font-size="9pt" officeooo:rsid="01454ba8" fo:background-color="#99ffff" loext:char-shading-value="0" style:font-size-asian="9pt"/>
    </style:style>
    <style:style style:name="T781" style:family="text">
      <style:text-properties fo:color="#9900ff" style:text-line-through-style="none" style:text-line-through-type="none" fo:font-size="10pt" fo:letter-spacing="-0.0055in" officeooo:rsid="0102c4cd" fo:background-color="transparent" loext:char-shading-value="0" style:font-size-asian="10pt"/>
    </style:style>
    <style:style style:name="T782" style:family="text">
      <style:text-properties fo:color="#9900ff" style:text-line-through-style="none" style:text-line-through-type="none" fo:font-size="10pt" fo:letter-spacing="-0.0055in" officeooo:rsid="0100c1d5" fo:background-color="transparent" loext:char-shading-value="0" style:font-size-asian="10pt"/>
    </style:style>
    <style:style style:name="T783" style:family="text">
      <style:text-properties fo:color="#9900ff" style:text-line-through-style="none" style:text-line-through-type="none" fo:font-size="10pt" fo:letter-spacing="-0.0055in" officeooo:rsid="0100c1d5" fo:background-color="transparent" loext:char-shading-value="0" style:font-size-asian="10pt" style:font-size-complex="10pt"/>
    </style:style>
    <style:style style:name="T784" style:family="text">
      <style:text-properties fo:color="#9900ff" style:text-line-through-style="none" style:text-line-through-type="none" fo:font-size="10pt" fo:letter-spacing="-0.0055in" officeooo:rsid="01029763" fo:background-color="transparent" loext:char-shading-value="0" style:font-size-asian="10pt" style:font-size-complex="10pt"/>
    </style:style>
    <style:style style:name="T785" style:family="text">
      <style:text-properties fo:color="#9900ff" style:text-line-through-style="none" style:text-line-through-type="none" fo:font-size="10pt" fo:letter-spacing="-0.0055in" officeooo:rsid="01029763" fo:background-color="transparent" loext:char-shading-value="0" style:font-size-asian="10pt"/>
    </style:style>
    <style:style style:name="T786" style:family="text">
      <style:text-properties fo:color="#9900ff" style:text-line-through-style="none" style:text-line-through-type="none" fo:font-size="10pt" fo:letter-spacing="-0.0035in" officeooo:rsid="0100c1d5" fo:background-color="transparent" loext:char-shading-value="0" style:font-size-asian="10pt"/>
    </style:style>
    <style:style style:name="T787" style:family="text">
      <style:text-properties fo:color="#9900ff" style:text-line-through-style="none" style:text-line-through-type="none" fo:font-size="10pt" officeooo:rsid="0100c1d5" fo:background-color="transparent" loext:char-shading-value="0" style:font-size-asian="10pt"/>
    </style:style>
    <style:style style:name="T788" style:family="text">
      <style:text-properties fo:color="#9900ff" style:text-line-through-style="none" style:text-line-through-type="none" fo:font-size="10pt" officeooo:rsid="01029763" fo:background-color="transparent" loext:char-shading-value="0" style:font-size-asian="10pt"/>
    </style:style>
    <style:style style:name="T789" style:family="text">
      <style:text-properties fo:color="#9900ff" style:text-line-through-style="none" style:text-line-through-type="none" fo:font-size="10pt" officeooo:rsid="0102c4cd" fo:background-color="transparent" loext:char-shading-value="0" style:font-size-asian="10pt"/>
    </style:style>
    <style:style style:name="T790" style:family="text">
      <style:text-properties fo:color="#9900ff" fo:letter-spacing="0.0134in"/>
    </style:style>
    <style:style style:name="T791" style:family="text">
      <style:text-properties fo:color="#9900ff" fo:letter-spacing="-0.0075in"/>
    </style:style>
    <style:style style:name="T792" style:family="text">
      <style:text-properties fo:color="#9900ff" fo:font-style="italic" style:font-style-asian="italic"/>
    </style:style>
    <style:style style:name="T793" style:family="text">
      <style:text-properties fo:color="#9900ff" fo:background-color="#ffffff"/>
    </style:style>
    <style:style style:name="T794" style:family="text">
      <style:text-properties fo:color="#9900ff" officeooo:rsid="01445ade"/>
    </style:style>
    <style:style style:name="T795" style:family="text">
      <style:text-properties fo:background-color="#66ffff" loext:char-shading-value="0"/>
    </style:style>
    <style:style style:name="T796" style:family="text">
      <style:text-properties officeooo:rsid="00811ec7" fo:background-color="#66ffff" loext:char-shading-value="0"/>
    </style:style>
    <style:style style:name="T797" style:family="text">
      <style:text-properties style:text-line-through-style="none" style:text-line-through-type="none" style:text-position="4% 100%" style:text-scale="95%"/>
    </style:style>
    <style:style style:name="T798" style:family="text">
      <style:text-properties style:text-line-through-style="none" style:text-line-through-type="none" style:text-position="4% 100%" officeooo:rsid="008d54e2" style:text-scale="95%"/>
    </style:style>
    <style:style style:name="T799" style:family="text">
      <style:text-properties officeooo:rsid="00c0cbb9" fo:background-color="#99ffff" loext:char-shading-value="0"/>
    </style:style>
    <style:style style:name="T800" style:family="text">
      <style:text-properties officeooo:rsid="00def7b4" fo:background-color="#99ffff" loext:char-shading-value="0"/>
    </style:style>
    <style:style style:name="T801" style:family="text">
      <style:text-properties officeooo:rsid="0148f9b6" fo:background-color="#99ffff" loext:char-shading-value="0"/>
    </style:style>
    <style:style style:name="T802" style:family="text">
      <style:text-properties officeooo:rsid="0148f9b6" fo:background-color="#99ffff" loext:char-shading-value="0"/>
    </style:style>
    <style:style style:name="T803" style:family="text">
      <style:text-properties style:text-scale="95%"/>
    </style:style>
    <style:style style:name="T804" style:family="text">
      <style:text-properties officeooo:rsid="00eaf9c0"/>
    </style:style>
    <style:style style:name="T805" style:family="text">
      <style:text-properties officeooo:rsid="00f10f17"/>
    </style:style>
    <style:style style:name="T806" style:family="text">
      <style:text-properties officeooo:rsid="00f32c49"/>
    </style:style>
    <style:style style:name="T807" style:family="text">
      <style:text-properties officeooo:rsid="00f9a710"/>
    </style:style>
    <style:style style:name="T808" style:family="text">
      <style:text-properties officeooo:rsid="00f9f467"/>
    </style:style>
    <style:style style:name="T809" style:family="text">
      <style:text-properties officeooo:rsid="00fd3010"/>
    </style:style>
    <style:style style:name="T810" style:family="text">
      <style:text-properties officeooo:rsid="01149817"/>
    </style:style>
    <style:style style:name="T811" style:family="text">
      <style:text-properties officeooo:rsid="011e37e3"/>
    </style:style>
    <style:style style:name="T812" style:family="text">
      <style:text-properties officeooo:rsid="01217237"/>
    </style:style>
    <style:style style:name="T813" style:family="text">
      <style:text-properties officeooo:rsid="01266148"/>
    </style:style>
    <style:style style:name="T814" style:family="text">
      <style:text-properties officeooo:rsid="012c5b60"/>
    </style:style>
    <style:style style:name="T815" style:family="text">
      <style:text-properties officeooo:rsid="01322306"/>
    </style:style>
    <style:style style:name="T816" style:family="text">
      <style:text-properties officeooo:rsid="0137948c"/>
    </style:style>
    <style:style style:name="T817" style:family="text">
      <style:text-properties officeooo:rsid="0138c5e4"/>
    </style:style>
    <style:style style:name="T818" style:family="text">
      <style:text-properties officeooo:rsid="01454ba8"/>
    </style:style>
    <style:style style:name="T819" style:family="text">
      <style:text-properties officeooo:rsid="0148f9b6"/>
    </style:style>
    <style:style style:name="T820" style:family="text">
      <style:text-properties officeooo:rsid="01493488"/>
    </style:style>
    <style:style style:name="T821" style:family="text">
      <style:text-properties fo:font-variant="normal" fo:text-transform="none" style:text-line-through-style="none" style:text-line-through-type="none" style:text-position="0% 100%" style:font-name="Arial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822" style:family="text">
      <style:text-properties fo:font-variant="normal" fo:text-transform="none"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23" style:family="text">
      <style:text-properties fo:font-variant="normal" fo:text-transform="none" style:text-line-through-style="none" style:text-line-through-type="none" style:text-position="0% 100%" style:font-name="Arial Unicode M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style:vertical-pos="from-top" style:vertical-rel="paragraph" style:horizontal-pos="from-left" style:horizontal-rel="paragraph" draw:opacity="0%" fo:padding="0.0591in" fo:border="none" draw:textarea-vertical-align="top"/>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398*" fo:start-indent="0in" fo:end-indent="0.0374in"/>
          <style:column style:rel-width="33137*" fo:start-indent="0.0374in" fo:end-indent="0in"/>
        </style:columns>
      </style:section-properties>
    </style:style>
    <style:style style:name="Sect3" style:family="section">
      <style:section-properties style:editable="false">
        <style:columns fo:column-count="2">
          <style:column style:rel-width="30618*" fo:start-indent="0in" fo:end-indent="0.0374in"/>
          <style:column style:rel-width="34917*" fo:start-indent="0.0374in" fo:end-indent="0in"/>
        </style:columns>
      </style:section-properties>
    </style:style>
    <style:style style:name="Sect4" style:family="section">
      <style:section-properties style:editable="false">
        <style:columns fo:column-count="2">
          <style:column style:rel-width="13807*" fo:start-indent="0in" fo:end-indent="0.0138in"/>
          <style:column style:rel-width="51728*" fo:start-indent="0.0138in" fo:end-indent="0in"/>
        </style:columns>
      </style:section-properties>
    </style:style>
    <style:style style:name="Sect5" style:family="section">
      <style:section-properties style:editable="false">
        <style:columns fo:column-count="2">
          <style:column style:rel-width="48753*" fo:start-indent="0in" fo:end-indent="0.0138in"/>
          <style:column style:rel-width="16782*" fo:start-indent="0.0138in" fo:end-indent="0in"/>
        </style:columns>
      </style:section-properties>
    </style:style>
    <style:style style:name="Sect6" style:family="section">
      <style:section-properties style:editable="false">
        <style:columns fo:column-count="2">
          <style:column style:rel-width="48325*" fo:start-indent="0in" fo:end-indent="0.0138in"/>
          <style:column style:rel-width="17210*" fo:start-indent="0.0138in" fo:end-indent="0in"/>
        </style:columns>
      </style:section-properties>
    </style:style>
    <style:style style:name="Sect7" style:family="section">
      <style:section-properties style:editable="false">
        <style:columns fo:column-count="2">
          <style:column style:rel-width="23101*" fo:start-indent="0in" fo:end-indent="0.0138in"/>
          <style:column style:rel-width="42434*" fo:start-indent="0.0138in" fo:end-indent="0in"/>
        </style:columns>
      </style:section-properties>
    </style:style>
    <style:style style:name="Sect8" style:family="section">
      <style:section-properties style:editable="false">
        <style:columns fo:column-count="2">
          <style:column style:rel-width="34732*" fo:start-indent="0in" fo:end-indent="0.0138in"/>
          <style:column style:rel-width="30803*" fo:start-indent="0.0138in" fo:end-indent="0in"/>
        </style:columns>
      </style:section-properties>
    </style:style>
    <style:style style:name="gr1"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56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6"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46in" fo:margin-bottom="0.0272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7"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319in" fo:margin-right="0.1283in" fo:margin-top="0in" fo:margin-bottom="0.0028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8" style:family="graphic">
      <style:graphic-properties style:run-through="foreground" style:vertical-pos="from-top" style:horizontal-pos="from-left" style:horizontal-rel="paragraph" draw:wrap-influence-on-position="once-concurrent" style:flow-with-text="false"/>
    </style:style>
    <style:style style:name="gr9"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10" style:family="graphic">
      <style:graphic-properties draw:stroke="none" svg:stroke-width="0in" draw:fill="none" draw:textarea-vertical-align="top" draw:auto-grow-height="false" draw:fit-to-size="false" fo:min-height="0.3244in" fo:min-width="3.1528in" fo:padding-top="0in" fo:padding-bottom="0in" fo:padding-left="0in" fo:padding-right="0in" fo:wrap-option="wrap" style:run-through="foreground"/>
    </style:style>
    <style:style style:name="gr11" style:family="graphic">
      <style:graphic-properties draw:stroke="none" svg:stroke-width="0in" draw:fill="none" draw:textarea-vertical-align="top" draw:auto-grow-height="false" draw:fit-to-size="false" fo:min-height="0.2673in" fo:min-width="0.7071in" fo:padding-top="0in" fo:padding-bottom="0in" fo:padding-left="0in" fo:padding-right="0in" fo:wrap-option="wrap" style:run-through="foreground"/>
    </style:style>
    <style:style style:name="gr1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73in" fo:margin-bottom="0.0244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3"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252in" fo:margin-right="0.128in" fo:margin-top="0.002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4"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209in" fo:margin-bottom="0.0209in" style:run-through="foreground" style:wrap="none" style:vertical-pos="from-top" style:vertical-rel="paragraph" style:horizontal-pos="from-left" style:horizontal-rel="page" draw:wrap-influence-on-position="once-concurrent" style:flow-with-text="false"/>
    </style:style>
    <style:style style:name="gr15"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075in" fo:margin-right="0.0327in" fo:margin-top="0.0193in" fo:margin-bottom="0.022in" style:run-through="foreground" style:wrap="none" style:vertical-pos="from-top" style:vertical-rel="paragraph" style:horizontal-pos="from-left" style:horizontal-rel="page" draw:wrap-influence-on-position="once-concurrent" style:flow-with-text="false"/>
    </style:style>
    <style:style style:name="gr16"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165in" fo:margin-bottom="0.0252in" style:run-through="foreground" style:wrap="none" style:vertical-pos="from-top" style:vertical-rel="paragraph" style:horizontal-pos="from-left" style:horizontal-rel="page" draw:wrap-influence-on-position="once-concurrent" style:flow-with-text="false"/>
    </style:style>
    <style:style style:name="gr17" style:family="graphic">
      <style:graphic-properties fo:margin-left="0in" fo:margin-right="0.0083in" fo:margin-top="0in" fo:margin-bottom="0.0047in" style:run-through="foreground" style:wrap="none" style:vertical-pos="from-top" style:vertical-rel="paragraph" style:horizontal-pos="from-left" style:horizontal-rel="page" draw:wrap-influence-on-position="once-concurrent" style:flow-with-text="false"/>
    </style:style>
    <style:style style:name="gr18"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19"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319in" fo:margin-right="0.1346in" fo:margin-top="0.0047in" fo:margin-bottom="0.019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0" style:family="graphic">
      <style:graphic-properties fo:margin-left="0.1256in" fo:margin-right="0.1299in" fo:margin-top="0in" fo:margin-bottom="0.0091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1"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2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34in" fo:margin-bottom="0.0283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3"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402in" fo:margin-right="0.1547in" fo:margin-top="0.0091in" fo:margin-bottom="0.032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4" style:family="graphic" style:parent-style-name="Frame">
      <style:graphic-properties draw:stroke="none" svg:stroke-width="0in" draw:fill="none" draw:textarea-vertical-align="top" draw:auto-grow-height="false" fo:min-height="0.1681in" fo:min-width="0.0701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5" style:family="graphic">
      <style:graphic-properties fo:margin-left="0.1252in" fo:margin-right="0.1362in" fo:margin-top="0in" fo:margin-bottom="0.012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6" style:family="graphic">
      <style:graphic-properties draw:stroke="none" svg:stroke-width="0in" draw:fill="none" draw:textarea-vertical-align="top" draw:auto-grow-height="false" fo:min-height="0.1661in" fo:min-width="0.0626in" fo:padding-top="0in" fo:padding-bottom="0in" fo:padding-left="0in" fo:padding-right="0in" fo:wrap-option="wrap" style:run-through="background" style:vertical-pos="from-top" style:vertical-rel="paragraph" style:horizontal-pos="from-left" style:horizontal-rel="paragraph" draw:wrap-influence-on-position="once-concurrent" style:flow-with-text="false"/>
    </style:style>
    <style:style style:name="gr27" style:family="graphic">
      <style:graphic-properties fo:margin-left="0in" fo:margin-right="0.0146in" fo:margin-top="0in" fo:margin-bottom="0.0181in" style:run-through="foreground" style:wrap="none" style:vertical-pos="from-top" style:vertical-rel="paragraph" style:horizontal-pos="from-left" style:horizontal-rel="page" draw:wrap-influence-on-position="once-concurrent" style:flow-with-text="false"/>
    </style:style>
    <style:style style:name="gr28" style:family="graphic" style:parent-style-name="Frame">
      <style:graphic-properties draw:stroke="none" svg:stroke-width="0in" draw:fill="none" draw:textarea-vertical-align="top" draw:auto-grow-height="false" fo:min-height="1.5299in" fo:min-width="4.3016in" fo:padding-top="0in" fo:padding-bottom="0in" fo:padding-left="0in" fo:padding-right="0in" fo:wrap-option="wrap" fo:margin-left="0.1252in" fo:margin-right="0.1252in" fo:margin-top="0.0047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2in" fo:margin-top="0.0138in" fo:margin-bottom="0.028in" style:run-through="foreground" style:wrap="none" style:vertical-pos="from-top" style:vertical-rel="paragraph" style:horizontal-pos="from-left" style:horizontal-rel="page" draw:wrap-influence-on-position="once-concurrent" style:flow-with-text="false"/>
    </style:style>
    <style:style style:name="gr30"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2in" fo:margin-bottom="0.0146in" style:run-through="foreground" style:wrap="none" style:vertical-pos="from-top" style:vertical-rel="paragraph" style:horizontal-pos="from-left" style:horizontal-rel="page" draw:wrap-influence-on-position="once-concurrent" style:flow-with-text="false"/>
    </style:style>
    <style:style style:name="gr3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17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3"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256in" fo:margin-right="0.1417in" fo:margin-top="0.0063in" fo:margin-bottom="0.018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4"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35" style:family="graphic">
      <style:graphic-properties fo:margin-left="0.1252in" fo:margin-right="0.1362in" fo:margin-top="0in" fo:margin-bottom="0.001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6" style:family="graphic" style:parent-style-name="Frame">
      <style:graphic-properties draw:stroke="solid" svg:stroke-width="0.0055in" svg:stroke-color="#000000" draw:stroke-linejoin="miter" draw:fill="none" draw:textarea-vertical-align="top" draw:auto-grow-height="false" fo:min-height="4.4217in" fo:min-width="3.539in" fo:padding-top="0in" fo:padding-bottom="0in" fo:padding-left="0in" fo:padding-right="0in" fo:wrap-option="wrap" fo:margin-left="0.1256in" fo:margin-right="0.1417in" fo:margin-top="0in" fo:margin-bottom="0.01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7" style:family="graphic">
      <style:graphic-properties fo:margin-left="0in" fo:margin-right="0.0161in" fo:margin-top="0in" fo:margin-bottom="0.0181in" style:run-through="foreground" style:wrap="none" style:vertical-pos="from-top" style:vertical-rel="paragraph" style:horizontal-pos="from-left" style:horizontal-rel="page" draw:wrap-influence-on-position="once-concurrent" style:flow-with-text="false"/>
    </style:style>
    <style:style style:name="gr38"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37in" fo:margin-right="0.146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9" style:family="graphic" style:parent-style-name="Frame">
      <style:graphic-properties draw:stroke="none" svg:stroke-width="0in" draw:fill="none" draw:textarea-vertical-align="top" draw:auto-grow-height="false" fo:min-height="0.2661in" fo:min-width="1.7252in" fo:padding-top="0in" fo:padding-bottom="0in" fo:padding-left="0in" fo:padding-right="0in" fo:wrap-option="wrap" fo:margin-left="0.1311in" fo:margin-right="0.1307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0"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16in" fo:margin-bottom="0.0154in" style:run-through="foreground" style:wrap="none" style:vertical-pos="from-top" style:vertical-rel="paragraph" style:horizontal-pos="from-left" style:horizontal-rel="page" draw:wrap-influence-on-position="once-concurrent" style:flow-with-text="false"/>
    </style:style>
    <style:style style:name="gr41" style:family="graphic" style:parent-style-name="Frame">
      <style:graphic-properties draw:stroke="solid" svg:stroke-width="0.0055in" svg:stroke-color="#000000" draw:stroke-linejoin="miter" draw:fill="none" draw:textarea-vertical-align="top" draw:auto-grow-height="false" fo:min-height="1.7602in" fo:min-width="3.539in" fo:padding-top="0in" fo:padding-bottom="0in" fo:padding-left="0in" fo:padding-right="0in" fo:wrap-option="wrap" fo:margin-left="0.1256in" fo:margin-right="0.1417in" fo:margin-top="0in" fo:margin-bottom="0.0189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4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1in" fo:margin-top="0.0134in" fo:margin-bottom="0.028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43"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1in" fo:margin-bottom="0.0236in" style:run-through="back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04"><draw:g text:anchor-type="as-char" svg:y="0in" draw:z-index="8" draw:style-name="gr8"><draw:line draw:name="Line 113" draw:style-name="gr9" draw:text-style-name="P335" svg:x1="0in" svg:y1="0in" svg:x2="7.25in" svg:y2="0.0008in"><text:p/></draw:line><draw:line draw:name="Line 112" draw:style-name="gr9" draw:text-style-name="P335" svg:x1="0.0028in" svg:y1="0.3984in" svg:x2="0.0035in" svg:y2="0.3984in"><text:p/></draw:line><draw:line draw:name="Line 111" draw:style-name="gr9" draw:text-style-name="P335" svg:x1="7.2472in" svg:y1="0.3984in" svg:x2="7.248in" svg:y2="0.3984in"><text:p/></draw:line><draw:line draw:name="Line 110" draw:style-name="gr9" draw:text-style-name="P335" svg:x1="0in" svg:y1="0.3984in" svg:x2="7.25in" svg:y2="0.3984in"><text:p/></draw:line><draw:custom-shape draw:name="Text Box 109" draw:style-name="gr10" draw:text-style-name="P337" svg:width="3.1524in" svg:height="0.324in" svg:x="0.0472in" svg:y="0.0228in"><text:p text:style-name="P336"><text:span text:style-name="T821">A</text:span><text:span text:style-name="T821">s</text:span><text:span text:style-name="T821">t</text:span><text:span text:style-name="T821">r</text:span><text:span text:style-name="T821">o</text:span><text:span text:style-name="T821">n</text:span><text:span text:style-name="T821">o</text:span><text:span text:style-name="T821">m</text:span><text:span text:style-name="T821">y</text:span><text:span text:style-name="T821"> </text:span><text:span text:style-name="T821">&amp;</text:span><text:span text:style-name="T821"> </text:span><text:span text:style-name="T821">A</text:span><text:span text:style-name="T821">s</text:span><text:span text:style-name="T821">t</text:span><text:span text:style-name="T821">r</text:span><text:span text:style-name="T821">o</text:span><text:span text:style-name="T821">p</text:span><text:span text:style-name="T821">h</text:span><text:span text:style-name="T821">y</text:span><text:span text:style-name="T821">s</text:span><text:span text:style-name="T821">i</text:span><text:span text:style-name="T821">c</text:span><text:span text:style-name="T821">s</text:span><text:span text:style-name="T821"> </text:span><text:span text:style-name="T822">m</text:span><text:span text:style-name="T822">a</text:span><text:span text:style-name="T822">n</text:span><text:span text:style-name="T822">u</text:span><text:span text:style-name="T822">s</text:span><text:span text:style-name="T822">c</text:span><text:span text:style-name="T822">r</text:span><text:span text:style-name="T822">i</text:span><text:span text:style-name="T822">p</text:span><text:span text:style-name="T822">t</text:span><text:span text:style-name="T822"> </text:span><text:span text:style-name="T822">n</text:span><text:span text:style-name="T822">o</text:span><text:span text:style-name="T822">.</text:span><text:span text:style-name="T822"> </text:span><text:span text:style-name="T822">p</text:span><text:span text:style-name="T822">a</text:span><text:span text:style-name="T822">p</text:span><text:span text:style-name="T822">e</text:span><text:span text:style-name="T822">r</text:span><text:span text:style-name="T822">M</text:span><text:span text:style-name="T822">V</text:span><text:span text:style-name="T822">V</text:span><text:span text:style-name="T822">B</text:span><text:span text:style-name="T822"> </text:span><text:span text:style-name="T822">J</text:span><text:span text:style-name="T822">u</text:span><text:span text:style-name="T822">l</text:span><text:span text:style-name="T822">y</text:span><text:span text:style-name="T822"> </text:span><text:span text:style-name="T822">1</text:span><text:span text:style-name="T822">6</text:span><text:span text:style-name="T822">,</text:span><text:span text:style-name="T822"> </text:span><text:span text:style-name="T822">2</text:span><text:span text:style-name="T822">0</text:span><text:span text:style-name="T822">1</text:span><text:span text:style-name="T822">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08" draw:style-name="gr11" draw:text-style-name="P339" svg:width="0.7067in" svg:height="0.2669in" svg:x="6.5102in" svg:y="0.0189in"><text:p text:style-name="P338"><text:span text:style-name="T823">O</text:span><text:span text:style-name="T823">c</text:span><text:span text:style-name="T823"> </text:span><text:span text:style-name="T823">E</text:span><text:span text:style-name="T823">S</text:span><text:span text:style-name="T823">O</text:span><text:span text:style-name="T823"> </text:span><text:span text:style-name="T823">2</text:span><text:span text:style-name="T823">0</text:span><text:span text:style-name="T823">1</text:span><text:span text:style-name="T823">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
        <text:p text:style-name="P11"/>
        <text:p text:style-name="P129"/>
        <text:p text:style-name="P20"><text:span text:style-name="T141">Solar wind prediction</text:span><text:span text:style-name="T505">s</text:span><text:span text:style-name="T141"> </text:span><text:span text:style-name="T142">for </text:span><text:span text:style-name="T141">the Parker Solar Probe </text:span><text:span text:style-name="T143"><text:s/></text:span><text:span text:style-name="T141">orbit</text:span></text:p>
        <text:p text:style-name="P273">Near-Sun extrapolations derived from an empirical solar wind model based on Helios and OMNI observations</text:p>
        <text:p text:style-name="P274">M. S. Venzmer and V. Bothmer</text:p>
        <text:p text:style-name="P134"/>
        <text:p text:style-name="P275">University of Goettingen, Institute for Astrophysics, Friedrich-Hund-Platz 1, 37077 Göttingen, Germany First draft 9 August 2016; first changes 21 June 2017; received date; accepted date</text:p>
        <text:p text:style-name="P287">ABSTRACT</text:p>
        <text:p text:style-name="P140"/>
        <text:p text:style-name="P21"><text:span text:style-name="T145">Context</text:span><text:span text:style-name="T18">. </text:span><text:span text:style-name="T2">In view of the planned near-Sun spacecraft mission Parker Solar Probe (PSP) (formerly Solar Probe Plus) the solar wind environment</text:span><text:span text:style-name="T7"> </text:span><text:span text:style-name="T2">for</text:span><text:span text:style-name="T7"> </text:span><text:span text:style-name="T2">its</text:span><text:span text:style-name="T7"> </text:span><text:span text:style-name="T2">prime</text:span><text:span text:style-name="T7"> </text:span><text:span text:style-name="T2">mission</text:span><text:span text:style-name="T7"> </text:span><text:span text:style-name="T2">duration</text:span><text:span text:style-name="T7"> </text:span><text:span text:style-name="T2">(2018–2025)</text:span><text:span text:style-name="T7"> </text:span><text:span text:style-name="T2">and</text:span><text:span text:style-name="T7"> </text:span><text:span text:style-name="T2">down</text:span><text:span text:style-name="T7"> </text:span><text:span text:style-name="T2">to</text:span><text:span text:style-name="T7"> </text:span><text:span text:style-name="T2">its</text:span><text:span text:style-name="T7"> </text:span><text:span text:style-name="T2">intended</text:span><text:span text:style-name="T7"> </text:span><text:span text:style-name="T2">closest</text:span><text:span text:style-name="T7"> </text:span><text:span text:style-name="T2">perihelion</text:span><text:span text:style-name="T7"> </text:span><text:span text:style-name="T2">(9</text:span><text:span text:style-name="T16">.</text:span><text:span text:style-name="T2">86</text:span><text:span text:style-name="T7"> </text:span><text:span text:style-name="T2">solar</text:span><text:span text:style-name="T7"> </text:span><text:span text:style-name="T2">radii)</text:span><text:span text:style-name="T7"> </text:span><text:span text:style-name="T2">is</text:span><text:span text:style-name="T7"> </text:span><text:span text:style-name="T2">extrapolated using in situ data. The PSP mission will be humanity’s first in situ exploration of the solar corona. Visiting this yet uncharted region is of special interest, because it will help answer hitherto unresolved questions on the heating of the solar corona and the source and acceleration</text:span><text:span text:style-name="T7"> </text:span><text:span text:style-name="T2">of</text:span><text:span text:style-name="T7"> </text:span><text:span text:style-name="T2">the</text:span><text:span text:style-name="T4"> </text:span><text:span text:style-name="T2">solar</text:span><text:span text:style-name="T7"> </text:span><text:span text:style-name="T2">wind</text:span><text:span text:style-name="T7"> </text:span><text:span text:style-name="T2">and</text:span><text:span text:style-name="T7"> </text:span><text:span text:style-name="T2">solar</text:span><text:span text:style-name="T4"> </text:span><text:span text:style-name="T2">energetic</text:span><text:span text:style-name="T7"> </text:span><text:span text:style-name="T2">particles.</text:span><text:span text:style-name="T7"> </text:span><text:span text:style-name="T2">The</text:span><text:span text:style-name="T7"> </text:span><text:span text:style-name="T2">solar</text:span><text:span text:style-name="T7"> </text:span><text:span text:style-name="T2">wind</text:span><text:span text:style-name="T4"> </text:span><text:span text:style-name="T2">extrapolation</text:span><text:span text:style-name="T7"> </text:span><text:span text:style-name="T2">of</text:span><text:span text:style-name="T7"> </text:span><text:span text:style-name="T2">this</text:span><text:span text:style-name="T7"> </text:span><text:span text:style-name="T2">study</text:span><text:span text:style-name="T7"> </text:span><text:span text:style-name="T2">is</text:span><text:span text:style-name="T4"> </text:span><text:span text:style-name="T2">performed</text:span><text:span text:style-name="T7"> </text:span><text:span text:style-name="T2">within</text:span><text:span text:style-name="T7"> </text:span><text:span text:style-name="T2">the</text:span><text:span text:style-name="T7"> </text:span><text:span text:style-name="T2">project Coronagraphic German And US Solar Probe Survey </text:span><text:span text:style-name="T3">(</text:span><text:span text:style-name="T2">CGAUSS) which is the German contribution to the PSP mission as part of the Wide</text:span><text:span text:style-name="T8"> </text:span><text:span text:style-name="T2">field</text:span><text:span text:style-name="T8"> </text:span><text:span text:style-name="T2">Imager</text:span><text:span text:style-name="T8"> </text:span><text:span text:style-name="T2">for</text:span><text:span text:style-name="T8"> </text:span><text:span text:style-name="T2">Solar</text:span><text:span text:style-name="T8"> </text:span><text:span text:style-name="T2">PRobe</text:span><text:span text:style-name="T8"> </text:span><text:span text:style-name="T2">(WISPR).</text:span></text:p>
        <text:p text:style-name="P23"><text:span text:style-name="T145">Aims. </text:span><text:span text:style-name="T125">We </text:span><text:span text:style-name="T95">present an empirical solar wind model for the inner heliosphere which is derived from Helios and OMNI in situ data. The German-US</text:span><text:span text:style-name="T125"> </text:span><text:span text:style-name="T95">space</text:span><text:span text:style-name="T125"> </text:span><text:span text:style-name="T95">probes</text:span><text:span text:style-name="T125"> </text:span><text:span text:style-name="T95">Helios</text:span><text:span text:style-name="T125"> </text:span><text:span text:style-name="T95">1</text:span><text:span text:style-name="T125"> </text:span><text:span text:style-name="T95">and</text:span><text:span text:style-name="T125"> </text:span><text:span text:style-name="T95">Helios</text:span><text:span text:style-name="T125"> </text:span><text:span text:style-name="T95">2</text:span><text:span text:style-name="T125"> </text:span><text:span text:style-name="T95">flew</text:span><text:span text:style-name="T125"> </text:span><text:span text:style-name="T95">in</text:span><text:span text:style-name="T125"> </text:span><text:span text:style-name="T95">the</text:span><text:span text:style-name="T125"> </text:span><text:span text:style-name="T95">1970s</text:span><text:span text:style-name="T125"> </text:span><text:span text:style-name="T95">and</text:span><text:span text:style-name="T125"> </text:span><text:span text:style-name="T95">observed</text:span><text:span text:style-name="T125"> </text:span><text:span text:style-name="T95">solar</text:span><text:span text:style-name="T125"> </text:span><text:span text:style-name="T95">wind</text:span><text:span text:style-name="T125"> </text:span><text:span text:style-name="T95">in</text:span><text:span text:style-name="T125"> </text:span><text:span text:style-name="T95">the</text:span><text:span text:style-name="T125"> </text:span><text:span text:style-name="T95">ecliptic</text:span><text:span text:style-name="T125"> </text:span><text:span text:style-name="T95">within</text:span><text:span text:style-name="T125"> </text:span><text:span text:style-name="T95">heliocentric</text:span><text:span text:style-name="T125"> </text:span><text:span text:style-name="T95">distances of 0</text:span><text:span text:style-name="T139">.</text:span><text:span text:style-name="T95">29–0</text:span><text:span text:style-name="T139">.</text:span><text:span text:style-name="T95">98 au. The OMNI database at </text:span><text:span text:style-name="T113">NASA’s <text:s/></text:span><text:span text:style-name="T95">Space Physics Data Facility consists of multi-spacecraft intercalibrated <text:s text:c="3"/>in situ data obtained near 1 au. The solar wind model is used together with sunspot number predictions to estimate the frequency distributions</text:span><text:span text:style-name="T109"> </text:span><text:span text:style-name="T95">of</text:span><text:span text:style-name="T109"> </text:span><text:span text:style-name="T95">major</text:span><text:span text:style-name="T109"> </text:span><text:span text:style-name="T95">solar</text:span><text:span text:style-name="T109"> </text:span><text:span text:style-name="T95">wind</text:span><text:span text:style-name="T109"> </text:span><text:span text:style-name="T95">parameters</text:span><text:span text:style-name="T109"> </text:span><text:span text:style-name="T95">PSP</text:span><text:span text:style-name="T109"> </text:span><text:span text:style-name="T95">will</text:span><text:span text:style-name="T109"> </text:span><text:span text:style-name="T95">encounter</text:span><text:span text:style-name="T109"> </text:span><text:span text:style-name="T95">during</text:span><text:span text:style-name="T109"> </text:span><text:span text:style-name="T95">its</text:span><text:span text:style-name="T109"> </text:span><text:span text:style-name="T95">mission.</text:span></text:p>
        <text:p text:style-name="P23"><text:span text:style-name="T145">Methods. </text:span><text:span text:style-name="T95">The model covers the solar wind’s magnetic field strength and its plasma parameters proton density, velocity and temper- ature. Their individual frequency distributions are represented with lognormal functions. In addition, we also consider the velocity distribution’s bi-componental shape, consisting of a slower and a faster part. The model accounts for solar activity and for solar dis- tance dependency</text:span><text:span text:style-name="T131"> by shifting of these lognormal distributions. </text:span><text:span text:style-name="T126">We </text:span><text:span text:style-name="T104">compile functional relations to solar activity by correlating and fitting</text:span><text:span text:style-name="T133"> </text:span><text:span text:style-name="T104">the</text:span><text:span text:style-name="T133"> </text:span><text:span text:style-name="T104">frequency</text:span><text:span text:style-name="T133"> </text:span><text:span text:style-name="T104">distributions</text:span><text:span text:style-name="T133"> </text:span><text:span text:style-name="T104">with</text:span><text:span text:style-name="T133"> </text:span><text:span text:style-name="T104">the</text:span><text:span text:style-name="T133"> </text:span><text:span text:style-name="T104">sunspot</text:span><text:span text:style-name="T133"> </text:span><text:span text:style-name="T104">number</text:span><text:span text:style-name="T133"> </text:span><text:span text:style-name="T104">(SSN),</text:span><text:span text:style-name="T133"> </text:span><text:span text:style-name="T104">using</text:span><text:span text:style-name="T133"> </text:span><text:span text:style-name="T104">almost</text:span><text:span text:style-name="T133"> </text:span><text:span text:style-name="T104">five</text:span><text:span text:style-name="T133"> </text:span><text:span text:style-name="T104">solar</text:span><text:span text:style-name="T133"> </text:span><text:span text:style-name="T104">cycles</text:span><text:span text:style-name="T133"> </text:span><text:span text:style-name="T104">of</text:span><text:span text:style-name="T133"> </text:span><text:span text:style-name="T104">OMNI</text:span><text:span text:style-name="T133"> </text:span><text:span text:style-name="T104">data.</text:span><text:span text:style-name="T133"> </text:span><text:span text:style-name="T104">Further,</text:span><text:span text:style-name="T133"> </text:span><text:span text:style-name="T104">based</text:span><text:span text:style-name="T133"> </text:span><text:span text:style-name="T104">on</text:span><text:span text:style-name="T133"> </text:span><text:span text:style-name="T104">the combined data set from both Helios probes, the parameters’ frequency distributions are fitted with respect to solar distance to obtain power</text:span><text:span text:style-name="T115"> </text:span><text:span text:style-name="T104">law</text:span><text:span text:style-name="T115"> </text:span><text:span text:style-name="T104">dependencies.</text:span><text:span text:style-name="T115"> </text:span><text:span text:style-name="T104">Finally,</text:span><text:span text:style-name="T115"> </text:span><text:span text:style-name="T104">by</text:span><text:span text:style-name="T115"> </text:span><text:span text:style-name="T104">combining</text:span><text:span text:style-name="T115"> </text:span><text:span text:style-name="T104">the</text:span><text:span text:style-name="T115"> </text:span><text:span text:style-name="T104">found</text:span><text:span text:style-name="T115"> </text:span><text:span text:style-name="T104">solar</text:span><text:span text:style-name="T115"> </text:span><text:span text:style-name="T104">cycle</text:span><text:span text:style-name="T115"> </text:span><text:span text:style-name="T104">and</text:span><text:span text:style-name="T115"> </text:span><text:span text:style-name="T104">solar</text:span><text:span text:style-name="T115"> </text:span><text:span text:style-name="T104">distance</text:span><text:span text:style-name="T115"> </text:span><text:span text:style-name="T104">relations,</text:span><text:span text:style-name="T115"> </text:span><text:span text:style-name="T104">we</text:span><text:span text:style-name="T115"> </text:span><text:span text:style-name="T104">obtain</text:span><text:span text:style-name="T115"> </text:span><text:span text:style-name="T104">a</text:span><text:span text:style-name="T115"> </text:span><text:span text:style-name="T104">simple</text:span><text:span text:style-name="T115"> </text:span><text:span text:style-name="T104">dynamical</text:span><text:span text:style-name="T115"> </text:span><text:span text:style-name="T104">solar wind</text:span><text:span text:style-name="T111"> </text:span><text:span text:style-name="T104">model</text:span><text:span text:style-name="T111"> </text:span><text:span text:style-name="T104">for</text:span><text:span text:style-name="T111"> </text:span><text:span text:style-name="T104">the</text:span><text:span text:style-name="T111"> </text:span><text:span text:style-name="T104">inner</text:span><text:span text:style-name="T111"> </text:span><text:span text:style-name="T104">heliosphere,</text:span><text:span text:style-name="T111"> </text:span><text:span text:style-name="T104">confined</text:span><text:span text:style-name="T111"> </text:span><text:span text:style-name="T104">to</text:span><text:span text:style-name="T111"> </text:span><text:span text:style-name="T104">the</text:span><text:span text:style-name="T111"> </text:span><text:span text:style-name="T104">ecliptic</text:span><text:span text:style-name="T111"> </text:span><text:span text:style-name="T104">region.</text:span></text:p>
        <text:p text:style-name="P22"><text:span text:style-name="T18">Results. </text:span><text:span text:style-name="T2">The inclusion of SSN predictions and the extrapolation to the PSP perihelion region enables us to estimate the solar wind environment for PSP’s planned trajectory during its prime mission duration 2018–2025. </text:span><text:span text:style-name="T9">The estimated solar wind values at PSP’s nearest</text:span><text:span text:style-name="T10"> </text:span><text:span text:style-name="T9">perihelion</text:span><text:span text:style-name="T10"> </text:span><text:span text:style-name="T9">are:</text:span><text:span text:style-name="T10"> </text:span><text:span text:style-name="T9">...</text:span><text:span text:style-name="T10"> </text:span><text:span text:style-name="T9">Their</text:span><text:span text:style-name="T10"> </text:span><text:span text:style-name="T9">value</text:span><text:span text:style-name="T10"> </text:span><text:span text:style-name="T9">vary</text:span><text:span text:style-name="T10"> </text:span><text:span text:style-name="T9">up</text:span><text:span text:style-name="T10"> </text:span><text:span text:style-name="T9">to</text:span><text:span text:style-name="T10"> </text:span><text:span text:style-name="T13">0</text:span><text:span text:style-name="T17">.</text:span><text:span text:style-name="T13">0000</text:span><text:span text:style-name="T12"> </text:span><text:span text:style-name="T13">%,</text:span><text:span text:style-name="T11"> </text:span><text:span text:style-name="T13">arisi</text:span><text:span text:style-name="T9">ng</text:span><text:span text:style-name="T10"> </text:span><text:span text:style-name="T9">only</text:span><text:span text:style-name="T10"> </text:span><text:span text:style-name="T9">from</text:span><text:span text:style-name="T10"> </text:span><text:span text:style-name="T9">differing</text:span><text:span text:style-name="T10"> </text:span><text:span text:style-name="T9">am</text:span><text:span text:style-name="T100">plitude</text:span><text:span text:style-name="T101"> </text:span><text:span text:style-name="T100">assumptions</text:span><text:span text:style-name="T101"> </text:span><text:span text:style-name="T100">for</text:span><text:span text:style-name="T101"> </text:span><text:span text:style-name="T100">the</text:span><text:span text:style-name="T101"> </text:span><text:span text:style-name="T100">next</text:span><text:span text:style-name="T101"> </text:span><text:span text:style-name="T100">solar</text:span><text:span text:style-name="T101"> </text:span><text:span text:style-name="T100">cycle.</text:span></text:p>
        <text:p text:style-name="P24"><text:span text:style-name="T144">Key words. <text:s/></text:span><text:span text:style-name="T95">solar wind – sun: heliosphere – sun: corona</text:span></text:p>
        <text:p text:style-name="Text_20_body"/>
      </text:section>
      <text:section text:style-name="Sect2" text:name="Section1">
        <text:p text:style-name="P146"/>
        <text:list xml:id="list2257594066246319925" text:style-name="WWNum3">
          <text:list-item>
            <text:h text:style-name="P327" text:outline-level="1">Introduction</text:h>
          </text:list-item>
        </text:list>
        <text:p text:style-name="P43"><text:span text:style-name="T1">From observations of cometary tail fluctuations Biermann (1951) inferred the presence of a continuous flow of particles from the Sun. With his theoretical solar wind model Parker (1958) formulated the existence of the solar wind even before the first satellites measured it in situ in 1962 </text:span><text:span text:style-name="T42">(Neugebauer &amp; Snyder 1966</text:span><text:span text:style-name="T60">, ref. to Russian measurements</text:span><text:span text:style-name="T42">). T</text:span><text:span text:style-name="T1">he idea of a space mission flying through the solar corona </text:span><text:span text:style-name="T42">dates back to the founding year of NASA in 1958 (</text:span><text:span text:style-name="T519">STDT </text:span><text:span text:style-name="T537">report, </text:span><text:span text:style-name="T520">McComas2008</text:span><text:span text:style-name="T42">). </text:span><text:span text:style-name="T64">Since then</text:span><text:span text:style-name="T65"> </text:span><text:span text:style-name="T64">several</text:span><text:span text:style-name="T65"> </text:span><text:span text:style-name="T64">space</text:span><text:span text:style-name="T65"> </text:span><text:span text:style-name="T64">missions</text:span><text:span text:style-name="T65"> </text:span><text:span text:style-name="T64">have</text:span><text:span text:style-name="T65"> </text:span><text:span text:style-name="T64">measured</text:span><text:span text:style-name="T65"> </text:span><text:span text:style-name="T64">the</text:span><text:span text:style-name="T65"> </text:span><text:span text:style-name="T64">solar</text:span><text:span text:style-name="T65"> </text:span><text:span text:style-name="T64">wind</text:span><text:span text:style-name="T65"> </text:span><text:span text:style-name="T64">in</text:span><text:span text:style-name="T65"> </text:span><text:span text:style-name="T64">situ at</text:span><text:span text:style-name="T67"> </text:span><text:span text:style-name="T64">a</text:span><text:span text:style-name="T67"> </text:span><text:span text:style-name="T64">wide</text:span><text:span text:style-name="T67"> </text:span><text:span text:style-name="T64">range</text:span><text:span text:style-name="T67"> </text:span><text:span text:style-name="T64">of</text:span><text:span text:style-name="T67"> </text:span><text:span text:style-name="T64">heliocentric</text:span><text:span text:style-name="T67"> </text:span><text:span text:style-name="T64">distances,</text:span><text:span text:style-name="T67"> </text:span><text:span text:style-name="T64">in</text:span><text:span text:style-name="T67"> </text:span><text:span text:style-name="T64">the</text:span><text:span text:style-name="T67"> </text:span><text:span text:style-name="T64">case</text:span><text:span text:style-name="T67"> </text:span><text:span text:style-name="T64">of</text:span><text:span text:style-name="T67"> </text:span><text:span text:style-name="T55">Voyager</text:span><text:span text:style-name="T67"> </text:span><text:span text:style-name="T64">1 as far away as 138 au</text:span><text:span text:style-name="T36">1</text:span><text:span text:style-name="T738">, as of</text:span><text:span text:style-name="T174"> </text:span><text:span text:style-name="T520">in</text:span><text:span text:style-name="T508"> </text:span><text:span text:style-name="T507">July 2017</text:span><text:span text:style-name="T256">, </text:span><text:span text:style-name="T64">having even left the heliospause into interstellar space</text:span><text:span text:style-name="T256"> </text:span><text:span text:style-name="T507">at a distance of </text:span><text:span text:style-name="T738">about</text:span><text:span text:style-name="T507"> 1</text:span><text:span text:style-name="T521">21</text:span><text:span text:style-name="T507"> au</text:span><text:span text:style-name="T256"> </text:span><text:span text:style-name="T64">(Gurnett et al. 2013).</text:span><text:span text:style-name="T185"> </text:span><text:span text:style-name="T507">Until today various </text:span><text:span text:style-name="T525">spacecraft</text:span><text:span text:style-name="T507"> </text:span><text:span text:style-name="T738">near Earth orbiting satellites</text:span><text:span text:style-name="T507"> have provided a wealth of solar wind measurements near Earth’s orbit, with W</text:span><text:span text:style-name="T526">ind</text:span><text:span text:style-name="T507"> </text:span><text:span text:style-name="T519">(</text:span><text:span text:style-name="T614">ref.</text:span><text:span text:style-name="T519">),</text:span><text:span text:style-name="T507"> ACE (</text:span><text:span text:style-name="T614">ref.</text:span><text:span text:style-name="T507">) and DSCOVR (</text:span><text:span text:style-name="T614">ref.</text:span><text:span text:style-name="T507">) still orbiting around the L</text:span><text:span text:style-name="T624">1</text:span><text:span text:style-name="T507"> </text:span><text:span text:style-name="T524">point</text:span><text:span text:style-name="T507"> 1.5 million km ahead of E</text:span><text:span text:style-name="T510">a</text:span><text:span text:style-name="T507">rth in the sunward direction </text:span><text:span text:style-name="T738">(ref. 1,2,3)</text:span><text:span text:style-name="T507">.</text:span><text:span text:style-name="T174"> </text:span><text:span text:style-name="T507">Additional measurements at other distances were provided</text:span><text:span text:style-name="T738">, e.g.,</text:span><text:span text:style-name="T174"> </text:span><text:span text:style-name="T507">by planetary missions </text:span><text:span text:style-name="T524">to Venus and Mercury,</text:span><text:span text:style-name="T509"> </text:span><text:span text:style-name="T507">such as PVO</text:span><text:span text:style-name="T174"> </text:span><text:span text:style-name="T519">(ref.)</text:span><text:span text:style-name="T507"> or </text:span><text:span text:style-name="T519">M</text:span><text:span text:style-name="T524">ESSENGER</text:span><text:span text:style-name="T507"> (ref.).</text:span></text:p>
        <text:p text:style-name="P42"><text:span text:style-name="T64">Ulysses was the</text:span><text:span text:style-name="T256"> </text:span><text:span text:style-name="T507">first</text:span><text:span text:style-name="T256"> </text:span><text:span text:style-name="T64">probe that orbited the Sun out of the ecliptic plane and</text:span><text:span text:style-name="T256"> </text:span><text:span text:style-name="T265">thus could</text:span><text:span text:style-name="T257"> </text:span><text:span text:style-name="T507">measure</text:span><text:span text:style-name="T738">d the</text:span><text:span text:style-name="T507"> solar wind at polar latitudes</text:span><text:span text:style-name="T174"> </text:span><text:span text:style-name="T507">(McComas</text:span><text:span text:style-name="T522">1998</text:span><text:span text:style-name="T507">).</text:span><text:span text:style-name="T256"> </text:span><text:span text:style-name="T507">The</text:span><text:span text:style-name="T174"> </text:span><text:span text:style-name="T42">nearest in situ solar wind measurements </text:span><text:span text:style-name="T507">to date were obtained by the US-German</text:span><text:span text:style-name="T174"> </text:span><text:span text:style-name="T42">Helios</text:span><text:span text:style-name="T255"> </text:span><text:span text:style-name="T507">mission.</text:span><text:span text:style-name="T174"> </text:span></text:p>
        <text:p text:style-name="P147"><draw:line text:anchor-type="paragraph" draw:z-index="11" draw:name="Line 106" draw:style-name="gr14" draw:text-style-name="P334" svg:x1="0.511in" svg:y1="0.1457in" svg:x2="1.9283in" svg:y2="0.1461in"><text:p/></draw:line></text:p>
        <text:p text:style-name="P25"><text:span text:style-name="T273">1 <text:s text:c="5"/></text:span><text:span text:style-name="T280">https://voyager.jpl.nasa.gov/</text:span></text:p>
        <text:p text:style-name="P153"><text:soft-page-break/><text:span text:style-name="T503">The</text:span><text:span text:style-name="T507"> in 1974 launched Helios 1 spaceraft reached distances of </text:span><text:span text:style-name="T42">0</text:span><text:span text:style-name="T19">.</text:span><text:span text:style-name="T42">31 au</text:span><text:span text:style-name="T507">, Helios 2 launched two years later</text:span><text:span text:style-name="T738"> in 1976</text:span><text:span text:style-name="T174"> </text:span><text:span text:style-name="T527">and</text:span><text:span text:style-name="T511"> </text:span><text:span text:style-name="T507">approached the Sun up to</text:span><text:span text:style-name="T263"> </text:span><text:span text:style-name="T42">0.29 au (Rosenbauer et al. 1977). </text:span></text:p>
        <text:p text:style-name="P162"><text:span text:style-name="T42">The</text:span><text:span text:style-name="T263"> </text:span><text:span text:style-name="T507">NASA</text:span><text:span text:style-name="T263"> </text:span><text:span text:style-name="T42">Parker Solar Probe </text:span><text:span text:style-name="T523">(PSP)</text:span><text:span text:style-name="T507">, formerly Solar Probe Plus</text:span><text:span text:style-name="T610">1</text:span><text:span text:style-name="T507">,</text:span><text:span text:style-name="T174"> </text:span><text:span text:style-name="T738">spaceprobe</text:span><text:span text:style-name="T263"> </text:span><text:span text:style-name="T42">with a planned launch date in mid 2018, will reach after six years in 2024 its closest perihelia</text:span><text:span text:style-name="T263"> </text:span><text:span text:style-name="T507">at a distance of</text:span><text:span text:style-name="T42"> </text:span><text:span text:style-name="T68">9.86 solar radii</text:span><text:span text:style-name="T69"> </text:span><text:span text:style-name="T606">(R</text:span><text:span text:style-name="T655">s</text:span><text:span text:style-name="T606">)</text:span><text:span text:style-name="T68">,</text:span><text:span text:style-name="T748"> i.e. </text:span><text:span text:style-name="T608">that is,</text:span><text:span text:style-name="T68"> 0</text:span><text:span text:style-name="T20">.</text:span><text:span text:style-name="T68">0459 au</text:span><text:span text:style-name="T258"> </text:span><text:span text:style-name="T605">(Fox</text:span><text:span text:style-name="T606">2015</text:span><text:span text:style-name="T187"> </text:span><text:span text:style-name="T607">footnote 1: http://parkersolarprobe.jhuapl.edu/</text:span><text:span text:style-name="T605">).</text:span><text:span text:style-name="T258"> </text:span><text:span text:style-name="T42">This distance will be achieved through seven </text:span><text:span text:style-name="T70">Venus </text:span><text:span text:style-name="T42">gravity assists with orbital periods of 88–168</text:span><text:span text:style-name="T56"> </text:span><text:span text:style-name="T42">days.</text:span><text:span text:style-name="T56"> </text:span><text:span text:style-name="T42">In</text:span><text:span text:style-name="T56"> </text:span><text:span text:style-name="T42">its</text:span><text:span text:style-name="T56"> </text:span><text:span text:style-name="T42">prime</text:span><text:span text:style-name="T56"> </text:span><text:span text:style-name="T42">mission</text:span><text:span text:style-name="T56"> </text:span><text:span text:style-name="T42">time</text:span><text:span text:style-name="T56"> </text:span><text:span text:style-name="T42">2018–2025</text:span><text:span text:style-name="T56"> </text:span><text:span text:style-name="T42">PSP</text:span><text:span text:style-name="T56"> </text:span><text:span text:style-name="T42">provides</text:span><text:span text:style-name="T56"> </text:span><text:span text:style-name="T42">24 orbits</text:span><text:span text:style-name="T56"> </text:span><text:span text:style-name="T42">with</text:span><text:span text:style-name="T56"> </text:span><text:span text:style-name="T42">perihel</text:span><text:span text:style-name="T80">i</text:span><text:span text:style-name="T42">a</text:span><text:span text:style-name="T56"> </text:span><text:span text:style-name="T42">inside</text:span><text:span text:style-name="T56"> </text:span><text:span text:style-name="T42">0</text:span><text:span text:style-name="T19">.</text:span><text:span text:style-name="T42">25</text:span><text:span text:style-name="T58"> </text:span><text:span text:style-name="T42">au</text:span><text:span text:style-name="T56"> </text:span><text:span text:style-name="T42">(Fox</text:span><text:span text:style-name="T56"> </text:span><text:span text:style-name="T42">et</text:span><text:span text:style-name="T56"> </text:span><text:span text:style-name="T42">al.</text:span><text:span text:style-name="T56"> </text:span><text:span text:style-name="T42">2015). </text:span><text:span text:style-name="T738">It shall </text:span><text:span text:style-name="T750">should</text:span><text:span text:style-name="T739"> </text:span><text:span text:style-name="T738">be noted, that </text:span><text:span text:style-name="T528">E</text:span><text:span text:style-name="T507">ven its first periheli</text:span><text:span text:style-name="T512">on</text:span><text:span text:style-name="T507"> </text:span><text:span text:style-name="T738">88</text:span><text:span text:style-name="T507"> </text:span><text:span text:style-name="T529">93</text:span><text:span text:style-name="T513"> </text:span><text:span text:style-name="T507">days after launch in 2018</text:span><text:span text:style-name="T738">, </text:span><text:span text:style-name="T507">will take PSP to </text:span><text:span text:style-name="T738">the</text:span><text:span text:style-name="T174"> </text:span><text:span text:style-name="T530">an</text:span><text:span text:style-name="T178"> </text:span><text:span text:style-name="T507">unprecedented</text:span><text:span text:style-name="T174"> </text:span><text:span text:style-name="T738">region</text:span><text:span text:style-name="T174"> </text:span><text:span text:style-name="T513">distance</text:span><text:span text:style-name="T177"> </text:span><text:span text:style-name="T507">of</text:span><text:span text:style-name="T176"> </text:span><text:span text:style-name="T507">0.16</text:span><text:span text:style-name="T738">2</text:span><text:span text:style-name="T174"> </text:span><text:span text:style-name="T507">au</text:span><text:span text:style-name="T738">,</text:span><text:span text:style-name="T174"> </text:span><text:span text:style-name="T621">(</text:span><text:span text:style-name="T738">i.e.</text:span><text:span text:style-name="T749">,</text:span><text:span text:style-name="T174"> </text:span><text:span text:style-name="T507">35</text:span><text:span text:style-name="T738">.7</text:span><text:span text:style-name="T174"> </text:span><text:span text:style-name="T507">R</text:span><text:span text:style-name="T512">s</text:span><text:span text:style-name="T621">)</text:span><text:span text:style-name="T507">.</text:span><text:span text:style-name="T174"> In comparison, the ESA Solar Orbiter mission with a planned launch in 2019 will have a closest periheli</text:span><text:span text:style-name="T175">on</text:span><text:span text:style-name="T174"> of 0.2</text:span><text:span text:style-name="T229">8</text:span><text:span text:style-name="T738">9</text:span><text:span text:style-name="T174"> au </text:span><text:span text:style-name="T519">(ref.)</text:span><text:span text:style-name="T174">. <text:s/></text:span></text:p>
        <text:p text:style-name="P164"><text:span text:style-name="T503">The key PSP science objectives are to “trace the flow of energy that heats and accelerates the solar corona and solar wind, determine the structure and dynamics of the plasma and magnetic fields at the sources of the solar wind, and explore mechanisms that accelerate and transport energetic particles” </text:span><text:span text:style-name="T613">as stated in Fox et al. (2015).</text:span><text:span text:style-name="T283"> </text:span><text:span text:style-name="T614">(</text:span><text:span text:style-name="T745">NASA STDT report </text:span><text:span text:style-name="T520">McComas2008</text:span><text:span text:style-name="T614">).</text:span><text:span text:style-name="T503"> </text:span><text:span text:style-name="T625">To </text:span><text:span text:style-name="T503">achieve these goals,</text:span><text:span text:style-name="T632"> </text:span><text:span text:style-name="T503">PSP</text:span><text:span text:style-name="T632"> </text:span><text:span text:style-name="T503">has</text:span><text:span text:style-name="T632"> </text:span><text:span text:style-name="T503">four</text:span><text:span text:style-name="T632"> </text:span><text:span text:style-name="T503">scientific</text:span><text:span text:style-name="T632"> </text:span><text:span text:style-name="T503">instruments</text:span><text:span text:style-name="T632"> </text:span><text:span text:style-name="T503">on</text:span><text:span text:style-name="T632"> </text:span><text:span text:style-name="T503">board:</text:span><text:span text:style-name="T632"> </text:span><text:span text:style-name="T503">FIELDS</text:span><text:span text:style-name="T632"> </text:span><text:span text:style-name="T503">for the measurements of magnetic fields and AC</text:span><text:span text:style-name="T504">/</text:span><text:span text:style-name="T503">DC electric</text:span><text:span text:style-name="T633"> </text:span><text:span text:style-name="T503">fields</text:span><text:span text:style-name="T507"> </text:span><text:span text:style-name="T531">(Bale201</text:span><text:span text:style-name="T534">6</text:span><text:span text:style-name="T531">)</text:span><text:span text:style-name="T503">, SWEAP for the measurements of flux of electrons, protons and alphas </text:span><text:span text:style-name="T531">(Kasper201</text:span><text:span text:style-name="T533">6</text:span><text:span text:style-name="T531">)</text:span><text:span text:style-name="T503">, IS</text:span><text:span text:style-name="T635">o</text:span><text:span text:style-name="T503">IS for the measurement of solar energetic particles </text:span><text:span text:style-name="T532">(McComas201</text:span><text:span text:style-name="T533">6</text:span><text:span text:style-name="T532">)</text:span><text:span text:style-name="T503"> and WISPR for the measurement of coronal and inner heliospheric structures </text:span><text:span text:style-name="T519">(</text:span><text:span text:style-name="T637">Vourlidas</text:span><text:span text:style-name="T519">2016).</text:span><text:span text:style-name="T283"> </text:span><text:span text:style-name="T737">(ref. <text:s text:c="2"/></text:span><text:span text:style-name="T753"><text:s/></text:span><text:span text:style-name="T737">to</text:span></text:p>
      </text:section>
      <text:p text:style-name="P305"/>
      <text:section text:style-name="Sect2" text:name="Section2">
        <text:p text:style-name="P73">each instrument paper).</text:p>
        <text:p text:style-name="P170"/>
        <text:p text:style-name="P171"><text:span text:style-name="T503">The study presented in this paper is undertaken in the Coronagraphic German And US Solar Probe Survey (CGAUSS) project which is the German contribution to the PSP mission as part of the </text:span><text:span text:style-name="T638">Wide field Imager for Solar PRobe</text:span><text:span text:style-name="T643"> </text:span><text:span text:style-name="T644">(</text:span><text:span text:style-name="T503">WISPR</text:span><text:span text:style-name="T645">)</text:span><text:span text:style-name="T503">.</text:span><text:span text:style-name="T283"> </text:span><text:span text:style-name="T737">The Wide field Imager for Solar Probe (</text:span><text:span text:style-name="T503">WISPR</text:span><text:span text:style-name="T737">) </text:span><text:span text:style-name="T503">will contribute to the PSP science goals by deriving the 3D structure of the solar corona through which the in situ measurements are made to determine the sources of the solar wind. It will provide density power spectra over a wide range of structures</text:span><text:span text:style-name="T283"> </text:span><text:span text:style-name="T535">(</text:span><text:span text:style-name="T503">e.g., streamers,</text:span><text:span text:style-name="T646"> </text:span><text:span text:style-name="T737">and</text:span><text:span text:style-name="T284"> </text:span><text:span text:style-name="T503">pseudostreamers </text:span><text:span text:style-name="T535">and</text:span><text:span text:style-name="T645"> </text:span><text:span text:style-name="T503">equatorial</text:span><text:span text:style-name="T646"> </text:span><text:span text:style-name="T503">coronal</text:span><text:span text:style-name="T625"> </text:span><text:span text:style-name="T503">holes</text:span><text:span text:style-name="T535">)</text:span><text:span text:style-name="T646"> </text:span><text:span text:style-name="T503">for</text:span><text:span text:style-name="T646"> </text:span><text:span text:style-name="T503">determining the roles of turbulence, waves, and</text:span><text:span text:style-name="T636"> </text:span><text:span text:style-name="T503">pressure-balanced structures in the solar wind.</text:span><text:span text:style-name="T283"> </text:span><text:span text:style-name="T503">It will also measure the physical properties, such as speed and density jumps</text:span><text:span text:style-name="T283"> </text:span><text:span text:style-name="T503">of SEP-producing shocks and their CME drivers as they evolve in the corona and inner heliosphere </text:span><text:span text:style-name="T636">(Vourlidas </text:span><text:span text:style-name="T503">et al.</text:span><text:span text:style-name="T652"> </text:span><text:span text:style-name="T503">2016). In order to help optimize the WISPR and PSP preplanning of the science operations</text:span><text:span text:style-name="T283"> </text:span><text:span text:style-name="T737">based on</text:span><text:span text:style-name="T503"> knowledge of the expected solar wind environment </text:span><text:span text:style-name="T536">is needed</text:span><text:span text:style-name="T503">. For this purpose the solar wind environment is extrapolated down to the closest perihelion of 9</text:span><text:span text:style-name="T504">.</text:span><text:span text:style-name="T503">86 R</text:span><text:span text:style-name="T654">s </text:span><text:span text:style-name="T503">distance to the Sun using solar wind data from the Helios probes and near 1 au data from various satellites compiled in the NASA</text:span><text:span text:style-name="T504">/</text:span><text:span text:style-name="T503">GSFC OMNI solar wind database.</text:span></text:p>
        <text:p text:style-name="P172"/>
        <text:p text:style-name="P173">1.1 Solar wind</text:p>
        <text:p text:style-name="P174"><text:span text:style-name="T1">Generally, two types of solar wind are observed in the he- liosphere, slow and fast streams (Neugebauer &amp;</text:span><text:span text:style-name="T42"> </text:span><text:span text:style-name="T1">Snyder 1966, </text:span><text:span text:style-name="T62">Schwenn</text:span><text:span text:style-name="T40"> </text:span><text:span text:style-name="T62">(19xx)</text:span><text:span text:style-name="T63">)</text:span><text:span text:style-name="T40">.</text:span><text:span text:style-name="T39"> </text:span><text:span text:style-name="T42">Slow solar wind has typical speeds </text:span><text:span text:style-name="T19">&lt; </text:span><text:span text:style-name="T42">400 km s</text:span><text:span text:style-name="T35">−</text:span><text:span text:style-name="T36">1 </text:span><text:span text:style-name="T42">and fast solar wind has speeds </text:span><text:span text:style-name="T19">&gt; </text:span><text:span text:style-name="T42">600 km </text:span><text:span text:style-name="T1">s</text:span><text:span text:style-name="T34">−</text:span><text:span text:style-name="T37">1 </text:span><text:span text:style-name="T1">(</text:span><text:span text:style-name="T737">see</text:span><text:span text:style-name="T1"> Schwenn1990, </text:span><text:span text:style-name="T81">p.144</text:span><text:span text:style-name="T1">).</text:span><text:span text:style-name="T72"> </text:span><text:span text:style-name="T1">Their</text:span><text:span text:style-name="T72"> </text:span><text:span text:style-name="T1">di</text:span><text:span text:style-name="T14">ff</text:span><text:span text:style-name="T1">erent</text:span><text:span text:style-name="T72"> </text:span><text:span text:style-name="T1">compositions</text:span><text:span text:style-name="T72"> </text:span><text:span text:style-name="T1">and</text:span><text:span text:style-name="T72"> </text:span><text:span text:style-name="T1">characteristics</text:span><text:span text:style-name="T53"> </text:span><text:span text:style-name="T1">indicate</text:span><text:span text:style-name="T53"> </text:span><text:span text:style-name="T1">di</text:span><text:span text:style-name="T14">ff</text:span><text:span text:style-name="T1">erent</text:span><text:span text:style-name="T53"> </text:span><text:span text:style-name="T1">sources</text:span><text:span text:style-name="T53"> </text:span><text:span text:style-name="T1">and</text:span><text:span text:style-name="T53"> </text:span><text:span text:style-name="T1">generation</text:span><text:span text:style-name="T53"> </text:span><text:span text:style-name="T1">processes</text:span><text:span text:style-name="T53"> </text:span><text:span text:style-name="T1">(McGregor et al.</text:span><text:span text:style-name="T66"> </text:span><text:span text:style-name="T1">2011b).</text:span><text:span text:style-name="T169"> </text:span><text:span text:style-name="T64">Fast</text:span><text:span text:style-name="T41"> </text:span><text:span text:style-name="T64">streams</text:span><text:span text:style-name="T41"> </text:span><text:span text:style-name="T64">are</text:span><text:span text:style-name="T41"> </text:span><text:span text:style-name="T64">found to originate from coronal holes as </text:span><text:span text:style-name="T656">confirmed by</text:span><text:span text:style-name="T256"> </text:span><text:span text:style-name="T64">Ulysses</text:span><text:span text:style-name="T256"> </text:span><text:span text:style-name="T656">out-of-ecliptic</text:span><text:span text:style-name="T185"> </text:span><text:span text:style-name="T755">polar</text:span><text:span text:style-name="T256"> </text:span><text:span text:style-name="T64">measurements</text:span><text:span text:style-name="T174"> </text:span><text:span text:style-name="T507">(McComas</text:span><text:span text:style-name="T519">19</text:span><text:span text:style-name="T538">98</text:span><text:span text:style-name="T507">)</text:span><text:span text:style-name="T42">.</text:span><text:span text:style-name="T256"> </text:span><text:span text:style-name="T42">The </text:span><text:span text:style-name="T738">origin</text:span><text:span text:style-name="T42"> </text:span><text:span text:style-name="T540">source</text:span><text:span text:style-name="T45"> </text:span><text:span text:style-name="T42">of slow wind </text:span><text:span text:style-name="T507">and its eventually different types</text:span><text:span text:style-name="T174"> </text:span><text:span text:style-name="T507">(</text:span><text:span text:style-name="T614">Schwenn19xx</text:span><text:span text:style-name="T507">),</text:span><text:span text:style-name="T263"> </text:span><text:span text:style-name="T42">is </text:span><text:span text:style-name="T540">still</text:span><text:span text:style-name="T42"> a subject of controversial discussions because several</text:span><text:span text:style-name="T263"> </text:span><text:span text:style-name="T507">scenario</text:span><text:span text:style-name="T514">s</text:span><text:span text:style-name="T507"> are possible to explain its origin from</text:span><text:span text:style-name="T263"> </text:span><text:span text:style-name="T42">closed</text:span><text:span text:style-name="T74"> </text:span><text:span text:style-name="T42">magnetic</text:span><text:span text:style-name="T43"> </text:span><text:span text:style-name="T42">structures in the solar corona, </text:span><text:span text:style-name="T60">such as </text:span><text:span text:style-name="T171">...</text:span><text:span text:style-name="T172">i</text:span><text:span text:style-name="T171">ntermittent reconnection at the top of streamers and pseudostreamers, coronal hole boundaries, ... (ref.).</text:span></text:p>
        <text:p text:style-name="P291"><text:span text:style-name="T169"><text:tab/></text:span><text:span text:style-name="T1">The</text:span><text:span text:style-name="T737">ir</text:span><text:span text:style-name="T1"> occurrence frequency </text:span><text:span text:style-name="T541">of these slow and fast streams</text:span><text:span text:style-name="T1"> varies strongly with solar activity and their interactions lead to phenomena such as</text:span><text:span text:style-name="T254"> </text:span><text:span text:style-name="T503">stream interaction regions </text:span><text:span text:style-name="T737">(SIRs)</text:span><text:span text:style-name="T169"> </text:span><text:span text:style-name="T503">and for quasi-stationary coronal source regions to co-rotating interaction regions (</text:span><text:span text:style-name="T737">CIRs,</text:span><text:span text:style-name="T169"> </text:span><text:span text:style-name="T737">ref. Buch über CIRs </text:span><text:span text:style-name="T539">Balogh1999</text:span><text:span text:style-name="T503">).</text:span></text:p>
        <text:p text:style-name="P289"><text:span text:style-name="T174"><text:tab/></text:span><text:span text:style-name="T738">Superimposed </text:span><text:span text:style-name="T740">on</text:span><text:span text:style-name="T263"> </text:span><text:span text:style-name="T266">Embedded in</text:span><text:span text:style-name="T42"> the slow and fast solar wind streams are</text:span><text:span text:style-name="T263"> </text:span><text:span text:style-name="T507">transient flows of</text:span><text:span text:style-name="T263"> </text:span><text:span text:style-name="T42">coronal mass ejections (CMEs)</text:span><text:span text:style-name="T507">, the faster ones driving shock waves ahead</text:span><text:span text:style-name="T174"> </text:span><text:span text:style-name="T60">(ref.)</text:span><text:span text:style-name="T42">. Their </text:span><text:span text:style-name="T738">frequency</text:span><text:span text:style-name="T42"> </text:span><text:span text:style-name="T542">rate follows the activity cycle and</text:span><text:span text:style-name="T46"> varies </text:span><text:span text:style-name="T42">in near 1 au measurements between </text:span><text:span text:style-name="T507">only one CME every couple of days</text:span><text:span text:style-name="T174"> </text:span><text:span text:style-name="T42">during solar cycle minima</text:span><text:span text:style-name="T50"> </text:span><text:span text:style-name="T42">up</text:span><text:span text:style-name="T261"> </text:span><text:span text:style-name="T260">to</text:span><text:span text:style-name="T627"> </text:span><text:span text:style-name="T507">multiple CMEs observed over several days at</text:span><text:span text:style-name="T263"> </text:span><text:span text:style-name="T42">times of solar</text:span><text:span text:style-name="T50"> </text:span><text:span text:style-name="T42">maxim</text:span><text:span text:style-name="T543">a</text:span><text:span text:style-name="T738">um</text:span><text:span text:style-name="T519">, </text:span><text:span text:style-name="T543">that is, </text:span><text:span text:style-name="T544">the </text:span><text:span text:style-name="T543">CME-associated flow </text:span><text:span text:style-name="T544">share</text:span><text:span text:style-name="T543"> </text:span><text:span text:style-name="T544">of</text:span><text:span text:style-name="T543"> the solar wind </text:span><text:span text:style-name="T544">raises </text:span><text:span text:style-name="T543">from about 5% up to about 50%</text:span><text:span text:style-name="T42"> (Richardson &amp; Cane</text:span><text:span text:style-name="T75"> </text:span><text:span text:style-name="T42">2012).</text:span></text:p>
        <text:p text:style-name="P292"/>
        <text:p text:style-name="P288"><text:span text:style-name="T42"><text:tab/></text:span><text:span text:style-name="T507">It is not </text:span><text:span text:style-name="T42">know</text:span><text:span text:style-name="T507">n</text:span><text:span text:style-name="T263"> </text:span><text:span text:style-name="T42">which specific solar wind type or structure PSP will encounter at a give</text:span><text:span text:style-name="T507">n ti</text:span><text:span text:style-name="T42">me during its mission,</text:span><text:span text:style-name="T262"> </text:span><text:span text:style-name="T653">therefore</text:span><text:span text:style-name="T262"> </text:span><text:span text:style-name="T42">we</text:span><text:span text:style-name="T76"> </text:span><text:span text:style-name="T42">extrapolate</text:span><text:span text:style-name="T76"> </text:span><text:span text:style-name="T42">the</text:span><text:span text:style-name="T76"> </text:span><text:span text:style-name="T738">parameters’</text:span><text:span text:style-name="T76"> </text:span><text:span text:style-name="T42">probability</text:span><text:span text:style-name="T76"> </text:span><text:span text:style-name="T42">distributions </text:span><text:span text:style-name="T549">of the major solar wind </text:span><text:span text:style-name="T519">parameters</text:span><text:span text:style-name="T42"> from existing solar wind</text:span><text:span text:style-name="T78"> </text:span><text:span text:style-name="T42">measurements </text:span><text:span text:style-name="T738">obtained near Earth orbit and by the two Helios probes at distances up to 0.29 </text:span><text:span text:style-name="T751">au</text:span><text:span text:style-name="T174"> </text:span><text:span text:style-name="T507">and tak</text:span><text:span text:style-name="T548">e</text:span><text:span text:style-name="T738">ing</text:span><text:span text:style-name="T507"> solar cycle dependences into account.</text:span></text:p>
        <text:p text:style-name="P288"><text:span text:style-name="T179"><text:tab/></text:span><text:span text:style-name="T42">As a baseline we </text:span><text:span text:style-name="T507">describe</text:span><text:span text:style-name="T263"> </text:span><text:span text:style-name="T42">the solar wind</text:span><text:span text:style-name="T263"> </text:span><text:span text:style-name="T507">environment through the</text:span><text:span text:style-name="T174"> </text:span><text:span text:style-name="T738">four</text:span><text:span text:style-name="T174"> </text:span><text:span text:style-name="T507">key quantities </text:span><text:span text:style-name="T42">of a magnetized plasma</text:span><text:span text:style-name="T738">:</text:span><text:span text:style-name="T174"> </text:span><text:span text:style-name="T189"><text:s/></text:span><text:span text:style-name="T747">speed,</text:span><text:span text:style-name="T189"> </text:span><text:span text:style-name="T82">density</text:span><text:span text:style-name="T42">, </text:span><text:span text:style-name="T82">temperature</text:span><text:span text:style-name="T42"> and </text:span><text:span text:style-name="T82">magnetic field strength</text:span><text:span text:style-name="T42">.</text:span><text:span text:style-name="T174"> </text:span><text:span text:style-name="T550">Furthermore, t</text:span><text:span text:style-name="T42">he </text:span><text:span text:style-name="T550">bulk flow</text:span><text:span text:style-name="T47"> </text:span><text:span text:style-name="T738">solar wind </text:span><text:span text:style-name="T82">velocity</text:span><text:span text:style-name="T42"> is the defining parameter of the </text:span><text:span text:style-name="T507">two types of solar wind. </text:span><text:span text:style-name="T738">The</text:span><text:span text:style-name="T263"> </text:span><text:span text:style-name="T268">S</text:span><text:span text:style-name="T267">olar wind quantities, like flux densities,</text:span><text:span text:style-name="T264"> </text:span><text:span text:style-name="T42">mass</text:span><text:span text:style-name="T73"> </text:span><text:span text:style-name="T42">flux</text:span><text:span text:style-name="T73"> </text:span><text:span text:style-name="T42">and</text:span><text:span text:style-name="T73"> </text:span><text:span text:style-name="T42">plasma</text:span><text:span text:style-name="T73"> </text:span><text:span text:style-name="T42">beta,</text:span><text:span text:style-name="T259"> </text:span><text:span text:style-name="T747">values</text:span><text:span text:style-name="T259"> </text:span><text:span text:style-name="T42">can</text:span><text:span text:style-name="T263"> </text:span><text:span text:style-name="T507">directly</text:span><text:span text:style-name="T263"> </text:span><text:span text:style-name="T42">be derived</text:span><text:span text:style-name="T263"> </text:span><text:span text:style-name="T42">from</text:span><text:span text:style-name="T174"> </text:span><text:span text:style-name="T507">these</text:span><text:span text:style-name="T174"> </text:span><text:span text:style-name="T42">four</text:span><text:span text:style-name="T83"> </text:span><text:span text:style-name="T42">parameters.</text:span></text:p>
        <text:p text:style-name="P293">###########################################</text:p>
        <text:p text:style-name="P290"><text:span text:style-name="T186"><text:tab/></text:span><text:span text:style-name="T748">We start </text:span><text:span text:style-name="T738">with</text:span><text:span text:style-name="T499"> </text:span><text:span text:style-name="T545">Our approach is to obtain</text:span><text:span text:style-name="T499"> </text:span><text:span text:style-name="T741">a</text:span><text:span text:style-name="T738">n</text:span><text:span text:style-name="T317"> </text:span><text:span text:style-name="T499">analytical</text:span><text:span text:style-name="T317"> </text:span><text:span text:style-name="T499">representation</text:span><text:span text:style-name="T799">s</text:span><text:span text:style-name="T317"> </text:span><text:span text:style-name="T499">of</text:span><text:span text:style-name="T317"> </text:span><text:span text:style-name="T499">the</text:span><text:span text:style-name="T317"> shapes </text:span><text:span text:style-name="T647">of the solar wind </text:span><text:span text:style-name="T649">parameter’s</text:span><text:span text:style-name="T648"> </text:span><text:span text:style-name="T499">frequency</text:span><text:span text:style-name="T320"> </text:span><text:span text:style-name="T499">distributions</text:span><text:span text:style-name="T647"> </text:span><text:span text:style-name="T507">in section 2,</text:span><text:span text:style-name="T320"> </text:span><text:span text:style-name="T765">investigate</text:span><text:span text:style-name="T320"> </text:span><text:span text:style-name="T650">of </text:span><text:span text:style-name="T519">the</text:span><text:span text:style-name="T545">ir</text:span><text:span text:style-name="T499"> solar</text:span><text:span text:style-name="T320"> </text:span><text:span text:style-name="T499">activity</text:span><text:span text:style-name="T320"> </text:span><text:span text:style-name="T499">dependence</text:span><text:span text:style-name="T507"> in section 3</text:span><text:span text:style-name="T499"> and </text:span><text:span text:style-name="T738">perform</text:span><text:span text:style-name="T499"> </text:span><text:span text:style-name="T545">of</text:span><text:span text:style-name="T500"> </text:span><text:span text:style-name="T499">their solar distance scaling </text:span><text:span text:style-name="T507">in section 4</text:span><text:span text:style-name="T499">. </text:span><text:span text:style-name="T626">T</text:span><text:span text:style-name="T507">he</text:span><text:span text:style-name="T658"> solar wind</text:span><text:span text:style-name="T323"> </text:span><text:span text:style-name="T499">parameters’</text:span><text:span text:style-name="T323"> </text:span><text:span text:style-name="T499">frequency</text:span><text:span text:style-name="T323"> </text:span><text:span text:style-name="T499">distributions</text:span><text:span text:style-name="T323"> </text:span><text:span text:style-name="T499">and</text:span><text:span text:style-name="T323"> </text:span><text:span text:style-name="T499">solar</text:span><text:span text:style-name="T323"> </text:span><text:span text:style-name="T499">activity</text:span><text:span text:style-name="T323"> </text:span><text:span text:style-name="T499">dependence</text:span><text:span text:style-name="T507"> is derived</text:span><text:span text:style-name="T499"> from near-Earth solar wind and sunspot number (SSN) time series with a duration of almost five solar cycle</text:span><text:span text:style-name="T507">s.</text:span><text:span text:style-name="T174"> </text:span><text:span text:style-name="T738">and </text:span><text:span text:style-name="T515">T</text:span><text:span text:style-name="T507">heir</text:span><text:span text:style-name="T499"> distance dependency</text:span><text:span text:style-name="T174"> </text:span><text:span text:style-name="T507">is derived</text:span><text:span text:style-name="T174"> </text:span><text:span text:style-name="T499">from </text:span><text:span text:style-name="T519">Helios</text:span><text:span text:style-name="T738"> </text:span><text:span text:style-name="T499">solar wind measurements</text:span><text:span text:style-name="T174"> </text:span><text:span text:style-name="T499">covering more than two third of the distance</text:span><text:span text:style-name="T325"> </text:span><text:span text:style-name="T499">to</text:span><text:span text:style-name="T325"> </text:span><text:span text:style-name="T499">the</text:span><text:span text:style-name="T325"> </text:span><text:span text:style-name="T499">Sun</text:span><text:span text:style-name="T325"> </text:span><text:span text:style-name="T738">between 0</text:span><text:span text:style-name="T766">.</text:span><text:span text:style-name="T738">29 and 0</text:span><text:span text:style-name="T766">.</text:span><text:span text:style-name="T738">98</text:span><text:span text:style-name="T767"> </text:span><text:span text:style-name="T738">au</text:span><text:span text:style-name="T499"> </text:span><text:span text:style-name="T738">of</text:span><text:span text:style-name="T499"> </text:span><text:span text:style-name="T546">and</text:span><text:span text:style-name="T501"> </text:span><text:span text:style-name="T499">more than half a solar cycle </text:span><text:span text:style-name="T738">by Helios 1 and 2 in 1974-198x</text:span><text:span text:style-name="T499">.</text:span></text:p>
        <text:p text:style-name="P288"><text:span text:style-name="T499"><text:tab/>Fro</text:span><text:span text:style-name="T42">m</text:span><text:span text:style-name="T174"> </text:span><text:span text:style-name="T42">co</text:span><text:span text:style-name="T499">mbination of the obtained frequency distributions, SSN dependence functions and solar distance</text:span><text:span text:style-name="T327"> </text:span><text:span text:style-name="T499">dependence function</text:span><text:span text:style-name="T42">s</text:span><text:span text:style-name="T190"> </text:span><text:span text:style-name="T42">a</text:span><text:span text:style-name="T328"> </text:span><text:span text:style-name="T499">general</text:span><text:span text:style-name="T328"> </text:span><text:span text:style-name="T634">solar wind</text:span><text:span text:style-name="T328"> </text:span><text:span text:style-name="T499">model</text:span><text:span text:style-name="T330"> </text:span><text:span text:style-name="T659">is</text:span><text:span text:style-name="T196"> </text:span><text:span text:style-name="T660">build</text:span><text:span text:style-name="T196"> </text:span><text:span text:style-name="T768">established</text:span><text:span text:style-name="T196"> </text:span><text:span text:style-name="T659">in</text:span><text:span text:style-name="T196"> </text:span><text:span text:style-name="T659">section 5,</text:span><text:span text:style-name="T330"> </text:span><text:span text:style-name="T499">representing</text:span><text:span text:style-name="T328"> </text:span><text:span text:style-name="T499">the</text:span><text:span text:style-name="T328"> </text:span><text:span text:style-name="T499">solar</text:span><text:span text:style-name="T330"> </text:span><text:span text:style-name="T499">activity and distance behavior. </text:span></text:p>
        <text:p text:style-name="P288"><text:span text:style-name="T174"><text:tab/></text:span><text:span text:style-name="T507">Finally, </text:span><text:span text:style-name="T499">this </text:span><text:span text:style-name="T507">empirical</text:span><text:span text:style-name="T499"> model is fed with a SSN prediction </text:span><text:span text:style-name="T738">method</text:span><text:span text:style-name="T174"> proposed by NOAA/SWPC</text:span><text:span text:style-name="T499"> and extrapolated to PSP’s </text:span><text:span text:style-name="T547">planned</text:span><text:span text:style-name="T502"> </text:span><text:span text:style-name="T499">orbital positions</text:span><text:span text:style-name="T174"> </text:span><text:span text:style-name="T507">in section 6</text:span><text:span text:style-name="T174"> in order to derive a most realistic solar wind scenario</text:span><text:span text:style-name="T42">.</text:span></text:p>
        <text:p text:style-name="P292"/>
      </text:section>
      <text:section text:style-name="Sect2" text:name="Section3">
        <text:list xml:id="list110829340411035" text:continue-numbering="true" text:style-name="WWNum3">
          <text:list-item>
            <text:h text:style-name="P328" text:outline-level="1"><text:span text:style-name="T269">Frequency</text:span><text:span text:style-name="T331"> </text:span><text:span text:style-name="T269">distributions </text:span><text:span text:style-name="T197">of solar wind parameters</text:span></text:h>
          </text:list-item>
        </text:list>
        <text:p text:style-name="P13"/>
        <text:p text:style-name="P102">The solar wind parameters are highly variable, due to short- term variations from structures like slow and fast wind streams, interaction regions and CMEs, whose rate and properties depend <text:span text:style-name="T503">on the phase of the</text:span> solar activity <text:span text:style-name="T503">cycle</text:span>. Hence, for deriving <text:span text:style-name="T507">characteristic</text:span><text:span text:style-name="T169"> </text:span><text:span text:style-name="T1">frequency distributions</text:span><text:span text:style-name="T169"> </text:span><text:span text:style-name="T503">for</text:span><text:span text:style-name="T169"> </text:span><text:span text:style-name="T1">the solar wind parameters,</text:span><text:span text:style-name="T169"> </text:span><text:span text:style-name="T503">measurements</text:span><text:span text:style-name="T169"> </text:span><text:span text:style-name="T1">over long-term</text:span><text:span text:style-name="T169"> </text:span><text:span text:style-name="T503">time spans are </text:span><text:span text:style-name="T1">needed.</text:span><text:span text:style-name="T169"> </text:span><text:span text:style-name="T503">The</text:span><text:span text:style-name="T1"> </text:span><text:span text:style-name="T551">abundance of </text:span><text:span text:style-name="T552">the</text:span><text:span text:style-name="T84"> </text:span><text:span text:style-name="T1">near-Earth hourly OMNI data</text:span><text:span text:style-name="T169"> </text:span><text:span text:style-name="T552">set </text:span><text:span text:style-name="T551">is</text:span><text:span text:style-name="T661"> </text:span><text:span text:style-name="T737">are</text:span><text:span text:style-name="T503"> ideally</text:span><text:span text:style-name="T169"> </text:span><text:span text:style-name="T1">suited for this </text:span><text:span text:style-name="T503">purpose</text:span><text:span text:style-name="T169"> </text:span><text:span text:style-name="T1">because</text:span><text:span text:style-name="T169"> </text:span><text:span text:style-name="T737">they</text:span><text:span text:style-name="T169"> </text:span><text:span text:style-name="T552">it</text:span><text:span text:style-name="T240"> </text:span><text:span text:style-name="T503">span</text:span><text:span text:style-name="T662">s</text:span><text:span text:style-name="T503"> to date</text:span><text:span text:style-name="T169"> </text:span><text:span text:style-name="T1">almost five solar cycles.</text:span></text:p>
        <text:p text:style-name="P26"><text:span text:style-name="T503">The</text:span><text:span text:style-name="T169"> </text:span><text:span text:style-name="T737">so-called</text:span> OMNI 2 data set (King &amp; Papitashvili 2005) <text:span text:style-name="T1">combines</text:span> <text:span text:style-name="T737">intercalibrated</text:span> solar wind plasma and magnetic field data<text:span text:style-name="T169"> </text:span><text:span text:style-name="T503">collected by various satellites</text:span><text:span text:style-name="T737"> </text:span><text:span text:style-name="T503">since </text:span><text:span text:style-name="T559">1963</text:span><text:span text:style-name="T737"> the 1960s</text:span><text:span text:style-name="T503">.</text:span><text:span text:style-name="T169"> </text:span><text:span text:style-name="T553">This</text:span><text:span text:style-name="T241"> </text:span><text:span text:style-name="T48">intercalibrated multi-spacecraft data </text:span><text:span text:style-name="T742">which</text:span><text:span text:style-name="T48"> is </text:span><text:span text:style-name="T42">time-shifted to the nose of the Earth’s bow shock. The <text:s/>data <text:s/>is <text:s/>obtained <text:s/>from <text:s/>the <text:s/>OMNIWeb <text:s/>interface</text:span><text:span text:style-name="T36">2 </text:span><text:span text:style-name="T42">at </text:span><text:span text:style-name="T743">hosted at </text:span><text:span text:style-name="T43">N</text:span><text:span text:style-name="T87">ASA’s </text:span><text:span text:style-name="T43">Space Physics Data Facility (SPDF, </text:span><text:a xlink:type="simple" xlink:href="http://omniweb.gsfc.nasa.gov/" text:style-name="Internet_20_link" text:visited-style-name="Visited_20_Internet_20_Link"><text:span text:style-name="T31">http://omniweb.gsfc.nasa.gov/</text:span></text:a><text:span text:style-name="T43">), Goddard Space Flight Center (GSFC).</text:span><text:span text:style-name="T181"> </text:span><text:span text:style-name="T556">In</text:span><text:span text:style-name="T516"> this study</text:span><text:span text:style-name="T180"> </text:span><text:span text:style-name="T556">the whole</text:span><text:span text:style-name="T183"> </text:span><text:span text:style-name="T43">hourly data</text:span><text:span text:style-name="T180"> </text:span><text:span text:style-name="T516">until</text:span><text:span text:style-name="T180"> </text:span><text:span text:style-name="T516">31 December </text:span><text:span text:style-name="T43">2016</text:span><text:span text:style-name="T180"> </text:span><text:span text:style-name="T743">were</text:span><text:span text:style-name="T180"> </text:span><text:span text:style-name="T555">is</text:span><text:span text:style-name="T182"> </text:span><text:span text:style-name="T516">used</text:span><text:span text:style-name="T554">,</text:span><text:span text:style-name="T752"> </text:span><text:span text:style-name="T556">starting</text:span><text:span text:style-name="T744"> </text:span><text:span text:style-name="T516">from</text:span><text:span text:style-name="T180"> </text:span><text:span text:style-name="T516">27 November</text:span><text:span text:style-name="T180"> </text:span><text:span text:style-name="T43">1963</text:span><text:span text:style-name="T180"> </text:span><text:span text:style-name="T743">to derive the solar wind parameter frequency fits</text:span><text:span text:style-name="T43">.</text:span><text:span text:style-name="T180"> </text:span><text:span text:style-name="T743">It should be noted that</text:span><text:span text:style-name="T43"> </text:span><text:span text:style-name="T557">(for</text:span><text:span text:style-name="T44"> </text:span><text:span text:style-name="T43">the temperature </text:span><text:span text:style-name="T743">data start</text:span><text:span text:style-name="T180"> </text:span><text:span text:style-name="T743">after</text:span><text:span text:style-name="T180"> </text:span><text:span text:style-name="T557">from</text:span><text:span text:style-name="T184"> </text:span><text:span text:style-name="T516">26 July</text:span><text:span text:style-name="T180"> </text:span><text:span text:style-name="T43">1965</text:span><text:span text:style-name="T86">)</text:span><text:span text:style-name="T43">.</text:span><text:span text:style-name="T180"> </text:span><text:span text:style-name="T43">The</text:span><text:span text:style-name="T77"> </text:span><text:span text:style-name="T43">data</text:span><text:span text:style-name="T77"> </text:span><text:span text:style-name="T43">coverage</text:span><text:span text:style-name="T77"> </text:span><text:span text:style-name="T43">of</text:span><text:span text:style-name="T77"> </text:span><text:span text:style-name="T43">the</text:span><text:span text:style-name="T77"> </text:span><text:span text:style-name="T43">parameters</text:span><text:span text:style-name="T77"> </text:span><text:span text:style-name="T43">is</text:span><text:span text:style-name="T192"> </text:span><text:span text:style-name="T516">in the range</text:span><text:span text:style-name="T180"> </text:span><text:span text:style-name="T43">67– 74</text:span><text:span text:style-name="T79"> </text:span><text:span text:style-name="T43">%</text:span><text:span text:style-name="T85">,</text:span><text:span text:style-name="T180"> </text:span><text:span text:style-name="T516">corresponding to</text:span><text:span text:style-name="T180"> </text:span><text:span text:style-name="T516">a </text:span><text:span text:style-name="T558">total</text:span><text:span text:style-name="T517"> </text:span><text:span text:style-name="T743">time</text:span><text:span text:style-name="T516"> duration of </text:span><text:span text:style-name="T43">36–40</text:span><text:span text:style-name="T71"> </text:span><text:span text:style-name="T43">years.</text:span></text:p>
      </text:section>
      <text:section text:style-name="Sect2" text:name="Section4">
        <text:p text:style-name="P53"/>
        <text:p text:style-name="P53"/>
        <text:p text:style-name="P53"/>
        <text:p text:style-name="P53"/>
        <text:p text:style-name="P53"/>
        <text:p text:style-name="P54">the phase of the solar cycle<text:span text:style-name="T138">/</text:span>activity.</text:p>
        <text:p text:style-name="P199"><text:span text:style-name="T169">For this study</text:span> hourly data <text:span text:style-name="T169">from</text:span> <text:span text:style-name="T169">27 November </text:span><text:span text:style-name="T1">1963</text:span><text:span text:style-name="T169"> until 31 December </text:span><text:span text:style-name="T1">2016</text:span><text:span text:style-name="T169"> were used to derive</text:span> the <text:span text:style-name="T169">solar wind parameter</text:span> frequency fits. <text:span text:style-name="T169">It should be noted that </text:span>the temperature data <text:span text:style-name="T169">start after 26 July</text:span> 1965. The<text:span text:style-name="T332"> </text:span>data<text:span text:style-name="T332"> </text:span>coverage<text:span text:style-name="T332"> </text:span>of<text:span text:style-name="T332"> </text:span>the<text:span text:style-name="T332"> </text:span>parameters<text:span text:style-name="T332"> </text:span>is<text:span text:style-name="T191"> </text:span><text:span text:style-name="T169">in the range</text:span> 67– 74<text:span text:style-name="T334"> </text:span>% <text:span text:style-name="T169">corresponding to a time duration of</text:span> 36–40<text:span text:style-name="T335"> </text:span>years.<text:span text:style-name="T335"> </text:span></text:p>
        <text:p text:style-name="P165"/>
        <text:p text:style-name="P128"><draw:g text:anchor-type="as-char" svg:y="0in" draw:z-index="16" draw:style-name="gr8"><draw:line draw:name="Line 81" draw:style-name="gr9" draw:text-style-name="P335" svg:x1="0in" svg:y1="0.0004in" svg:x2="1.4228in" svg:y2="0.0012in"><text:p/></draw:line></draw:g></text:p>
      </text:section>
      <text:p text:style-name="P307"/>
      <text:section text:style-name="Sect3" text:name="Section5">
        <text:p text:style-name="P189"><text:span text:style-name="T625">It should be</text:span><text:span text:style-name="T194"> </text:span>note<text:span text:style-name="T503">d</text:span><text:span text:style-name="T193"> </text:span>that<text:span text:style-name="T319"> </text:span><text:span text:style-name="T646">a test-comparison of hourly averaged </text:span><text:span text:style-name="T503">with </text:span>higher<text:span text:style-name="T319"> </text:span>time<text:span text:style-name="T319"> </text:span>resolution <text:span text:style-name="T503">data</text:span><text:span text:style-name="T169"> </text:span><text:span text:style-name="T503">for the </text:span><text:span text:style-name="T663">available </text:span><text:span text:style-name="T561">shorter</text:span><text:span text:style-name="T663"> </text:span><text:span text:style-name="T503">time span 1981</text:span><text:span text:style-name="T663">-</text:span><text:span text:style-name="T503">-2016</text:span><text:span text:style-name="T737">, when these data are available,</text:span><text:span text:style-name="T169"> </text:span><text:span text:style-name="T503">did</text:span> not <text:span text:style-name="T503">show</text:span> significant <text:span text:style-name="T503">differences</text:span><text:span text:style-name="T169"> </text:span><text:span text:style-name="T560">in our results</text:span><text:span text:style-name="T519">.</text:span></text:p>
        <text:p text:style-name="P179"><text:span text:style-name="T625">The</text:span><text:span text:style-name="T315"> frequency distributions of the solar wind </text:span><text:span text:style-name="T625">magnetic field strength, proton velocity, density and temperature are shown in Figure 1 </text:span><text:span text:style-name="T769">for the investigated time period 1963-2016.</text:span><text:span text:style-name="T194"> <text:s/></text:span><text:span text:style-name="T625">According to the </text:span><text:span text:style-name="T769">different</text:span><text:span text:style-name="T625"> </text:span><text:span text:style-name="T629">OMNI</text:span><text:span text:style-name="T628"> </text:span><text:span text:style-name="T625">data precision</text:span><text:span text:style-name="T631"> </text:span><text:span text:style-name="T629">and maximal parameter ranges</text:span><text:span text:style-name="T194"> </text:span><text:span text:style-name="T315">we </text:span>specif<text:span text:style-name="T800">y</text:span><text:span text:style-name="T737">ied</text:span><text:span text:style-name="T169"> </text:span><text:span text:style-name="T503">the</text:span> bin sizes to 0<text:span text:style-name="T138">.</text:span>5<text:span text:style-name="T336"> </text:span>nT<text:span text:style-name="T335"> </text:span>for<text:span text:style-name="T335"> </text:span>the magnetic<text:span text:style-name="T332"> </text:span>field<text:span text:style-name="T332"> </text:span>strength,<text:span text:style-name="T332"> </text:span>10<text:span text:style-name="T336"> </text:span>km<text:span text:style-name="T336"> </text:span>s<text:span text:style-name="T303">−</text:span><text:span text:style-name="T297">1</text:span><text:span text:style-name="T299"> </text:span>for<text:span text:style-name="T332"> </text:span>the<text:span text:style-name="T332"> </text:span>velocity,<text:span text:style-name="T332"> </text:span>1<text:span text:style-name="T336"> </text:span>cm<text:span text:style-name="T303">−</text:span><text:span text:style-name="T297">3</text:span><text:span text:style-name="T299"> </text:span>for<text:span text:style-name="T332"> </text:span>the density<text:span text:style-name="T337"> </text:span>and<text:span text:style-name="T337"> </text:span>10000<text:span text:style-name="T336"> </text:span>K<text:span text:style-name="T337"> </text:span>for<text:span text:style-name="T337"> </text:span>the<text:span text:style-name="T337"> </text:span>temperature<text:span text:style-name="T737"> in order to have <text:s/>sufficient data in each bin representing the range of measured values. </text:span><text:span text:style-name="T503">The solar wind magnetic field strength </text:span><text:span text:style-name="T664">is</text:span><text:span text:style-name="T169"> </text:span><text:span text:style-name="T737">was</text:span><text:span text:style-name="T503"> in the range </text:span><text:span text:style-name="T519">0.</text:span><text:span text:style-name="T562">4-</text:span><text:span text:style-name="T519">-</text:span><text:span text:style-name="T562">62</text:span><text:span text:style-name="T503"> nT, the velocity in the range </text:span><text:span text:style-name="T562">156-</text:span><text:span text:style-name="T519">-1</text:span><text:span text:style-name="T562">189</text:span><text:span text:style-name="T503"> km/s, the density in the range </text:span><text:span text:style-name="T519">0-</text:span><text:span text:style-name="T562">-</text:span><text:span text:style-name="T519">1</text:span><text:span text:style-name="T562">17</text:span><text:span text:style-name="T503"> </text:span><text:span text:style-name="T737">p/</text:span><text:span text:style-name="T503">cm</text:span><text:span text:style-name="T611">-</text:span><text:span text:style-name="T609">3</text:span><text:span text:style-name="T503">, and the temperature in the range </text:span><text:span text:style-name="T562">3450–6.63</text:span><text:span text:style-name="T564">e6</text:span><text:span text:style-name="T771"> </text:span><text:span text:style-name="T772">M</text:span><text:span text:style-name="T503">K, <text:s/></text:span><text:span text:style-name="T737"><text:s/>dominated by slow and fast solar wind streams,</text:span><text:span text:style-name="T169"> </text:span><text:span text:style-name="T737">yielding</text:span><text:span text:style-name="T169"> </text:span><text:span text:style-name="T563">the</text:span><text:span text:style-name="T665"> </text:span><text:span text:style-name="T737">frequency</text:span><text:span text:style-name="T503"> </text:span><text:span text:style-name="T667">mean values </text:span><text:span text:style-name="T563">are </text:span><text:span text:style-name="T562">at</text:span><text:span text:style-name="T666"> </text:span><text:span text:style-name="T737">maxima</text:span><text:span text:style-name="T169"> </text:span><text:span text:style-name="T737">around</text:span><text:span text:style-name="T169"> </text:span><text:span text:style-name="T564">6.28</text:span><text:span text:style-name="T503"> nT, </text:span><text:span text:style-name="T564">436</text:span><text:span text:style-name="T503"> km/s, </text:span><text:span text:style-name="T564">6.8</text:span><text:span text:style-name="T169"> </text:span><text:span text:style-name="T737">p/</text:span><text:span text:style-name="T503">cm</text:span><text:span text:style-name="T612">-</text:span><text:span text:style-name="T609">3</text:span><text:span text:style-name="T503"> and </text:span><text:span text:style-name="T564">1.05e5</text:span><text:span text:style-name="T503"> K. These ranges </text:span><text:span text:style-name="T563">and </text:span><text:span text:style-name="T564">mean values</text:span><text:span text:style-name="T563"> </text:span><text:span text:style-name="T665"><text:s/></text:span><text:span text:style-name="T503">are as statistically expected from previous analys</text:span><text:span text:style-name="T563">e</text:span><text:span text:style-name="T503">s of near 1 </text:span><text:span text:style-name="T563">au</text:span><text:span text:style-name="T503"> solar wind data (e.g., Table 3.3</text:span><text:span text:style-name="T519">, </text:span><text:span text:style-name="T579">p. 39</text:span><text:span text:style-name="T503"> in Bothmer2007).</text:span></text:p>
        <text:p text:style-name="P180"><text:span text:style-name="T169">Much lower or higher peak values at 1 </text:span><text:span text:style-name="T230">au</text:span><text:span text:style-name="T169"> have been observed in extraordinary events, such as the </text:span><text:span text:style-name="T232">23</text:span><text:span text:style-name="T250"> </text:span><text:span text:style-name="T169">July 2012 ICME with a speed of over 2.000 km/s and a pe</text:span><text:span text:style-name="T198">a</text:span><text:span text:style-name="T169">k field strength of about 100 nT that was observed by STEREO A (</text:span><text:span text:style-name="T231">Russell2013</text:span><text:span text:style-name="T169">) </text:span><text:span text:style-name="T737">(but not at L1)</text:span><text:span text:style-name="T169"> or the </text:span><text:span text:style-name="T737">so-called</text:span><text:span text:style-name="T169"> solar wind disappearance event observed in </text:span><text:span text:style-name="T233">May 1999</text:span><text:span text:style-name="T251"> </text:span><text:span text:style-name="T252"><text:s/>(</text:span><text:span text:style-name="T793">ref. </text:span><text:span text:style-name="T235">Lazarus2000, </text:span><text:span text:style-name="T234">Vats2001?</text:span><text:span text:style-name="T252">). </text:span></text:p>
        <text:p text:style-name="P67"><text:span text:style-name="T737">Since all solar wind parameters have positive values </text:span><text:span text:style-name="T669">W</text:span><text:span text:style-name="T503">e investigate how </text:span><text:span text:style-name="T565">well</text:span><text:span text:style-name="T169"> </text:span><text:span text:style-name="T737">good</text:span><text:span text:style-name="T169"> </text:span><text:span text:style-name="T503">the solar wind parameter</text:span><text:span text:style-name="T668">s’</text:span><text:span text:style-name="T503"> </text:span><text:span text:style-name="T519">frequency distributions can be represented by lognormal functions,</text:span><text:span text:style-name="T503"> </text:span><text:span text:style-name="T565">which we </text:span><text:span text:style-name="T503">us</text:span><text:span text:style-name="T668">e</text:span><text:span text:style-name="T773">ing </text:span><text:span text:style-name="T565">in the <text:s/>process of the</text:span> least square<text:span text:style-name="T804">s</text:span> regression fitting. <text:span text:style-name="T173">ref Veselovsky2010...</text:span> The lognormal function<text:span text:style-name="T737"> is:</text:span></text:p>
        <text:p text:style-name="P66"/>
        <text:p text:style-name="P299"><text:span text:style-name="T737">It</text:span> depends<text:span text:style-name="T397"> </text:span>on<text:span text:style-name="T398"> </text:span>the<text:span text:style-name="T397"> </text:span>location<text:span text:style-name="T397"> </text:span><text:span text:style-name="T138">µ</text:span><text:span text:style-name="T156"> </text:span>and<text:span text:style-name="T397"> </text:span>the<text:span text:style-name="T398"> </text:span>shape<text:span text:style-name="T397"> </text:span>parameter<text:span text:style-name="T397"> </text:span><text:span text:style-name="T138">σ</text:span>.<text:span text:style-name="T398"> </text:span>Changes<text:span text:style-name="T397"> </text:span>in <text:span text:style-name="T138">µ </text:span>a<text:span text:style-name="T138">ff</text:span>ect both the horizontal and vertical scaling of the function whereas <text:span text:style-name="T138">σ </text:span>influences its shape. The distribution’s median <text:span text:style-name="T390">x</text:span><text:span text:style-name="T382">med </text:span>and mean <text:span text:style-name="T390">x</text:span><text:span text:style-name="T382">avg </text:span>(average) positions are <text:span text:style-name="T503">straightforward</text:span> to interprete and <text:span text:style-name="T503">are</text:span> directly calculated from <text:span text:style-name="T138">µ </text:span>and <text:span text:style-name="T138">σ</text:span>:</text:p>
        <text:p text:style-name="P299"/>
        <text:p text:style-name="P299">It<text:span text:style-name="T315"> </text:span>is<text:span text:style-name="T315"> </text:span>apparent<text:span text:style-name="T315"> </text:span>that<text:span text:style-name="T315"> </text:span>the<text:span text:style-name="T315"> </text:span>mean<text:span text:style-name="T315"> </text:span>is<text:span text:style-name="T315"> </text:span>always<text:span text:style-name="T315"> </text:span>larger<text:span text:style-name="T315"> </text:span>than<text:span text:style-name="T315"> </text:span>the<text:span text:style-name="T315"> </text:span>median.<text:span text:style-name="T315"> </text:span>Replacing<text:span text:style-name="T324"> </text:span>the<text:span text:style-name="T324"> </text:span>variables<text:span text:style-name="T324"> </text:span><text:span text:style-name="T138">µ</text:span><text:span text:style-name="T160"> </text:span>and<text:span text:style-name="T324"> </text:span><text:span text:style-name="T138">σ</text:span><text:span text:style-name="T160"> </text:span>with<text:span text:style-name="T324"> </text:span>these<text:span text:style-name="T324"> </text:span>relations,<text:span text:style-name="T324"> </text:span>the<text:span text:style-name="T324"> </text:span>lognormal function (1)<text:span text:style-name="T315"> </text:span>becomes</text:p>
        <text:p text:style-name="P299"/>
        <text:p text:style-name="P299"/>
        <text:p text:style-name="P75">The values of <text:span text:style-name="T390">x</text:span><text:span text:style-name="T382">med </text:span>and <text:span text:style-name="T390">x</text:span><text:span text:style-name="T382">avg </text:span>obtained from fitting the <text:span text:style-name="T503">individual</text:span> solar wind frequency distributions are listed in Table 1.</text:p>
        <text:p text:style-name="P176">From visual inspection, the resulting curves <text:span text:style-name="T503">describe</text:span><text:span text:style-name="T424"> </text:span>the<text:span text:style-name="T322"> </text:span>shape<text:span text:style-name="T322"> </text:span>of<text:span text:style-name="T322"> </text:span>the<text:span text:style-name="T322"> </text:span>magnetic<text:span text:style-name="T322"> </text:span>field<text:span text:style-name="T322"> </text:span>strength,<text:span text:style-name="T322"> </text:span>density<text:span text:style-name="T322"> </text:span>and<text:span text:style-name="T322"> </text:span>temperature distributions well<text:span text:style-name="T169"> </text:span><text:span text:style-name="T503">as shown in Figure 1.</text:span> <text:span text:style-name="T337">However, </text:span>for the <text:span text:style-name="T737">solar wind</text:span><text:span text:style-name="T169"> </text:span>velocity the fit function <text:span text:style-name="T503">appears not to be as good </text:span>in describing<text:span text:style-name="T503"> the measured distribution’</text:span><text:span text:style-name="T670">s</text:span><text:span text:style-name="T503"> </text:span><text:span text:style-name="T566">more complex shape</text:span><text:span text:style-name="T503"> around its maximum and in the higher velocity range. This</text:span><text:span text:style-name="T169"> </text:span><text:span text:style-name="T566">also</text:span><text:span text:style-name="T242"> </text:span><text:span text:style-name="T503">can be inferred</text:span><text:span text:style-name="T169"> </text:span><text:span text:style-name="T737">directly</text:span><text:span text:style-name="T169"> </text:span><text:span text:style-name="T503">from the</text:span> sum of <text:span text:style-name="T737">the</text:span> absolute residuals (SAR) between data and fit<text:span text:style-name="T503"> listed in Table 1, being </text:span>almost three<text:span text:style-name="T398"> </text:span>times<text:span text:style-name="T398"> </text:span>larger<text:span text:style-name="T398"> </text:span>than<text:span text:style-name="T398"> </text:span>those<text:span text:style-name="T398"> </text:span>for the<text:span text:style-name="T398"> </text:span>other<text:span text:style-name="T398"> </text:span>parameters. </text:p>
        <text:p text:style-name="P175"><text:span text:style-name="T625">In order</text:span><text:span text:style-name="T315"> to </text:span><text:span text:style-name="T503">find</text:span> a better fit <text:span text:style-name="T567">result</text:span> for the velocity <text:span text:style-name="T503">distribution</text:span> we assume that the velocity distribution can be made up of at least two overlapping branches (McGregor et al. 2011a). Therefore a compositiona<text:span text:style-name="T734">l a</text:span>pproach<text:span text:style-name="T625"> </text:span><text:span text:style-name="T503">is</text:span><text:span text:style-name="T625"> chosen by </text:span></text:p>
        <text:p text:style-name="P297"><text:soft-page-break/></text:p>
        <text:p text:style-name="Text_20_body"/>
        <text:p text:style-name="Text_20_body"/>
        <text:p text:style-name="Text_20_body"/>
        <text:p text:style-name="Text_20_body"/>
        <text:p text:style-name="Text_20_body"/>
        <text:p text:style-name="P194"/>
        <text:p text:style-name="P78">figures/histogram_fits_V_a_zoom_dbl_paper_pdfplot.pdf</text:p>
        <text:p text:style-name="P4"/>
        <text:p text:style-name="P4"/>
        <text:p text:style-name="P4"/>
        <text:p text:style-name="P4"/>
        <text:p text:style-name="P4"/>
        <text:p text:style-name="P4"/>
        <text:p text:style-name="P148"/>
        <text:p text:style-name="P28"><draw:g text:anchor-type="paragraph" draw:z-index="18" draw:name="Group 75" draw:style-name="gr20"><draw:line draw:name="Line 79" draw:style-name="gr21" draw:text-style-name="P335" svg:x1="4.2118in" svg:y1="-0.0917in" svg:x2="4.2126in" svg:y2="-0.0917in"><text:p/></draw:line><draw:line draw:name="Line 78" draw:style-name="gr21" draw:text-style-name="P335" svg:x1="4.2091in" svg:y1="-2.7598in" svg:x2="7.7591in" svg:y2="-2.7591in"><text:p/></draw:line><draw:line draw:name="Line 77" draw:style-name="gr21" draw:text-style-name="P335" svg:x1="4.2091in" svg:y1="-0.0953in" svg:x2="7.7591in" svg:y2="-0.0945in"><text:p/></draw:line><draw:line draw:name="Line 76" draw:style-name="gr21" draw:text-style-name="P335" svg:x1="7.7563in" svg:y1="-0.0917in" svg:x2="7.7571in" svg:y2="-0.0917in"><text:p/></draw:line></draw:g><text:span text:style-name="T106">Fig. 2. </text:span><text:span text:style-name="T95">The velocity’s frequency distribution (same as in Fig. 1) and <text:s/>its compositional lognormal fit. The fit’s median and mean values and its two fit parts are indicated as well. The inset only has a zoomed-in frequency axis, its x-axis stays the</text:span><text:span text:style-name="T105"> </text:span><text:span text:style-name="T95">same.</text:span></text:p>
        <text:p text:style-name="P149"/>
        <text:p text:style-name="P29"><text:span text:style-name="T754">we </text:span>combin<text:span text:style-name="T503">ing</text:span> two lognormal functions (4), <text:span text:style-name="T503">involving</text:span> more fit variables:</text:p>
        <text:p text:style-name="P29"/>
        <text:p text:style-name="P298">The balancing parameter <text:span text:style-name="T390">c </text:span>ensures that the resulting function remains normalized as it represents a probability distribution.</text:p>
        <text:p text:style-name="P298">The fitting of <text:span text:style-name="T390">W</text:span><text:span text:style-name="T382">II</text:span>(<text:span text:style-name="T390">x</text:span>) to the velocity’s frequency distribution <text:span text:style-name="T503">yields</text:span> the values of the five fit parameters <text:span text:style-name="T390">c</text:span>, <text:span text:style-name="T390">x</text:span><text:span text:style-name="T382">med,1</text:span>, <text:span text:style-name="T390">x</text:span><text:span text:style-name="T382">avg,1</text:span>, <text:span text:style-name="T390">x</text:span><text:span text:style-name="T382">med,2 </text:span>and <text:span text:style-name="T390">x</text:span><text:span text:style-name="T382">avg,2</text:span> <text:span text:style-name="T503">as</text:span> listed in Table 1 together with the median and mean <text:span text:style-name="T503">values</text:span> of the composed distribution, which can be derived via solving <text:span text:style-name="T737">the following equations:</text:span></text:p>
        <text:p text:style-name="P74">r <text:span text:style-name="T348">W</text:span><text:span text:style-name="T381">II</text:span><text:span text:style-name="T350">(</text:span><text:span text:style-name="T348">x</text:span><text:span text:style-name="T350">) </text:span><text:span text:style-name="T353">d</text:span><text:span text:style-name="T355">x</text:span><text:span text:style-name="T356"> </text:span><text:span text:style-name="T147">=</text:span><text:span text:style-name="T149"> </text:span><text:span text:style-name="T344">0<text:tab/>and<text:tab/></text:span>r <text:span text:style-name="T342">x </text:span><text:span text:style-name="T359">W</text:span><text:span text:style-name="T384">II</text:span><text:span text:style-name="T361">(</text:span><text:span text:style-name="T359">x</text:span><text:span text:style-name="T361">) </text:span><text:span text:style-name="T353">d</text:span><text:span text:style-name="T355">x</text:span><text:span text:style-name="T362"> </text:span><text:span text:style-name="T147">=</text:span><text:span text:style-name="T149"> </text:span><text:span text:style-name="T344">0 </text:span><text:span text:style-name="T671">.</text:span><text:span text:style-name="T344"><text:tab/>(6)</text:span></text:p>
        <text:p text:style-name="P74"><draw:line text:anchor-type="paragraph" draw:z-index="20" draw:name="Line 67" draw:style-name="gr23" draw:text-style-name="P334" svg:x1="1.4315in" svg:y1="0.0783in" svg:x2="1.5807in" svg:y2="0.0787in"><text:p/></draw:line><draw:custom-shape text:anchor-type="paragraph" draw:z-index="21" draw:name="Text Box 66" draw:style-name="gr24" draw:text-style-name="P334" svg:width="0.0697in" svg:height="0.1677in" svg:x="1.472in" svg:y="-0.0752in"><text:p text:style-name="P303"><text:span text:style-name="T24">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02">x</text:span><text:span text:style-name="T393">avg </text:span><text:span text:style-name="T406">= </text:span><text:span text:style-name="T375">exp</text:span><text:span text:style-name="T407"> </text:span>I<text:span text:style-name="T158">µ</text:span><text:span text:style-name="T159"> </text:span><text:span text:style-name="T158">+ </text:span><text:span text:style-name="T408">σ</text:span>2<text:tab/><text:span text:style-name="T287">⇐⇒ </text:span><text:span text:style-name="T146">σ</text:span><text:span text:style-name="T150"> </text:span><text:span text:style-name="T146">=<text:tab/></text:span><text:span text:style-name="T343">2 ln <text:s text:c="2"/></text:span><text:span text:style-name="T379">x</text:span><text:span text:style-name="T409">avg <text:s text:c="2"/></text:span><text:span text:style-name="T410"><text:s/></text:span><text:span text:style-name="T146">. </text:span><text:span text:style-name="T403">x</text:span><text:span text:style-name="T394">med</text:span><text:span text:style-name="T803">(3)</text:span></text:p>
        <text:p text:style-name="P295"><text:span text:style-name="T503">This</text:span> <text:span text:style-name="T568">more complex</text:span><text:span text:style-name="T805"> f</text:span>it function is more accurate<text:span text:style-name="T503">ly</text:span><text:span text:style-name="T169"> </text:span>describing the velocity’s frequency distribution<text:span text:style-name="T169"> </text:span><text:span text:style-name="T503">as shown in Figure 2. </text:span><text:span text:style-name="T569">Thus</text:span><text:span text:style-name="T673"> in the following sections we keep the double lognormal ansatz for all velocity frequency fits.</text:span></text:p>
        <text:p text:style-name="P294"><draw:custom-shape text:anchor-type="paragraph" draw:z-index="23" draw:style-name="gr26" draw:text-style-name="P334" svg:width="0.0622in" svg:height="0.165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37">In this model</text:span> <text:span text:style-name="T806">T</text:span>he slow and fast part contribute almost equally (<text:span text:style-name="T390">c <text:s/></text:span><text:span text:style-name="T285">≈ <text:s text:c="4"/></text:span>0<text:span text:style-name="T138">.</text:span>5) to the long-term velocity distribution function. <text:span text:style-name="T754">being valid for this kind </text:span><text:span text:style-name="T737">o</text:span><text:span text:style-name="T754">f long-term average. At di</text:span><text:span text:style-name="T756">ff</text:span><text:span text:style-name="T754">erent times in a solar cycle their contributions vary strongly.</text:span></text:p>
        <text:p text:style-name="P296"><draw:frame draw:style-name="fr1" draw:name="Frame8" text:anchor-type="paragraph" svg:x="0.0654in" svg:y="0in" svg:width="0.1634in" svg:height="0.1244in" draw:z-index="31"><draw:text-box><text:p text:style-name="P284"><text:span text:style-name="T26">x</text:span><text:span text:style-name="T27">med</text:span></text:p></draw:text-box></draw:frame></text:p>
      </text:section>
      <text:section text:style-name="Sect2" text:name="Section13">
        <text:p text:style-name="P203">For the bulk of the solar wind these static lognormal <text:s text:c="2"/>functions describe the parameters’ distributions well<text:span text:style-name="T503">, but</text:span><text:span text:style-name="T169"> </text:span><text:span text:style-name="T737">can</text:span><text:span text:style-name="T169"> </text:span><text:span text:style-name="T503">differ</text:span><text:span text:style-name="T169"> </text:span><text:span text:style-name="T737">substantially</text:span><text:span text:style-name="T169"> </text:span><text:span text:style-name="T737">in</text:span><text:span text:style-name="T169"> </text:span><text:span text:style-name="T570">for the</text:span><text:span text:style-name="T674"> </text:span><text:span text:style-name="T1">extreme</text:span><text:span text:style-name="T503"> </text:span><text:span text:style-name="T570">values, mainly </text:span><text:span text:style-name="T518">caused by CME</text:span><text:span text:style-name="T503"> events. </text:span></text:p>
        <text:p text:style-name="P200"/>
        <text:p text:style-name="P200"><text:span text:style-name="T737">It should be noted that</text:span><text:span text:style-name="T169"> </text:span><text:span text:style-name="T88">T</text:span>he simple lognormal fit <text:span text:style-name="T503">functions</text:span> <text:span text:style-name="T735">un</text:span>derestimate <text:span text:style-name="T503">the </text:span><text:span text:style-name="T675">frequency</text:span><text:span text:style-name="T169"> </text:span><text:span text:style-name="T737">distributions</text:span><text:span text:style-name="T169"> </text:span><text:span text:style-name="T503">of the solar wind parameters in</text:span><text:span text:style-name="T169"> </text:span><text:span text:style-name="T571">their</text:span> high value tails, <text:span text:style-name="T503">except for</text:span> the temperature’s tail <text:span text:style-name="T503">which</text:span> is overestimated<text:span text:style-name="T503"> as seen</text:span><text:span text:style-name="T646"> by the inset</text:span><text:span text:style-name="T764">ed diagram</text:span><text:span text:style-name="T646">s </text:span><text:span text:style-name="T503">in Figure 1.</text:span><text:span text:style-name="T319"> </text:span>The<text:span text:style-name="T319"> </text:span>velocity’s<text:span text:style-name="T319"> </text:span>compositional<text:span text:style-name="T319"> </text:span>lognormal<text:span text:style-name="T319"> </text:span>fit only slightly overestimates its tail <text:span text:style-name="T503">as seen </text:span><text:span text:style-name="T737">also by the inserted diagram</text:span><text:span text:style-name="T503"> in inset </text:span><text:span text:style-name="T675">of</text:span><text:span text:style-name="T503"> Figure 2. </text:span></text:p>
        <text:p text:style-name="P198"/>
        <text:p text:style-name="P198"/>
        <text:p text:style-name="P198"/>
        <text:p text:style-name="P198"/>
        <text:p text:style-name="P198"/>
        <text:p text:style-name="P198"/>
        <text:list xml:id="list110830148977468" text:continue-numbering="true" text:style-name="WWNum3">
          <text:list-item>
            <text:h text:style-name="P329" text:outline-level="1"><text:span text:style-name="T269">Solar </text:span><text:span text:style-name="T576">activity</text:span><text:span text:style-name="T269"> </text:span><text:span text:style-name="T774">cycle</text:span><text:span text:style-name="T197"> </text:span><text:span text:style-name="T678">dependence</text:span><text:span text:style-name="T197"> </text:span><text:span text:style-name="T678">of the solar wind </text:span></text:h>
          </text:list-item>
        </text:list>
        <text:h text:style-name="P285" text:outline-level="1"><text:span text:style-name="T572">frequency</text:span><text:span text:style-name="T676"> </text:span><text:span text:style-name="T503">distribution</text:span><text:span text:style-name="T676">s</text:span> <text:span text:style-name="T737">functions </text:span></text:h>
        <text:p text:style-name="P200"/>
        <text:p text:style-name="P201"><text:span text:style-name="T503">In the next step we investigate how the long-term solar wind distribution functions presented in</text:span><text:span text:style-name="T169"> </text:span><text:span text:style-name="T573">the previous</text:span><text:span text:style-name="T243"> </text:span><text:span text:style-name="T503">section</text:span><text:span text:style-name="T169"> </text:span><text:span text:style-name="T737">2</text:span><text:span text:style-name="T503"> depend on</text:span> <text:span text:style-name="T574">general</text:span><text:span text:style-name="T807"> </text:span>solar activity. <text:span text:style-name="T503">Therefore</text:span> we examine their<text:span text:style-name="T425"> </text:span>correlation <text:span text:style-name="T503">with</text:span> the <text:span text:style-name="T737">yearly</text:span> sunspot number<text:span text:style-name="T503">, being a commonly used long-term </text:span><text:span text:style-name="T679">solar </text:span><text:span text:style-name="T503">activity index</text:span><text:span text:style-name="T807"> </text:span><text:span text:style-name="T574">and determine the time lags with the highest correlation coefficients.</text:span></text:p>
        <text:p text:style-name="P202"><text:span text:style-name="T781">Y</text:span><text:span text:style-name="T782">early </text:span><text:span text:style-name="T783">OMNI </text:span><text:span text:style-name="T784">and</text:span><text:span text:style-name="T786"> </text:span><text:span text:style-name="T782">SSN data </text:span><text:span text:style-name="T781">is </text:span><text:span text:style-name="T782">use</text:span><text:span text:style-name="T781">d</text:span><text:span text:style-name="T782"> </text:span><text:span text:style-name="T785">t</text:span><text:span text:style-name="T782">o avoid</text:span><text:span text:style-name="T787"> seasonal </text:span><text:span text:style-name="T788">effects caused by </text:span><text:span text:style-name="T789">the </text:span><text:span text:style-name="T788">variations </text:span><text:span text:style-name="T789">of</text:span><text:span text:style-name="T787"> Earth’</text:span><text:span text:style-name="T788">s</text:span><text:span text:style-name="T787"> orbit.in solar latitude and distance.</text:span><text:span text:style-name="T89"> </text:span><text:span text:style-name="T575">The international sunspot number (1963–2016) is</text:span><text:span text:style-name="T808"> </text:span><text:span text:style-name="T677">provided by</text:span><text:span text:style-name="T808"> </text:span>the online catalogue<text:span text:style-name="T297">3 </text:span>at the World Data Center – Sunspot Index and Long-term Solar Observations (WDC-SILSO), Solar Influences Data Analysis Center (SIDC), Royal Observatory of Belgium (ROB).</text:p>
      </text:section>
      <text:section text:style-name="Sect3" text:name="Section1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5">For <text:span text:style-name="T737">this</text:span> <text:span text:style-name="T578">the correlations</text:span> <text:span text:style-name="T737">purpose</text:span> we fit lognormal<text:span text:style-name="T324"> </text:span>functions<text:span text:style-name="T324"> </text:span>to<text:span text:style-name="T314"> </text:span>the frequency distributions <text:span text:style-name="T503">as in section 2</text:span>, but implement linear relations to the yearly SSN, <text:span text:style-name="T503">allowing</text:span> shift<text:span text:style-name="T577">ing</text:span><text:span text:style-name="T503"> of</text:span> the distributio<text:span text:style-name="T503">n functions </text:span><text:span text:style-name="T578">with SSN</text:span>. <text:span text:style-name="T503">F</text:span>or the velocity <text:span text:style-name="T737">function</text:span> the approach is di<text:span text:style-name="T138">ff</text:span>erent <text:span text:style-name="T737">because</text:span> <text:span text:style-name="T577">insofar as its</text:span><text:span text:style-name="T809"> </text:span>two components are kept fixed and their balance is modified with <text:span text:style-name="T503">the</text:span> changing SSN.</text:p>
        <text:p text:style-name="P156"/>
        <text:p text:style-name="P19"/>
        <text:p text:style-name="P19"/>
        <text:p text:style-name="P19"/>
        <text:p text:style-name="P19"/>
        <text:p text:style-name="P19"/>
      </text:section>
      <text:p text:style-name="P308"/>
      <text:p text:style-name="P87"><text:span text:style-name="T108">Table </text:span><text:span text:style-name="T106">1. </text:span><text:span text:style-name="T95">Resulting fit coe</text:span><text:span text:style-name="T139">ffi</text:span><text:span text:style-name="T95">cients from the fitting of the lognormal function (4) to the shape of the solar wind parameters’ frequency</text:span><text:span text:style-name="T112"> </text:span><text:span text:style-name="T95">distributions </text:span><text:span text:style-name="T680">of</text:span><text:span text:style-name="T95"> <text:s/></text:span><text:span text:style-name="T680">near</text:span><text:span text:style-name="T95"> 1 au OMNI hourly data. For the velocity also the fit parameters </text:span><text:span text:style-name="T680">of</text:span><text:span text:style-name="T95"> the double lognormal function (5) are </text:span><text:span text:style-name="T680">listed</text:span><text:span text:style-name="T95">, as well as the median and mean values of the resulting velocity fit. The mean absolute errors and sums of absolute residuals are </text:span><text:span text:style-name="T680">also listed. </text:span><text:span text:style-name="T95">The values in brackets are the</text:span><text:span text:style-name="T113"> </text:span><text:span text:style-name="T95">estimated</text:span><text:span text:style-name="T113"> </text:span><text:span text:style-name="T95">standard</text:span><text:span text:style-name="T113"> </text:span><text:span text:style-name="T95">deviation</text:span><text:span text:style-name="T680">s</text:span><text:span text:style-name="T113"> </text:span><text:span text:style-name="T95">of</text:span><text:span text:style-name="T113"> </text:span><text:span text:style-name="T95">each</text:span><text:span text:style-name="T113"> </text:span><text:span text:style-name="T95">fit</text:span><text:span text:style-name="T113"> </text:span><text:span text:style-name="T95">parameter.</text:span></text:p>
      <text:p text:style-name="P2"/>
      <text:p text:style-name="P204"/>
      <text:p text:style-name="P89"><draw:custom-shape text:anchor-type="paragraph" draw:z-index="27" draw:name="Text Box 56" draw:style-name="gr28" draw:text-style-name="P334" svg:width="4.3012in" svg:height="1.5295in" svg:x="1.9835in" svg:y="-0.148in"><loext:table table:name="Table1" table:style-name="Table1"><loext:table-column table:style-name="Table1.A"/><loext:table-column table:style-name="Table1.B"/><loext:table-column table:style-name="Table1.C"/><loext:table-column table:style-name="Table1.D"/><loext:table-row table:style-name="Table1.1"><loext:table-cell table:style-name="Table1.A1" table:number-columns-spanned="2" office:value-type="string"><text:p text:style-name="P254"><text:span text:style-name="T343">Parameter<text:tab/></text:span><text:span text:style-name="T426">Median</text:span>a</text:p></loext:table-cell><loext:covered-table-cell/><loext:table-cell table:style-name="Table1.A1" table:number-columns-spanned="2" office:value-type="string"><text:p text:style-name="P258"><text:span text:style-name="T343">Mean</text:span><text:span text:style-name="T300">a<text:tab/></text:span><text:span text:style-name="T343">Balance<text:tab/></text:span><text:span text:style-name="T429">MAE<text:tab/></text:span><text:span text:style-name="T343">SAR</text:span></text:p></loext:table-cell><loext:covered-table-cell/></loext:table-row><loext:table-row table:style-name="Table1.2"><loext:table-cell table:style-name="Table1.A2" table:number-columns-spanned="2" office:value-type="string"><text:p text:style-name="P255"><text:span text:style-name="T343">Magnetic</text:span><text:span text:style-name="T351"> </text:span><text:span text:style-name="T343">field<text:tab/>5</text:span><text:span text:style-name="T146">.</text:span><text:span text:style-name="T343">661(16)</text:span></text:p></loext:table-cell><loext:covered-table-cell/><loext:table-cell table:style-name="Table1.A2" office:value-type="string"><text:p text:style-name="P260"><text:span text:style-name="T345">6</text:span><text:span text:style-name="T148">.</text:span><text:span text:style-name="T345">164(18)</text:span></text:p></loext:table-cell><loext:table-cell table:style-name="Table1.A2" office:value-type="string"><text:p text:style-name="P262"><text:span text:style-name="T343">–<text:tab/>5</text:span><text:span text:style-name="T146">.</text:span><text:span text:style-name="T343">51</text:span><text:span text:style-name="T363"> </text:span><text:span text:style-name="T286">×</text:span><text:span text:style-name="T288"> </text:span><text:span text:style-name="T343">10</text:span><text:span text:style-name="T303">−</text:span><text:span text:style-name="T297">4<text:tab/></text:span><text:span text:style-name="T345">6</text:span><text:span text:style-name="T148">.</text:span><text:span text:style-name="T345">83</text:span></text:p></loext:table-cell></loext:table-row><loext:table-row table:style-name="Table1.3"><loext:table-cell table:style-name="Table1.A3" table:number-columns-spanned="2" office:value-type="string"><text:p text:style-name="P256"><text:span text:style-name="T364">Velocity<text:tab/></text:span><text:span text:style-name="T343">4</text:span><text:span text:style-name="T146">.</text:span><text:span text:style-name="T343">085(19)</text:span></text:p></loext:table-cell><loext:covered-table-cell/><loext:table-cell table:style-name="Table1.A3" office:value-type="string"><text:p text:style-name="P259"><text:span text:style-name="T345">4</text:span><text:span text:style-name="T148">.</text:span><text:span text:style-name="T345">183(20)</text:span></text:p></loext:table-cell><loext:table-cell table:style-name="Table1.A3" office:value-type="string"><text:p text:style-name="P263"><text:span text:style-name="T343">–<text:tab/>1</text:span><text:span text:style-name="T146">.</text:span><text:span text:style-name="T343">80</text:span><text:span text:style-name="T363"> </text:span><text:span text:style-name="T286">×</text:span><text:span text:style-name="T288"> </text:span><text:span text:style-name="T343">10</text:span><text:span text:style-name="T303">−</text:span><text:span text:style-name="T297">3<text:tab/></text:span><text:span text:style-name="T345">18</text:span><text:span text:style-name="T148">.</text:span><text:span text:style-name="T345">69</text:span></text:p></loext:table-cell></loext:table-row><loext:table-row table:style-name="Table1.4"><loext:table-cell table:style-name="Table1.A3" table:number-columns-spanned="2" office:value-type="string"><text:p text:style-name="P256"><text:span text:style-name="T343">Density<text:tab/>5</text:span><text:span text:style-name="T146">.</text:span><text:span text:style-name="T343">276(24)</text:span></text:p></loext:table-cell><loext:covered-table-cell/><loext:table-cell table:style-name="Table1.A3" office:value-type="string"><text:p text:style-name="P259"><text:span text:style-name="T345">6</text:span><text:span text:style-name="T148">.</text:span><text:span text:style-name="T345">484(34)</text:span></text:p></loext:table-cell><loext:table-cell table:style-name="Table1.A3" office:value-type="string"><text:p text:style-name="P264"><text:span text:style-name="T343">–<text:tab/>5</text:span><text:span text:style-name="T146">.</text:span><text:span text:style-name="T343">49</text:span><text:span text:style-name="T363"> </text:span><text:span text:style-name="T286">×</text:span><text:span text:style-name="T288"> </text:span><text:span text:style-name="T343">10</text:span><text:span text:style-name="T303">−</text:span><text:span text:style-name="T297">4<text:tab/></text:span><text:span text:style-name="T345">6</text:span><text:span text:style-name="T148">.</text:span><text:span text:style-name="T345">48</text:span></text:p></loext:table-cell></loext:table-row><loext:table-row table:style-name="Table1.5"><loext:table-cell table:style-name="Table1.A5" table:number-columns-spanned="2" office:value-type="string"><text:p text:style-name="P257"><text:span text:style-name="T343">Temperature<text:tab/>7</text:span><text:span text:style-name="T146">.</text:span><text:span text:style-name="T343">470(17)</text:span></text:p></loext:table-cell><loext:covered-table-cell/><loext:table-cell table:style-name="Table1.A5" office:value-type="string"><text:p text:style-name="P261"><text:span text:style-name="T345">11</text:span><text:span text:style-name="T148">.</text:span><text:span text:style-name="T345">301(32)</text:span></text:p></loext:table-cell><loext:table-cell table:style-name="Table1.A5" office:value-type="string"><text:p text:style-name="P265"><text:span text:style-name="T343">–<text:tab/>8</text:span><text:span text:style-name="T146">.</text:span><text:span text:style-name="T343">71</text:span><text:span text:style-name="T363"> </text:span><text:span text:style-name="T286">×</text:span><text:span text:style-name="T288"> </text:span><text:span text:style-name="T343">10</text:span><text:span text:style-name="T303">−</text:span><text:span text:style-name="T297">5<text:tab/></text:span><text:span text:style-name="T345">5</text:span><text:span text:style-name="T148">.</text:span><text:span text:style-name="T345">78</text:span></text:p></loext:table-cell></loext:table-row><loext:table-row table:style-name="Table1.6"><loext:table-cell table:style-name="Table1.A3" office:value-type="string"><text:p text:style-name="P267"><text:span text:style-name="T343">Velocity <text:s text:c="2"/></text:span><text:span text:style-name="T427">W</text:span><text:span text:style-name="T377">1</text:span></text:p></loext:table-cell><loext:table-cell table:style-name="Table1.A3" office:value-type="string"><text:p text:style-name="P268"><text:span text:style-name="T343">4</text:span><text:span text:style-name="T146">.</text:span><text:span text:style-name="T343">89(14)</text:span></text:p><text:p text:style-name="P269"><text:span text:style-name="T343">3</text:span><text:span text:style-name="T146">.</text:span><text:span text:style-name="T343">68(20)</text:span></text:p></loext:table-cell><loext:table-cell table:style-name="Table1.A3" table:number-columns-spanned="2" office:value-type="string"><text:p text:style-name="P270"><text:span text:style-name="T343">5</text:span><text:span text:style-name="T146">.</text:span><text:span text:style-name="T343">00(14)<text:tab/></text:span><text:span text:style-name="T429">0.504(62)<text:tab/></text:span><text:span text:style-name="T343">–<text:tab/>–</text:span></text:p></loext:table-cell><loext:covered-table-cell/></loext:table-row><loext:table-row table:style-name="Table1.7"><loext:table-cell table:style-name="Table1.A3" office:value-type="string"><text:p text:style-name="P271"><text:span text:style-name="T403">W</text:span><text:span text:style-name="T394">II</text:span></text:p></loext:table-cell><loext:table-cell table:style-name="Table1.A3" office:value-type="string"><text:p text:style-name="P269"><text:span text:style-name="T343">4</text:span><text:span text:style-name="T146">.</text:span><text:span text:style-name="T343">16(14)</text:span><text:span text:style-name="T300">b</text:span></text:p></loext:table-cell><loext:table-cell table:style-name="Table1.A3" office:value-type="string"><text:p text:style-name="P272"><text:span text:style-name="T345">4</text:span><text:span text:style-name="T148">.</text:span><text:span text:style-name="T345">42(14)</text:span><text:span text:style-name="T301">b</text:span></text:p></loext:table-cell><loext:table-cell table:style-name="Table1.A3" office:value-type="string"><text:p text:style-name="P266"><text:span text:style-name="T343">–<text:tab/>3</text:span><text:span text:style-name="T146">.</text:span><text:span text:style-name="T343">98</text:span><text:span text:style-name="T363"> </text:span><text:span text:style-name="T286">×</text:span><text:span text:style-name="T288"> </text:span><text:span text:style-name="T343">10</text:span><text:span text:style-name="T303">−</text:span><text:span text:style-name="T297">4<text:tab/></text:span><text:span text:style-name="T345">4</text:span><text:span text:style-name="T148">.</text:span><text:span text:style-name="T345">20</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41">x</text:span><text:span text:style-name="T382">med<text:tab/></text:span><text:span text:style-name="T341">x</text:span><text:span text:style-name="T382">avg<text:tab/></text:span><text:span text:style-name="T341">c<text:tab/></text:span><text:span text:style-name="T343">[%]</text:span></text:p>
      <text:p text:style-name="Text_20_body"/>
      <text:p text:style-name="Text_20_body"/>
      <text:p text:style-name="Text_20_body"/>
      <text:p text:style-name="Text_20_body"/>
      <text:p text:style-name="P205"><text:span text:style-name="T390">W</text:span><text:span text:style-name="T382">2<text:tab/></text:span>3<text:span text:style-name="T138">.</text:span>72(20)<text:tab/>–<text:tab/>–</text:p>
      <text:p text:style-name="P206"><draw:g text:anchor-type="as-char" svg:y="0in" draw:z-index="28" draw:style-name="gr8"><draw:line draw:name="Line 55" draw:style-name="gr9" draw:text-style-name="P335" svg:x1="0in" svg:y1="0.0004in" svg:x2="3.7618in" svg:y2="0.0012in"><text:p/></draw:line></draw:g></text:p>
      <text:p text:style-name="P135"><draw:line text:anchor-type="paragraph" draw:z-index="29" draw:name="Line 53" draw:style-name="gr29" draw:text-style-name="P334" svg:x1="1.9835in" svg:y1="0.1661in" svg:x2="6.2835in" svg:y2="0.1669in"><text:p/></draw:line></text:p>
      <text:p text:style-name="P38"><text:span text:style-name="T106">Notes. </text:span><text:span text:style-name="T272">(</text:span><text:span text:style-name="T274">a</text:span><text:span text:style-name="T272">) </text:span><text:span text:style-name="T95">Values in their respective units nT, 10</text:span><text:span text:style-name="T272">2 </text:span><text:span text:style-name="T95">km s</text:span><text:span text:style-name="T277">−</text:span><text:span text:style-name="T272">1</text:span><text:span text:style-name="T95">, cm</text:span><text:span text:style-name="T277">−</text:span><text:span text:style-name="T272">3 </text:span><text:span text:style-name="T95">and 10</text:span><text:span text:style-name="T272">4 </text:span><text:span text:style-name="T95">K. </text:span><text:span text:style-name="T272">(</text:span><text:span text:style-name="T274">b</text:span><text:span text:style-name="T272">) </text:span><text:span text:style-name="T95">Error estimates derived from the individual fit part errors.</text:span></text:p>
      <text:p text:style-name="P154"><draw:custom-shape text:anchor-type="paragraph" draw:z-index="30" draw:name="Text Box 52" draw:style-name="gr30" draw:text-style-name="P334" svg:width="7.0815in" svg:height="4.7197in" svg:x="0.5138in" svg:y="0.1689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95"/><text:p text:style-name="P309"><text:span text:style-name="T29">figures/histogram_fits_4_a_zoom_paper_pdf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0"><text:span text:style-name="T106">Fig. 1. </text:span><text:span text:style-name="T95">Frequency distributions of the four solar wind parameters and their lognormal fits</text:span><text:span text:style-name="T199"> </text:span><text:span text:style-name="T775">for the time period 1963-2016</text:span><text:span text:style-name="T199"> </text:span><text:span text:style-name="T680">derived from </text:span><text:span text:style-name="T95">the hourly OMNI data</text:span><text:span text:style-name="T680">base</text:span><text:span text:style-name="T95">. The histograms have bins of 0.5 </text:span><text:span text:style-name="T102">nT, </text:span><text:span text:style-name="T95">10 km</text:span><text:span text:style-name="T139">/</text:span><text:span text:style-name="T95">s, 1 cm</text:span><text:span text:style-name="T277">−</text:span><text:span text:style-name="T272">3 </text:span><text:span text:style-name="T95">and</text:span><text:span text:style-name="T102"> </text:span><text:span text:style-name="T95">10</text:span><text:span text:style-name="T116"> </text:span><text:span text:style-name="T95">000</text:span><text:span text:style-name="T102"> </text:span><text:span text:style-name="T95">K</text:span><text:span text:style-name="T199">.</text:span><text:span text:style-name="T203"> </text:span><text:span text:style-name="T95">The</text:span><text:span text:style-name="T102"> </text:span><text:span text:style-name="T95">fit’s</text:span><text:span text:style-name="T102"> </text:span><text:span text:style-name="T95">median</text:span><text:span text:style-name="T102"> </text:span><text:span text:style-name="T95">and</text:span><text:span text:style-name="T102"> </text:span><text:span text:style-name="T95">mean</text:span><text:span text:style-name="T102"> </text:span><text:span text:style-name="T95">values</text:span><text:span text:style-name="T102"> </text:span><text:span text:style-name="T95">are</text:span><text:span text:style-name="T102"> </text:span><text:span text:style-name="T95">indicated</text:span><text:span text:style-name="T102"> </text:span><text:span text:style-name="T95">as</text:span><text:span text:style-name="T102"> </text:span><text:span text:style-name="T95">well.</text:span><text:span text:style-name="T102"> </text:span><text:span text:style-name="T95">The</text:span><text:span text:style-name="T102"> </text:span><text:span text:style-name="T95">inse</text:span><text:span text:style-name="T684">ts</text:span><text:span text:style-name="T775">red</text:span><text:span text:style-name="T95"> </text:span><text:span text:style-name="T775">diagrams</text:span><text:span text:style-name="T199"> </text:span><text:span text:style-name="T680">show</text:span><text:span text:style-name="T95"> zoomed-in frequency axes.</text:span></text:p>
      <text:p text:style-name="P207"/>
      <text:section text:style-name="Sect1" text:name="Section15">
        <text:p text:style-name="P64"><text:span text:style-name="T754">For this purpose we fit lognormal</text:span><text:span text:style-name="T761"> </text:span><text:span text:style-name="T754">functions</text:span><text:span text:style-name="T761"> </text:span><text:span text:style-name="T754">to</text:span><text:span text:style-name="T762"> </text:span><text:span text:style-name="T754">the frequency distributions as in section 2, but implement linear relations to the yearly SSN allowing shifts of the distribution functions. For the velocity function the approach is di</text:span><text:span text:style-name="T756">ff</text:span><text:span text:style-name="T754">erent because two components are kept fixed and </text:span><text:span text:style-name="T763">x</text:span><text:span text:style-name="T754"> their balance is modified with the changing SSN.</text:span><text:span text:style-name="T273">3 <text:s text:c="4"/></text:span><text:span text:style-name="T275"><text:s/></text:span><text:a xlink:type="simple" xlink:href="http://www.sidc.be/silso/" text:style-name="Internet_20_link" text:visited-style-name="Visited_20_Internet_20_Link"><text:span text:style-name="T280">http://www.sidc.be/silso/</text:span></text:a></text:p>
      </text:section>
      <text:p text:style-name="P310"/>
      <text:p text:style-name="P210"><text:span text:style-name="T430"><text:s/></text:span><text:span text:style-name="T430"><draw:custom-shape text:anchor-type="as-char" svg:y="0in" draw:z-index="35" draw:style-name="gr34" draw:text-style-name="P334" svg:width="3.5386in" svg:height="2.6567in"><text:p text:style-name="P6"/><text:p text:style-name="P6"/><text:p text:style-name="P6"/><text:p text:style-name="P6"/><text:p text:style-name="P6"/><text:p text:style-name="P6"/><text:p text:style-name="P6"/><text:p text:style-name="P312"><text:span text:style-name="T28">figures/OMNI_yearly_BVNTvsSSN_a.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94"><draw:custom-shape text:anchor-type="paragraph" draw:z-index="37" draw:name="Text Box 50" draw:style-name="gr36" draw:text-style-name="P334" svg:width="3.5386in" svg:height="4.4213in" svg:x="0.5146in" svg:y="-2.6819in"><text:p text:style-name="P6"/><text:p text:style-name="P6"/><text:p text:style-name="P6"/><text:p text:style-name="P6"/><text:p text:style-name="P6"/><text:p text:style-name="P6"/><text:p text:style-name="P6"/><text:p text:style-name="P6"/><text:p text:style-name="P6"/><text:p text:style-name="P6"/><text:p text:style-name="P6"/><text:p text:style-name="P6"/><text:p text:style-name="P7"/><text:p text:style-name="P313"><text:span text:style-name="T30">figures/OMNI_yearly_ssn_correlation_c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6">Fig. 5. </text:span><text:span text:style-name="T95">Solar wind parameter median over lagged SSN. The yearly</text:span><text:span text:style-name="T117"> </text:span><text:span text:style-name="T95">data medians (</text:span><text:span text:style-name="T139">+</text:span><text:span text:style-name="T95">) with their weighted linear fit (solid) are obtained from OMNI data. The error bars denote the SSN standard deviation and the relative weight of the yearly data coverage. The SSN dependent</text:span><text:span text:style-name="T118"> </text:span><text:span text:style-name="T95">median</text:span><text:span text:style-name="T200"> </text:span><text:span text:style-name="T686">(7)</text:span><text:span text:style-name="T95"> is </text:span><text:span text:style-name="T680">derived</text:span><text:span text:style-name="T95"> from the lognormal model fit (dashed </text:span><text:span text:style-name="T680">line</text:span><text:span text:style-name="T95">). For the velocity the median is derived from the SSN weighting of the slow and fast model parts, whose magnitudes are SSN independent</text:span><text:span text:style-name="T119"> </text:span><text:span text:style-name="T95">(dotted </text:span><text:span text:style-name="T680">line</text:span><text:span text:style-name="T95">).</text:span></text:p>
      <text:p text:style-name="P150"/>
      <text:section text:style-name="Sect2" text:name="Section16">
        <text:p text:style-name="P2"/>
        <text:p text:style-name="P2"/>
        <text:p text:style-name="P136"/>
        <text:p text:style-name="P68"><text:span text:style-name="T106">Fig. 3. </text:span><text:span text:style-name="T95">The solar wind </text:span><text:span text:style-name="T680">parameter</text:span><text:span text:style-name="T95"> yearly medians </text:span><text:span text:style-name="T680">derived</text:span><text:span text:style-name="T95"> from OMNI data and the yearly SSN </text:span><text:span text:style-name="T2">from</text:span><text:span text:style-name="T775"> the</text:span><text:span text:style-name="T95"> SILSO World Data Center </text:span><text:span text:style-name="T775">for the years </text:span><text:span text:style-name="T685">(</text:span><text:span text:style-name="T95">1963–2016</text:span><text:span text:style-name="T685">) with</text:span><text:span text:style-name="T199"> </text:span><text:span text:style-name="T680">solar</text:span><text:span text:style-name="T95"> cycle number </text:span><text:span text:style-name="T96">(top)</text:span><text:span text:style-name="T95"> </text:span><text:span text:style-name="T775">is indicated</text:span><text:span text:style-name="T199">. </text:span><text:span text:style-name="T95">Their correlation coe</text:span><text:span text:style-name="T139">ffi</text:span><text:span text:style-name="T95">cients with the yearly SSN are calculated for time lags back to -15 years (bottom).</text:span></text:p>
        <text:p text:style-name="P2"/>
        <text:p text:style-name="P69"><text:span text:style-name="T506">Figure 3 shows</text:span><text:span text:style-name="T170"> </text:span><text:span text:style-name="T95">yearly medians </text:span><text:span text:style-name="T680">of</text:span><text:span text:style-name="T95"> the solar wind parameters </text:span><text:span text:style-name="T775">for the years 1963-2016</text:span><text:span text:style-name="T95"> and the yearly SSN </text:span><text:span text:style-name="T680">together</text:span><text:span text:style-name="T95"> with</text:span><text:span text:style-name="T680"> the solar</text:span><text:span text:style-name="T95"> cycle number.</text:span><text:span text:style-name="T199"> </text:span><text:span text:style-name="T680">The data are averaged to year</text:span><text:span text:style-name="T682">ly</text:span><text:span text:style-name="T680"> values to avoid </text:span><text:span text:style-name="T775">possible </text:span><text:span text:style-name="T639">seasonal</text:span><text:span text:style-name="T787"> </text:span><text:span text:style-name="T90">effects</text:span><text:span text:style-name="T788"> </text:span><text:span text:style-name="T680">during the Earth’s orbit around the Sun </text:span><text:span text:style-name="T640">caused by </text:span><text:span text:style-name="T641">its</text:span><text:span text:style-name="T642"> </text:span><text:span text:style-name="T640">variations</text:span><text:span text:style-name="T639">.in solar latitude and distance</text:span><text:span text:style-name="T680">.</text:span><text:span text:style-name="T199"> </text:span><text:span text:style-name="T680">The</text:span><text:span text:style-name="T95"> <text:s/>correlation coe</text:span><text:span text:style-name="T139">ffi</text:span><text:span text:style-name="T95">cients </text:span><text:span text:style-name="T680">of the solar wind parameters </text:span><text:span text:style-name="T95">with the yearly SSN</text:span><text:span text:style-name="T680"> shown in the bottom part of Figure 3 </text:span><text:span text:style-name="T681">are</text:span><text:span text:style-name="T95"> calculated for time lags back to -15 years </text:span><text:span text:style-name="T680">to cover a time span longer than a solar cycle.</text:span><text:span text:style-name="T95"> </text:span><text:span text:style-name="T169">The reason for using the </text:span>median values <text:span text:style-name="T169">is rooted in the nature of the</text:span> lognormal function. <text:span text:style-name="T737">As expected from previous studies,</text:span><text:span text:style-name="T169"> </text:span><text:span text:style-name="T91">T</text:span>he<text:span text:style-name="T397"> </text:span>solar<text:span text:style-name="T397"> </text:span>wind<text:span text:style-name="T397"> </text:span>velocity<text:span text:style-name="T397">, </text:span>density<text:span text:style-name="T397"> </text:span>and<text:span text:style-name="T397"> </text:span>temperature depend on the state of the solar cycle (<text:span text:style-name="T737">e.g., </text:span>Schwenn 1983<text:span text:style-name="T614">, ref. zu Korrelationen</text:span><text:span text:style-name="T1">)</text:span><text:span text:style-name="T737">, e.g., </text:span><text:span text:style-name="T579">For instance</text:span><text:span text:style-name="T503"> the fast solar wind is correlated with the presence of polar coronal hole </text:span><text:span text:style-name="T698">e</text:span><text:span text:style-name="T503">xtensions to lower latitudes being a typical feature of the solar cycle, bei</text:span><text:span text:style-name="T698">n</text:span><text:span text:style-name="T503">g the reason for the common velocity peak in the decreasing phase of the SSN, as pointed out </text:span><text:span text:style-name="T737">e.g., </text:span><text:span text:style-name="T503">by Bothmer</text:span><text:span text:style-name="T699">2007</text:span><text:span text:style-name="T503"> (</text:span><text:span text:style-name="T614">see Figure x, p.</text:span><text:span text:style-name="T503">).</text:span><text:span text:style-name="T169"> </text:span><text:span text:style-name="T503">Therefore the solar wind velocity, density and temperature maxima exhibit time-lags to the SSN maxima.</text:span><text:span text:style-name="T169"> </text:span>Thus we derive the correlation coe<text:span text:style-name="T138">ffi</text:span>cients for di<text:span text:style-name="T138">ff</text:span>erent time lags between solar wind parameters <text:span text:style-name="T503">and SSN</text:span><text:span text:style-name="T625"> </text:span><text:span text:style-name="T503">a</text:span><text:span text:style-name="T700">s</text:span><text:span text:style-name="T503"> shown in Figure 3.</text:span></text:p>
        <text:p text:style-name="P55">The highest correlation coe<text:span text:style-name="T138">ffi</text:span>cient of 0.728<text:span text:style-name="T503"> to the SSN is found</text:span> for the magnetic field strength which <text:span text:style-name="T503">has no</text:span> time lag. This <text:span text:style-name="T503">finding</text:span> is anticipated because the SSN is<text:span text:style-name="T503"> found to be</text:span> directly proportional to the<text:span text:style-name="T169"> </text:span><text:span text:style-name="T737">solar cycle </text:span><text:span text:style-name="T503">evolution of the</text:span><text:span text:style-name="T169"> </text:span><text:span text:style-name="T503">photospheric</text:span> magnetic flux (Smith &amp; Balogh 2003).</text:p>
        <text:p text:style-name="P45"><text:span text:style-name="T337">Velocity </text:span>and temperature <text:span text:style-name="T503">show</text:span> a time lag of 3 years with <text:span text:style-name="T503">peak</text:span> correlation coe<text:span text:style-name="T138">ffi</text:span>cients <text:span text:style-name="T503">of</text:span> 0.453 and 0.540. The density <text:span text:style-name="T503">with a correlation coefficient of</text:span> 0.468 has a lag of 6 years, which is in agreement with the by<text:span text:style-name="T332"> </text:span>Bougeret<text:span text:style-name="T332"> </text:span>et<text:span text:style-name="T332"> </text:span>al.<text:span text:style-name="T332"> </text:span>(1984) <text:span text:style-name="T503">reported</text:span><text:span text:style-name="T332"> </text:span>density<text:span text:style-name="T332"> </text:span>anticorrelation <text:span text:style-name="T737">with</text:span><text:span text:style-name="T431"> </text:span><text:span text:style-name="T702">to</text:span><text:span text:style-name="T433"> </text:span><text:span text:style-name="T701">the</text:span><text:span text:style-name="T431"> </text:span>SSN.</text:p>
        <text:p text:style-name="P181"><text:soft-page-break/>As expected, the correlation coe<text:span text:style-name="T138">ffi</text:span>cients’ amplitudes of all parameters decline with increasing lag time and show a fre- quency of about 11 years.</text:p>
        <text:p text:style-name="P181"/>
        <text:p text:style-name="P105"><text:span text:style-name="T625">To</text:span><text:span text:style-name="T194"> </text:span><text:span text:style-name="T737">facilitate</text:span><text:span text:style-name="T169"> </text:span><text:span text:style-name="T580">enable</text:span> <text:span text:style-name="T810">s</text:span>hift<text:span text:style-name="T503">s of the solar wind</text:span><text:span text:style-name="T169"> </text:span>frequency distributions with <text:span text:style-name="T503">the</text:span> SSN, we<text:span text:style-name="T434"> </text:span>add a linear SSN dependency to the<text:span text:style-name="T326"> </text:span>median</text:p>
        <text:p text:style-name="P96"><text:span text:style-name="T347">x</text:span><text:span text:style-name="T380">med</text:span><text:span text:style-name="T349">(</text:span><text:span text:style-name="T347">ssn</text:span><text:span text:style-name="T349">) </text:span><text:span text:style-name="T146">= </text:span><text:span text:style-name="T341">a</text:span><text:span text:style-name="T382">med <text:s/></text:span><text:span text:style-name="T286">· </text:span><text:span text:style-name="T347">ssn </text:span><text:span text:style-name="T146">+</text:span><text:span text:style-name="T151"> </text:span><text:span text:style-name="T341">b</text:span><text:span text:style-name="T382">med</text:span><text:span text:style-name="T385"> </text:span><text:span text:style-name="T146">,<text:tab/></text:span><text:span text:style-name="T343">(7)</text:span></text:p>
        <text:p text:style-name="P106">using a factor to the SSN <text:span text:style-name="T390">a</text:span><text:span text:style-name="T382">med </text:span>with a baseline <text:span text:style-name="T390">b</text:span><text:span text:style-name="T382">med</text:span>. We relate the mean with a scaling factor to the median to transfer its SSN dependency:</text:p>
        <text:p text:style-name="P96"><text:span text:style-name="T358">x</text:span><text:span text:style-name="T383">avg</text:span><text:span text:style-name="T360">(</text:span><text:span text:style-name="T358">ssn</text:span><text:span text:style-name="T360">) </text:span><text:span text:style-name="T146">= </text:span><text:span text:style-name="T343">(1 </text:span><text:span text:style-name="T146">+ </text:span><text:span text:style-name="T341">a</text:span><text:span text:style-name="T382">avg</text:span><text:span text:style-name="T343">) </text:span><text:span text:style-name="T286">·</text:span><text:span text:style-name="T289"> </text:span><text:span text:style-name="T347">x</text:span><text:span text:style-name="T380">med</text:span><text:span text:style-name="T349">(</text:span><text:span text:style-name="T347">ssn</text:span><text:span text:style-name="T349">)</text:span><text:span text:style-name="T366"> </text:span><text:span text:style-name="T146">.<text:tab/></text:span><text:span text:style-name="T343">(8)</text:span></text:p>
        <text:p text:style-name="P107">With the implementation of these relations into the lognor- <text:s text:c="2"/>mal function (4), the new dynamic fit function <text:span text:style-name="T436">W</text:span><text:span text:style-name="T306">,</text:span><text:span text:style-name="T435">(</text:span><text:span text:style-name="T436">x</text:span><text:span text:style-name="T161">, </text:span><text:span text:style-name="T438">ssn</text:span><text:span text:style-name="T437">) </text:span>is then fitted to the yearly data. The three resulting fit coe<text:span text:style-name="T138">ffi</text:span>cients (<text:span text:style-name="T390">a</text:span><text:span text:style-name="T382">med</text:span><text:span text:style-name="T138">, </text:span><text:span text:style-name="T390">b</text:span><text:span text:style-name="T382">med </text:span>and <text:span text:style-name="T390">a</text:span><text:span text:style-name="T382">avg</text:span>) are presented in <text:span text:style-name="T431">Table </text:span>2.</text:p>
        <text:p text:style-name="P107"/>
        <text:p text:style-name="P158"><text:span text:style-name="T503">As can be seen from Figure 4,</text:span><text:span text:style-name="T169"> </text:span>naturally, the fit models match with the general data trends, though <text:span text:style-name="T737">some</text:span> single year variations are not replicated by<text:span text:style-name="T439"> </text:span>the model <text:span text:style-name="T796">(</text:span>e.g.<text:span text:style-name="T795">,</text:span> the high velocity and temperature values in 1974, 1994<text:span text:style-name="T440"> </text:span>and<text:span text:style-name="T440"> </text:span>2003<text:span text:style-name="T796">)</text:span>. The<text:span text:style-name="T440"> </text:span>comparison<text:span text:style-name="T440"> </text:span>with<text:span text:style-name="T440"> </text:span>the<text:span text:style-name="T440"> </text:span>yearly<text:span text:style-name="T440"> </text:span>data median<text:span text:style-name="T332"> </text:span>values<text:span text:style-name="T332"> </text:span>over SSN<text:span text:style-name="T332"> </text:span>shows<text:span text:style-name="T332"> </text:span>that<text:span text:style-name="T332"> </text:span>the<text:span text:style-name="T332"> </text:span>medians obtained from the model<text:span text:style-name="T503">ing</text:span> have a quite similar slope<text:span text:style-name="T503"> as shown in Figure 5.</text:span></text:p>
        <text:p text:style-name="P158"><text:span text:style-name="T581">Again,</text:span><text:span text:style-name="T244"> </text:span><text:span text:style-name="T703">t</text:span><text:span text:style-name="T503">he solar wind</text:span> velocity <text:span text:style-name="T503">needs</text:span> special treatment <text:span text:style-name="T503">because of</text:span> the double lognormal distribution (5). <text:span text:style-name="T503">Since</text:span> it is <text:span text:style-name="T503">well</text:span> known that slow and fast solar wind stream occurrence rates follow the solar cycle <text:span text:style-name="T503">and basically maintain characteristic speeds </text:span><text:span text:style-name="T614">(ref.),</text:span> we keep the two velocity<text:span text:style-name="T322"> </text:span>components’<text:span text:style-name="T322"> </text:span>positions<text:span text:style-name="T315"> </text:span>constant<text:span text:style-name="T322"> </text:span>and<text:span text:style-name="T322"> </text:span><text:span text:style-name="T657">just</text:span><text:span text:style-name="T322"> </text:span>vary<text:span text:style-name="T322"> </text:span>their<text:span text:style-name="T315"> </text:span>balance with the<text:span text:style-name="T322"> </text:span>SSN:</text:p>
        <text:p text:style-name="P39"><text:span text:style-name="T347">c</text:span><text:span text:style-name="T349">(</text:span><text:span text:style-name="T347">ssn</text:span><text:span text:style-name="T349">) </text:span><text:span text:style-name="T146">= </text:span><text:span text:style-name="T341">c</text:span><text:span text:style-name="T387">a <text:s/></text:span><text:span text:style-name="T286">· </text:span><text:span text:style-name="T347">ssn </text:span><text:span text:style-name="T146">+</text:span><text:span text:style-name="T152"> </text:span><text:span text:style-name="T341">c</text:span><text:span text:style-name="T387">b</text:span><text:span text:style-name="T386"> </text:span><text:span text:style-name="T146">.<text:tab/></text:span><text:span text:style-name="T343">(9)</text:span></text:p>
        <text:p text:style-name="P101">The fit result (see <text:span text:style-name="T431">Table </text:span>2) <text:span text:style-name="T503">yield</text:span><text:span text:style-name="T581">s</text:span><text:span text:style-name="T737">ed</text:span> a model in which three years after solar cycle minimum (SSN of zero) the <text:span text:style-name="T503">contribution of</text:span> slow solar wind <text:span text:style-name="T503">to the overall solar wind distribution</text:span><text:span text:style-name="T169"> </text:span><text:span text:style-name="T503">reaches</text:span><text:span text:style-name="T169"> </text:span><text:span text:style-name="T503">a maximum value of about</text:span><text:span text:style-name="T169"> </text:span><text:span text:style-name="T519">6</text:span><text:span text:style-name="T581">4</text:span><text:span text:style-name="T503">% and decreases</text:span> with<text:span text:style-name="T336"> </text:span>increasing SSN<text:span text:style-name="T503"> as shown in Figure 6.</text:span></text:p>
        <text:p text:style-name="P211"/>
        <text:p text:style-name="P212"><text:span text:style-name="T315">To </text:span><text:span text:style-name="T625"><text:s/></text:span><text:span text:style-name="T503">investigate the amount of slow and fast wind contributions depending on solar activity,</text:span><text:span text:style-name="T169"> </text:span>we apply the commonly used constant velocity threshold of <text:span text:style-name="T138">v</text:span><text:span text:style-name="T382">th </text:span><text:span text:style-name="T138">= </text:span>400 km s<text:span text:style-name="T303">−</text:span><text:span text:style-name="T297">1 </text:span>(<text:span text:style-name="T270">cite</text:span>?). The linear fit to the yearly<text:span text:style-name="T441"> </text:span>data<text:span text:style-name="T441"> </text:span>ratio<text:span text:style-name="T441"> </text:span>and<text:span text:style-name="T441"> </text:span>the<text:span text:style-name="T441"> </text:span>derived<text:span text:style-name="T441"> </text:span>model<text:span text:style-name="T441"> </text:span>ratio<text:span text:style-name="T441"> </text:span><text:span text:style-name="T704">show a good agreement</text:span><text:span text:style-name="T212"> </text:span><text:span text:style-name="T441">(see Figure 6). </text:span><text:span text:style-name="T790"><text:s/></text:span><text:span text:style-name="T754">are</text:span><text:span text:style-name="T757"> </text:span><text:span text:style-name="T754">quite</text:span><text:span text:style-name="T757"> </text:span><text:span text:style-name="T754">simila</text:span><text:span text:style-name="T737">r</text:span></text:p>
      </text:section>
      <text:p text:style-name="P315"/>
      <text:p text:style-name="P70"><text:span text:style-name="T106">Table 2. </text:span><text:span text:style-name="T95">Resulting fit coe</text:span><text:span text:style-name="T139">ffi</text:span><text:span text:style-name="T95">cients from the OMNI data fitting with lagged SSN. For the velocity the fit parameters from the double lognormal fit and their balancing function are given. The values in brackets are the estimated standard deviation of each fit parameter.</text:span></text:p>
      <text:p text:style-name="P151"><draw:g text:anchor-type="paragraph" draw:z-index="38" draw:name="Group 47" draw:style-name="gr37"><draw:line draw:name="Line 49" draw:style-name="gr9" draw:text-style-name="P335" svg:x1="1.1425in" svg:y1="0.1516in" svg:x2="7.1217in" svg:y2="0.1524in"><text:p/></draw:line><draw:line draw:name="Line 48" draw:style-name="gr9" draw:text-style-name="P335" svg:x1="1.1425in" svg:y1="0.1913in" svg:x2="7.1217in" svg:y2="0.1913in"><text:p/></draw:line></draw:g></text:p>
      <text:p text:style-name="P97"><text:span text:style-name="T343">Median</text:span><text:span text:style-name="T300">a<text:tab/><text:tab/></text:span><text:span text:style-name="T343">Mean</text:span><text:span text:style-name="T300">a<text:tab/></text:span><text:span text:style-name="T367"> <text:tab/><text:tab/>Balance<text:tab/></text:span><text:span text:style-name="T343"> SSN</text:span><text:span text:style-name="T364"> </text:span><text:span text:style-name="T343">factor</text:span><text:span text:style-name="T364"> </text:span><text:span text:style-name="T341">a</text:span><text:span text:style-name="T382">med<text:tab/></text:span><text:span text:style-name="T343">Baseline</text:span><text:span text:style-name="T364"> </text:span><text:span text:style-name="T341">b</text:span><text:span text:style-name="T382">med<text:tab/></text:span><text:span text:style-name="T343">Scaling</text:span><text:span text:style-name="T368"> </text:span><text:span text:style-name="T343">factor</text:span><text:span text:style-name="T368"> </text:span><text:span text:style-name="T341">a</text:span><text:span text:style-name="T382">avg<text:tab/><text:tab/></text:span><text:span text:style-name="T343">SSN</text:span><text:span text:style-name="T364"> </text:span><text:span text:style-name="T343">factor</text:span><text:span text:style-name="T364"> </text:span><text:span text:style-name="T341">c</text:span><text:span text:style-name="T387">a<text:tab/></text:span><text:span text:style-name="T343">Baseline</text:span><text:span text:style-name="T368"> </text:span><text:span text:style-name="T341">c</text:span><text:span text:style-name="T387">b</text:span></text:p>
      <text:p text:style-name="P213"><draw:line text:anchor-type="paragraph" draw:z-index="39" draw:name="Line 46" draw:style-name="gr38" draw:text-style-name="P334" svg:x1="2.1161in" svg:y1="-0.1335in" svg:x2="4.0898in" svg:y2="-0.1331in"><text:p/></draw:line><draw:line text:anchor-type="paragraph" draw:z-index="9" draw:name="Line 45" draw:style-name="gr12" draw:text-style-name="P334" svg:x1="1.1453in" svg:y1="0.0173in" svg:x2="7.1189in" svg:y2="0.0173in"><text:p/></draw:line><draw:custom-shape text:anchor-type="paragraph" draw:z-index="10" draw:name="Text Box 44" draw:style-name="gr13" draw:text-style-name="P334" svg:width="0.5594in" svg:height="0.1677in" svg:x="1.2299in" svg:y="-0.2339in"><text:p text:style-name="P303"><text:span text:style-name="T32">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gnetic field <text:s text:c="3"/>1<text:span text:style-name="T138">.</text:span>309(19)<text:span text:style-name="T439"> </text:span><text:span text:style-name="T285">×</text:span><text:span text:style-name="T290"> </text:span>10<text:span text:style-name="T303">−</text:span><text:span text:style-name="T297">2<text:tab/></text:span>4<text:span text:style-name="T138">.</text:span>285(17)<text:tab/>8<text:span text:style-name="T138">.</text:span>786(78)<text:span text:style-name="T335"> </text:span><text:span text:style-name="T285">×</text:span><text:span text:style-name="T291"> </text:span>10<text:span text:style-name="T303">−</text:span><text:span text:style-name="T297">2<text:tab/></text:span>–<text:tab/>–</text:p>
      <text:p text:style-name="P214">Density<text:tab/>3<text:span text:style-name="T138">.</text:span>81(25) <text:span text:style-name="T443"><text:s/></text:span><text:span text:style-name="T285">×</text:span><text:span text:style-name="T291"> </text:span>10<text:span text:style-name="T303">−</text:span><text:span text:style-name="T297">3<text:tab/></text:span>4<text:span text:style-name="T138">.</text:span>495(26)<text:tab/>3<text:span text:style-name="T138">.</text:span>050(27)<text:span text:style-name="T335"> </text:span><text:span text:style-name="T285">×</text:span><text:span text:style-name="T291"> </text:span>10<text:span text:style-name="T303">−</text:span><text:span text:style-name="T297">1<text:tab/></text:span>–<text:tab/>–</text:p>
      <text:p text:style-name="P215"><draw:line text:anchor-type="paragraph" draw:z-index="12" draw:name="Line 43" draw:style-name="gr15" draw:text-style-name="P334" svg:x1="1.1453in" svg:y1="0.1862in" svg:x2="7.1189in" svg:y2="0.1862in"><text:p/></draw:line><draw:custom-shape text:anchor-type="paragraph" draw:z-index="40" draw:name="Text Box 42" draw:style-name="gr39" draw:text-style-name="P334" svg:width="1.7248in" svg:height="0.2657in" svg:x="5.2701in" svg:y="0.25in"><text:p text:style-name="P10"><text:span text:style-name="T21">−</text:span><text:span text:style-name="T1">1</text:span><text:span text:style-name="T14">.</text:span><text:span text:style-name="T1">799(95)</text:span><text:span text:style-name="T33"> </text:span><text:span text:style-name="T21">×</text:span><text:span text:style-name="T22"> </text:span><text:span text:style-name="T1">10</text:span><text:span text:style-name="T34">−<text:tab/></text:span><text:span text:style-name="T38">0.638(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mperature<text:tab/>1<text:span text:style-name="T138">.</text:span>974(26)<text:span text:style-name="T335"> </text:span><text:span text:style-name="T285">×</text:span><text:span text:style-name="T291"> </text:span>10<text:span text:style-name="T303">−</text:span><text:span text:style-name="T297">2<text:tab/></text:span>5<text:span text:style-name="T138">.</text:span>729(19)<text:tab/>6<text:span text:style-name="T138">.</text:span>541(28)<text:span text:style-name="T335"> </text:span><text:span text:style-name="T285">×</text:span><text:span text:style-name="T291"> </text:span>10<text:span text:style-name="T303">−</text:span><text:span text:style-name="T297">1<text:tab/></text:span>–<text:tab/>–</text:p>
      <text:section text:style-name="Sect4" text:name="Section17">
        <text:p text:style-name="P14"><text:span text:style-name="T365">Velocity <text:s/></text:span><text:span text:style-name="T428">W</text:span><text:span text:style-name="T446">1</text:span>,</text:p>
        <text:p text:style-name="P15"><draw:line text:anchor-type="paragraph" draw:z-index="19" draw:name="Line 41" draw:style-name="gr22" draw:text-style-name="P334" svg:x1="1.1453in" svg:y1="0.152in" svg:x2="7.1189in" svg:y2="0.152in"><text:p/></draw:line><text:span text:style-name="T447">W</text:span><text:span text:style-name="T449">2</text:span><text:span text:style-name="T292">,</text:span></text:p>
        <text:p text:style-name="P216">–<text:tab/>3<text:span text:style-name="T138">.</text:span>633(12)<text:tab/>1<text:span text:style-name="T138">.</text:span>008(37)<text:span text:style-name="T335"> </text:span><text:span text:style-name="T285">×</text:span><text:span text:style-name="T291"> </text:span>10<text:span text:style-name="T303">−</text:span><text:span text:style-name="T297">2<text:tab/></text:span><text:span text:style-name="T451">3</text:span></text:p>
        <text:p text:style-name="P217">–<text:tab/>4<text:span text:style-name="T138">.</text:span>831(81)<text:tab/>2<text:span text:style-name="T138">.</text:span>31(20) <text:s text:c="2"/><text:span text:style-name="T285">×</text:span><text:span text:style-name="T294"> </text:span>10<text:span text:style-name="T303">−</text:span><text:span text:style-name="T297">2</text:span></text:p>
      </text:section>
      <text:section text:style-name="Sect1" text:name="Section18">
        <text:p text:style-name="P40"><text:span text:style-name="T106">Notes. </text:span><text:span text:style-name="T272">(</text:span><text:span text:style-name="T274">a</text:span><text:span text:style-name="T272">) <text:s/></text:span><text:span text:style-name="T95">Values in their respective units nT, 10</text:span><text:span text:style-name="T272">2 </text:span><text:span text:style-name="T95">km s</text:span><text:span text:style-name="T277">−</text:span><text:span text:style-name="T272">1</text:span><text:span text:style-name="T95">, cm</text:span><text:span text:style-name="T277">−</text:span><text:span text:style-name="T272">3 <text:s/></text:span><text:span text:style-name="T95">and 10</text:span><text:span text:style-name="T272">4 </text:span><text:span text:style-name="T95">K.</text:span></text:p>
        <text:p text:style-name="P130"><draw:custom-shape text:anchor-type="paragraph" draw:z-index="41" draw:name="Text Box 40" draw:style-name="gr40" draw:text-style-name="P334"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95"/><text:p text:style-name="P309"><text:span text:style-name="T29">figures/OMNI_yearly_BVdblNTSSN_fit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8"><text:span text:style-name="T106">Fig. 4. </text:span><text:span text:style-name="T95">Solar wind parameter data frequencies, lognormal fit models with their median values (white) and the corresponding yearly SSN (grey) over</text:span><text:span text:style-name="T109"> </text:span><text:span text:style-name="T95">the</text:span><text:span text:style-name="T109"> </text:span><text:span text:style-name="T95">OMNI</text:span><text:span text:style-name="T109"> </text:span><text:span text:style-name="T95">time</text:span><text:span text:style-name="T109"> </text:span><text:span text:style-name="T95">period</text:span><text:span text:style-name="T109"> </text:span><text:span text:style-name="T95">1963–2016.</text:span><text:span text:style-name="T109"> </text:span><text:span text:style-name="T95">The</text:span><text:span text:style-name="T109"> </text:span><text:span text:style-name="T95">for</text:span><text:span text:style-name="T109"> </text:span><text:span text:style-name="T95">the</text:span><text:span text:style-name="T109"> </text:span><text:span text:style-name="T95">models</text:span><text:span text:style-name="T109"> </text:span><text:span text:style-name="T95">shifted</text:span><text:span text:style-name="T109"> </text:span><text:span text:style-name="T95">SSN</text:span><text:span text:style-name="T109"> </text:span><text:span text:style-name="T95">is</text:span><text:span text:style-name="T109"> </text:span><text:span text:style-name="T95">indicated</text:span><text:span text:style-name="T109"> </text:span><text:span text:style-name="T95">by</text:span><text:span text:style-name="T109"> </text:span><text:span text:style-name="T95">a</text:span><text:span text:style-name="T109"> </text:span><text:span text:style-name="T95">black</text:span><text:span text:style-name="T109"> </text:span><text:span text:style-name="T95">line.</text:span><text:span text:style-name="T109"> </text:span><text:span text:style-name="T95">The</text:span><text:span text:style-name="T109"> </text:span><text:span text:style-name="T95">velocity</text:span><text:span text:style-name="T109"> </text:span><text:span text:style-name="T95">median</text:span><text:span text:style-name="T109"> </text:span><text:span text:style-name="T95">is</text:span><text:span text:style-name="T109"> </text:span><text:span text:style-name="T95">derived</text:span><text:span text:style-name="T109"> </text:span><text:span text:style-name="T95">from</text:span><text:span text:style-name="T109"> </text:span><text:span text:style-name="T95">the</text:span><text:span text:style-name="T109"> </text:span><text:span text:style-name="T95">SSN weighted constant lognormal parts</text:span><text:span text:style-name="T120"> </text:span><text:span text:style-name="T95">(dotted).</text:span></text:p>
        <text:p text:style-name="P207"/>
      </text:section>
      <text:section text:style-name="Sect2" text:name="Section19">
        <text:p text:style-name="P72"><text:soft-page-break/>Specific velocity thresholds between slow and fast solar wind cannot be directly compared with the to some<text:span text:style-name="T326"> </text:span>degree steeper balance parameter<text:span text:style-name="T737">s</text:span> of <text:span text:style-name="T503">the </text:span><text:span text:style-name="T737">two</text:span><text:span text:style-name="T503"> </text:span><text:span text:style-name="T582">double</text:span><text:span text:style-name="T705"> </text:span><text:span text:style-name="T503">fit function</text:span><text:span text:style-name="T737">s</text:span><text:span text:style-name="T503"> used in</text:span> this model. <text:span text:style-name="T503">However, </text:span><text:span text:style-name="T737">they</text:span><text:span text:style-name="T169"> </text:span><text:span text:style-name="T582">it</text:span><text:span text:style-name="T245"> </text:span><text:span text:style-name="T503">appear</text:span><text:span text:style-name="T582">s</text:span><text:span text:style-name="T503"> being likely</text:span> a<text:span text:style-name="T399"> </text:span>more realistic <text:span text:style-name="T503">approach</text:span> than<text:span text:style-name="T169"> </text:span><text:span text:style-name="T503">just taking </text:span><text:span text:style-name="T582">a</text:span> specific velocity threshold<text:span text:style-name="T737">s</text:span><text:span text:style-name="T503"> for the slow and fast wind</text:span><text:span text:style-name="T519">,</text:span><text:span text:style-name="T503"> in agreement with the</text:span><text:span text:style-name="T169"> </text:span><text:span text:style-name="T1">overlap</text:span><text:span text:style-name="T503">ping nature of</text:span> the velocity<text:span text:style-name="T503"> flows reported by</text:span> McGregor<text:span text:style-name="T335"> </text:span>et<text:span text:style-name="T335"> </text:span>al.<text:span text:style-name="T335"> </text:span><text:span text:style-name="T706">(</text:span>2011a<text:span text:style-name="T583">)</text:span>.</text:p>
        <text:p text:style-name="P9"/>
        <text:list xml:id="list110829445662131" text:continue-numbering="true" text:style-name="WWNum3">
          <text:list-item>
            <text:h text:style-name="P330" text:outline-level="1"><text:span text:style-name="T269">Solar distance</text:span><text:span text:style-name="T331"> </text:span><text:span text:style-name="T269">dependency</text:span></text:h>
          </text:list-item>
        </text:list>
        <text:p text:style-name="P77"><text:span text:style-name="T503">In order to derive </text:span>heliocentric distance <text:span text:style-name="T737">dependence</text:span> <text:span text:style-name="T503">relationships of the </text:span><text:span text:style-name="T586">bulk</text:span><text:span text:style-name="T709"> </text:span><text:span text:style-name="T503">solar wind distribution functions</text:span><text:span text:style-name="T519">,</text:span><text:span text:style-name="T503"> we</text:span><text:span text:style-name="T169"> </text:span><text:span text:style-name="T503">apply </text:span><text:span text:style-name="T584">and fit a</text:span><text:span text:style-name="T707"> </text:span><text:span text:style-name="T503">power law </text:span><text:span text:style-name="T584">dependency</text:span><text:span text:style-name="T169"> </text:span><text:span text:style-name="T737">fit</text:span><text:span text:style-name="T169"> </text:span><text:span text:style-name="T737">functions</text:span><text:span text:style-name="T169"> </text:span><text:span text:style-name="T503">to the</text:span> Helios data. <text:span text:style-name="T737">which can be</text:span><text:span text:style-name="T169"> </text:span><text:span text:style-name="T585">We</text:span><text:span text:style-name="T246"> </text:span><text:span text:style-name="T92">evaluate the fits’ extrapolation behavior in direction to the Sun, </text:span><text:span text:style-name="T93">because </text:span><text:span text:style-name="T708">in a subsequent step </text:span><text:span text:style-name="T585">it will</text:span><text:span text:style-name="T708"> be</text:span><text:span text:style-name="T246"> </text:span><text:span text:style-name="T93">extrapolat</text:span><text:span text:style-name="T708">ed to the PSP orbit.</text:span></text:p>
        <text:p text:style-name="P76">We use t<text:span text:style-name="T1">he fitting</text:span><text:span text:style-name="T49"> </text:span><text:span text:style-name="T1">method</text:span><text:span text:style-name="T503">s</text:span><text:span text:style-name="T625"> </text:span><text:span text:style-name="T503">of section 3 for the</text:span><text:span text:style-name="T169"> </text:span><text:span text:style-name="T770">set </text:span><text:span text:style-name="T737">of</text:span> distance-binned<text:span text:style-name="T315"> </text:span><text:span text:style-name="T630">combined</text:span><text:span text:style-name="T51"> data</text:span><text:span text:style-name="T318"> </text:span><text:span text:style-name="T630">from both</text:span><text:span text:style-name="T318"> </text:span>Helios <text:span text:style-name="T737">1 and 2</text:span><text:span text:style-name="T503"> </text:span><text:span text:style-name="T587">probes</text:span>. <text:span text:style-name="T737">The</text:span> Helios’ highly elliptical orbit<text:span text:style-name="T811">s</text:span> in the<text:span text:style-name="T440"> </text:span>ecliptic<text:span text:style-name="T440"> </text:span>covered<text:span text:style-name="T440"> </text:span>a<text:span text:style-name="T440"> </text:span>solar<text:span text:style-name="T440"> </text:span>distance<text:span text:style-name="T440"> </text:span>range<text:span text:style-name="T440"> </text:span>of<text:span text:style-name="T440"> </text:span>0<text:span text:style-name="T138">.</text:span>31–0<text:span text:style-name="T138">.</text:span>98 <text:span text:style-name="T587">au</text:span><text:span text:style-name="T710"> in case of Helios 1 and</text:span><text:span text:style-name="T213"> </text:span>0<text:span text:style-name="T138">.</text:span>29–0<text:span text:style-name="T138">.</text:span>98<text:span text:style-name="T336"> </text:span>au<text:span text:style-name="T737"> in case of Helios 2.</text:span><text:span text:style-name="T791"> </text:span>Launched<text:span text:style-name="T398"> </text:span>during<text:span text:style-name="T398"> </text:span>solar<text:span text:style-name="T398"> </text:span>cycle<text:span text:style-name="T398"> </text:span>minimum,<text:span text:style-name="T398"> </text:span>the<text:span text:style-name="T398"> </text:span>data<text:span text:style-name="T398"> </text:span>of<text:span text:style-name="T398"> </text:span>both probes cover the rise to the maximum phase of cycle 21, <text:span text:style-name="T503">covering</text:span> 6.5 years at varying<text:span text:style-name="T397"> </text:span>distances<text:span text:style-name="T169"> </text:span><text:span text:style-name="T503">to the Sun.</text:span></text:p>
      </text:section>
      <text:p text:style-name="P316"/>
      <text:section text:style-name="Sect2" text:name="Section20">
        <text:p text:style-name="P2"/>
        <text:p text:style-name="P2"/>
        <text:p text:style-name="P2"/>
        <text:p text:style-name="P2"/>
        <text:p text:style-name="P2"/>
        <text:p text:style-name="P2"/>
        <text:p text:style-name="P2"/>
        <text:p text:style-name="P2"/>
        <text:p text:style-name="P2"/>
        <text:p text:style-name="P2"/>
        <text:p text:style-name="P218"/>
        <text:p text:style-name="P30"><draw:custom-shape text:anchor-type="paragraph" draw:z-index="42" draw:name="Text Box 38" draw:style-name="gr41" draw:text-style-name="P334" svg:width="3.5386in" svg:height="1.7598in" svg:x="0.5146in" svg:y="-1.8618in"><text:p text:style-name="P6"/><text:p text:style-name="P6"/><text:p text:style-name="P6"/><text:p text:style-name="P6"/><text:p text:style-name="P314"><text:span text:style-name="T28">figures/Vdbl_SSN_ratio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6">Fig. 6. </text:span><text:span text:style-name="T692">Ratio</text:span><text:span text:style-name="T107"> of </text:span><text:span text:style-name="T131">slow to fast solar wind</text:span><text:span text:style-name="T777"> during the solar cycle</text:span><text:span text:style-name="T204"> </text:span><text:span text:style-name="T693">for a</text:span><text:span text:style-name="T131"> </text:span><text:span text:style-name="T687">by</text:span><text:span text:style-name="T132"> </text:span><text:span text:style-name="T131">3 years lagged SSN. The yearly ratios (</text:span><text:span text:style-name="T140">+</text:span><text:span text:style-name="T131">) and their weighted linear fit (solid </text:span><text:span text:style-name="T693">line</text:span><text:span text:style-name="T131">) are obtained from OMNI data with a threshold velocity of </text:span><text:span text:style-name="T140">v</text:span><text:span text:style-name="T455">th </text:span><text:span text:style-name="T140">= </text:span><text:span text:style-name="T131">400 km </text:span><text:span text:style-name="T121">s</text:span><text:span text:style-name="T278">−</text:span><text:span text:style-name="T276">1</text:span><text:span text:style-name="T121">. </text:span><text:span text:style-name="T131">The</text:span><text:span text:style-name="T123"> </text:span><text:span text:style-name="T131">error</text:span><text:span text:style-name="T123"> </text:span><text:span text:style-name="T131">bars</text:span><text:span text:style-name="T123"> </text:span><text:span text:style-name="T131">denote</text:span><text:span text:style-name="T123"> </text:span><text:span text:style-name="T131">the</text:span><text:span text:style-name="T123"> </text:span><text:span text:style-name="T131">SSN</text:span><text:span text:style-name="T123"> </text:span><text:span text:style-name="T131">standard</text:span><text:span text:style-name="T123"> </text:span><text:span text:style-name="T131">deviation</text:span><text:span text:style-name="T123"> </text:span><text:span text:style-name="T131">and</text:span><text:span text:style-name="T123"> </text:span><text:span text:style-name="T131">the</text:span><text:span text:style-name="T123"> </text:span><text:span text:style-name="T131">relative</text:span><text:span text:style-name="T123"> </text:span><text:span text:style-name="T131">weight from the yearly data coverage. The model’s balance parameter (9) and derived</text:span><text:span text:style-name="T110"> </text:span><text:span text:style-name="T131">ratio</text:span><text:span text:style-name="T110"> </text:span><text:span text:style-name="T131">(same</text:span><text:span text:style-name="T110"> </text:span><text:span text:style-name="T131">threshold)</text:span><text:span text:style-name="T110"> </text:span><text:span text:style-name="T131">are</text:span><text:span text:style-name="T110"> </text:span><text:span text:style-name="T131">plotted</text:span><text:span text:style-name="T110"> </text:span><text:span text:style-name="T131">as</text:span><text:span text:style-name="T110"> </text:span><text:span text:style-name="T131">dashed</text:span><text:span text:style-name="T110"> </text:span><text:span text:style-name="T131">and</text:span><text:span text:style-name="T110"> </text:span><text:span text:style-name="T131">dotted</text:span><text:span text:style-name="T110"> </text:span><text:span text:style-name="T131">lines.</text:span></text:p>
        <text:p text:style-name="P3"/>
        <text:p text:style-name="P182"><text:span text:style-name="T503">In the same way as</text:span> the OMNI data<text:span text:style-name="T503"> we investigate</text:span><text:span text:style-name="T169"> </text:span>hourly <text:span text:style-name="T503">averages of the Helios data.</text:span><text:span text:style-name="T214"> </text:span><text:span text:style-name="T754">It should be noted that Schwenn (1983) pointed out,</text:span><text:span text:style-name="T758"> that </text:span><text:span text:style-name="T754">the hourly</text:span><text:span text:style-name="T758"> </text:span><text:span text:style-name="T754">Helios</text:span><text:span text:style-name="T758"> </text:span><text:span text:style-name="T754">data</text:span><text:span text:style-name="T758"> </text:span><text:span text:style-name="T754">points</text:span><text:span text:style-name="T758"> </text:span><text:span text:style-name="T754">which</text:span><text:span text:style-name="T758"> </text:span><text:span text:style-name="T754">contain</text:span><text:span text:style-name="T758"> </text:span><text:span text:style-name="T754">only</text:span><text:span text:style-name="T758"> </text:span><text:span text:style-name="T754">a</text:span><text:span text:style-name="T758"> </text:span><text:span text:style-name="T754">few measurements cause larger scatter to the Helios ,</text:span><text:span text:style-name="T759"> </text:span><text:span text:style-name="T754">nevertheless</text:span><text:span text:style-name="T759"> </text:span><text:span text:style-name="T754">their</text:span><text:span text:style-name="T759"> </text:span><text:span text:style-name="T754">e</text:span><text:span text:style-name="T756">ff</text:span><text:span text:style-name="T754">ect</text:span><text:span text:style-name="T759"> </text:span><text:span text:style-name="T754">is</text:span><text:span text:style-name="T759"> </text:span><text:span text:style-name="T754">insignificant</text:span><text:span text:style-name="T759"> </text:span><text:span text:style-name="T754">in</text:span><text:span text:style-name="T759"> </text:span><text:span text:style-name="T754">the</text:span><text:span text:style-name="T759"> </text:span><text:span text:style-name="T754">treat- ment of the bulk</text:span><text:span text:style-name="T760"> </text:span><text:span text:style-name="T754">data.</text:span></text:p>
        <text:p text:style-name="P183"><text:span text:style-name="T503">The</text:span> Helios<text:span text:style-name="T319"> </text:span><text:span text:style-name="T431">1 </text:span>merged<text:span text:style-name="T319"> </text:span>hourly<text:span text:style-name="T319"> </text:span>data<text:span text:style-name="T319"> </text:span>from<text:span text:style-name="T319"> </text:span>the<text:span text:style-name="T319"> </text:span>magnetometer and plasma instruments (Rosenbauer et al. 1977) include 12.5 orbits <text:span text:style-name="T503">for</text:span> the time range <text:span text:style-name="T503">10 December</text:span> 1974<text:span text:style-name="T169"> </text:span><text:span text:style-name="T503">until 14 June</text:span> 1981,<text:span text:style-name="T169"> </text:span><text:span text:style-name="T503">those for Helios 2 include</text:span> 8<text:span text:style-name="T737">.5</text:span> orbits <text:span text:style-name="T503">for the time span</text:span><text:span text:style-name="T169"> </text:span><text:span text:style-name="T737">0</text:span><text:span text:style-name="T503">1 January</text:span> 1976<text:span text:style-name="T503"> until</text:span><text:span text:style-name="T169"> </text:span><text:span text:style-name="T737">0</text:span><text:span text:style-name="T503">4 March</text:span><text:span text:style-name="T169"> </text:span>1980. The data <text:span text:style-name="T588">are</text:span> <text:span text:style-name="T737">have been </text:span><text:s/>retrieved from the Coordinated Data Analysis <text:span text:style-name="T324">Web (CDAWeb) </text:span>interface at <text:span text:style-name="T319">NASA’s </text:span>GSFC<text:span text:style-name="T138">/</text:span>SPDF<text:span text:style-name="T297">4</text:span>.</text:p>
        <text:p text:style-name="P184">The<text:span text:style-name="T440"> </text:span>Helios<text:span text:style-name="T440"> </text:span>1<text:span text:style-name="T440"> </text:span>magnetometer<text:span text:style-name="T440"> </text:span>data<text:span text:style-name="T615"> </text:span><text:span text:style-name="T503">coverage</text:span><text:span text:style-name="T615"> for this data set</text:span><text:span text:style-name="T440"> is </text:span><text:span text:style-name="T188"><text:s/></text:span><text:span text:style-name="T440">43 %</text:span><text:span text:style-name="T746">,</text:span><text:span text:style-name="T188"> </text:span><text:span text:style-name="T618">(</text:span><text:span text:style-name="T615">i.e.</text:span><text:span text:style-name="T617">,</text:span><text:span text:style-name="T616"> </text:span><text:span text:style-name="T747">to</text:span><text:span text:style-name="T189"> </text:span><text:span text:style-name="T616">2.8 years</text:span><text:span text:style-name="T618">)</text:span><text:span text:style-name="T503">, that of Helios 2 </text:span>amounts to 54%<text:span text:style-name="T737">,</text:span><text:span text:style-name="T169"> </text:span><text:span text:style-name="T620">(</text:span><text:span text:style-name="T503">i.e.,</text:span><text:span text:style-name="T169"> </text:span><text:span text:style-name="T737">to</text:span> 2.3 <text:span text:style-name="T620">years)</text:span>. The plasma data coverage is 76 %<text:span text:style-name="T737">,</text:span><text:span text:style-name="T503"> </text:span><text:span text:style-name="T620">(</text:span><text:span text:style-name="T503">i.e.</text:span><text:span text:style-name="T619">, </text:span><text:span text:style-name="T507">5.0 years</text:span><text:span text:style-name="T620">)</text:span><text:span text:style-name="T503"> in case of Helios 1 and </text:span>92 %<text:span text:style-name="T737">,</text:span><text:span text:style-name="T503"> </text:span><text:span text:style-name="T620">(</text:span><text:span text:style-name="T503">i.e.</text:span><text:span text:style-name="T619">, </text:span><text:span text:style-name="T507">3.9 years</text:span><text:span text:style-name="T620">)</text:span><text:span text:style-name="T503"> <text:s/>in case of Helios 2</text:span>. Thus,<text:span text:style-name="T215"> </text:span><text:span text:style-name="T52">u</text:span><text:span text:style-name="T1">sing this </text:span>data, <text:span text:style-name="T503">one has</text:span> to keep in mind that its time coverage is unequally distributed over the solar cycle. <text:span text:style-name="T589">Considering the data gap distributions,</text:span><text:span text:style-name="T812"> </text:span><text:span text:style-name="T717">t</text:span><text:span text:style-name="T503">he</text:span><text:span text:style-name="T711"> amount of data </text:span><text:span text:style-name="T715">during solar cycle minimum</text:span><text:span text:style-name="T216"> </text:span><text:span text:style-name="T791">taken from shortly before solar </text:span><text:span text:style-name="T737">cycle</text:span><text:span text:style-name="T791"> </text:span><text:span text:style-name="T737">minimum</text:span><text:span text:style-name="T791"> in 1974 through the minimum in 1976</text:span><text:span text:style-name="T216"> </text:span><text:span text:style-name="T713">up</text:span><text:span text:style-name="T217"> </text:span><text:span text:style-name="T711">to</text:span><text:span text:style-name="T216"> </text:span><text:span text:style-name="T53">mid 1977,</text:span><text:span text:style-name="T711"> </text:span><text:span text:style-name="T714">that is</text:span><text:span text:style-name="T712">,</text:span><text:span text:style-name="T713"> the transition from minimum to maximum</text:span><text:span text:style-name="T716">, </text:span><text:span text:style-name="T791">the rising phase of the cycle</text:span><text:span text:style-name="T737">, </text:span><text:span text:style-name="T738">i.e.</text:span><text:span text:style-name="T174"> </text:span><text:span text:style-name="T737">to about 3 years before sunspot maximum, in 1980, </text:span><text:span text:style-name="T1">covers</text:span><text:span text:style-name="T54"> </text:span><text:span text:style-name="T1">about</text:span><text:span text:style-name="T54"> </text:span><text:span text:style-name="T1">68</text:span><text:span text:style-name="T57"> </text:span><text:span text:style-name="T1">%</text:span><text:span text:style-name="T169"> </text:span><text:span text:style-name="T737">of this period.</text:span><text:span text:style-name="T169"> </text:span><text:span text:style-name="T737">From mid 1977 until 1981</text:span><text:span text:style-name="T1"> </text:span><text:span text:style-name="T590">whereas during maximum of cycle 21</text:span><text:span text:style-name="T94"> </text:span><text:span text:style-name="T718">data are available </text:span><text:span text:style-name="T1">only 38</text:span><text:span text:style-name="T59"> </text:span><text:span text:style-name="T1">%</text:span><text:span text:style-name="T169"> </text:span><text:span text:style-name="T503">of the time.</text:span></text:p>
        <text:p text:style-name="P185">This is the reason why in this study the OMNI solar wind data have been used in section 2 to derive long-term frequency distributions for the key solar wind parameters and the study of its solar cycle dependency presented in section 3. </text:p>
        <text:p text:style-name="P157"/>
        <text:p text:style-name="P157">The median<text:span text:style-name="T315"> </text:span>and<text:span text:style-name="T315"> </text:span>mean<text:span text:style-name="T315"> </text:span>values<text:span text:style-name="T315"> </text:span><text:span text:style-name="T625">of the key solar wind parameters</text:span><text:span text:style-name="T194"> </text:span><text:span text:style-name="T625">for</text:span><text:span text:style-name="T315"> </text:span>di<text:span text:style-name="T138">ff</text:span>erent<text:span text:style-name="T315"> </text:span>solar distances <text:span text:style-name="T503">of the Helios data </text:span><text:span text:style-name="T591">are</text:span><text:span text:style-name="T169"> </text:span><text:span text:style-name="T737">were</text:span> calculat<text:span text:style-name="T503">ed for the minimal distance resolution of</text:span> the data <text:span text:style-name="T503">set, which</text:span><text:span text:style-name="T169"> </text:span><text:span text:style-name="T591">is</text:span><text:span text:style-name="T737"> was</text:span> 0.01 au. <text:s text:c="2"/><text:span text:style-name="T503">Previous analyses have shown that the</text:span> distance <text:span text:style-name="T503">dependence of the solar wind</text:span> parameters <text:span text:style-name="T503">over the Helios data <text:s/>range </text:span><text:span text:style-name="T737">of the from</text:span><text:span text:style-name="T503"> 0.29</text:span><text:span text:style-name="T719">--</text:span><text:span text:style-name="T503">0.98 au can be described well through</text:span> power law scaling (<text:span text:style-name="T503">e.g., Schwenn</text:span><text:span text:style-name="T592">1991, p.xx</text:span><text:span text:style-name="T503">, Buch</text:span>).<text:span text:style-name="T169"> </text:span><text:span text:style-name="T737">Following, Schwenn ?</text:span> <text:span text:style-name="T591">Therefore</text:span><text:span text:style-name="T813"> </text:span>we use the power<text:span text:style-name="T456"> </text:span>function</text:p>
        <text:p text:style-name="P98"><text:span text:style-name="T341">x</text:span><text:span text:style-name="T343">(</text:span><text:span text:style-name="T341">r</text:span><text:span text:style-name="T343">) </text:span><text:span text:style-name="T146">=</text:span><text:span text:style-name="T153"> </text:span><text:span text:style-name="T341">d</text:span><text:span text:style-name="T369"> </text:span><text:span text:style-name="T341">r</text:span><text:span text:style-name="T378">e<text:tab/></text:span><text:span text:style-name="T345">(10)</text:span></text:p>
        <text:p text:style-name="P56">for the regression fit of the median and mean<text:span text:style-name="T503">,</text:span><text:span text:style-name="T169"> </text:span>with<text:span text:style-name="T503"> r being</text:span> the solar distance <text:span text:style-name="T792">r</text:span>. The fits are weighted<text:span text:style-name="T169"> </text:span><text:span text:style-name="T503">through the different </text:span>data counts per bin. With <text:span text:style-name="T390">r </text:span>in astronomical<text:span text:style-name="T319"> </text:span>units<text:span text:style-name="T319"> </text:span>we<text:span text:style-name="T319"> </text:span><text:span text:style-name="T503">derive</text:span> the<text:span text:style-name="T319"> </text:span>fit<text:span text:style-name="T319"> </text:span>coe<text:span text:style-name="T138">ffi</text:span>cients<text:span text:style-name="T319"> </text:span><text:span text:style-name="T651">as</text:span><text:span text:style-name="T321"> </text:span><text:span text:style-name="T503">listed</text:span> in <text:span text:style-name="T431">Table</text:span><text:span text:style-name="T332"> </text:span>3.</text:p>
        <text:p text:style-name="P186">As expected, the <text:span text:style-name="T503">found</text:span><text:span text:style-name="T169"> </text:span>velocity exponen<text:span text:style-name="T503">t</text:span><text:span text:style-name="T720">s</text:span><text:span text:style-name="T503"> </text:span><text:span text:style-name="T737">derived for Helios 1 and 2 data</text:span><text:span text:style-name="T169"> </text:span><text:span text:style-name="T737">is basically the mean of</text:span><text:span text:style-name="T169"> </text:span><text:span text:style-name="T593">match with</text:span><text:span text:style-name="T247"> </text:span><text:span text:style-name="T503">the values found by</text:span> Schwenn (1983, 1990), who derived the distance dependencies for both Helios spacecraft separately <text:span text:style-name="T503">as</text:span> <text:span text:style-name="T138">v</text:span><text:span text:style-name="T382">H1</text:span>(<text:span text:style-name="T390">r</text:span>) <text:s/><text:span text:style-name="T285">∝ <text:s/></text:span><text:span text:style-name="T390">r</text:span><text:span text:style-name="T297">0</text:span><text:span text:style-name="T313">.</text:span><text:span text:style-name="T297">083 <text:s text:c="4"/></text:span>and</text:p>
        <text:p text:style-name="P137"/>
        <text:p text:style-name="P128"><draw:g text:anchor-type="as-char" svg:y="0in" draw:z-index="24" draw:style-name="gr8"><draw:line draw:name="Line 36" draw:style-name="gr9" draw:text-style-name="P335" svg:x1="0in" svg:y1="0.0004in" svg:x2="1.4228in" svg:y2="0.0012in"><text:p/></draw:line></draw:g></text:p>
        <text:p text:style-name="P25"><text:span text:style-name="T273">4 <text:s text:c="5"/></text:span><text:a xlink:type="simple" xlink:href="http://spdf.gsfc.nasa.gov/" text:style-name="Internet_20_link" text:visited-style-name="Visited_20_Internet_20_Link"><text:span text:style-name="T280">http://spdf.gsfc.nasa.gov/</text:span></text:a></text:p>
        <text:p text:style-name="P108"><text:soft-page-break/><text:span text:style-name="T503">as</text:span> <text:span text:style-name="T138">v</text:span><text:span text:style-name="T382">H2</text:span>(<text:span text:style-name="T390">r</text:span>) <text:span text:style-name="T390">r</text:span><text:span text:style-name="T297">0</text:span><text:span text:style-name="T313">.</text:span><text:span text:style-name="T297">036</text:span>. <text:span text:style-name="T169">The difference in the</text:span> <text:span text:style-name="T169">exponents</text:span> <text:span text:style-name="T169">between Helios 1 and 2 have been attributed to the fact that the shorter Helios 2 data set is dominated by high speed streams. </text:span><text:span text:style-name="T171">??</text:span></text:p>
        <text:p text:style-name="P109"><text:span text:style-name="T503">The calculated</text:span> density exponen<text:span text:style-name="T503">t</text:span><text:span text:style-name="T169"> </text:span>agrees well with the Helios plasma density model <text:span text:style-name="T503">derived by</text:span> Bougeret et al. (1984), <text:span text:style-name="T503">yielding a</text:span> <text:span text:style-name="T594">to</text:span><text:span text:style-name="T814"> </text:span>the <text:span text:style-name="T503">year</text:span> 1976 norm<text:span text:style-name="T503">alized 1 au </text:span>density <text:span text:style-name="T594">of</text:span> <text:span text:style-name="T390">n</text:span>(<text:span text:style-name="T390">r</text:span>) <text:span text:style-name="T138">= </text:span>6<text:span text:style-name="T138">.</text:span>14 <text:span text:style-name="T390">r</text:span><text:span text:style-name="T303">−</text:span><text:span text:style-name="T297">2</text:span><text:span text:style-name="T313">.</text:span><text:span text:style-name="T297">10 </text:span>cm<text:span text:style-name="T303">−</text:span><text:span text:style-name="T297">3</text:span><text:span text:style-name="T737"> for</text:span>. <text:span text:style-name="T174">Those of the magnetic field strength and the temperature similarly agree with the studies by </text:span><text:span text:style-name="T171">xxx and xxx.</text:span></text:p>
        <text:p text:style-name="P110"><text:span text:style-name="T503">Figure 7 shows the radial dependence</text:span> of the solar wind parameters<text:span text:style-name="T737"> B, N, T and V </text:span><text:span text:style-name="T1">over</text:span><text:span text:style-name="T169"> </text:span><text:span text:style-name="T503">the</text:span><text:span text:style-name="T169"> </text:span><text:span text:style-name="T1">distance</text:span><text:span text:style-name="T503"> range 0.29-0.98 au and</text:span><text:span text:style-name="T169"> </text:span><text:span text:style-name="T1">the mean and median </text:span><text:span text:style-name="T503">values</text:span> and their <text:span text:style-name="T503">respective power law</text:span> fit<text:span text:style-name="T503">s.</text:span></text:p>
        <text:p text:style-name="P111"><text:span text:style-name="T503">The</text:span><text:span text:style-name="T169"> </text:span><text:span text:style-name="T1">mean and median</text:span><text:span text:style-name="T169"> </text:span><text:span text:style-name="T503">velocity fit </text:span><text:span text:style-name="T724">exponents</text:span><text:span text:style-name="T169"> </text:span><text:span text:style-name="T737">shown in Figure 7</text:span><text:span text:style-name="T169"> </text:span><text:span text:style-name="T737">are in agreement with the values</text:span><text:span text:style-name="T169"> </text:span><text:span text:style-name="T737">listed in Table 3</text:span><text:span text:style-name="T169"> </text:span><text:span text:style-name="T503">are </text:span><text:span text:style-name="T595">very similar</text:span><text:span text:style-name="T169"> <text:s/></text:span><text:span text:style-name="T737">practically identical</text:span><text:span text:style-name="T503">, </text:span><text:span text:style-name="T595">which</text:span><text:span text:style-name="T726"> </text:span><text:span text:style-name="T725">indicate</text:span><text:span text:style-name="T726">s</text:span><text:span text:style-name="T725"> </text:span><text:span text:style-name="T503">that </text:span><text:span text:style-name="T726">they just as well can be kept identical so that</text:span><text:span text:style-name="T503"> the basic</text:span><text:span text:style-name="T169"> </text:span><text:span text:style-name="T1">shape</text:span><text:span text:style-name="T169"> </text:span><text:span text:style-name="T503">of</text:span><text:span text:style-name="T169"> </text:span><text:span text:style-name="T1">the frequency</text:span><text:span text:style-name="T169"> </text:span><text:span text:style-name="T503">distribution does not change with distance.</text:span></text:p>
        <text:p text:style-name="P163"><text:span text:style-name="T636">Contrary,</text:span><text:span text:style-name="T194"> </text:span><text:span text:style-name="T503">the</text:span><text:span text:style-name="T315"> mean </text:span><text:span text:style-name="T625">and</text:span><text:span text:style-name="T315"> median </text:span><text:span text:style-name="T625">fits for</text:span><text:span text:style-name="T315"> the </text:span>magnetic<text:span text:style-name="T315"> </text:span>field<text:span text:style-name="T315"> </text:span>strength<text:span text:style-name="T315"> </text:span>cross <text:span text:style-name="T503">each other</text:span> at 0<text:span text:style-name="T138">.</text:span>339 au<text:span text:style-name="T816"> </text:span><text:span text:style-name="T596">and the mean is lower than the median at smaller distances</text:span><text:span text:style-name="T737">, </text:span><text:span text:style-name="T754">in agreement with the Parker spiral geometry of the interplanetary magnetic field (IMF)?</text:span><text:span text:style-name="T737">.</text:span><text:span text:style-name="T169"> </text:span><text:span text:style-name="T503">Thus, </text:span><text:span text:style-name="T597">below that distance</text:span><text:span text:style-name="T727"> </text:span><text:span text:style-name="T503">the distribution function</text:span> cannot <text:span text:style-name="T503">well</text:span> be described <text:span text:style-name="T597">anymore</text:span><text:span text:style-name="T817"> </text:span><text:span text:style-name="T503">by</text:span> a lognormal function. <text:span text:style-name="T503">The fits for</text:span> the <text:span text:style-name="T503">proton</text:span> temperature <text:span text:style-name="T503">show a similar behavior, having an intersection</text:span> at 0.082 au. <text:span text:style-name="T503">Therefore</text:span> the extrapolation <text:span text:style-name="T503">of the magnetic field </text:span><text:span text:style-name="T737">strength</text:span><text:span text:style-name="T503"> and</text:span><text:span text:style-name="T169"> </text:span><text:span text:style-name="T737">proton</text:span><text:span text:style-name="T169"> </text:span><text:span text:style-name="T503">temperature distribution frequencies to the PSP orbit</text:span><text:span text:style-name="T737">s</text:span><text:span text:style-name="T169"> </text:span><text:span text:style-name="T503">by applying</text:span> lognormal functions <text:span text:style-name="T503">is</text:span> limit<text:span text:style-name="T503">ed</text:span>. <text:span text:style-name="T315">To </text:span>circumvent <text:span text:style-name="T503">such</text:span> limitations we <text:span text:style-name="T737">have</text:span> set <text:span text:style-name="T737">identically</text:span> the<text:span text:style-name="T315"> </text:span>exponents<text:span text:style-name="T315"> </text:span><text:span text:style-name="T390">e</text:span><text:span text:style-name="T382">med</text:span><text:span text:style-name="T388"> </text:span>and<text:span text:style-name="T315"> </text:span><text:span text:style-name="T390">e</text:span><text:span text:style-name="T382">avg </text:span>to <text:span text:style-name="T598">be</text:span> identical <text:span text:style-name="T737">values</text:span> for all four <text:span text:style-name="T737">investigated</text:span> parameters.<text:span text:style-name="T503"> It should be noted that this simplification leads</text:span> to <text:span text:style-name="T503">slightly</text:span> larger<text:span text:style-name="T322"> </text:span>model<text:span text:style-name="T503">ing</text:span><text:span text:style-name="T322"> </text:span>errors, especially<text:span text:style-name="T169"> </text:span><text:span text:style-name="T503">in case of</text:span> the magnetic field strength. </text:p>
        <text:p text:style-name="P221"><text:span text:style-name="T672">Next we</text:span><text:span text:style-name="T346"> </text:span>retrieve<text:span text:style-name="T737">d</text:span><text:span text:style-name="T419"> </text:span>the<text:span text:style-name="T419"> </text:span>frequency<text:span text:style-name="T419"> </text:span>distributions<text:span text:style-name="T722"> of the four parameters </text:span><text:span text:style-name="T503">in distance bins of</text:span> 0<text:span text:style-name="T138">.</text:span>01<text:span text:style-name="T452"> </text:span>au,<text:span text:style-name="T419"> </text:span>choos<text:span text:style-name="T503">ing</text:span><text:span text:style-name="T169"> </text:span>the same <text:span text:style-name="T503">resolution</text:span> as <text:span text:style-name="T503">for</text:span> the OMNI data<text:span text:style-name="T169"> </text:span><text:span text:style-name="T503">analyzed in section </text:span><text:span text:style-name="T614">x</text:span><text:span text:style-name="T503"> – the distribution</text:span><text:span text:style-name="T721">s</text:span><text:span text:style-name="T503"> are plotted in Figure 8.</text:span></text:p>
        <text:p text:style-name="P159"><text:span text:style-name="T503">For simplification, as mentioned before,</text:span> we <text:span text:style-name="T503">treat</text:span> the exponents of <text:span text:style-name="T503">the</text:span> median and average <text:span text:style-name="T503">fit functions as being</text:span> identical. Implementing the power law distance dependency<text:span text:style-name="T315"> </text:span>(10)<text:span text:style-name="T315"> </text:span>into<text:span text:style-name="T315"> </text:span>the<text:span text:style-name="T315"> </text:span>lognormal<text:span text:style-name="T315"> </text:span>function<text:span text:style-name="T315"> </text:span>(4),<text:span text:style-name="T315"> </text:span>we<text:span text:style-name="T315"> </text:span>get<text:span text:style-name="T315"> </text:span><text:span text:style-name="T503">the</text:span> fit <text:span text:style-name="T815">p</text:span><text:span text:style-name="T25">ara</text:span><text:span text:style-name="T314">meters</text:span><text:span text:style-name="T457"> </text:span><text:span text:style-name="T391">d</text:span><text:span text:style-name="T413">m</text:span><text:span text:style-name="T304">,</text:span><text:span text:style-name="T307"> </text:span><text:span text:style-name="T415">e</text:span><text:span text:style-name="T416">d</text:span><text:span text:style-name="T314">,</text:span><text:span text:style-name="T457"> </text:span><text:span text:style-name="T391">d</text:span><text:span text:style-name="T458">a</text:span><text:span text:style-name="T308">,</text:span><text:span text:style-name="T460">vg</text:span><text:span text:style-name="T459"> </text:span><text:span text:style-name="T461"><text:s/></text:span><text:span text:style-name="T314">and</text:span><text:span text:style-name="T457"> </text:span><text:span text:style-name="T314">the</text:span><text:span text:style-name="T457"> </text:span><text:span text:style-name="T314">common</text:span><text:span text:style-name="T457"> </text:span><text:span text:style-name="T338">e</text:span><text:span text:style-name="T314">xponent</text:span><text:span text:style-name="T457"> </text:span><text:span text:style-name="T391">e</text:span><text:span text:style-name="T309">,</text:span><text:span text:style-name="T314">.</text:span><text:span text:style-name="T457"> </text:span><text:span text:style-name="T723">Again</text:span><text:span text:style-name="T314">, </text:span>we use the double lognormal function (5) for the velocity<text:span text:style-name="T332"> </text:span>distribution<text:span text:style-name="T322"> </text:span>fit,<text:span text:style-name="T315"> </text:span>resulting<text:span text:style-name="T322"> </text:span>in<text:span text:style-name="T315"> </text:span><text:span text:style-name="T316">W</text:span><text:span text:style-name="T417">I</text:span><text:span text:style-name="T310">,</text:span><text:span text:style-name="T417">I</text:span><text:span text:style-name="T310">,</text:span><text:span text:style-name="T315">(</text:span><text:span text:style-name="T316">x</text:span><text:span text:style-name="T162">,</text:span><text:span text:style-name="T163"> </text:span><text:span text:style-name="T390">r</text:span>).<text:span text:style-name="T315"> </text:span>The<text:span text:style-name="T322"> </text:span>additional<text:span text:style-name="T322"> </text:span>fit<text:span text:style-name="T315"> </text:span>parameters<text:span text:style-name="T322"> </text:span>are the balancing parameter <text:span text:style-name="T390">c</text:span><text:span text:style-name="T303">, <text:s/></text:span>and <text:span text:style-name="T503">for</text:span> the second lognormal <text:s/>part <text:span text:style-name="T391">d</text:span><text:span text:style-name="T413">m</text:span><text:span text:style-name="T304">,</text:span><text:span text:style-name="T303"> </text:span><text:span text:style-name="T415">ed,2</text:span><text:span text:style-name="T414"> <text:s/></text:span><text:span text:style-name="T314">and</text:span> <text:span text:style-name="T391">d</text:span><text:span text:style-name="T418">a</text:span><text:span text:style-name="T308">,</text:span><text:span text:style-name="T415">vg,</text:span><text:span text:style-name="T416">2</text:span><text:span text:style-name="T314">.</text:span> <text:span text:style-name="T314">The</text:span> <text:span text:style-name="T314">resulting</text:span> <text:span text:style-name="T462">fit</text:span> <text:span text:style-name="T314">co</text:span><text:span text:style-name="T442">e</text:span><text:span text:style-name="T164">ffi</text:span><text:span text:style-name="T314">cients</text:span> <text:span text:style-name="T314">for</text:span> <text:span text:style-name="T314">the</text:span> <text:span text:style-name="T314">four</text:span> <text:span text:style-name="T314">solar </text:span>wind parameters are presented in <text:span text:style-name="T431">Table </text:span>4. <text:span text:style-name="T503">The</text:span><text:span text:style-name="T322"> </text:span>velocity<text:span text:style-name="T322"> </text:span>balancing<text:span text:style-name="T322"> </text:span>parameter<text:span text:style-name="T322"> </text:span><text:span text:style-name="T390">c</text:span><text:span text:style-name="T303">,</text:span><text:span text:style-name="T311"> </text:span><text:span text:style-name="T138">= </text:span>0<text:span text:style-name="T138">.</text:span>557<text:span text:style-name="T503"> is in good agreement with the results for the </text:span><text:span text:style-name="T599">SSN</text:span><text:span text:style-name="T169"> </text:span><text:span text:style-name="T737">solar cycle</text:span><text:span text:style-name="T169"> </text:span><text:span text:style-name="T503">dependency </text:span><text:span text:style-name="T599">(eq. 9), because with a mean SSN of 59 Sn during the Helios time period, c(59) = 0.53,</text:span><text:span text:style-name="T794"> </text:span><text:span text:style-name="T737">of the solar wind conditions derived from the analysis of the OMNI data</text:span><text:span text:style-name="T503"> </text:span><text:span text:style-name="T600">as also</text:span><text:span text:style-name="T728"> </text:span><text:span text:style-name="T503">presented in Figure 6</text:span><text:span text:style-name="T737">. </text:span></text:p>
        <text:p text:style-name="P301"><text:span text:style-name="T503">The</text:span> frequency distributions<text:span text:style-name="T503"> for the </text:span><text:span text:style-name="T737">Helios</text:span><text:span text:style-name="T169"> </text:span><text:span text:style-name="T602">four</text:span><text:span text:style-name="T253"> </text:span>solar wind parameter<text:span text:style-name="T818">s</text:span><text:span text:style-name="T169"> </text:span><text:span text:style-name="T503">with respect to the radial </text:span>distance <text:span text:style-name="T503">from the Sun are plotted in Figure 8, together with</text:span> the<text:span text:style-name="T602">ir</text:span> power law lognormal fit<text:span text:style-name="T503">s</text:span><text:span text:style-name="T169"> </text:span><text:span text:style-name="T737">for B, N, T</text:span><text:span text:style-name="T169"> </text:span><text:span text:style-name="T503">and</text:span><text:span text:style-name="T169"> </text:span><text:span text:style-name="T602">the</text:span><text:span text:style-name="T253"> </text:span>double lognormal<text:span text:style-name="T169"> </text:span><text:span text:style-name="T503">fit</text:span><text:span text:style-name="T169"> </text:span>for the velocity <text:span text:style-name="T737">V, including</text:span> <text:span text:style-name="T604">with</text:span><text:span text:style-name="T820"> </text:span>their median values.</text:p>
        <text:p text:style-name="P159"><text:span text:style-name="T169">Figure 8 shows that</text:span> the fit<text:span text:style-name="T169">s</text:span> <text:span text:style-name="T169">represent</text:span> the data well. The <text:span text:style-name="T169">model’s</text:span> magnetic field strength is <text:span text:style-name="T169">broader</text:span> around <text:span text:style-name="T169">values of </text:span>40 nT at the lower distance boundary than the <text:span text:style-name="T169">frequency distribution implies</text:span>. This <text:span text:style-name="T169">behavior</text:span> is expected because of <text:span text:style-name="T169">the</text:span> distance independent approximation <text:span text:style-name="T169">applied</text:span>.<text:span text:style-name="T440"> </text:span>The<text:span text:style-name="T440"> </text:span>velocity<text:span text:style-name="T440"> </text:span>and<text:span text:style-name="T440"> </text:span>temperature<text:span text:style-name="T440"> </text:span>models’<text:span text:style-name="T440"> </text:span>upper<text:span text:style-name="T440"> </text:span>values,<text:span text:style-name="T169"> showing</text:span> a higher frequency <text:span text:style-name="T169">of these values</text:span> than the <text:span text:style-name="T169">actual</text:span> data <text:span text:style-name="T169">in agreement with the</text:span> zoom box<text:span text:style-name="T169">es inserted</text:span> in <text:span text:style-name="T169">Figure 1</text:span>.</text:p>
        <text:p text:style-name="P166"/>
        <text:p text:style-name="P158"/>
        <text:p text:style-name="P158"/>
        <text:p text:style-name="P158"/>
        <text:p text:style-name="P158"><text:span text:style-name="T169">This established</text:span> solar wind model <text:span text:style-name="T169">for the radial distance dependence is</text:span> represent<text:span text:style-name="T169">ative for</text:span><text:span text:style-name="T1"> the time</text:span><text:span text:style-name="T169"> of</text:span> <text:span text:style-name="T169">the</text:span> Helios <text:span text:style-name="T169">observations in</text:span> solar<text:span text:style-name="T335"> </text:span>cycle<text:span text:style-name="T335"> </text:span>21.<text:span text:style-name="T335"> </text:span><text:span text:style-name="T169">The time</text:span> variation of the exponents <text:span text:style-name="T169">of the model fit functions are shown in Figure 9</text:span> <text:span text:style-name="T169">together with the yearly SSN for the time period 1974-1982.</text:span> <text:span text:style-name="T169">From Figure 9 it can be seen that</text:span> <text:span text:style-name="T169">during this time period</text:span> there is no <text:span text:style-name="T169">clear</text:span> variation <text:span text:style-name="T169">of the exponents with solar activity. </text:span></text:p>
      </text:section>
      <text:p text:style-name="P317"/>
      <text:p text:style-name="P99"><text:span text:style-name="T108">Table </text:span><text:span text:style-name="T106">3. </text:span><text:span text:style-name="T95">Fit coe</text:span><text:span text:style-name="T139">ffi</text:span><text:span text:style-name="T95">cients for the median and mean solar distance dependencies of the four </text:span><text:span text:style-name="T680">solar wind</text:span><text:span text:style-name="T95"> parameters </text:span><text:span text:style-name="T775">for</text:span><text:span text:style-name="T95"> </text:span><text:span text:style-name="T689">derived from</text:span><text:span text:style-name="T97"> </text:span><text:span text:style-name="T95">the combined Helios </text:span><text:span text:style-name="T680">1 and 2</text:span><text:span text:style-name="T95"> data </text:span><text:span text:style-name="T775">set</text:span><text:span text:style-name="T95">. The errors</text:span><text:span text:style-name="T98"> </text:span><text:span text:style-name="T95">in</text:span><text:span text:style-name="T98"> </text:span><text:span text:style-name="T95">brackets</text:span><text:span text:style-name="T98"> </text:span><text:span text:style-name="T95">are</text:span><text:span text:style-name="T98"> </text:span><text:span text:style-name="T95">the</text:span><text:span text:style-name="T98"> </text:span><text:span text:style-name="T95">estimated</text:span><text:span text:style-name="T98"> </text:span><text:span text:style-name="T95">standard</text:span><text:span text:style-name="T98"> </text:span><text:span text:style-name="T95">deviations</text:span><text:span text:style-name="T98"> </text:span><text:span text:style-name="T95">of each</text:span><text:span text:style-name="T98"> </text:span><text:span text:style-name="T95">fit</text:span><text:span text:style-name="T98"> </text:span><text:span text:style-name="T95">parameter.</text:span><text:span text:style-name="T98"> </text:span><text:span text:style-name="T95">The</text:span><text:span text:style-name="T98"> </text:span><text:span text:style-name="T95">crossing</text:span><text:span text:style-name="T98"> </text:span><text:span text:style-name="T95">distance</text:span><text:span text:style-name="T680">s</text:span><text:span text:style-name="T98"> </text:span><text:span text:style-name="T680">indicate</text:span><text:span text:style-name="T95"> where the</text:span><text:span text:style-name="T98"> </text:span><text:span text:style-name="T95">median</text:span><text:span text:style-name="T98"> </text:span><text:span text:style-name="T95">and</text:span><text:span text:style-name="T98"> </text:span><text:span text:style-name="T95">mean </text:span><text:span text:style-name="T680">fits</text:span><text:span text:style-name="T95"> intersect</text:span><text:span text:style-name="T199"> </text:span><text:span text:style-name="T680">each other.</text:span><text:span text:style-name="T102"> </text:span><text:span text:style-name="T95">The</text:span><text:span text:style-name="T102"> </text:span><text:span text:style-name="T95">year</text:span><text:span text:style-name="T102"> </text:span><text:span text:style-name="T95">variation</text:span><text:span text:style-name="T102"> </text:span><text:span text:style-name="T95">is</text:span><text:span text:style-name="T102"> </text:span><text:span text:style-name="T95">the</text:span><text:span text:style-name="T102"> </text:span><text:span text:style-name="T95">weighted</text:span><text:span text:style-name="T102"> </text:span><text:span text:style-name="T95">standard</text:span><text:span text:style-name="T102"> </text:span><text:span text:style-name="T95">deviation</text:span><text:span text:style-name="T102"> </text:span><text:span text:style-name="T697">derived</text:span><text:span text:style-name="T102"> </text:span><text:span text:style-name="T95">from</text:span><text:span text:style-name="T102"> </text:span><text:span text:style-name="T95">all</text:span><text:span text:style-name="T102"> </text:span><text:span text:style-name="T95">yearly</text:span><text:span text:style-name="T102"> </text:span><text:span text:style-name="T680">fit</text:span><text:span text:style-name="T95"> exponents.</text:span></text:p>
      <text:p text:style-name="P151"><draw:g text:anchor-type="paragraph" draw:z-index="25" draw:name="Group 31" draw:style-name="gr27"><draw:line draw:name="Line 33" draw:style-name="gr9" draw:text-style-name="P335" svg:x1="1.1854in" svg:y1="0.1516in" svg:x2="7.0827in" svg:y2="0.1524in"><text:p/></draw:line><draw:line draw:name="Line 32" draw:style-name="gr9" draw:text-style-name="P335" svg:x1="1.1854in" svg:y1="0.1913in" svg:x2="7.0827in" svg:y2="0.1913in"><text:p/></draw:line></draw:g></text:p>
      <text:p text:style-name="P227"><text:span text:style-name="T412"><text:s/></text:span><text:span text:style-name="T411"><text:tab/>Median<text:tab/> <text:tab/>Mean<text:tab/></text:span>Crossing<text:span text:style-name="T463"> </text:span>distance<text:tab/><text:span text:style-name="T335">Year</text:span><text:span text:style-name="T332"> </text:span>variation</text:p>
      <text:p text:style-name="P103"><draw:custom-shape text:anchor-type="paragraph" draw:z-index="6" draw:name="Text Box 30" draw:style-name="gr7" draw:text-style-name="P334" svg:width="0.5594in" svg:height="0.1677in" svg:x="1.2709in" svg:y="-0.0728in"><text:p text:style-name="P303"><text:span text:style-name="T32">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01">d</text:span><text:span text:style-name="T392">med</text:span><text:span text:style-name="T464">a<text:tab/></text:span><text:span text:style-name="T401">e</text:span><text:span text:style-name="T392">med<text:tab/></text:span><text:span text:style-name="T401">d</text:span><text:span text:style-name="T392">avg</text:span><text:span text:style-name="T464">a<text:tab/></text:span><text:span text:style-name="T401">e</text:span><text:span text:style-name="T392">avg<text:tab/></text:span><text:span text:style-name="T404">[au]<text:tab/></text:span><text:span text:style-name="T405">∆</text:span><text:span text:style-name="T401">e</text:span></text:p>
      <text:p text:style-name="P228"><draw:g text:anchor-type="as-char" svg:y="0in" draw:z-index="7" draw:style-name="gr8"><draw:line draw:name="Line 29" draw:style-name="gr9" draw:text-style-name="P335" svg:x1="0in" svg:y1="0in" svg:x2="5.8972in" svg:y2="0in"><text:p/></draw:line></draw:g></text:p>
      <text:section text:style-name="Sect5" text:name="Section21">
        <text:p text:style-name="P229">Magnetic<text:span text:style-name="T431"> </text:span>field<text:tab/>5<text:span text:style-name="T138">.</text:span>377(92) <text:span text:style-name="T465"><text:s/></text:span><text:span text:style-name="T285">−</text:span>1<text:span text:style-name="T138">.</text:span>655(17)<text:tab/>6<text:span text:style-name="T138">.</text:span>05(10)<text:tab/><text:span text:style-name="T285">−</text:span>1<text:span text:style-name="T138">.</text:span>546(18)<text:tab/>0<text:span text:style-name="T138">.</text:span>339(11)<text:tab/>3</text:p>
        <text:p text:style-name="P233">0<text:span text:style-name="T138">.</text:span>11</text:p>
      </text:section>
      <text:section text:style-name="Sect6" text:name="Section22">
        <text:p text:style-name="P230"><text:span text:style-name="T337">Velocity<text:tab/></text:span>4<text:span text:style-name="T138">.</text:span>107(28)<text:tab/>0<text:span text:style-name="T138">.</text:span>058(13)<text:tab/>4<text:span text:style-name="T138">.</text:span>356(24)<text:tab/>0<text:span text:style-name="T138">.</text:span>049(10)<text:tab/>0<text:span text:style-name="T138">.</text:span>7(83) <text:span text:style-name="T285">×</text:span><text:span text:style-name="T295"> </text:span>10</text:p>
        <text:p text:style-name="P234">0<text:span text:style-name="T138">.</text:span>012</text:p>
      </text:section>
      <text:section text:style-name="Sect1" text:name="Section23">
        <text:p text:style-name="P231">Density<text:tab/>5<text:span text:style-name="T138">.</text:span>61(27)<text:tab/><text:span text:style-name="T285">−</text:span>2<text:span text:style-name="T138">.</text:span>093(46)<text:tab/>7<text:span text:style-name="T138">.</text:span>57(30)<text:tab/><text:span text:style-name="T285">−</text:span>2<text:span text:style-name="T138">.</text:span>010(38)<text:tab/>0<text:span text:style-name="T138">.</text:span>027(73)<text:tab/>0<text:span text:style-name="T138">.</text:span>072</text:p>
        <text:p text:style-name="P232"><draw:line text:anchor-type="paragraph" draw:z-index="43" draw:name="Line 27" draw:style-name="gr42" draw:text-style-name="P334" svg:x1="1.1882in" svg:y1="0.1799in" svg:x2="7.0791in" svg:y2="0.1799in"><text:p/></draw:line>Temperature<text:tab/>7<text:span text:style-name="T138">.</text:span>14(23)<text:tab/><text:span text:style-name="T285">−</text:span>0<text:span text:style-name="T138">.</text:span>913(39)<text:tab/>9<text:span text:style-name="T138">.</text:span>67(21)<text:tab/><text:span text:style-name="T285">−</text:span>0<text:span text:style-name="T138">.</text:span>792(28)<text:tab/>0<text:span text:style-name="T138">.</text:span>082(85)<text:tab/>0<text:span text:style-name="T138">.</text:span>005</text:p>
        <text:p text:style-name="P63"><text:span text:style-name="T106">Notes. </text:span><text:span text:style-name="T272">(</text:span><text:span text:style-name="T274">a</text:span><text:span text:style-name="T272">) </text:span><text:span text:style-name="T731"><text:s/></text:span><text:span text:style-name="T696">In units of </text:span><text:span text:style-name="T95">nT, 10</text:span><text:span text:style-name="T272">2 </text:span><text:span text:style-name="T95">km s</text:span><text:span text:style-name="T277">−</text:span><text:span text:style-name="T272">1</text:span><text:span text:style-name="T95">, cm</text:span><text:span text:style-name="T277">−</text:span><text:span text:style-name="T272">3 <text:s/></text:span><text:span text:style-name="T95">and 10</text:span><text:span text:style-name="T272">4 </text:span><text:span text:style-name="T95">K.</text:span></text:p>
        <text:p text:style-name="P154"><draw:custom-shape text:anchor-type="paragraph" draw:z-index="44" draw:name="Text Box 26" draw:style-name="gr40" draw:text-style-name="P334"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195"/><text:p text:style-name="P309"><text:span text:style-name="T29">figures/radial_fit_4_thesis_light_skip_pdfcairo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0"><text:span text:style-name="T106">Fig.</text:span><text:span text:style-name="T124"> </text:span><text:span text:style-name="T106">7.</text:span><text:span text:style-name="T127"> </text:span><text:span text:style-name="T95">Hourly</text:span><text:span text:style-name="T125"> Helios </text:span><text:span text:style-name="T95">data</text:span><text:span text:style-name="T125"> </text:span><text:span text:style-name="T95">of</text:span><text:span text:style-name="T125"> </text:span><text:span text:style-name="T95">th</text:span><text:span text:style-name="T680">e</text:span><text:span text:style-name="T694"> magnetic field strength</text:span><text:span text:style-name="T206"> </text:span><text:span text:style-name="T778">B</text:span><text:span text:style-name="T694">,</text:span><text:span text:style-name="T206"> </text:span><text:span text:style-name="T778">and</text:span><text:span text:style-name="T206"> </text:span><text:span text:style-name="T778">the</text:span><text:span text:style-name="T206"> </text:span><text:span text:style-name="T694">proton velocity</text:span><text:span text:style-name="T206"> </text:span><text:span text:style-name="T778">V</text:span><text:span text:style-name="T694">, density</text:span><text:span text:style-name="T206"> </text:span><text:span text:style-name="T778">N </text:span><text:span text:style-name="T694">and temperature</text:span><text:span text:style-name="T206"> </text:span><text:span text:style-name="T778">T </text:span><text:span text:style-name="T694">plotted </text:span><text:span text:style-name="T680">for </text:span><text:span text:style-name="T694">the</text:span><text:span text:style-name="T125"> </text:span><text:span text:style-name="T95">solar</text:span><text:span text:style-name="T125"> </text:span><text:span text:style-name="T95">distance</text:span><text:span text:style-name="T199"> </text:span><text:span text:style-name="T680">range 0.29-0.98 au.</text:span><text:span text:style-name="T206"> </text:span><text:span text:style-name="T95">The</text:span><text:span text:style-name="T125"> </text:span><text:span text:style-name="T95">mean</text:span><text:span text:style-name="T125"> </text:span><text:span text:style-name="T95">and</text:span><text:span text:style-name="T125"> </text:span><text:span text:style-name="T95">median</text:span><text:span text:style-name="T125"> </text:span><text:span text:style-name="T694">values</text:span><text:span text:style-name="T125"> </text:span><text:span text:style-name="T95">per</text:span><text:span text:style-name="T125"> </text:span><text:span text:style-name="T95">0</text:span><text:span text:style-name="T139">.</text:span><text:span text:style-name="T95">01</text:span><text:span text:style-name="T116"> </text:span><text:span text:style-name="T95">au</text:span><text:span text:style-name="T125"> </text:span><text:span text:style-name="T95">data</text:span><text:span text:style-name="T125"> </text:span><text:span text:style-name="T95">bin</text:span><text:span text:style-name="T128"> </text:span><text:span text:style-name="T95">and</text:span><text:span text:style-name="T125"> </text:span><text:span text:style-name="T95">their fit</text:span><text:span text:style-name="T125"> </text:span><text:span text:style-name="T95">curves are plotted as</text:span><text:span text:style-name="T680"> red and blue points and lines. </text:span><text:span text:style-name="T694">To avoid distance gaps resulting from the </text:span><text:span text:style-name="T125">0.01 au </text:span><text:span text:style-name="T694">binning,</text:span><text:span text:style-name="T125"> </text:span><text:span text:style-name="T95">random distance value</text:span><text:span text:style-name="T680">s</text:span><text:span text:style-name="T199"> </text:span><text:span text:style-name="T95">of </text:span><text:span text:style-name="T296">±</text:span><text:span text:style-name="T95">0</text:span><text:span text:style-name="T139">.</text:span><text:span text:style-name="T95">005</text:span><text:span text:style-name="T118"> </text:span><text:span text:style-name="T95">au </text:span><text:span text:style-name="T775">were</text:span><text:span text:style-name="T199"> </text:span><text:span text:style-name="T688">are</text:span><text:span text:style-name="T201"> </text:span><text:span text:style-name="T95">added</text:span><text:span text:style-name="T199"> </text:span><text:span text:style-name="T680">in this Figure.</text:span></text:p>
        <text:p text:style-name="P104"><text:span text:style-name="T106">Table 4. </text:span><text:span text:style-name="T95">Fit coe</text:span><text:span text:style-name="T139">ffi</text:span><text:span text:style-name="T95">cients from the single lognormal power function </text:span><text:span text:style-name="T680">of the</text:span><text:span text:style-name="T694"> magnetic field strength, density</text:span><text:span text:style-name="T778"> </text:span><text:span text:style-name="T694">and temperature </text:span><text:span text:style-name="T775">B, N, T,</text:span><text:span text:style-name="T95"> </text:span><text:span text:style-name="T680">and</text:span><text:span text:style-name="T775"> </text:span><text:span text:style-name="T688">from</text:span><text:span text:style-name="T776"> </text:span><text:span text:style-name="T775">a</text:span><text:span text:style-name="T95"> double lognormal for the </text:span><text:span text:style-name="T775">solar wind</text:span><text:span text:style-name="T95"> velocity </text:span><text:span text:style-name="T680">derived from the</text:span><text:span text:style-name="T95"> combined Helios</text:span><text:span text:style-name="T199"> </text:span><text:span text:style-name="T680">1 and 2</text:span><text:span text:style-name="T95"> data. The errors in brackets are the estimated standard deviations of each fit parameter.</text:span></text:p>
        <text:p text:style-name="P219"><draw:g text:anchor-type="paragraph" draw:z-index="14" draw:name="Group 23" draw:style-name="gr17"><draw:line draw:name="Line 25" draw:style-name="gr9" draw:text-style-name="P335" svg:x1="2.1217in" svg:y1="0.15in" svg:x2="6.1437in" svg:y2="0.1508in"><text:p/></draw:line><draw:line draw:name="Line 24" draw:style-name="gr9" draw:text-style-name="P335" svg:x1="2.1217in" svg:y1="0.189in" svg:x2="6.1437in" svg:y2="0.189in"><text:p/></draw:line></draw:g></text:p>
        <text:p text:style-name="P235"><text:span text:style-name="T466">Parameter<text:tab/></text:span>Median<text:span text:style-name="T300">a<text:tab/></text:span>Mean<text:span text:style-name="T300">a<text:tab/></text:span>Exponent<text:tab/>Balance</text:p>
        <text:p text:style-name="P116"><text:span text:style-name="T423">d</text:span><text:span text:style-name="T396">m</text:span><text:span text:style-name="T468">,</text:span><text:span text:style-name="T469"> </text:span><text:span text:style-name="T395">ed</text:span><text:span text:style-name="T392"><text:tab/></text:span><text:span text:style-name="T423">d</text:span><text:span text:style-name="T420">a</text:span><text:span text:style-name="T470">,</text:span><text:span text:style-name="T422">vg</text:span><text:span text:style-name="T421"><text:tab/></text:span><text:span text:style-name="T423">e</text:span><text:span text:style-name="T468">,</text:span><text:span text:style-name="T467"><text:tab/></text:span><text:span text:style-name="T423">c</text:span><text:span text:style-name="T468">,</text:span></text:p>
        <text:p text:style-name="P236"><draw:line text:anchor-type="paragraph" draw:z-index="5" draw:name="Line 22" draw:style-name="gr6" draw:text-style-name="P334" svg:x1="2.1252in" svg:y1="0.0142in" svg:x2="6.1417in" svg:y2="0.015in"><text:p/></draw:line>Magnetic<text:span text:style-name="T335"> </text:span>field<text:tab/>5<text:span text:style-name="T138">.</text:span>358(25)<text:tab/>5<text:span text:style-name="T138">.</text:span>705(28)<text:tab/><text:span text:style-name="T285">−</text:span>1<text:span text:style-name="T138">.</text:span>662(11)<text:tab/>–</text:p>
        <text:p text:style-name="P238">Density<text:tab/>5<text:span text:style-name="T138">.</text:span>424(33)<text:tab/>6<text:span text:style-name="T138">.</text:span>845(47)<text:tab/><text:span text:style-name="T285">−</text:span>2<text:span text:style-name="T138">.</text:span>114(20)<text:tab/>–</text:p>
      </text:section>
      <text:section text:style-name="Sect7" text:name="Section24">
        <text:p text:style-name="P300"><text:soft-page-break/>Temperature</text:p>
        <text:p text:style-name="P18">,,</text:p>
        <text:p text:style-name="P239">6<text:span text:style-name="T138">.</text:span>357(64)<text:tab/>10<text:span text:style-name="T138">.</text:span>72(14)<text:tab/><text:span text:style-name="T285">−</text:span>1<text:span text:style-name="T138">.</text:span>100(20)<text:tab/>–</text:p>
      </text:section>
      <text:section text:style-name="Sect1" text:name="Section25">
        <text:p text:style-name="P237"><draw:line text:anchor-type="paragraph" draw:z-index="45" draw:name="Line 21" draw:style-name="gr43" draw:text-style-name="P334" svg:x1="2.1252in" svg:y1="0.0177in" svg:x2="6.1417in" svg:y2="0.0185in"><text:p/></draw:line><text:span text:style-name="T337">Velocity<text:tab/></text:span><text:span text:style-name="T390">W</text:span><text:span text:style-name="T414">1<text:tab/></text:span>3<text:span text:style-name="T138">.</text:span>707(13)<text:tab/>3<text:span text:style-name="T138">.</text:span>748(16)<text:tab/><text:span text:style-name="T466">0.0990(51)<text:tab/>0.557(45)</text:span></text:p>
      </text:section>
      <text:section text:style-name="Sect7" text:name="Section26">
        <text:p text:style-name="P16"><text:span text:style-name="T448">W</text:span><text:span text:style-name="T450">2</text:span><text:span text:style-name="T293">,,</text:span></text:p>
        <text:p text:style-name="P17"><draw:line text:anchor-type="paragraph" draw:z-index="31" draw:name="Line 20" draw:style-name="gr31" draw:text-style-name="P334" svg:x1="2.7528in" svg:y1="0.0106in" svg:x2="6.1417in" svg:y2="0.0114in"><text:p/></draw:line><draw:line text:anchor-type="paragraph" draw:z-index="32" draw:name="Line 19" draw:style-name="gr32" draw:text-style-name="P334" svg:x1="2.1252in" svg:y1="0.1713in" svg:x2="6.1417in" svg:y2="0.172in"><text:p/></draw:line><text:span text:style-name="T448">W</text:span><text:span text:style-name="T450">I</text:span><text:span text:style-name="T293">,</text:span><text:span text:style-name="T450">I</text:span><text:span text:style-name="T293">,</text:span></text:p>
        <text:p text:style-name="P240">5<text:span text:style-name="T138">.</text:span>26(13)<text:tab/>5<text:span text:style-name="T138">.</text:span>42(11)</text:p>
        <text:p text:style-name="P241">4<text:span text:style-name="T138">.</text:span>13(13)<text:span text:style-name="T300">b<text:tab/></text:span>4<text:span text:style-name="T138">.</text:span>47(11)<text:span text:style-name="T300">b<text:tab/></text:span>–<text:tab/>–</text:p>
      </text:section>
      <text:section text:style-name="Sect1" text:name="Section27">
        <text:p text:style-name="P302"><text:span text:style-name="T106">Notes. </text:span><text:span text:style-name="T272">(</text:span><text:span text:style-name="T274">a</text:span><text:span text:style-name="T272">) </text:span></text:p>
      </text:section>
      <text:p text:style-name="P52"><text:soft-page-break/><text:span text:style-name="T430"><text:s/></text:span><text:span text:style-name="T430"><draw:custom-shape text:anchor-type="as-char" svg:y="0in" draw:z-index="33" draw:style-name="gr18" draw:text-style-name="P334"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95"/><text:p text:style-name="P309"><text:span text:style-name="T28">figures/mixed_fit_fixed_4_paper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41"><text:span text:style-name="T106">Fig. 8.</text:span><text:span text:style-name="T107"> </text:span><text:span text:style-name="T131">Solar wind paramete</text:span><text:span text:style-name="T693">r</text:span><text:span text:style-name="T131"> frequency distributions over solar distance. Plotted are the binned Helios data and the power law lognormal fit model (double lognormal for the velocity) with their median values (white). </text:span><text:span text:style-name="T205">See text.</text:span></text:p>
      <text:p text:style-name="P196"/>
      <text:p text:style-name="P242"><draw:custom-shape text:anchor-type="paragraph" draw:z-index="34" draw:name="Text Box 17" draw:style-name="gr33" draw:text-style-name="P334" svg:width="3.5386in" svg:height="2.6567in" svg:x="0.5146in" svg:y="0.0618in"><text:p text:style-name="P6"/><text:p text:style-name="P6"/><text:p text:style-name="P6"/><text:p text:style-name="P6"/><text:p text:style-name="P6"/><text:p text:style-name="P6"/><text:p text:style-name="P6"/><text:p text:style-name="P312"><text:span text:style-name="T28">figures/yearly_gradients_b.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38"/>
      <text:p text:style-name="P243"/>
      <text:p text:style-name="P5"/>
      <text:p text:style-name="P141"/>
      <text:section text:style-name="Sect2" text:name="Section28">
        <text:p text:style-name="P2"/>
        <text:p text:style-name="P2"/>
        <text:p text:style-name="P2"/>
        <text:p text:style-name="P2"/>
        <text:p text:style-name="P2"/>
        <text:p text:style-name="P2"/>
        <text:p text:style-name="P2"/>
        <text:p text:style-name="P244"/>
        <text:p text:style-name="P32"><text:span text:style-name="T106">Fig.</text:span><text:span text:style-name="T114"> </text:span><text:span text:style-name="T106">9.</text:span><text:span text:style-name="T114"> </text:span><text:span text:style-name="T95">Helios</text:span><text:span text:style-name="T113"> </text:span><text:span text:style-name="T95">year</text:span><text:span text:style-name="T680">ly</text:span><text:span text:style-name="T113"> </text:span><text:span text:style-name="T95">variation</text:span><text:span text:style-name="T113"> </text:span><text:span text:style-name="T95">of</text:span><text:span text:style-name="T113"> </text:span><text:span text:style-name="T95">the</text:span><text:span text:style-name="T113"> </text:span><text:span text:style-name="T95">solar</text:span><text:span text:style-name="T113"> </text:span><text:span text:style-name="T95">wind</text:span><text:span text:style-name="T113"> </text:span><text:span text:style-name="T95">parameters’</text:span><text:span text:style-name="T113"> </text:span><text:span text:style-name="T95">fit</text:span><text:span text:style-name="T113"> </text:span><text:span text:style-name="T95">exponents</text:span><text:span text:style-name="T680"> together with the</text:span><text:span text:style-name="T95"> SIDC 13-month smoothed monthly SSN. </text:span><text:span text:style-name="T680">The</text:span><text:span text:style-name="T95"> year</text:span><text:span text:style-name="T119"> </text:span><text:span text:style-name="T95">1974 is omitted because </text:span><text:span text:style-name="T680">of </text:span><text:span text:style-name="T775">the</text:span><text:span text:style-name="T680"> </text:span><text:span text:style-name="T691">merely 21 days since</text:span><text:span text:style-name="T683"> </text:span><text:span text:style-name="T680">Helios launch</text:span><text:span text:style-name="T199"> </text:span><text:span text:style-name="T691">that year</text:span><text:span text:style-name="T202"> </text:span><text:span text:style-name="T775">time</text:span><text:span text:style-name="T199">. </text:span></text:p>
        <text:p text:style-name="P2"/>
        <text:p text:style-name="P139"/>
        <text:p text:style-name="P247">For simplicity we assume, that the distance scaling laws <text:span text:style-name="T169">can be treated as</text:span> time independent <text:span text:style-name="T169">through their mean values</text:span> and <text:span text:style-name="T169">use</text:span> the calculated exponents’ yearly variations <text:span text:style-name="T169">summarized in </text:span><text:span text:style-name="T218">Table </text:span><text:span text:style-name="T169">3</text:span> as <text:span text:style-name="T169">relative</text:span> uncertainties. </text:p>
        <text:list xml:id="list110829664996431" text:continue-numbering="true" text:style-name="WWNum3">
          <text:list-item>
            <text:h text:style-name="P331" text:outline-level="1"><text:span text:style-name="T197">Empirical</text:span><text:span text:style-name="T269"> solar wind</text:span><text:span text:style-name="T471"> </text:span><text:span text:style-name="T269">model</text:span></text:h>
          </text:list-item>
        </text:list>
        <text:p text:style-name="P113"><text:span text:style-name="T169">In order to derive the solar wind environment for the PSP orbit in the next steps </text:span>we combine the <text:span text:style-name="T169">results from the OMNI and Helios databases </text:span><text:span text:style-name="T1">for the</text:span><text:span text:style-name="T169"> solar wind </text:span><text:span text:style-name="T1">frequency distributions</text:span><text:span text:style-name="T169"> and their </text:span>distance dependencies<text:span text:style-name="T169">, taking into account the solar cycle relationship.</text:span> The<text:span text:style-name="T472"> </text:span>result <text:span text:style-name="T169">will be</text:span> an empirical solar wind model for the inner<text:span text:style-name="T376"> </text:span>heliosphere<text:span text:style-name="T169"> which can then be extrapolated to the PSP orbit (section 6).</text:span></text:p>
        <text:p text:style-name="P5"/>
        <text:p text:style-name="P248"><text:span text:style-name="T169">Since for the time interval of the Helios data no strong variations of the distance scaling </text:span>laws <text:span text:style-name="T169">was found,</text:span> we combine <text:span text:style-name="T169">in the next steps the frequency distribution of the solar wind parameters for 1 AU derived from the OMNI data and their</text:span> median dependenc<text:span text:style-name="T169">ies on the </text:span><text:span text:style-name="T1">solar</text:span><text:span text:style-name="T169"> cycle with the exponents derived from the Helios data as presented in section 6: </text:span></text:p>
        <text:p text:style-name="P117"><text:span text:style-name="T347">x</text:span><text:span text:style-name="T380">med</text:span><text:span text:style-name="T349">(</text:span><text:span text:style-name="T347">ssn</text:span><text:span text:style-name="T150">, </text:span><text:span text:style-name="T341">r</text:span><text:span text:style-name="T343">) </text:span><text:span text:style-name="T146">= </text:span><text:span text:style-name="T343">(</text:span><text:span text:style-name="T341">a</text:span><text:span text:style-name="T382">med </text:span><text:span text:style-name="T286">· </text:span><text:span text:style-name="T347">ssn </text:span><text:span text:style-name="T146">+ </text:span><text:span text:style-name="T341">b</text:span><text:span text:style-name="T382">med</text:span><text:span text:style-name="T343">)</text:span><text:span text:style-name="T357"> </text:span><text:span text:style-name="T286">·</text:span><text:span text:style-name="T288"> </text:span><text:span text:style-name="T341">r</text:span><text:span text:style-name="T378">e</text:span>,<text:tab/><text:span text:style-name="T343">(11) </text:span><text:span text:style-name="T220">Thus we obtain </text:span><text:span text:style-name="T343">the combined model function </text:span><text:span text:style-name="T354">W</text:span><text:span text:style-name="T312">,,,</text:span><text:span text:style-name="T352">(</text:span><text:span text:style-name="T354">x</text:span><text:span text:style-name="T154">, </text:span><text:span text:style-name="T358">ssn</text:span><text:span text:style-name="T155">, </text:span><text:span text:style-name="T341">r</text:span><text:span text:style-name="T343">) </text:span><text:span text:style-name="T221">and</text:span><text:span text:style-name="T343"> </text:span><text:span text:style-name="T371">, for the velocity </text:span><text:span text:style-name="T222">function</text:span><text:span text:style-name="T371">, </text:span>with the double lognormal function: <text:span text:style-name="T390">W</text:span><text:span text:style-name="T414">I</text:span><text:span text:style-name="T303">,</text:span><text:span text:style-name="T414">I</text:span><text:span text:style-name="T303">,,</text:span>(<text:span text:style-name="T390">x</text:span><text:span text:style-name="T138">, </text:span><text:span text:style-name="T390">ssn</text:span><text:span text:style-name="T138">, </text:span><text:span text:style-name="T390">r</text:span>) (5).</text:p>
        <text:p text:style-name="P131"/>
        <text:p text:style-name="P191">empirical model limits (spherical coordinates):</text:p>
        <text:p text:style-name="P50"><text:span text:style-name="T339">- heliocentric distance range 0</text:span><text:span text:style-name="T340">.</text:span><text:span text:style-name="T339">29–0</text:span><text:span text:style-name="T340">.</text:span><text:span text:style-name="T339">98 au</text:span></text:p>
      </text:section>
      <text:p text:style-name="P318"/>
      <text:p text:style-name="P118"><draw:g text:anchor-type="paragraph" draw:z-index="36" draw:name="Group 12" draw:style-name="gr35"><draw:line draw:name="Line 16" draw:style-name="gr21" draw:text-style-name="P335" svg:x1="0.9488in" svg:y1="-0.3854in" svg:x2="0.948in" svg:y2="-0.3854in"><text:p/></draw:line><draw:line draw:name="Line 15" draw:style-name="gr21" draw:text-style-name="P335" svg:x1="3.6161in" svg:y1="-0.3882in" svg:x2="3.6154in" svg:y2="3.1618in"><text:p/></draw:line><draw:line draw:name="Line 14" draw:style-name="gr21" draw:text-style-name="P335" svg:x1="0.9535in" svg:y1="-0.3882in" svg:x2="0.9528in" svg:y2="3.1618in"><text:p/></draw:line><draw:line draw:name="Line 13" draw:style-name="gr21" draw:text-style-name="P335" svg:x1="0.9488in" svg:y1="3.1591in" svg:x2="0.948in" svg:y2="3.1591in"><text:p/></draw:line></draw:g></text:p>
      <text:p text:style-name="P95"><text:span text:style-name="T169">Figure 10 includes the</text:span> solar distances during <text:span text:style-name="T169">the PSP</text:span> mission <text:span text:style-name="T169">beginning after launch in mid 2018.</text:span> <text:span text:style-name="T736">P</text:span>arker Solar Probe is planned to launch in mid 2018. <text:span text:style-name="T169">Seven</text:span> <text:span text:style-name="T335">Venus </text:span>flybys will <text:span text:style-name="T169">be used to decrease continually the perihel distances up to a</text:span><text:span text:style-name="T191"> </text:span><text:span text:style-name="T169">minimum</text:span><text:span text:style-name="T191"> </text:span><text:span text:style-name="T169">of</text:span><text:span text:style-name="T191"> </text:span><text:span text:style-name="T169">9.86 R</text:span><text:span text:style-name="T224">s</text:span><text:span text:style-name="T389"> </text:span>(Fox<text:span text:style-name="T332"> </text:span>et<text:span text:style-name="T332"> </text:span>al.<text:span text:style-name="T332"> </text:span>2015). <text:span text:style-name="T169">Science measurements by PSP are taken only at distances of 0.25 au and closer, the first perihel of PSP 88 days after launch in November 2018 will already take the spacecraft to </text:span><text:span text:style-name="T171">0.16 au.</text:span><text:span text:style-name="T169"> <text:s/></text:span></text:p>
      <text:p text:style-name="P132"/>
      <text:section text:style-name="Sect8" text:name="Section29">
        <text:p text:style-name="P86">figures/SPP_orbit_predicted_SSN_overview_e_plot.pdf</text:p>
        <text:p text:style-name="P249">For PSP’s orbital range we <text:span text:style-name="T169">extrapolate the </text:span>derived <text:span text:style-name="T169">solar wind distribution functions and</text:span> compar<text:span text:style-name="T169">e the results </text:span>with <text:span text:style-name="T169">those</text:span> <text:span text:style-name="T169">from existing</text:span> models <text:span text:style-name="T169">as shown in Figure 11. </text:span></text:p>
      </text:section>
      <text:section text:style-name="Sect2" text:name="Section30">
        <text:p text:style-name="P2"/>
        <text:p text:style-name="P2"/>
        <text:p text:style-name="P2"/>
        <text:p text:style-name="P2"/>
        <text:p text:style-name="P2"/>
        <text:p text:style-name="P2"/>
        <text:p text:style-name="P2"/>
        <text:p text:style-name="P208"/>
        <text:p text:style-name="P71"><text:span text:style-name="T106">Fig. 10. </text:span><text:span text:style-name="T95">PSP’s solar distance during its mission time (top). Consec- utive </text:span><text:span text:style-name="T109">Venus </text:span><text:span text:style-name="T95">flybys bring its perihelia nearer to the Sun. Actual and predicted SSN (bottom), </text:span><text:span text:style-name="T135">that is</text:span><text:span text:style-name="T134">,</text:span><text:span text:style-name="T95"> SIDC 13-month smoothed monthly actual SSN,</text:span><text:span text:style-name="T129"> </text:span><text:span text:style-name="T95">SIDC</text:span><text:span text:style-name="T129"> </text:span><text:span text:style-name="T95">prediction,</text:span><text:span text:style-name="T129"> </text:span><text:span text:style-name="T95">SWPC</text:span><text:span text:style-name="T129"> </text:span><text:span text:style-name="T95">prediction</text:span><text:span text:style-name="T99"> </text:span><text:span text:style-name="T95">and</text:span><text:span text:style-name="T129"> </text:span><text:span text:style-name="T95">simply</text:span><text:span text:style-name="T129"> </text:span><text:span text:style-name="T95">by</text:span><text:span text:style-name="T129"> </text:span><text:span text:style-name="T95">11</text:span><text:span text:style-name="T129"> </text:span><text:span text:style-name="T95">years</text:span><text:span text:style-name="T129"> </text:span><text:span text:style-name="T95">shifted SSN</text:span><text:span text:style-name="T129"> </text:span><text:span text:style-name="T95">from</text:span><text:span text:style-name="T129"> </text:span><text:span text:style-name="T95">previous</text:span><text:span text:style-name="T129"> </text:span><text:span text:style-name="T95">cycle</text:span><text:span text:style-name="T129"> </text:span><text:span text:style-name="T95">24,</text:span><text:span text:style-name="T129"> </text:span><text:span text:style-name="T95">together</text:span><text:span text:style-name="T129"> </text:span><text:span text:style-name="T95">with</text:span><text:span text:style-name="T129"> </text:span><text:span text:style-name="T95">two</text:span><text:span text:style-name="T129"> </text:span><text:span text:style-name="T95">alternative</text:span><text:span text:style-name="T129"> </text:span><text:span text:style-name="T95">trends</text:span><text:span text:style-name="T129"> </text:span><text:span text:style-name="T95">of</text:span><text:span text:style-name="T129"> </text:span><text:span text:style-name="T95">half and twice its</text:span><text:span text:style-name="T128"> </text:span><text:span text:style-name="T95">amplitude.</text:span></text:p>
        <text:p text:style-name="P9"/>
        <text:p text:style-name="P9"/>
        <text:p text:style-name="P133"/>
        <text:list xml:id="list110830112485808" text:continue-numbering="true" text:style-name="WWNum3">
          <text:list-item>
            <text:h text:style-name="P333" text:outline-level="1"><text:span text:style-name="T269">Model</text:span><text:span text:style-name="T333"> </text:span><text:span text:style-name="T269">extrapolation</text:span><text:span text:style-name="T333"> </text:span><text:span text:style-name="T269">to</text:span><text:span text:style-name="T333"> </text:span><text:span text:style-name="T269">PSP</text:span><text:span text:style-name="T333"> </text:span><text:span text:style-name="T197">orbit</text:span></text:h>
          </text:list-item>
        </text:list>
        <text:p text:style-name="P42"><text:span text:style-name="T194">In order to derive</text:span><text:span text:style-name="T315"> </text:span>the solar wind environment <text:span text:style-name="T169">for the</text:span> <text:span text:style-name="T337">PSP orbit</text:span><text:span text:style-name="T218">, <text:s/>finally </text:span><text:span text:style-name="T169">the general solar wind model derived in the previous sections will be</text:span> extrapolat<text:span text:style-name="T169">ed</text:span> to the PSP <text:span text:style-name="T169">orbit, taking into account </text:span>predictions <text:span text:style-name="T169">of the</text:span> SSN.</text:p>
        <text:p text:style-name="P250">For the SSN short-term predictions several<text:span text:style-name="T397"> </text:span>sources<text:span text:style-name="T463"> </text:span><text:span text:style-name="T223">are</text:span><text:span text:style-name="T463"> </text:span>available.<text:span text:style-name="T314"> </text:span>The<text:span text:style-name="T315"> </text:span><text:span text:style-name="T194">ROB</text:span><text:span text:style-name="T315"> </text:span>SIDC<text:span text:style-name="T315"> </text:span>provides<text:span text:style-name="T315"> </text:span>12-month<text:span text:style-name="T315"> </text:span>SSN<text:span text:style-name="T315"> </text:span>forecasts<text:span text:style-name="T297">5</text:span><text:span text:style-name="T302"> </text:span>obtained<text:span text:style-name="T315"> </text:span>from<text:span text:style-name="T315"> </text:span>different<text:span text:style-name="T329"> </text:span>methods<text:span text:style-name="T195"> such as, </text:span>e.g.<text:span text:style-name="T795">,</text:span><text:span text:style-name="T329"> </text:span><text:span text:style-name="T195">the</text:span><text:span text:style-name="T329"> </text:span>Kalman<text:span text:style-name="T329"> </text:span>filter<text:span text:style-name="T329"> </text:span>combined<text:span text:style-name="T329"> </text:span>method.<text:span text:style-name="T329"> <text:s/></text:span><text:span text:style-name="T195">NOAA’s</text:span><text:span text:style-name="T329"> </text:span>Space <text:span text:style-name="T337">Weather </text:span>Prediction Center’s (SWPC) <text:span text:style-name="T169">method</text:span> follows <text:span text:style-name="T169">for the time period </text:span><text:span text:style-name="T1">until end of 2019</text:span><text:span text:style-name="T169"> the</text:span> <text:span text:style-name="T169">conclusions</text:span> of the Solar Cycle 24 Prediction Panel<text:span text:style-name="T297">6 </text:span></text:p>
        <text:p text:style-name="P187">For the prediction of the next solar <text:span text:style-name="T169">cycle </text:span><text:span text:style-name="T239">(</text:span><text:span text:style-name="T169">i.e.</text:span><text:span text:style-name="T238">,</text:span><text:span text:style-name="T169"> </text:span>cycle 25<text:span text:style-name="T239">)</text:span> we <text:span text:style-name="T169">start by</text:span> assum<text:span text:style-name="T169">ing</text:span> <text:span text:style-name="T169">a pattern</text:span> similar to the last <text:span text:style-name="T169">cycle</text:span> and <text:span text:style-name="T169">apply an</text:span> 11 year shift <text:span text:style-name="T169">to it.</text:span> Additionally, we consider <text:span text:style-name="T169">as possible</text:span> alternatives <text:span text:style-name="T169">a SSN pattern </text:span>of half and twice its amplitude <text:span text:style-name="T169">as shown in Figure 10. </text:span>The SSN for <text:span text:style-name="T337">PSP’s </text:span>first perihelion will be small—certainly below 20, whereas its<text:span text:style-name="T473"> </text:span><text:span text:style-name="T169">closest</text:span> perihelia <text:span text:style-name="T169">reached end of 2024 and early 2025,</text:span><text:span text:style-name="T219"> </text:span><text:span text:style-name="T169">should coincide with the end of its maximum phase. </text:span></text:p>
        <text:p text:style-name="P167"><draw:line text:anchor-type="paragraph" draw:z-index="13" draw:name="Line 10" draw:style-name="gr16" draw:text-style-name="P334" svg:x1="0.5098in" svg:y1="0.2386in" svg:x2="1.9272in" svg:y2="0.239in"><text:p/></draw:line></text:p>
        <text:p text:style-name="P27"><text:span text:style-name="T273">5 <text:s text:c="5"/></text:span><text:a xlink:type="simple" xlink:href="http://sidc.be/silso/forecasts" text:style-name="Internet_20_link" text:visited-style-name="Visited_20_Internet_20_Link"><text:span text:style-name="T280">http://sidc.be/silso/forecasts</text:span></text:a></text:p>
        <text:p text:style-name="P121"><text:span text:style-name="T273">6 </text:span><text:a xlink:type="simple" xlink:href="http://www.swpc.noaa.gov/products/" text:style-name="Internet_20_link" text:visited-style-name="Visited_20_Internet_20_Link"><text:span text:style-name="T280">http://www.swpc.noaa.gov/products/</text:span></text:a><text:span text:style-name="T280"> </text:span><text:span text:style-name="T279">solar-cycle-progression</text:span></text:p>
        <text:p text:style-name="P114"/>
        <text:p text:style-name="P222"><text:span text:style-name="T475"><text:s text:c="5"/></text:span>The magnetic field strength <text:span text:style-name="T169">is found to increase from average values of about </text:span><text:span text:style-name="T171">40 nT at 0.25 au to 600 nT at 0.046 au for a SSN of 0. Taking a SSN of 200 increases the value to 60 nT at 0.25 au and 1000 nT at 0.046 au.</text:span> Our extrapolation<text:span text:style-name="T476"> </text:span><text:span text:style-name="T225">results</text:span><text:span text:style-name="T476"> </text:span><text:span text:style-name="T225"><text:s/>are </text:span><text:span text:style-name="T169"><text:s/>slightly </text:span>flat-<text:span text:style-name="T477"> </text:span>ter<text:span text:style-name="T322"> </text:span>than<text:span text:style-name="T322"> </text:span><text:span text:style-name="T169">those derived from </text:span>the analytical<text:span text:style-name="T322"> </text:span>magnetic<text:span text:style-name="T322"> </text:span>field<text:span text:style-name="T322"> </text:span>model<text:span text:style-name="T322"> </text:span><text:span text:style-name="T169">by</text:span> Banaszkiewicz<text:span text:style-name="T314"> </text:span>et <text:s/>al. <text:s/>(1998), <text:s/>who <text:s/>constructed <text:s/>a <text:s/>dipole<text:span text:style-name="T400"> </text:span>plus <text:span text:style-name="T478"><text:s/></text:span>quadrupole<text:span text:style-name="T314"> </text:span>plus<text:span text:style-name="T479"> </text:span>current<text:span text:style-name="T479"> </text:span>sheet<text:span text:style-name="T479"> </text:span>(DQCS)<text:span text:style-name="T479"> </text:span>model.<text:span text:style-name="T479"> </text:span><text:span text:style-name="T315">This </text:span><text:span text:style-name="T194">difference</text:span><text:span text:style-name="T315"> </text:span><text:span text:style-name="T194">may have its origin </text:span><text:span text:style-name="T169">in</text:span> deviati<text:span text:style-name="T169">ons of the real solar wind</text:span> distribution <text:span text:style-name="T169">function to the</text:span> lognormal<text:span text:style-name="T398"> </text:span>shape<text:span text:style-name="T398"> </text:span><text:span text:style-name="T216">used for the extrapolation, but also can have its origin in the modelling approach. </text:span></text:p>
        <text:p text:style-name="P223"/>
        <text:p text:style-name="P160"><text:span text:style-name="T228">The average velocity is found to decrease from</text:span><text:span text:style-name="T227"> 350 km/s at 0.25 au to about 290 km/s at 0.046 au for a SSN of 0. Whereas using a SSN of 200 it decreases from 390 km/s to 330 km/s.</text:span><text:span text:style-name="T475"> </text:span><text:span text:style-name="T226">Comparing the results with those found by</text:span><text:span text:style-name="T475"> Sheeley et al </text:span><text:s/>(1997) and Wang et al. (2000) <text:span text:style-name="T169">derived from …,</text:span> <text:span text:style-name="T169">who used</text:span> LASCO coronagraph observ<text:span text:style-name="T169">ations to track the</text:span> slow solar wind <text:span text:style-name="T169">originating in form of</text:span> blobs<text:span text:style-name="T169"> from coronal streamers in the distance range</text:span> 2–30 Rs<text:span text:style-name="T169">, shows higher extrapolated velocity values near the PSP perihelia. However, generally it can be expected that PSP will encounter a slower solar wind environment close to the Sun and that it will truly measure solar wind acceleration processes as formulated in the Solar Probe STDT report (ref.) and stated by </text:span>Wang et al. (2000).</text:p>
        <text:p text:style-name="P161"><text:span text:style-name="T169">The proton density increases from about </text:span><text:span text:style-name="T171">80 p/cm3 at 0.25 au to about 3.000 p/cm3 at 0.046 au,</text:span><text:span text:style-name="T169"> being almost independent of the SSN. The results are in good agreement with those of</text:span> Leblanc et al. (1998) <text:span text:style-name="T169">who</text:span> derived an electron density model from type III radio burst observations. <text:span text:style-name="T169">For the comparison we assumed that the number of protons and helium atoms is those of the electrons, with a helium abundance of 5 %. The Lebalanc et al.</text:span> model shows that the density distance dependency scales with <text:span text:style-name="T390">r</text:span><text:span text:style-name="T303">−</text:span><text:span text:style-name="T297">2 </text:span>and steepens <text:span text:style-name="T169">just</text:span> below 10 R<text:span text:style-name="T382">s </text:span>with <text:span text:style-name="T390">r</text:span><text:span text:style-name="T303">−</text:span><text:span text:style-name="T297">6 </text:span>.</text:p>
        <text:p text:style-name="P160"/>
        <text:p text:style-name="P160"><text:span text:style-name="T169">The extrapolated proton temperature increases from about </text:span><text:span text:style-name="T171">200.000 K at 0.25 au to about 2 MK at 0.046 au for a SSN of 0 and from 400.000 K to 3 MK for a SSN of 200.</text:span> <text:span text:style-name="T169">Knowing that near-Sun coronal temperatures are in the range of 1-3 MK (ref.), the model obviously overestimates the extrapolated temperatures at this distance. The results can be compared to …</text:span></text:p>
        <text:p text:style-name="P224"><text:span text:style-name="T169">Taking the</text:span> predicted<text:span text:style-name="T397"> </text:span>SSN<text:span text:style-name="T397"> </text:span>for<text:span text:style-name="T397"> </text:span>the <text:span text:style-name="T169">PSP</text:span> mission time we <text:span text:style-name="T169">finally</text:span> estimated <text:span text:style-name="T169">the</text:span> solar wind<text:span text:style-name="T424"> </text:span>environ- ment <text:span text:style-name="T481">W</text:span><text:span text:style-name="T312">,,,</text:span><text:span text:style-name="T480">(</text:span><text:span text:style-name="T481">x</text:span><text:span text:style-name="T165">, </text:span><text:span text:style-name="T438">ssn</text:span><text:span text:style-name="T157">,</text:span><text:span text:style-name="T166"> </text:span><text:span text:style-name="T390">r</text:span>).</text:p>
      </text:section>
      <text:p text:style-name="P311"/>
      <text:p text:style-name="P44"><text:span text:style-name="T430"><text:s/></text:span><text:span text:style-name="T430"><draw:custom-shape text:anchor-type="as-char" svg:y="0in" draw:z-index="15" draw:style-name="gr18" draw:text-style-name="P334"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95"/><text:p text:style-name="P309"><text:span text:style-name="T28">figures/sw_extrapolation_ssn_b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00"><text:span text:style-name="T106">Fig.</text:span><text:span text:style-name="T103"> </text:span><text:span text:style-name="T106">11.</text:span><text:span text:style-name="T103"> </text:span><text:span text:style-name="T95">Radial</text:span><text:span text:style-name="T102"> </text:span><text:span text:style-name="T95">extrapolation</text:span><text:span text:style-name="T102"> </text:span><text:span text:style-name="T95">of</text:span><text:span text:style-name="T102"> </text:span><text:span text:style-name="T95">the</text:span><text:span text:style-name="T102"> </text:span><text:span text:style-name="T95">solar</text:span><text:span text:style-name="T102"> </text:span><text:span text:style-name="T95">wind</text:span><text:span text:style-name="T102"> </text:span><text:span text:style-name="T95">parameters</text:span><text:span text:style-name="T102"> </text:span><text:span text:style-name="T95">to</text:span><text:span text:style-name="T102"> </text:span><text:span text:style-name="T95">the</text:span><text:span text:style-name="T102"> </text:span><text:span text:style-name="T95">PSP</text:span><text:span text:style-name="T102"> </text:span><text:span text:style-name="T95">orbit</text:span><text:span text:style-name="T102"> </text:span><text:span text:style-name="T95">region.</text:span><text:span text:style-name="T102"> </text:span><text:span text:style-name="T95">The</text:span><text:span text:style-name="T102"> </text:span><text:span text:style-name="T95">from</text:span><text:span text:style-name="T102"> </text:span><text:span text:style-name="T95">Helios</text:span><text:span text:style-name="T102"> </text:span><text:span text:style-name="T95">and</text:span><text:span text:style-name="T102"> </text:span><text:span text:style-name="T95">OMNI</text:span><text:span text:style-name="T102"> </text:span><text:span text:style-name="T95">measurements</text:span><text:span text:style-name="T102"> </text:span><text:span text:style-name="T95">obtained</text:span><text:span text:style-name="T102"> </text:span><text:span text:style-name="T95">models</text:span><text:span text:style-name="T102"> </text:span><text:span text:style-name="T95">are extrapolated to the PSP region—for the extreme cases of solar minimum (SSN </text:span><text:span text:style-name="T139">= </text:span><text:span text:style-name="T95">0) and maximum (SSN </text:span><text:span text:style-name="T139">= </text:span><text:span text:style-name="T95">200). Note that there is a time lag to the SSN depending on the solar wind parameter. The magnetic field radial dependence is slightly flatter than the analytic DQCS model for </text:span><text:soft-page-break/><text:span text:style-name="T95">solar minimum</text:span><text:span text:style-name="T122"> </text:span><text:span text:style-name="T95">which</text:span><text:span text:style-name="T120"> </text:span><text:span text:style-name="T95">Banaszkiewicz</text:span><text:span text:style-name="T122"> </text:span><text:span text:style-name="T95">et</text:span><text:span text:style-name="T120"> </text:span><text:span text:style-name="T95">al.</text:span><text:span text:style-name="T122"> </text:span><text:span text:style-name="T95">(1998)</text:span><text:span text:style-name="T120"> </text:span><text:span text:style-name="T95">derived.</text:span><text:span text:style-name="T122"> </text:span><text:span text:style-name="T95">Below</text:span><text:span text:style-name="T120"> </text:span><text:span text:style-name="T95">20</text:span><text:span text:style-name="T105"> </text:span><text:span text:style-name="T95">R</text:span><text:span text:style-name="T453">s</text:span><text:span text:style-name="T454"> </text:span><text:span text:style-name="T95">the</text:span><text:span text:style-name="T122"> </text:span><text:span text:style-name="T95">slow</text:span><text:span text:style-name="T120"> </text:span><text:span text:style-name="T95">wind</text:span><text:span text:style-name="T122"> </text:span><text:span text:style-name="T95">velocity</text:span><text:span text:style-name="T120"> </text:span><text:span text:style-name="T95">is</text:span><text:span text:style-name="T122"> </text:span><text:span text:style-name="T95">overestimated</text:span><text:span text:style-name="T120"> </text:span><text:span text:style-name="T95">in</text:span><text:span text:style-name="T122"> </text:span><text:span text:style-name="T95">comparison</text:span><text:span text:style-name="T120"> </text:span><text:span text:style-name="T95">to</text:span><text:span text:style-name="T122"> </text:span><text:span text:style-name="T95">the</text:span><text:span text:style-name="T120"> </text:span><text:span text:style-name="T95">measurements</text:span><text:span text:style-name="T122"> </text:span><text:span text:style-name="T95">from </text:span><text:span text:style-name="T109">Wang</text:span><text:span text:style-name="T98"> </text:span><text:span text:style-name="T95">et</text:span><text:span text:style-name="T98"> </text:span><text:span text:style-name="T95">al.</text:span><text:span text:style-name="T98"> </text:span><text:span text:style-name="T95">(2000))</text:span><text:span text:style-name="T98"> </text:span><text:span text:style-name="T95">and</text:span><text:span text:style-name="T98"> </text:span><text:span text:style-name="T95">(Sheeley</text:span><text:span text:style-name="T98"> </text:span><text:span text:style-name="T95">et</text:span><text:span text:style-name="T98"> </text:span><text:span text:style-name="T95">al.</text:span><text:span text:style-name="T98"> </text:span><text:span text:style-name="T95">1997).</text:span><text:span text:style-name="T98"> </text:span><text:span text:style-name="T95">They</text:span><text:span text:style-name="T98"> </text:span><text:span text:style-name="T95">derived</text:span><text:span text:style-name="T98"> </text:span><text:span text:style-name="T95">temperature</text:span><text:span text:style-name="T98"> </text:span><text:span text:style-name="T95">and</text:span><text:span text:style-name="T98"> </text:span><text:span text:style-name="T95">sonic</text:span><text:span text:style-name="T98"> </text:span><text:span text:style-name="T95">point</text:span><text:span text:style-name="T98"> </text:span><text:span text:style-name="T95">values</text:span><text:span text:style-name="T98"> </text:span><text:span text:style-name="T95">for</text:span><text:span text:style-name="T98"> </text:span><text:span text:style-name="T95">slow</text:span><text:span text:style-name="T98"> </text:span><text:span text:style-name="T95">solar</text:span><text:span text:style-name="T98"> </text:span><text:span text:style-name="T95">wind</text:span><text:span text:style-name="T98"> </text:span><text:span text:style-name="T95">with</text:span><text:span text:style-name="T98"> </text:span><text:span text:style-name="T95">the</text:span><text:span text:style-name="T98"> </text:span><text:span text:style-name="T95">isothermal</text:span><text:span text:style-name="T98"> </text:span><text:span text:style-name="T95">expansion model</text:span><text:span text:style-name="T109"> </text:span><text:span text:style-name="T95">(Parker</text:span><text:span text:style-name="T109"> </text:span><text:span text:style-name="T95">1958).</text:span><text:span text:style-name="T109"> </text:span><text:span text:style-name="T95">Down</text:span><text:span text:style-name="T109"> </text:span><text:span text:style-name="T95">to</text:span><text:span text:style-name="T109"> </text:span><text:span text:style-name="T95">PSP’s</text:span><text:span text:style-name="T109"> </text:span><text:span text:style-name="T95">perihelion</text:span><text:span text:style-name="T109"> </text:span><text:span text:style-name="T95">the</text:span><text:span text:style-name="T109"> </text:span><text:span text:style-name="T95">density</text:span><text:span text:style-name="T109"> </text:span><text:span text:style-name="T95">is</text:span><text:span text:style-name="T109"> </text:span><text:span text:style-name="T95">in</text:span><text:span text:style-name="T109"> </text:span><text:span text:style-name="T95">good</text:span><text:span text:style-name="T109"> </text:span><text:span text:style-name="T95">agreement</text:span><text:span text:style-name="T109"> </text:span><text:span text:style-name="T95">with</text:span><text:span text:style-name="T109"> </text:span><text:span text:style-name="T95">the</text:span><text:span text:style-name="T109"> </text:span><text:span text:style-name="T95">model</text:span><text:span text:style-name="T109"> </text:span><text:span text:style-name="T95">from</text:span><text:span text:style-name="T109"> </text:span><text:span text:style-name="T95">Leblanc</text:span><text:span text:style-name="T109"> </text:span><text:span text:style-name="T95">et</text:span><text:span text:style-name="T109"> </text:span><text:span text:style-name="T95">al.</text:span><text:span text:style-name="T109"> </text:span><text:span text:style-name="T95">(1998).</text:span><text:span text:style-name="T109"> </text:span><text:span text:style-name="T95">to</text:span><text:span text:style-name="T109"> </text:span><text:span text:style-name="T95">1-column...?</text:span></text:p>
      <text:p text:style-name="P2"/>
      <text:p text:style-name="P251"><draw:custom-shape text:anchor-type="paragraph" draw:z-index="17" draw:name="Text Box 8" draw:style-name="gr19" draw:text-style-name="P334" svg:width="3.5386in" svg:height="2.6567in" svg:x="4.2154in" svg:y="0.0744in"><text:p text:style-name="P6"/><text:p text:style-name="P6"/><text:p text:style-name="P6"/><text:p text:style-name="P6"/><text:p text:style-name="P6"/><text:p text:style-name="P6"/><text:p text:style-name="P6"/><text:p text:style-name="P312"><text:span text:style-name="T29">figures/SPP_perihelia_prediction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9">for </text:span><text:span text:style-name="T1">the</text:span><text:span text:style-name="T54"> </text:span><text:span text:style-name="T1">first</text:span><text:span text:style-name="T54"> </text:span><text:span text:style-name="T1">and</text:span><text:span text:style-name="T54"> </text:span><text:span text:style-name="T1">the</text:span><text:span text:style-name="T54"> </text:span><text:span text:style-name="T1">nearest</text:span><text:span text:style-name="T54"> </text:span><text:span text:style-name="T1">perihelia</text:span><text:span text:style-name="T211"> to </text:span><text:span text:style-name="T169">infer </text:span><text:span text:style-name="T1">which</text:span><text:span text:style-name="T54"> </text:span><text:span text:style-name="T1">so- lar wind parameter magnitudes</text:span><text:span text:style-name="T169"> </text:span><text:span text:style-name="T1">can be expected.</text:span><text:span text:style-name="T169"> Figures 12 shows the different parameters for 12 days comprising the first perihelion in Novemver 2018,</text:span> <text:span text:style-name="T169">Figure 13 shows the parameters for the closest perihelion in December 2024. In the beginning of the mission average peak values of about 90 nT, 340 km/s, 4000 p/cm3 and 500.000 K are estimated to be measured at 0.16 au (35.6 RS), increasing to about <text:s/>1000 nT, 290 km/s, 10.000 p/cm3 and 2.000.000 K during the closest approach expected to happen in 2024 at 0.046 au (9.86 RS). </text:span></text:p>
      <text:p text:style-name="P9"><text:bookmark text:name="_GoBack"/></text:p>
      <text:p text:style-name="P220"/>
      <text:p text:style-name="P252"/>
      <text:section text:style-name="Sect2" text:name="Section31">
        <text:p text:style-name="P143"/>
        <text:p text:style-name="P122"><text:span text:style-name="T106">Fig. 12. </text:span><text:span text:style-name="T95">Estimated solar wind parameter medians (black) and their error bands (grey) during 12 days in 2018 with PSP’s first perihelion at about</text:span></text:p>
        <text:p text:style-name="P31"><text:span text:style-name="T95">0</text:span><text:span text:style-name="T139">.</text:span><text:span text:style-name="T95">16</text:span><text:span text:style-name="T116"> </text:span><text:span text:style-name="T95">au.</text:span><text:span text:style-name="T128"> </text:span><text:span text:style-name="T95">For</text:span><text:span text:style-name="T128"> </text:span><text:span text:style-name="T95">the</text:span><text:span text:style-name="T128"> </text:span><text:span text:style-name="T95">velocity</text:span><text:span text:style-name="T128"> </text:span><text:span text:style-name="T95">the</text:span><text:span text:style-name="T128"> </text:span><text:span text:style-name="T95">combined</text:span><text:span text:style-name="T128"> </text:span><text:span text:style-name="T95">median</text:span><text:span text:style-name="T128"> </text:span><text:span text:style-name="T95">is</text:span><text:span text:style-name="T128"> </text:span><text:span text:style-name="T95">calculated</text:span><text:span text:style-name="T128"> </text:span><text:span text:style-name="T95">and</text:span><text:span text:style-name="T128"> </text:span><text:span text:style-name="T95">also</text:span><text:span text:style-name="T128"> </text:span><text:span text:style-name="T95">the SSN independent slow and fast parts are plotted</text:span><text:span text:style-name="T130"> </text:span><text:span text:style-name="T95">(dotted).</text:span></text:p>
        <text:p text:style-name="P144"/>
        <text:p text:style-name="P145">##############################################</text:p>
        <text:p text:style-name="P190">discuss high value zoom figures</text:p>
      </text:section>
      <text:p text:style-name="P306"/>
      <text:p text:style-name="P120"><draw:g text:anchor-type="paragraph" draw:z-index="22" draw:name="Group 3" draw:style-name="gr25"><draw:polygon draw:name="Line 7" draw:style-name="gr21" draw:text-style-name="P335" svg:width="0in" svg:height="0in" svg:x="0.0862in" svg:y="1.0799in" svg:viewBox="0 0 0 0" draw:points="0,0"><text:p/></draw:polygon><draw:line draw:name="Line 6" draw:style-name="gr21" draw:text-style-name="P335" svg:x1="1.9709in" svg:y1="-0.8102in" svg:x2="4.4807in" svg:y2="1.7004in"><text:p/></draw:line><draw:line draw:name="Line 5" draw:style-name="gr21" draw:text-style-name="P335" svg:x1="0.0866in" svg:y1="1.074in" svg:x2="2.5965in" svg:y2="3.5846in"><text:p/></draw:line><draw:polygon draw:name="Line 4" draw:style-name="gr21" draw:text-style-name="P335" svg:width="0in" svg:height="0in" svg:x="2.5925in" svg:y="3.5854in" svg:viewBox="0 0 0 0" draw:points="0,0"><text:p/></draw:polygon></draw:g></text:p>
      <text:p text:style-name="P119"/>
      <text:p text:style-name="P245"/>
      <text:p text:style-name="P253"/>
      <text:p text:style-name="P152"/>
      <text:p text:style-name="P79"><text:span text:style-name="T281">figures/SPP_perihelia_prediction_nearest_e_plot.pdf</text:span><text:span text:style-name="T282"> </text:span></text:p>
      <text:p text:style-name="P286"/>
      <text:p text:style-name="Text_20_body"/>
      <text:p text:style-name="P168"/>
      <text:section text:style-name="Sect2" text:name="Section32">
        <text:p text:style-name="P2"/>
        <text:p text:style-name="P2"/>
        <text:p text:style-name="P155"/>
        <text:p text:style-name="P32"><text:span text:style-name="T106">Fig.</text:span><text:span text:style-name="T114"> </text:span><text:span text:style-name="T106">13.</text:span><text:span text:style-name="T114"> </text:span><text:span text:style-name="T95">Estimated</text:span><text:span text:style-name="T113"> </text:span><text:span text:style-name="T95">solar</text:span><text:span text:style-name="T113"> </text:span><text:span text:style-name="T95">wind</text:span><text:span text:style-name="T113"> </text:span><text:span text:style-name="T95">parameter</text:span><text:span text:style-name="T113"> </text:span><text:span text:style-name="T95">medians</text:span><text:span text:style-name="T113"> </text:span><text:span text:style-name="T95">(black)</text:span><text:span text:style-name="T113"> </text:span><text:span text:style-name="T95">and</text:span><text:span text:style-name="T113"> </text:span><text:span text:style-name="T95">their</text:span><text:span text:style-name="T113"> </text:span><text:span text:style-name="T95">error bands (grey) during during 12 days in 2024 with PSP’s nearest perihe- lion at 0</text:span><text:span text:style-name="T139">.</text:span><text:span text:style-name="T95">0459 au. For the velocity the combined median is calculated and</text:span><text:span text:style-name="T109"> </text:span><text:span text:style-name="T95">also</text:span><text:span text:style-name="T109"> </text:span><text:span text:style-name="T95">the</text:span><text:span text:style-name="T109"> </text:span><text:span text:style-name="T95">SSN</text:span><text:span text:style-name="T109"> </text:span><text:span text:style-name="T95">independent</text:span><text:span text:style-name="T109"> </text:span><text:span text:style-name="T95">slow</text:span><text:span text:style-name="T109"> </text:span><text:span text:style-name="T95">and</text:span><text:span text:style-name="T109"> </text:span><text:span text:style-name="T95">fast</text:span><text:span text:style-name="T109"> </text:span><text:span text:style-name="T95">parts</text:span><text:span text:style-name="T109"> </text:span><text:span text:style-name="T95">are</text:span><text:span text:style-name="T109"> </text:span><text:span text:style-name="T95">plotted</text:span><text:span text:style-name="T109"> </text:span><text:span text:style-name="T95">(dotted).</text:span></text:p>
        <text:p text:style-name="P2"/>
        <text:p text:style-name="P188">The solar wind parameters vary with solar distance as well as<text:span text:style-name="T324"> </text:span>with<text:span text:style-name="T324"> </text:span>latitudinal<text:span text:style-name="T324"> </text:span>separation<text:span text:style-name="T324"> </text:span>from<text:span text:style-name="T324"> </text:span>the<text:span text:style-name="T324"> </text:span>heliospheric<text:span text:style-name="T324"> </text:span>current<text:span text:style-name="T324"> </text:span>sheet<text:span text:style-name="T314"> </text:span>(HCS).</text:p>
        <text:p text:style-name="P45"><draw:custom-shape text:anchor-type="paragraph" draw:z-index="4" draw:name="Text Box 2" draw:style-name="gr5" draw:text-style-name="P334" svg:width="0.0886in" svg:height="0.2512in" svg:x="2.8618in" svg:y="0.4583in"><text:p text:style-name="P303"><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OMNI data is time-shifted to the nose of the Earth’s bow shock. This leads to yearly solar distance variations of <text:span text:style-name="T138">&gt; </text:span>2 % (cite?) as the Earth orbits the Sun. Furthermore, its orbit within the ecliptic leads to a yearly variation of 7<text:span text:style-name="T138">.</text:span>2<text:span text:style-name="T303">◦ </text:span>in heliospheric latitude.</text:p>
        <text:p text:style-name="P45">The HCS’s position in latitude is highly variable around the<text:span text:style-name="T314"> </text:span>solar equator (Schwenn 1990, p. 127 <text:span text:style-name="T138">ff</text:span>.?).</text:p>
        <text:p text:style-name="P209"/>
        <text:p text:style-name="P178">Error estimation over the year (seasonal<text:span text:style-name="T138">/</text:span>monthly) -<text:span text:style-name="T138">&gt; </text:span>we expect variations to be less than 5 %</text:p>
        <text:p text:style-name="P9"/>
        <text:p text:style-name="P139"/>
        <text:list xml:id="list110828971864257" text:continue-numbering="true" text:style-name="WWNum3">
          <text:list-item>
            <text:h text:style-name="P327" text:outline-level="1"><text:span text:style-name="T503">Di</text:span>scussion</text:h>
          </text:list-item>
        </text:list>
        <text:p text:style-name="P57">list of results:</text:p>
        <text:list xml:id="list8202839152382341994" text:style-name="WWNum2">
          <text:list-item>
            <text:p text:style-name="P320">empirical solar wind model for inner heliosphere within ecliptic</text:p>
          </text:list-item>
          <text:list-item>
            <text:p text:style-name="P321"><text:span text:style-name="T343">low velocity at 0.0459</text:span><text:span text:style-name="T372"> </text:span><text:span text:style-name="T343">au</text:span></text:p>
          </text:list-item>
          <text:list-item>
            <text:p text:style-name="P322"><text:span text:style-name="T343">slow</text:span><text:span text:style-name="T146">/</text:span><text:span text:style-name="T343">fast ratio SSN</text:span><text:span text:style-name="T373"> </text:span><text:span text:style-name="T343">dependency</text:span></text:p>
          </text:list-item>
          <text:list-item>
            <text:p text:style-name="P323"><text:span text:style-name="T343">application validity of lognormal</text:span><text:span text:style-name="T374"> </text:span><text:span text:style-name="T343">distributions</text:span></text:p>
          </text:list-item>
        </text:list>
        <text:p text:style-name="P47">–<text:span text:style-name="T138">&gt; </text:span>B inversion of frequency distribution</text:p>
        <text:p text:style-name="P58">—<text:span text:style-name="T138">&gt; </text:span>magnetic field distribution’s with distance increasing high value tail -<text:span text:style-name="T138">&gt; </text:span>source are compression regions (why with density no increase?); look into Parker1958’s B-field formula...</text:p>
        <text:p text:style-name="P45">varying shape with distance is indicator for internal physical processes (mixing<text:span text:style-name="T138">/</text:span>turbulence...)</text:p>
        <text:p text:style-name="P246"/>
        <text:p text:style-name="P177">Balogh et al. (1999) p. 162 <text:span text:style-name="T138">ff </text:span>(origin and formation of CIRs in inner heliosphere with Helios data; latitude V dependence) Balogh2009 (HMF review <text:span text:style-name="T138">+ </text:span>inner heliosheath)</text:p>
        <text:p text:style-name="P49">Aschwanden2004, p. 29</text:p>
        <text:p text:style-name="P225"><text:span text:style-name="T60">The near-Sun (PSP perihelion) solar wind velocity is expected to be slower than our model’s estimates, because the position of the source (Alfvénic critical) surface is predicted to lie between 15–30 Rs (Schatten1969, Sittler1999,</text:span><text:span text:style-name="T61"> </text:span><text:span text:style-name="T60">Exarhos2000,</text:span> <text:span text:style-name="T270">Katsikas2010, Goelzer2014; choose references...), up to which the solar wind is believed to be</text:span><text:span text:style-name="T474"> </text:span><text:span text:style-name="T270">accelerated.</text:span></text:p>
        <text:p text:style-name="P226"/>
        <text:p text:style-name="P112">The Parker (1958) model of an isothermal expanding corona with a temperature of 10<text:span text:style-name="T297">6 </text:span>K and a critical radius of 5<text:span text:style-name="T138">.</text:span>8 R<text:span text:style-name="T382">s</text:span>.</text:p>
        <text:p text:style-name="P246"/>
        <text:p text:style-name="P178">individual velocity part discussion -<text:span text:style-name="T138">&gt; </text:span>there is no specific velocity threshold between slow and fast solar wind types, the<text:span text:style-name="T314"> </text:span>velocity ranges of both types overlap.</text:p>
        <text:p text:style-name="P46">Not only the slowest wind but also the fastest wind is expected to converge to the average speed (Sanchez-Diaz2016 p. <text:s text:c="3"/>2835,</text:p>
        <text:p text:style-name="P46"/>
        <text:p text:style-name="P46"><text:span text:style-name="T499">using MHD-model -</text:span><text:span text:style-name="T168">&gt; </text:span><text:span text:style-name="T499">very slow solar wind is continuation of slow wind) (because of interaction).</text:span></text:p>
        <text:p text:style-name="P51"/>
        <text:p text:style-name="P46"><text:span text:style-name="T499">The ratio of both varies with solar activity, e.g.</text:span><text:span text:style-name="T795">,</text:span><text:span text:style-name="T499"> 3 years <text:s text:c="2"/>after maximum, polar coronal holes are observed to often have equatorial extensions (cite?). see and use Bougeret et al. (1984) p.</text:span><text:span text:style-name="T432"> </text:span><text:span text:style-name="T499">498...</text:span></text:p>
        <text:p text:style-name="P45"/>
        <text:p text:style-name="P84">larger influx from higher latitudes (see figure b))</text:p>
        <text:p text:style-name="P84"/>
        <text:p text:style-name="P84"/>
        <text:p text:style-name="P84">In most studies the density distance dependence is assumed</text:p>
        <text:p text:style-name="P80"><text:span text:style-name="T444">to scale with </text:span><text:span text:style-name="T445">r</text:span><text:span text:style-name="T305">−</text:span><text:span text:style-name="T298">2 </text:span><text:span text:style-name="T444">(cites), assuming a constant velocity.</text:span></text:p>
        <text:p text:style-name="P85"/>
        <text:p text:style-name="P83"><text:span text:style-name="T797">Shift</text:span><text:span text:style-name="T798">ed</text:span><text:span text:style-name="T797"> to discussion:</text:span></text:p>
        <text:p text:style-name="P82">validity and estimation of error size outside of valid model range…</text:p>
        <text:p text:style-name="P82">derive heliocentric distance depending error... </text:p>
        <text:p text:style-name="P82"/>
        <text:p text:style-name="P82">list simplifications/approximations…</text:p>
        <text:p text:style-name="P82">error estimation for general model and extreme value tendencies</text:p>
        <text:p text:style-name="P197"/>
        <text:p text:style-name="P193">error sources:</text:p>
        <text:list xml:id="list110830046181247" text:continue-numbering="true" text:style-name="WWNum2">
          <text:list-item>
            <text:p text:style-name="P324">extrapolation</text:p>
          </text:list-item>
          <text:list-item>
            <text:p text:style-name="P325"><text:span text:style-name="T343">lognormal</text:span><text:span text:style-name="T351"> </text:span><text:span text:style-name="T343">model</text:span></text:p>
          </text:list-item>
          <text:list-item>
            <text:p text:style-name="P326"><text:span text:style-name="T343">SSN</text:span><text:span text:style-name="T370"> </text:span><text:span text:style-name="T343">variance</text:span></text:p>
          </text:list-item>
        </text:list>
        <text:p text:style-name="P169"/>
        <text:p text:style-name="P82">all estimates outside these boundaries are extrapolations with large uncertainties.</text:p>
        <text:p text:style-name="P81"/>
        <text:list xml:id="list110829970470947" text:continue-list="list110828971864257" text:style-name="WWNum3">
          <text:list-item>
            <text:h text:style-name="P332" text:outline-level="1"><text:soft-page-break/><text:span text:style-name="T622">Summary and </text:span><text:span text:style-name="T623">c</text:span><text:span text:style-name="T269">onclusions</text:span></text:h>
          </text:list-item>
        </text:list>
        <text:p text:style-name="P113">Further investigations should be done into structure extrapola- tions; outward extension of model to Mars seems feasable...</text:p>
        <text:p text:style-name="P192">Further questions:</text:p>
        <text:p text:style-name="P115">nearer to the Sun (at and below the source surface) the solar wind expansion in the ecliptic should be less spherical but more circular due to the influx from higher latitudes. <text:span text:style-name="T138">=&gt; </text:span>density exponent <text:span text:style-name="T138">&gt; </text:span>-2</text:p>
        <text:p text:style-name="P48">see Li2011 Fig. 1</text:p>
        <text:p text:style-name="P142"/>
        <text:p text:style-name="P92"><text:span text:style-name="T482">Acknowledgements. </text:span><text:span text:style-name="T483">This work was done within the scope of the Coronagraphic German and US SolarProbePlus Survey (CGAUSS), funded by the German Aerospace Center (DLR)</text:span><text:span text:style-name="T497"> </text:span><text:span text:style-name="T496">under</text:span><text:span text:style-name="T498"> </text:span><text:span text:style-name="T497">grant </text:span><text:span text:style-name="T496">50 OL 1601</text:span><text:span text:style-name="T497">.</text:span></text:p>
        <text:p text:style-name="P91"><text:span text:style-name="T483">The authors thank the Helios and OMNI PIs</text:span><text:span text:style-name="T167">/</text:span><text:span text:style-name="T483">teams for creating and making available</text:span><text:span text:style-name="T484"> </text:span><text:span text:style-name="T483">the</text:span><text:span text:style-name="T484"> </text:span><text:span text:style-name="T483">solar</text:span><text:span text:style-name="T484"> </text:span><text:span text:style-name="T483">wind</text:span><text:span text:style-name="T484"> </text:span><text:span text:style-name="T483">in</text:span><text:span text:style-name="T484"> </text:span><text:span text:style-name="T483">situ</text:span><text:span text:style-name="T484"> </text:span><text:span text:style-name="T483">data.</text:span><text:span text:style-name="T484"> </text:span><text:span text:style-name="T483">The</text:span><text:span text:style-name="T484"> </text:span><text:span text:style-name="T483">Helios</text:span><text:span text:style-name="T484"> </text:span><text:span text:style-name="T483">and</text:span><text:span text:style-name="T484"> </text:span><text:span text:style-name="T483">the</text:span><text:span text:style-name="T484"> </text:span><text:span text:style-name="T483">OMNI</text:span><text:span text:style-name="T484"> </text:span><text:span text:style-name="T483">data</text:span><text:span text:style-name="T484"> </text:span><text:span text:style-name="T483">are</text:span><text:span text:style-name="T484"> </text:span><text:span text:style-name="T483">supplied by the NASA Space Science Data Coordinated Archive (NSSDCA) and the Space Physics Data Facility (SPDF) at </text:span><text:span text:style-name="T485">NASA’s </text:span><text:span text:style-name="T483">Goddard Space Flight Center (GSFC).</text:span></text:p>
        <text:p text:style-name="P91"><text:span text:style-name="T483">Additional thanks for maintaining and providing the international sunspot number series goes to the </text:span><text:span text:style-name="T486">World </text:span><text:span text:style-name="T483">Data Center – Sunspot Index and Long-term Solar Observations (WDC-SILSO) at the Solar Influences Data Analysis</text:span><text:span text:style-name="T487"> </text:span><text:span text:style-name="T483">Center (SIDC), Royal Observatory of Belgium</text:span><text:span text:style-name="T488"> </text:span><text:span text:style-name="T483">(ROB).</text:span></text:p>
        <text:p text:style-name="P34">The PSP SPICE kernel was kindly provided by Angelos Vo<text:span text:style-name="T499">urlidas</text:span><text:span text:style-name="T270"> (check</text:span><text:span text:style-name="T271">ed</text:span><text:span text:style-name="T270">)</text:span><text:span text:style-name="T499">.</text:span></text:p>
        <text:p text:style-name="P8"/>
        <text:p text:style-name="P8"/>
        <text:p text:style-name="P8"/>
        <text:h text:style-name="P62" text:outline-level="1">References</text:h>
        <text:p text:style-name="P123"><text:span text:style-name="T483">Balogh, A., Bothmer, V., Crooker, N. U., et al. 1999, Space Sci. </text:span><text:span text:style-name="T489">Rev., 89, 141 Banaszkiewicz, M., Axford, W. I., &amp; McKenzie, J. F. 1998, A&amp;A, 337, 940 Biermann, L. 1951, ZAp, 29, 274</text:span></text:p>
        <text:p text:style-name="P33"><text:span text:style-name="T489">Bougeret, J.-L., King, J. H., &amp; Schwenn, R. 1984, Sol. </text:span><text:span text:style-name="T483">Phys., 90, 401</text:span></text:p>
        <text:p text:style-name="P276">Feldman, W. C., Asbridge, J. R., Bame, S. J., &amp; Gosling, J. T. 1978, J. Geo- phys. Res., 83, 2177</text:p>
        <text:p text:style-name="P35">Fox, N. J., Velli, M. C., Bale, S. D., et al. 2015, Space Sci. Rev.</text:p>
        <text:p text:style-name="P277">Gurnett, D. A., Kurth, W. S., Burlaga, L. F., &amp; Ness, N. F. 2013, Science, 341, 1489</text:p>
        <text:p text:style-name="P36">Kasper, J. C., Stevens, M. L., Korreck, K. E., et al. 2012, ApJ, 745, 162</text:p>
        <text:p text:style-name="P280">King, J. H. &amp; Papitashvili, N. E. 2005, Journal of Geophysical Research (Space Physics), 110, A02104</text:p>
        <text:p text:style-name="P93">Leblanc, Y., Dulk, G. A., &amp; Bougeret, J.-L. 1998, Sol. Phys., 183, 165 McGregor, S. L., Hughes, W. J., Arge, C. N., Odstrcil, D., &amp; Schwadron, N. A.</text:p>
        <text:p text:style-name="P124"><text:span text:style-name="T483">2011a, Journal of Geophysical Research (Space Physics), 116, A03106 McGregor,</text:span><text:span text:style-name="T490"> </text:span><text:span text:style-name="T483">S.</text:span><text:span text:style-name="T490"> </text:span><text:span text:style-name="T483">L.,</text:span><text:span text:style-name="T490"> </text:span><text:span text:style-name="T483">Hughes,</text:span><text:span text:style-name="T490"> </text:span><text:span text:style-name="T491">W.</text:span><text:span text:style-name="T490"> </text:span><text:span text:style-name="T483">J.,</text:span><text:span text:style-name="T490"> </text:span><text:span text:style-name="T483">Arge,</text:span><text:span text:style-name="T490"> </text:span><text:span text:style-name="T483">C.</text:span><text:span text:style-name="T490"> </text:span><text:span text:style-name="T483">N.,</text:span><text:span text:style-name="T490"> </text:span><text:span text:style-name="T483">Owens,</text:span><text:span text:style-name="T490"> </text:span><text:span text:style-name="T483">M.</text:span><text:span text:style-name="T490"> </text:span><text:span text:style-name="T483">J.,</text:span><text:span text:style-name="T490"> </text:span><text:span text:style-name="T483">&amp;</text:span><text:span text:style-name="T490"> </text:span><text:span text:style-name="T483">Odstrcil,</text:span><text:span text:style-name="T490"> </text:span><text:span text:style-name="T483">D.</text:span><text:span text:style-name="T490"> </text:span><text:span text:style-name="T483">2011b,</text:span></text:p>
        <text:p text:style-name="P125"><text:span text:style-name="T483">Journal of Geophysical Research (Space Physics), 116,</text:span><text:span text:style-name="T492"> </text:span><text:span text:style-name="T483">A03101 Neugebauer, M. &amp; Snyder, C. </text:span><text:span text:style-name="T491">W. </text:span><text:span text:style-name="T483">1966, J. Geophys. Res., 71,</text:span><text:span text:style-name="T493"> </text:span><text:span text:style-name="T483">4469 Parker, E. N. 1958, ApJ, 128,</text:span><text:span text:style-name="T494"> </text:span><text:span text:style-name="T483">664</text:span></text:p>
        <text:p text:style-name="P278">Richardson, I. G. &amp; Cane, H. V. 2012, Journal of Space Weather and Space Climate, 2, A2</text:p>
        <text:p text:style-name="P279">Rosenbauer, H., Schwenn, R., Marsch, E., et al. 1977, Journal of Geophysics Zeitschrift Geophysik, 42, 561</text:p>
        <text:p text:style-name="P281">Schwenn, R. 1983, in NASA Conference Publication, Vol. 228, NASA Confer- ence Publication</text:p>
        <text:p text:style-name="P59">Schwenn, R. 1990, Large-Scale Structure of the Interplanetary Medium, ed.</text:p>
        <text:p text:style-name="P282">R. Schwenn &amp; E. Marsch, 99</text:p>
      </text:section>
      <text:p text:style-name="P319"/>
      <text:p text:style-name="P60">Sheeley, N. R., Wang, Y.-M., Hawley, S. H., et al. 1997, ApJ, 484, 472</text:p>
      <text:p text:style-name="P126"><text:span text:style-name="T483">SILSO </text:span><text:span text:style-name="T486">World </text:span><text:span text:style-name="T483">Data Center. 1963–2016, International Sunspot Number Monthly Bulletin and online catalogue</text:span></text:p>
      <text:p text:style-name="P37">Sittler, Jr., E. C. &amp; Guhathakurta, M. 1999, ApJ, 523, 812</text:p>
      <text:p text:style-name="P126"><text:span text:style-name="T483">Smith,</text:span><text:span text:style-name="T495"> </text:span><text:span text:style-name="T483">E.</text:span><text:span text:style-name="T495"> </text:span><text:span text:style-name="T483">J.</text:span><text:span text:style-name="T495"> </text:span><text:span text:style-name="T483">&amp;</text:span><text:span text:style-name="T495"> </text:span><text:span text:style-name="T483">Balogh,</text:span><text:span text:style-name="T495"> </text:span><text:span text:style-name="T483">A.</text:span><text:span text:style-name="T495"> </text:span><text:span text:style-name="T483">2003,</text:span><text:span text:style-name="T495"> </text:span><text:span text:style-name="T483">in</text:span><text:span text:style-name="T495"> </text:span><text:span text:style-name="T483">American</text:span><text:span text:style-name="T495"> </text:span><text:span text:style-name="T483">Institute</text:span><text:span text:style-name="T495"> </text:span><text:span text:style-name="T483">of</text:span><text:span text:style-name="T495"> </text:span><text:span text:style-name="T483">Physics</text:span><text:span text:style-name="T495"> </text:span><text:span text:style-name="T483">Conference</text:span><text:span text:style-name="T495"> </text:span><text:span text:style-name="T483">Se- ries,</text:span><text:span text:style-name="T485"> Vol. </text:span><text:span text:style-name="T483">679,</text:span><text:span text:style-name="T485"> </text:span><text:span text:style-name="T483">Solar</text:span><text:span text:style-name="T485"> </text:span><text:span text:style-name="T483">Wind</text:span><text:span text:style-name="T485"> </text:span><text:span text:style-name="T486">Ten,</text:span><text:span text:style-name="T485"> </text:span><text:span text:style-name="T483">ed.</text:span><text:span text:style-name="T485"> </text:span><text:span text:style-name="T483">M.</text:span><text:span text:style-name="T485"> </text:span><text:span text:style-name="T486">Velli,</text:span><text:span text:style-name="T485"> </text:span><text:span text:style-name="T483">R.</text:span><text:span text:style-name="T485"> </text:span><text:span text:style-name="T483">Bruno,</text:span><text:span text:style-name="T485"> </text:span><text:span text:style-name="T495">F.</text:span><text:span text:style-name="T485"> </text:span><text:span text:style-name="T483">Malara,</text:span><text:span text:style-name="T485"> </text:span><text:span text:style-name="T483">&amp;</text:span><text:span text:style-name="T485"> </text:span><text:span text:style-name="T483">B.</text:span><text:span text:style-name="T485"> </text:span><text:span text:style-name="T483">Bucci, 67–70</text:span></text:p>
      <text:p text:style-name="P127">Vourlidas, A., Howard, R. A., Plunkett, S. P., et al. 2016, Space Sci. Rev., 204, 83</text:p>
      <text:p text:style-name="P61">Wang, Y.-M., Sheeley, N. R., Socker, D. G., Howard, R. A., &amp; Rich, N. B. 2000,</text:p>
      <text:p text:style-name="P283">J. Geophys. Res., 105, 251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left="0.2472in" fo:margin-right="0in" fo:text-align="justify" style:justify-single-word="false" fo:text-indent="-0.1661in" style:auto-text-indent="false"/>
      <style:text-properties style:font-name="Arial" fo:font-family="Arial" style:font-family-generic="roman" style:font-pitch="variable"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3465in" fo:margin-right="0in" fo:text-align="justify" style:justify-single-word="false" fo:text-indent="-0.2654in" style:auto-text-indent="false"/>
    </style:style>
    <style:style style:name="Table_20_Paragraph" style:display-name="Table Paragraph" style:family="paragraph" style:parent-style-name="Standard" style:default-outline-level="">
      <style:paragraph-properties fo:line-height="0.1547in" fo:text-align="end" style:justify-single-word="false"/>
    </style:style>
    <style:style style:name="Footer"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ListLabel_20_3" style:display-name="ListLabel 3" style:family="tex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text-scale="99%"/>
    </style:style>
    <style:style style:name="ListLabel_20_4" style:display-name="ListLabel 4" style:family="text">
      <style:text-properties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text-scale="103%"/>
    </style:style>
    <style:style style:name="ListLabel_20_5" style:display-name="ListLabel 5"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text:start-value="7">
        <style:list-level-properties text:list-level-position-and-space-mode="label-alignment">
          <style:list-level-label-alignment text:label-followed-by="listtab" fo:text-indent="-0.2661in" fo:margin-left="0.3465in"/>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1.0189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1.3543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1.6902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2.0264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2.36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2.698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3.03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0811in" fo:margin-left="0.0811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0811in" fo:margin-left="0.4366in"/>
        </style:list-level-properties>
      </text:list-level-style-bullet>
      <text:list-level-style-bullet text:level="3" style:num-suffix="•" text:bullet-char="•">
        <style:list-level-properties text:list-level-position-and-space-mode="label-alignment">
          <style:list-level-label-alignment text:label-followed-by="listtab" fo:text-indent="-0.0811in" fo:margin-left="0.7909in"/>
        </style:list-level-properties>
      </text:list-level-style-bullet>
      <text:list-level-style-bullet text:level="4" style:num-suffix="•" text:bullet-char="•">
        <style:list-level-properties text:list-level-position-and-space-mode="label-alignment">
          <style:list-level-label-alignment text:label-followed-by="listtab" fo:text-indent="-0.0811in" fo:margin-left="1.1453in"/>
        </style:list-level-properties>
      </text:list-level-style-bullet>
      <text:list-level-style-bullet text:level="5" style:num-suffix="•" text:bullet-char="•">
        <style:list-level-properties text:list-level-position-and-space-mode="label-alignment">
          <style:list-level-label-alignment text:label-followed-by="listtab" fo:text-indent="-0.0811in" fo:margin-left="1.4992in"/>
        </style:list-level-properties>
      </text:list-level-style-bullet>
      <text:list-level-style-bullet text:level="6" style:num-suffix="•" text:bullet-char="•">
        <style:list-level-properties text:list-level-position-and-space-mode="label-alignment">
          <style:list-level-label-alignment text:label-followed-by="listtab" fo:text-indent="-0.0811in" fo:margin-left="1.8535in"/>
        </style:list-level-properties>
      </text:list-level-style-bullet>
      <text:list-level-style-bullet text:level="7" style:num-suffix="•" text:bullet-char="•">
        <style:list-level-properties text:list-level-position-and-space-mode="label-alignment">
          <style:list-level-label-alignment text:label-followed-by="listtab" fo:text-indent="-0.0811in" fo:margin-left="2.2075in"/>
        </style:list-level-properties>
      </text:list-level-style-bullet>
      <text:list-level-style-bullet text:level="8" style:num-suffix="•" text:bullet-char="•">
        <style:list-level-properties text:list-level-position-and-space-mode="label-alignment">
          <style:list-level-label-alignment text:label-followed-by="listtab" fo:text-indent="-0.0811in" fo:margin-left="2.5618in"/>
        </style:list-level-properties>
      </text:list-level-style-bullet>
      <text:list-level-style-bullet text:level="9" style:num-suffix="•" text:bullet-char="•">
        <style:list-level-properties text:list-level-position-and-space-mode="label-alignment">
          <style:list-level-label-alignment text:label-followed-by="listtab" fo:text-indent="-0.0811in" fo:margin-left="2.91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1665in" fo:margin-left="0.2472in"/>
        </style:list-level-properties>
      </text:list-level-style-number>
      <text:list-level-style-number text:level="2" text:style-name="ListLabel_20_5" style:num-suffix="." style:num-format="1"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0.3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0.2528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0.2055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0.1591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0.11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0.0646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0.0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138in" fo:margin-right="0in" fo:margin-top="0.0118in" fo:margin-bottom="0in" loext:contextual-spacing="false"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style:use-window-font-color="true" fo:font-size="9pt" style:font-size-asian="9pt"/>
    </style:style>
    <style:style style:name="MT2" style:family="text">
      <style:text-properties style:use-window-font-color="true" fo:font-size="9pt" fo:letter-spacing="-0.002in" style:font-size-asian="9pt"/>
    </style:style>
    <style:style style:name="MT3" style:family="text">
      <style:text-properties style:use-window-font-color="true" fo:font-size="9pt" fo:letter-spacing="-0.0083in" style:font-size-asian="9pt"/>
    </style:style>
    <style:style style:name="MT4" style:family="text">
      <style:text-properties style:use-window-font-color="true" style:font-name="Arial" fo:font-size="9pt" fo:font-style="italic" style:font-size-asian="9pt" style:font-style-asian="italic"/>
    </style:style>
    <style:style style:name="MT5" style:family="text">
      <style:text-properties style:use-window-font-color="true" fo:font-size="9pt" fo:letter-spacing="-0.0181in" style:font-size-asian="9pt"/>
    </style:style>
    <style:style style:name="M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862in" fo:margin-bottom="0.8618in" fo:margin-left="0.4307in" fo:margin-right="0.4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82in" fo:margin-left="0in" fo:margin-right="0in" fo:margin-top="0.0984in" style:dynamic-spacing="true"/>
      </style:footer-style>
    </style:page-layout>
    <style:page-layout style:name="Mpm2">
      <style:page-layout-properties fo:page-width="8.2681in" fo:page-height="11.6929in" style:num-format="1" style:print-orientation="portrait" fo:margin-top="0.4528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445in" fo:margin-left="0in" fo:margin-right="0in" fo:margin-bottom="0.1047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972in" fo:margin-bottom="1in" fo:margin-left="0.4307in" fo:margin-right="0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972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paragraph" draw:z-index="2" draw:name="Text Box 4" draw:style-name="Mgr1" draw:text-style-name="MP3" svg:width="1.5248in" svg:height="0.1787in" svg:x="6.2457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paragraph" draw:z-index="3" draw:name="Text Box 3" draw:style-name="Mgr2" draw:text-style-name="MP3" svg:width="1.5248in" svg:height="0.1787in" svg:x="0.4972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1" style:page-layout-name="Mpm2">
      <style:header>
        <text:p text:style-name="MP1"><draw:custom-shape text:anchor-type="paragraph" draw:z-index="1" draw:name="Text Box 1" draw:style-name="Mgr3" draw:text-style-name="MP3" svg:width="4.337in" svg:height="0.1787in" svg:x="1.9654in" svg:y="0.4382in"><text:p text:style-name="MP2"><text:span text:style-name="MT1">M. S. </text:span><text:span text:style-name="MT2">Venzmer </text:span><text:span text:style-name="MT1">and </text:span><text:span text:style-name="MT3">V. </text:span><text:span text:style-name="MT1">Bothmer: Solar wind prediction for the Parker Solar Probe orb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paragraph" draw:z-index="0" draw:name="Text Box 2" draw:style-name="Mgr4" draw:text-style-name="MP3" svg:width="2.1421in" svg:height="0.1787in" svg:x="3.0634in" svg:y="0.4382in"><text:p text:style-name="MP2"><text:span text:style-name="MT4">A&amp;A proofs: </text:span><text:span text:style-name="MT1">manuscript no.</text:span><text:span text:style-name="MT5"> </text:span><text:span text:style-name="MT1">paperMVV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5"/>
    <style:master-page style:name="Converted7" style:page-layout-name="Mpm6"/>
    <style:master-page style:name="Converted8" style:page-layout-name="Mpm5"/>
    <style:master-page style:name="Converted9" style:page-layout-name="Mpm6"/>
    <style:master-page style:name="Converted10" style:page-layout-name="Mpm5"/>
    <style:master-page style:name="Converted11" style:page-layout-name="Mpm6"/>
    <style:master-page style:name="Converted12" style:page-layout-name="Mpm5"/>
    <style:master-page style:name="Converted13" style:page-layout-name="Mpm6"/>
    <style:master-page style:name="Converted14" style:page-layout-name="Mpm5"/>
    <style:master-page style:name="Converted15" style:page-layout-name="Mpm6"/>
    <style:master-page style:name="Converted16" style:page-layout-name="Mpm5"/>
    <style:master-page style:name="Converted17" style:page-layout-name="Mpm6"/>
    <style:master-page style:name="Converted18" style:page-layout-name="Mpm5"/>
    <style:master-page style:name="Converted19" style:page-layout-name="Mpm6"/>
    <style:master-page style:name="Converted20" style:page-layout-name="Mpm5"/>
    <style:master-page style:name="Converted21" style:page-layout-name="Mpm6"/>
    <style:master-page style:name="Converted22" style:page-layout-name="Mpm5"/>
    <style:master-page style:name="Converted23" style:page-layout-name="Mpm6"/>
    <style:master-page style:name="Converted2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62</meta:editing-cycles>
    <meta:creation-date>2017-07-28T11:39:00</meta:creation-date>
    <dc:date>2017-08-08T11:08:28.003707791</dc:date>
    <meta:editing-duration>P1DT8H2M31S</meta:editing-duration>
    <meta:generator>LibreOffice/5.2.5.1$Linux_X86_64 LibreOffice_project/20m0$Build-1</meta:generator>
    <meta:document-statistic meta:table-count="1" meta:image-count="0" meta:object-count="0" meta:page-count="23" meta:paragraph-count="289" meta:word-count="8647" meta:character-count="52909" meta:non-whitespace-character-count="44387"/>
    <meta:user-defined meta:name="AppVersion">15.0000</meta:user-defined>
    <meta:user-defined meta:name="Created" meta:value-type="date">2017-07-16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7-07-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